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385cm"/>
    </style:style>
    <style:style style:name="co2" style:family="table-column">
      <style:table-column-properties fo:break-before="auto" style:column-width="2.623cm"/>
    </style:style>
    <style:style style:name="co3" style:family="table-column">
      <style:table-column-properties fo:break-before="auto" style:column-width="2.813cm"/>
    </style:style>
    <style:style style:name="co4" style:family="table-column">
      <style:table-column-properties fo:break-before="auto" style:column-width="3.357cm"/>
    </style:style>
    <style:style style:name="co5" style:family="table-column">
      <style:table-column-properties fo:break-before="auto" style:column-width="2.704cm"/>
    </style:style>
    <style:style style:name="co6" style:family="table-column">
      <style:table-column-properties fo:break-before="auto" style:column-width="2.595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3" table:default-cell-style-name="Default"/>
        <table:table-column table:style-name="co2" table:default-cell-style-name="Default"/>
        <table:table-column table:style-name="co6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row table:style-name="ro1">
          <table:table-cell/>
          <table:table-cell office:value-type="string" calcext:value-type="string">
            <text:p>ealias</text:p>
          </table:table-cell>
          <table:table-cell office:value-type="string" calcext:value-type="string">
            <text:p>ccp</text:p>
          </table:table-cell>
          <table:table-cell office:value-type="string" calcext:value-type="string">
            <text:p>early_optimizations</text:p>
          </table:table-cell>
          <table:table-cell office:value-type="string" calcext:value-type="string">
            <text:p>ehcleanup</text:p>
          </table:table-cell>
          <table:table-cell office:value-type="string" calcext:value-type="string">
            <text:p>copyprop</text:p>
          </table:table-cell>
          <table:table-cell office:value-type="string" calcext:value-type="string">
            <text:p>profile</text:p>
          </table:table-cell>
          <table:table-cell office:value-type="string" calcext:value-type="string">
            <text:p>tmipa</text:p>
          </table:table-cell>
          <table:table-cell office:value-type="string" calcext:value-type="string">
            <text:p>profile_estimate</text:p>
          </table:table-cell>
          <table:table-cell office:value-type="string" calcext:value-type="string">
            <text:p>release_ssa</text:p>
          </table:table-cell>
          <table:table-cell office:value-type="string" calcext:value-type="string">
            <text:p>devirt</text:p>
          </table:table-cell>
          <table:table-cell office:value-type="string" calcext:value-type="string">
            <text:p>cddce</text:p>
          </table:table-cell>
          <table:table-cell office:value-type="string" calcext:value-type="string">
            <text:p>fnsplit</text:p>
          </table:table-cell>
          <table:table-cell office:value-type="string" calcext:value-type="string">
            <text:p>tailr</text:p>
          </table:table-cell>
          <table:table-cell office:value-type="string" calcext:value-type="string">
            <text:p>copyrename</text:p>
          </table:table-cell>
          <table:table-cell office:value-type="string" calcext:value-type="string">
            <text:p>cdtor</text:p>
          </table:table-cell>
          <table:table-cell office:value-type="string" calcext:value-type="string">
            <text:p>switchconv</text:p>
          </table:table-cell>
          <table:table-cell office:value-type="string" calcext:value-type="string">
            <text:p>einline</text:p>
          </table:table-cell>
          <table:table-cell office:value-type="string" calcext:value-type="string">
            <text:p>emutls</text:p>
          </table:table-cell>
          <table:table-cell office:value-type="string" calcext:value-type="string">
            <text:p>whole-program</text:p>
          </table:table-cell>
          <table:table-cell office:value-type="string" calcext:value-type="string">
            <text:p>forwprop</text:p>
          </table:table-cell>
          <table:table-cell office:value-type="string" calcext:value-type="string">
            <text:p>inline</text:p>
          </table:table-cell>
          <table:table-cell office:value-type="string" calcext:value-type="string">
            <text:p>mergephi</text:p>
          </table:table-cell>
          <table:table-cell office:value-type="string" calcext:value-type="string">
            <text:p>local-pure-const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increase_alignment</text:p>
          </table:table-cell>
          <table:table-cell office:value-type="string" calcext:value-type="string">
            <text:p>eipa_sra</text:p>
          </table:table-cell>
          <table:table-cell office:value-type="string" calcext:value-type="string">
            <text:p>fre</text:p>
          </table:table-cell>
          <table:table-cell office:value-type="string" calcext:value-type="string">
            <text:p>inline_param</text:p>
          </table:table-cell>
          <table:table-cell office:value-type="string" calcext:value-type="string">
            <text:p>esra</text:p>
          </table:table-cell>
        </table:table-row>
        <table:table-row table:style-name="ro1">
          <table:table-cell office:value-type="string" calcext:value-type="string">
            <text:p>expint</text:p>
          </table:table-cell>
          <table:table-cell office:value-type="float" office:value="-0.0439907497586347" calcext:value-type="float">
            <text:p>-0.0439907498</text:p>
          </table:table-cell>
          <table:table-cell office:value-type="float" office:value="-0.481699541503132" calcext:value-type="float">
            <text:p>-0.4816995415</text:p>
          </table:table-cell>
          <table:table-cell office:value-type="float" office:value="-0.88522528619287" calcext:value-type="float">
            <text:p>-0.8852252862</text:p>
          </table:table-cell>
          <table:table-cell office:value-type="float" office:value="1.63135081602825" calcext:value-type="float">
            <text:p>1.631350816</text:p>
          </table:table-cell>
          <table:table-cell office:value-type="float" office:value="0.168026344459334" calcext:value-type="float">
            <text:p>0.1680263445</text:p>
          </table:table-cell>
          <table:table-cell office:value-type="float" office:value="-0.112446304466689" calcext:value-type="float">
            <text:p>-0.1124463045</text:p>
          </table:table-cell>
          <table:table-cell office:value-type="float" office:value="-0.807232089318586" calcext:value-type="float">
            <text:p>-0.8072320893</text:p>
          </table:table-cell>
          <table:table-cell office:value-type="float" office:value="0.759965149916664" calcext:value-type="float">
            <text:p>0.7599651499</text:p>
          </table:table-cell>
          <table:table-cell office:value-type="float" office:value="0.290959508412673" calcext:value-type="float">
            <text:p>0.2909595084</text:p>
          </table:table-cell>
          <table:table-cell office:value-type="float" office:value="-0.591157048766389" calcext:value-type="float">
            <text:p>-0.5911570488</text:p>
          </table:table-cell>
          <table:table-cell office:value-type="float" office:value="1.82442026386691" calcext:value-type="float">
            <text:p>1.8244202639</text:p>
          </table:table-cell>
          <table:table-cell office:value-type="float" office:value="2.14058566102472" calcext:value-type="float">
            <text:p>2.140585661</text:p>
          </table:table-cell>
          <table:table-cell office:value-type="float" office:value="-0.451583823050214" calcext:value-type="float">
            <text:p>-0.4515838231</text:p>
          </table:table-cell>
          <table:table-cell office:value-type="float" office:value="0.420768516680644" calcext:value-type="float">
            <text:p>0.4207685167</text:p>
          </table:table-cell>
          <table:table-cell office:value-type="float" office:value="0.0252693978294432" calcext:value-type="float">
            <text:p>0.0252693978</text:p>
          </table:table-cell>
          <table:table-cell office:value-type="float" office:value="0.378683037153684" calcext:value-type="float">
            <text:p>0.3786830372</text:p>
          </table:table-cell>
          <table:table-cell office:value-type="float" office:value="1.43390347191898" calcext:value-type="float">
            <text:p>1.4339034719</text:p>
          </table:table-cell>
          <table:table-cell office:value-type="float" office:value="0.073816494352307" calcext:value-type="float">
            <text:p>0.0738164944</text:p>
          </table:table-cell>
          <table:table-cell office:value-type="float" office:value="1.13208274196266" calcext:value-type="float">
            <text:p>1.132082742</text:p>
          </table:table-cell>
          <table:table-cell office:value-type="float" office:value="0.323225523638132" calcext:value-type="float">
            <text:p>0.3232255236</text:p>
          </table:table-cell>
          <table:table-cell office:value-type="float" office:value="-0.863820803260395" calcext:value-type="float">
            <text:p>-0.8638208033</text:p>
          </table:table-cell>
          <table:table-cell office:value-type="float" office:value="0.349301385092837" calcext:value-type="float">
            <text:p>0.3493013851</text:p>
          </table:table-cell>
          <table:table-cell office:value-type="float" office:value="-0.385968709744413" calcext:value-type="float">
            <text:p>-0.3859687097</text:p>
          </table:table-cell>
          <table:table-cell office:value-type="float" office:value="0.264526256409005" calcext:value-type="float">
            <text:p>0.2645262564</text:p>
          </table:table-cell>
          <table:table-cell office:value-type="float" office:value="-2.52312809261976" calcext:value-type="float">
            <text:p>-2.5231280926</text:p>
          </table:table-cell>
          <table:table-cell office:value-type="float" office:value="0.683349883194754" calcext:value-type="float">
            <text:p>0.6833498832</text:p>
          </table:table-cell>
          <table:table-cell office:value-type="float" office:value="-0.457078061213687" calcext:value-type="float">
            <text:p>-0.4570780612</text:p>
          </table:table-cell>
          <table:table-cell office:value-type="float" office:value="1.05897362244341" calcext:value-type="float">
            <text:p>1.0589736224</text:p>
          </table:table-cell>
          <table:table-cell office:value-type="float" office:value="-0.00910820474417657" calcext:value-type="float">
            <text:p>-0.0091082047</text:p>
          </table:table-cell>
        </table:table-row>
        <table:table-row table:style-name="ro1">
          <table:table-cell office:value-type="string" calcext:value-type="string">
            <text:p>lcdnum</text:p>
          </table:table-cell>
          <table:table-cell office:value-type="float" office:value="-2.62073912353723" calcext:value-type="float">
            <text:p>-2.6207391235</text:p>
          </table:table-cell>
          <table:table-cell office:value-type="float" office:value="-16.8639345334445" calcext:value-type="float">
            <text:p>-16.8639345334</text:p>
          </table:table-cell>
          <table:table-cell office:value-type="float" office:value="-8.84948445927031" calcext:value-type="float">
            <text:p>-8.8494844593</text:p>
          </table:table-cell>
          <table:table-cell office:value-type="float" office:value="0.87182987934374" calcext:value-type="float">
            <text:p>0.8718298793</text:p>
          </table:table-cell>
          <table:table-cell office:value-type="float" office:value="-15.4449431500328" calcext:value-type="float">
            <text:p>-15.44494315</text:p>
          </table:table-cell>
          <table:table-cell office:value-type="float" office:value="-0.0676457426355723" calcext:value-type="float">
            <text:p>-0.0676457426</text:p>
          </table:table-cell>
          <table:table-cell office:value-type="float" office:value="-2.68057400679207" calcext:value-type="float">
            <text:p>-2.6805740068</text:p>
          </table:table-cell>
          <table:table-cell office:value-type="float" office:value="10.8579436486984" calcext:value-type="float">
            <text:p>10.8579436487</text:p>
          </table:table-cell>
          <table:table-cell office:value-type="float" office:value="0.55149142959829" calcext:value-type="float">
            <text:p>0.5514914296</text:p>
          </table:table-cell>
          <table:table-cell office:value-type="float" office:value="-0.119002657512631" calcext:value-type="float">
            <text:p>-0.1190026575</text:p>
          </table:table-cell>
          <table:table-cell office:value-type="float" office:value="-2.52115782963197" calcext:value-type="float">
            <text:p>-2.5211578296</text:p>
          </table:table-cell>
          <table:table-cell office:value-type="float" office:value="1.88026741037184" calcext:value-type="float">
            <text:p>1.8802674104</text:p>
          </table:table-cell>
          <table:table-cell office:value-type="float" office:value="-2.83342432432253" calcext:value-type="float">
            <text:p>-2.8334243243</text:p>
          </table:table-cell>
          <table:table-cell office:value-type="float" office:value="-1.40926583494313" calcext:value-type="float">
            <text:p>-1.4092658349</text:p>
          </table:table-cell>
          <table:table-cell office:value-type="float" office:value="0.156348300915338" calcext:value-type="float">
            <text:p>0.1563483009</text:p>
          </table:table-cell>
          <table:table-cell office:value-type="float" office:value="10.9521600830687" calcext:value-type="float">
            <text:p>10.9521600831</text:p>
          </table:table-cell>
          <table:table-cell office:value-type="float" office:value="-1.05916311862427" calcext:value-type="float">
            <text:p>-1.0591631186</text:p>
          </table:table-cell>
          <table:table-cell office:value-type="float" office:value="-0.039569816359052" calcext:value-type="float">
            <text:p>-0.0395698164</text:p>
          </table:table-cell>
          <table:table-cell office:value-type="float" office:value="0.742516537690789" calcext:value-type="float">
            <text:p>0.7425165377</text:p>
          </table:table-cell>
          <table:table-cell office:value-type="float" office:value="-3.11012535520863" calcext:value-type="float">
            <text:p>-3.1101253552</text:p>
          </table:table-cell>
          <table:table-cell office:value-type="float" office:value="-1.02589485459203" calcext:value-type="float">
            <text:p>-1.0258948546</text:p>
          </table:table-cell>
          <table:table-cell office:value-type="float" office:value="-1.43979477542258" calcext:value-type="float">
            <text:p>-1.4397947754</text:p>
          </table:table-cell>
          <table:table-cell office:value-type="float" office:value="-1.79473318797578" calcext:value-type="float">
            <text:p>-1.794733188</text:p>
          </table:table-cell>
          <table:table-cell office:value-type="float" office:value="0.330255647229216" calcext:value-type="float">
            <text:p>0.3302556472</text:p>
          </table:table-cell>
          <table:table-cell office:value-type="float" office:value="-2.44469640927315" calcext:value-type="float">
            <text:p>-2.4446964093</text:p>
          </table:table-cell>
          <table:table-cell office:value-type="float" office:value="-1.74895319613164" calcext:value-type="float">
            <text:p>-1.7489531961</text:p>
          </table:table-cell>
          <table:table-cell office:value-type="float" office:value="-2.55546342199075" calcext:value-type="float">
            <text:p>-2.555463422</text:p>
          </table:table-cell>
          <table:table-cell office:value-type="float" office:value="-1.29876884329977" calcext:value-type="float">
            <text:p>-1.2987688433</text:p>
          </table:table-cell>
          <table:table-cell office:value-type="float" office:value="-2.60875818916455" calcext:value-type="float">
            <text:p>-2.6087581892</text:p>
          </table:table-cell>
        </table:table-row>
        <table:table-row table:style-name="ro1">
          <table:table-cell office:value-type="string" calcext:value-type="string">
            <text:p>crc32</text:p>
          </table:table-cell>
          <table:table-cell office:value-type="float" office:value="0.0972533334648739" calcext:value-type="float">
            <text:p>0.0972533335</text:p>
          </table:table-cell>
          <table:table-cell office:value-type="float" office:value="-0.257977153986435" calcext:value-type="float">
            <text:p>-0.257977154</text:p>
          </table:table-cell>
          <table:table-cell office:value-type="float" office:value="-1.0251124727213" calcext:value-type="float">
            <text:p>-1.0251124727</text:p>
          </table:table-cell>
          <table:table-cell office:value-type="float" office:value="1.25796196991023" calcext:value-type="float">
            <text:p>1.2579619699</text:p>
          </table:table-cell>
          <table:table-cell office:value-type="float" office:value="-0.43492327888399" calcext:value-type="float">
            <text:p>-0.4349232789</text:p>
          </table:table-cell>
          <table:table-cell office:value-type="float" office:value="-0.156843961233206" calcext:value-type="float">
            <text:p>-0.1568439612</text:p>
          </table:table-cell>
          <table:table-cell office:value-type="float" office:value="-0.894513342263116" calcext:value-type="float">
            <text:p>-0.8945133423</text:p>
          </table:table-cell>
          <table:table-cell office:value-type="float" office:value="1.48347400893815" calcext:value-type="float">
            <text:p>1.4834740089</text:p>
          </table:table-cell>
          <table:table-cell office:value-type="float" office:value="0.193550054822187" calcext:value-type="float">
            <text:p>0.1935500548</text:p>
          </table:table-cell>
          <table:table-cell office:value-type="float" office:value="-0.583262646197768" calcext:value-type="float">
            <text:p>-0.5832626462</text:p>
          </table:table-cell>
          <table:table-cell office:value-type="float" office:value="1.60923251956078" calcext:value-type="float">
            <text:p>1.6092325196</text:p>
          </table:table-cell>
          <table:table-cell office:value-type="float" office:value="1.9557560045792" calcext:value-type="float">
            <text:p>1.9557560046</text:p>
          </table:table-cell>
          <table:table-cell office:value-type="float" office:value="-0.152250317674395" calcext:value-type="float">
            <text:p>-0.1522503177</text:p>
          </table:table-cell>
          <table:table-cell office:value-type="float" office:value="0.924524636879421" calcext:value-type="float">
            <text:p>0.9245246369</text:p>
          </table:table-cell>
          <table:table-cell office:value-type="float" office:value="0.0221868218029543" calcext:value-type="float">
            <text:p>0.0221868218</text:p>
          </table:table-cell>
          <table:table-cell office:value-type="float" office:value="0.275779539493269" calcext:value-type="float">
            <text:p>0.2757795395</text:p>
          </table:table-cell>
          <table:table-cell office:value-type="float" office:value="0.952610419505799" calcext:value-type="float">
            <text:p>0.9526104195</text:p>
          </table:table-cell>
          <table:table-cell office:value-type="float" office:value="0.285823752727645" calcext:value-type="float">
            <text:p>0.2858237527</text:p>
          </table:table-cell>
          <table:table-cell office:value-type="float" office:value="0.694822833627437" calcext:value-type="float">
            <text:p>0.6948228336</text:p>
          </table:table-cell>
          <table:table-cell office:value-type="float" office:value="1.32836880004971" calcext:value-type="float">
            <text:p>1.3283688</text:p>
          </table:table-cell>
          <table:table-cell office:value-type="float" office:value="-1.11776333095103" calcext:value-type="float">
            <text:p>-1.117763331</text:p>
          </table:table-cell>
          <table:table-cell office:value-type="float" office:value="0.526697590964402" calcext:value-type="float">
            <text:p>0.526697591</text:p>
          </table:table-cell>
          <table:table-cell office:value-type="float" office:value="-0.530319325016197" calcext:value-type="float">
            <text:p>-0.530319325</text:p>
          </table:table-cell>
          <table:table-cell office:value-type="float" office:value="-0.263742792985544" calcext:value-type="float">
            <text:p>-0.263742793</text:p>
          </table:table-cell>
          <table:table-cell office:value-type="float" office:value="-2.64767555434676" calcext:value-type="float">
            <text:p>-2.6476755543</text:p>
          </table:table-cell>
          <table:table-cell office:value-type="float" office:value="0.537493916061701" calcext:value-type="float">
            <text:p>0.5374939161</text:p>
          </table:table-cell>
          <table:table-cell office:value-type="float" office:value="-0.328054717270176" calcext:value-type="float">
            <text:p>-0.3280547173</text:p>
          </table:table-cell>
          <table:table-cell office:value-type="float" office:value="0.289382128889331" calcext:value-type="float">
            <text:p>0.2893821289</text:p>
          </table:table-cell>
          <table:table-cell office:value-type="float" office:value="-0.307907825503351" calcext:value-type="float">
            <text:p>-0.3079078255</text:p>
          </table:table-cell>
        </table:table-row>
        <table:table-row table:style-name="ro1">
          <table:table-cell office:value-type="string" calcext:value-type="string">
            <text:p>ndes</text:p>
          </table:table-cell>
          <table:table-cell office:value-type="float" office:value="-3.29760485645998" calcext:value-type="float">
            <text:p>-3.2976048565</text:p>
          </table:table-cell>
          <table:table-cell office:value-type="float" office:value="-3.84360094250767" calcext:value-type="float">
            <text:p>-3.8436009425</text:p>
          </table:table-cell>
          <table:table-cell office:value-type="float" office:value="-7.43826867374015" calcext:value-type="float">
            <text:p>-7.4382686737</text:p>
          </table:table-cell>
          <table:table-cell office:value-type="float" office:value="1.00323349720134" calcext:value-type="float">
            <text:p>1.0032334972</text:p>
          </table:table-cell>
          <table:table-cell office:value-type="float" office:value="-3.21748875141329" calcext:value-type="float">
            <text:p>-3.2174887514</text:p>
          </table:table-cell>
          <table:table-cell office:value-type="float" office:value="0.0757369863728668" calcext:value-type="float">
            <text:p>0.0757369864</text:p>
          </table:table-cell>
          <table:table-cell office:value-type="float" office:value="-1.61670681314663" calcext:value-type="float">
            <text:p>-1.6167068131</text:p>
          </table:table-cell>
          <table:table-cell office:value-type="float" office:value="2.31499920175142" calcext:value-type="float">
            <text:p>2.3149992018</text:p>
          </table:table-cell>
          <table:table-cell office:value-type="float" office:value="0.500262664039767" calcext:value-type="float">
            <text:p>0.500262664</text:p>
          </table:table-cell>
          <table:table-cell office:value-type="float" office:value="-0.25936302283147" calcext:value-type="float">
            <text:p>-0.2593630228</text:p>
          </table:table-cell>
          <table:table-cell office:value-type="float" office:value="-2.11788921621072" calcext:value-type="float">
            <text:p>-2.1178892162</text:p>
          </table:table-cell>
          <table:table-cell office:value-type="float" office:value="1.59872853579578" calcext:value-type="float">
            <text:p>1.5987285358</text:p>
          </table:table-cell>
          <table:table-cell office:value-type="float" office:value="-3.75729385930862" calcext:value-type="float">
            <text:p>-3.7572938593</text:p>
          </table:table-cell>
          <table:table-cell office:value-type="float" office:value="-2.09808189998592" calcext:value-type="float">
            <text:p>-2.0980819</text:p>
          </table:table-cell>
          <table:table-cell office:value-type="float" office:value="-0.0430832245888904" calcext:value-type="float">
            <text:p>-0.0430832246</text:p>
          </table:table-cell>
          <table:table-cell office:value-type="float" office:value="-3.12088919604691" calcext:value-type="float">
            <text:p>-3.120889196</text:p>
          </table:table-cell>
          <table:table-cell office:value-type="float" office:value="-8.17541617370709" calcext:value-type="float">
            <text:p>-8.1754161737</text:p>
          </table:table-cell>
          <table:table-cell office:value-type="float" office:value="0.0795009630696482" calcext:value-type="float">
            <text:p>0.0795009631</text:p>
          </table:table-cell>
          <table:table-cell office:value-type="float" office:value="0.573292329231997" calcext:value-type="float">
            <text:p>0.5732923292</text:p>
          </table:table-cell>
          <table:table-cell office:value-type="float" office:value="-0.527285619780265" calcext:value-type="float">
            <text:p>-0.5272856198</text:p>
          </table:table-cell>
          <table:table-cell office:value-type="float" office:value="-0.741556018100651" calcext:value-type="float">
            <text:p>-0.7415560181</text:p>
          </table:table-cell>
          <table:table-cell office:value-type="float" office:value="-5.06882511371353" calcext:value-type="float">
            <text:p>-5.0688251137</text:p>
          </table:table-cell>
          <table:table-cell office:value-type="float" office:value="-1.08422108203605" calcext:value-type="float">
            <text:p>-1.084221082</text:p>
          </table:table-cell>
          <table:table-cell office:value-type="float" office:value="-0.0425077472601547" calcext:value-type="float">
            <text:p>-0.0425077473</text:p>
          </table:table-cell>
          <table:table-cell office:value-type="float" office:value="-2.33762909162237" calcext:value-type="float">
            <text:p>-2.3376290916</text:p>
          </table:table-cell>
          <table:table-cell office:value-type="float" office:value="-3.02805746327927" calcext:value-type="float">
            <text:p>-3.0280574633</text:p>
          </table:table-cell>
          <table:table-cell office:value-type="float" office:value="-3.30061856423676" calcext:value-type="float">
            <text:p>-3.3006185642</text:p>
          </table:table-cell>
          <table:table-cell office:value-type="float" office:value="-1.59639999253055" calcext:value-type="float">
            <text:p>-1.5963999925</text:p>
          </table:table-cell>
          <table:table-cell office:value-type="float" office:value="-5.99967990990232" calcext:value-type="float">
            <text:p>-5.9996799099</text:p>
          </table:table-cell>
        </table:table-row>
        <table:table-row table:style-name="ro1">
          <table:table-cell office:value-type="string" calcext:value-type="string">
            <text:p>bubblesort</text:p>
          </table:table-cell>
          <table:table-cell office:value-type="float" office:value="0.0429836431552199" calcext:value-type="float">
            <text:p>0.0429836432</text:p>
          </table:table-cell>
          <table:table-cell office:value-type="float" office:value="-0.487274857927139" calcext:value-type="float">
            <text:p>-0.4872748579</text:p>
          </table:table-cell>
          <table:table-cell office:value-type="float" office:value="-0.640208451458838" calcext:value-type="float">
            <text:p>-0.6402084515</text:p>
          </table:table-cell>
          <table:table-cell office:value-type="float" office:value="1.11614073626707" calcext:value-type="float">
            <text:p>1.1161407363</text:p>
          </table:table-cell>
          <table:table-cell office:value-type="float" office:value="-0.647933860778923" calcext:value-type="float">
            <text:p>-0.6479338608</text:p>
          </table:table-cell>
          <table:table-cell office:value-type="float" office:value="0.161032932537207" calcext:value-type="float">
            <text:p>0.1610329325</text:p>
          </table:table-cell>
          <table:table-cell office:value-type="float" office:value="-1.04365074816259" calcext:value-type="float">
            <text:p>-1.0436507482</text:p>
          </table:table-cell>
          <table:table-cell office:value-type="float" office:value="1.22002108611615" calcext:value-type="float">
            <text:p>1.2200210861</text:p>
          </table:table-cell>
          <table:table-cell office:value-type="float" office:value="0.191870542780977" calcext:value-type="float">
            <text:p>0.1918705428</text:p>
          </table:table-cell>
          <table:table-cell office:value-type="float" office:value="-0.267823999597914" calcext:value-type="float">
            <text:p>-0.2678239996</text:p>
          </table:table-cell>
          <table:table-cell office:value-type="float" office:value="1.2020373603173" calcext:value-type="float">
            <text:p>1.2020373603</text:p>
          </table:table-cell>
          <table:table-cell office:value-type="float" office:value="1.83653520990542" calcext:value-type="float">
            <text:p>1.8365352099</text:p>
          </table:table-cell>
          <table:table-cell office:value-type="float" office:value="-0.132345278569315" calcext:value-type="float">
            <text:p>-0.1323452786</text:p>
          </table:table-cell>
          <table:table-cell office:value-type="float" office:value="0.838348063463008" calcext:value-type="float">
            <text:p>0.8383480635</text:p>
          </table:table-cell>
          <table:table-cell office:value-type="float" office:value="0.0626657777345017" calcext:value-type="float">
            <text:p>0.0626657777</text:p>
          </table:table-cell>
          <table:table-cell office:value-type="float" office:value="-0.0412037181806003" calcext:value-type="float">
            <text:p>-0.0412037182</text:p>
          </table:table-cell>
          <table:table-cell office:value-type="float" office:value="1.24746485316472" calcext:value-type="float">
            <text:p>1.2474648532</text:p>
          </table:table-cell>
          <table:table-cell office:value-type="float" office:value="0.307828456075157" calcext:value-type="float">
            <text:p>0.3078284561</text:p>
          </table:table-cell>
          <table:table-cell office:value-type="float" office:value="0.588866831990167" calcext:value-type="float">
            <text:p>0.588866832</text:p>
          </table:table-cell>
          <table:table-cell office:value-type="float" office:value="1.01622320985401" calcext:value-type="float">
            <text:p>1.0162232099</text:p>
          </table:table-cell>
          <table:table-cell office:value-type="float" office:value="-0.804856110381981" calcext:value-type="float">
            <text:p>-0.8048561104</text:p>
          </table:table-cell>
          <table:table-cell office:value-type="float" office:value="0.837193526704949" calcext:value-type="float">
            <text:p>0.8371935267</text:p>
          </table:table-cell>
          <table:table-cell office:value-type="float" office:value="-0.748870507292632" calcext:value-type="float">
            <text:p>-0.7488705073</text:p>
          </table:table-cell>
          <table:table-cell office:value-type="float" office:value="-0.265573463396396" calcext:value-type="float">
            <text:p>-0.2655734634</text:p>
          </table:table-cell>
          <table:table-cell office:value-type="float" office:value="-2.40990728821324" calcext:value-type="float">
            <text:p>-2.4099072882</text:p>
          </table:table-cell>
          <table:table-cell office:value-type="float" office:value="0.437823135879508" calcext:value-type="float">
            <text:p>0.4378231359</text:p>
          </table:table-cell>
          <table:table-cell office:value-type="float" office:value="-0.114374217872893" calcext:value-type="float">
            <text:p>-0.1143742179</text:p>
          </table:table-cell>
          <table:table-cell office:value-type="float" office:value="0.611163828503816" calcext:value-type="float">
            <text:p>0.6111638285</text:p>
          </table:table-cell>
          <table:table-cell office:value-type="float" office:value="-0.00994660923373631" calcext:value-type="float">
            <text:p>-0.0099466092</text:p>
          </table:table-cell>
        </table:table-row>
        <table:table-row table:style-name="ro1">
          <table:table-cell office:value-type="string" calcext:value-type="string">
            <text:p>ctl-stack</text:p>
          </table:table-cell>
          <table:table-cell office:value-type="float" office:value="-0.0920454497778197" calcext:value-type="float">
            <text:p>-0.0920454498</text:p>
          </table:table-cell>
          <table:table-cell office:value-type="float" office:value="0.0797840337026039" calcext:value-type="float">
            <text:p>0.0797840337</text:p>
          </table:table-cell>
          <table:table-cell office:value-type="float" office:value="-2.53678661596903" calcext:value-type="float">
            <text:p>-2.536786616</text:p>
          </table:table-cell>
          <table:table-cell office:value-type="float" office:value="0.727351453606336" calcext:value-type="float">
            <text:p>0.7273514536</text:p>
          </table:table-cell>
          <table:table-cell office:value-type="float" office:value="1.48537877837906" calcext:value-type="float">
            <text:p>1.4853787784</text:p>
          </table:table-cell>
          <table:table-cell office:value-type="float" office:value="0.0202501779376343" calcext:value-type="float">
            <text:p>0.0202501779</text:p>
          </table:table-cell>
          <table:table-cell office:value-type="float" office:value="-1.75716105741447" calcext:value-type="float">
            <text:p>-1.7571610574</text:p>
          </table:table-cell>
          <table:table-cell office:value-type="float" office:value="-1.35090467544612" calcext:value-type="float">
            <text:p>-1.3509046754</text:p>
          </table:table-cell>
          <table:table-cell office:value-type="float" office:value="0.325067154568046" calcext:value-type="float">
            <text:p>0.3250671546</text:p>
          </table:table-cell>
          <table:table-cell office:value-type="float" office:value="-0.343933217705079" calcext:value-type="float">
            <text:p>-0.3439332177</text:p>
          </table:table-cell>
          <table:table-cell office:value-type="float" office:value="1.51105755262945" calcext:value-type="float">
            <text:p>1.5110575526</text:p>
          </table:table-cell>
          <table:table-cell office:value-type="float" office:value="1.37830628161459" calcext:value-type="float">
            <text:p>1.3783062816</text:p>
          </table:table-cell>
          <table:table-cell office:value-type="float" office:value="-0.389822644732896" calcext:value-type="float">
            <text:p>-0.3898226447</text:p>
          </table:table-cell>
          <table:table-cell office:value-type="float" office:value="0.589391781553056" calcext:value-type="float">
            <text:p>0.5893917816</text:p>
          </table:table-cell>
          <table:table-cell office:value-type="float" office:value="-0.0178364038880729" calcext:value-type="float">
            <text:p>-0.0178364039</text:p>
          </table:table-cell>
          <table:table-cell office:value-type="float" office:value="-0.0748979808113054" calcext:value-type="float">
            <text:p>-0.0748979808</text:p>
          </table:table-cell>
          <table:table-cell office:value-type="float" office:value="1.31318388058624" calcext:value-type="float">
            <text:p>1.3131838806</text:p>
          </table:table-cell>
          <table:table-cell office:value-type="float" office:value="-0.178365225492167" calcext:value-type="float">
            <text:p>-0.1783652255</text:p>
          </table:table-cell>
          <table:table-cell office:value-type="float" office:value="0.275151672187977" calcext:value-type="float">
            <text:p>0.2751516722</text:p>
          </table:table-cell>
          <table:table-cell office:value-type="float" office:value="0.785877341472372" calcext:value-type="float">
            <text:p>0.7858773415</text:p>
          </table:table-cell>
          <table:table-cell office:value-type="float" office:value="-0.796778400009283" calcext:value-type="float">
            <text:p>-0.7967784</text:p>
          </table:table-cell>
          <table:table-cell office:value-type="float" office:value="0.927851981175856" calcext:value-type="float">
            <text:p>0.9278519812</text:p>
          </table:table-cell>
          <table:table-cell office:value-type="float" office:value="-1.32130550402422" calcext:value-type="float">
            <text:p>-1.321305504</text:p>
          </table:table-cell>
          <table:table-cell office:value-type="float" office:value="0.0400314124193162" calcext:value-type="float">
            <text:p>0.0400314124</text:p>
          </table:table-cell>
          <table:table-cell office:value-type="float" office:value="-2.20011945449388" calcext:value-type="float">
            <text:p>-2.2001194545</text:p>
          </table:table-cell>
          <table:table-cell office:value-type="float" office:value="0.298372907442196" calcext:value-type="float">
            <text:p>0.2983729074</text:p>
          </table:table-cell>
          <table:table-cell office:value-type="float" office:value="0.644231896974952" calcext:value-type="float">
            <text:p>0.644231897</text:p>
          </table:table-cell>
          <table:table-cell office:value-type="float" office:value="0.620517308843543" calcext:value-type="float">
            <text:p>0.6205173088</text:p>
          </table:table-cell>
          <table:table-cell office:value-type="float" office:value="0.219202112226023" calcext:value-type="float">
            <text:p>0.2192021122</text:p>
          </table:table-cell>
        </table:table-row>
        <table:table-row table:style-name="ro1">
          <table:table-cell office:value-type="string" calcext:value-type="string">
            <text:p>stb_perlin</text:p>
          </table:table-cell>
          <table:table-cell office:value-type="float" office:value="-0.415338600699401" calcext:value-type="float">
            <text:p>-0.4153386007</text:p>
          </table:table-cell>
          <table:table-cell office:value-type="float" office:value="-0.6890071054692" calcext:value-type="float">
            <text:p>-0.6890071055</text:p>
          </table:table-cell>
          <table:table-cell office:value-type="float" office:value="-0.593017874836141" calcext:value-type="float">
            <text:p>-0.5930178748</text:p>
          </table:table-cell>
          <table:table-cell office:value-type="float" office:value="0.772540611688313" calcext:value-type="float">
            <text:p>0.7725406117</text:p>
          </table:table-cell>
          <table:table-cell office:value-type="float" office:value="-0.391585872530722" calcext:value-type="float">
            <text:p>-0.3915858725</text:p>
          </table:table-cell>
          <table:table-cell office:value-type="float" office:value="0.139499162410451" calcext:value-type="float">
            <text:p>0.1394991624</text:p>
          </table:table-cell>
          <table:table-cell office:value-type="float" office:value="-1.35818850607836" calcext:value-type="float">
            <text:p>-1.3581885061</text:p>
          </table:table-cell>
          <table:table-cell office:value-type="float" office:value="1.34204151713984" calcext:value-type="float">
            <text:p>1.3420415171</text:p>
          </table:table-cell>
          <table:table-cell office:value-type="float" office:value="0.712842299386719" calcext:value-type="float">
            <text:p>0.7128422994</text:p>
          </table:table-cell>
          <table:table-cell office:value-type="float" office:value="-0.0122535786810488" calcext:value-type="float">
            <text:p>-0.0122535787</text:p>
          </table:table-cell>
          <table:table-cell office:value-type="float" office:value="1.91458436128164" calcext:value-type="float">
            <text:p>1.9145843613</text:p>
          </table:table-cell>
          <table:table-cell office:value-type="float" office:value="2.02761203020064" calcext:value-type="float">
            <text:p>2.0276120302</text:p>
          </table:table-cell>
          <table:table-cell office:value-type="float" office:value="-0.130368362332977" calcext:value-type="float">
            <text:p>-0.1303683623</text:p>
          </table:table-cell>
          <table:table-cell office:value-type="float" office:value="0.776031142846933" calcext:value-type="float">
            <text:p>0.7760311428</text:p>
          </table:table-cell>
          <table:table-cell office:value-type="float" office:value="0.148993756972437" calcext:value-type="float">
            <text:p>0.148993757</text:p>
          </table:table-cell>
          <table:table-cell office:value-type="float" office:value="0.0639998051838681" calcext:value-type="float">
            <text:p>0.0639998052</text:p>
          </table:table-cell>
          <table:table-cell office:value-type="float" office:value="-4.2119650082335" calcext:value-type="float">
            <text:p>-4.2119650082</text:p>
          </table:table-cell>
          <table:table-cell office:value-type="float" office:value="0.0255218347470871" calcext:value-type="float">
            <text:p>0.0255218347</text:p>
          </table:table-cell>
          <table:table-cell office:value-type="float" office:value="0.580645424275069" calcext:value-type="float">
            <text:p>0.5806454243</text:p>
          </table:table-cell>
          <table:table-cell office:value-type="float" office:value="0.83258076346003" calcext:value-type="float">
            <text:p>0.8325807635</text:p>
          </table:table-cell>
          <table:table-cell office:value-type="float" office:value="-1.21860468655601" calcext:value-type="float">
            <text:p>-1.2186046866</text:p>
          </table:table-cell>
          <table:table-cell office:value-type="float" office:value="1.29949761470225" calcext:value-type="float">
            <text:p>1.2994976147</text:p>
          </table:table-cell>
          <table:table-cell office:value-type="float" office:value="-0.783433373162262" calcext:value-type="float">
            <text:p>-0.7834333732</text:p>
          </table:table-cell>
          <table:table-cell office:value-type="float" office:value="0.00134105276379606" calcext:value-type="float">
            <text:p>0.0013410528</text:p>
          </table:table-cell>
          <table:table-cell office:value-type="float" office:value="-2.66303939623163" calcext:value-type="float">
            <text:p>-2.6630393962</text:p>
          </table:table-cell>
          <table:table-cell office:value-type="float" office:value="0.45054485675547" calcext:value-type="float">
            <text:p>0.4505448568</text:p>
          </table:table-cell>
          <table:table-cell office:value-type="float" office:value="-3.03855974692098" calcext:value-type="float">
            <text:p>-3.0385597469</text:p>
          </table:table-cell>
          <table:table-cell office:value-type="float" office:value="0.199958461398793" calcext:value-type="float">
            <text:p>0.1999584614</text:p>
          </table:table-cell>
          <table:table-cell office:value-type="float" office:value="-0.192603936386205" calcext:value-type="float">
            <text:p>-0.1926039364</text:p>
          </table:table-cell>
        </table:table-row>
        <table:table-row table:style-name="ro1">
          <table:table-cell office:value-type="string" calcext:value-type="string">
            <text:p>duff</text:p>
          </table:table-cell>
          <table:table-cell office:value-type="float" office:value="1.35476738797102" calcext:value-type="float">
            <text:p>1.354767388</text:p>
          </table:table-cell>
          <table:table-cell office:value-type="float" office:value="-0.578383574589128" calcext:value-type="float">
            <text:p>-0.5783835746</text:p>
          </table:table-cell>
          <table:table-cell office:value-type="float" office:value="-3.8242380695847" calcext:value-type="float">
            <text:p>-3.8242380696</text:p>
          </table:table-cell>
          <table:table-cell office:value-type="float" office:value="1.06957001318549" calcext:value-type="float">
            <text:p>1.0695700132</text:p>
          </table:table-cell>
          <table:table-cell office:value-type="float" office:value="1.33643604846438" calcext:value-type="float">
            <text:p>1.3364360485</text:p>
          </table:table-cell>
          <table:table-cell office:value-type="float" office:value="0.0413485732778656" calcext:value-type="float">
            <text:p>0.0413485733</text:p>
          </table:table-cell>
          <table:table-cell office:value-type="float" office:value="-1.95540978598261" calcext:value-type="float">
            <text:p>-1.955409786</text:p>
          </table:table-cell>
          <table:table-cell office:value-type="float" office:value="-1.06409736334059" calcext:value-type="float">
            <text:p>-1.0640973633</text:p>
          </table:table-cell>
          <table:table-cell office:value-type="float" office:value="0.436646242068762" calcext:value-type="float">
            <text:p>0.4366462421</text:p>
          </table:table-cell>
          <table:table-cell office:value-type="float" office:value="-0.329680776649324" calcext:value-type="float">
            <text:p>-0.3296807766</text:p>
          </table:table-cell>
          <table:table-cell office:value-type="float" office:value="1.45095907580287" calcext:value-type="float">
            <text:p>1.4509590758</text:p>
          </table:table-cell>
          <table:table-cell office:value-type="float" office:value="1.89776631708873" calcext:value-type="float">
            <text:p>1.8977663171</text:p>
          </table:table-cell>
          <table:table-cell office:value-type="float" office:value="-0.620450850007302" calcext:value-type="float">
            <text:p>-0.62045085</text:p>
          </table:table-cell>
          <table:table-cell office:value-type="float" office:value="1.11628608634151" calcext:value-type="float">
            <text:p>1.1162860863</text:p>
          </table:table-cell>
          <table:table-cell office:value-type="float" office:value="0.0879060842759619" calcext:value-type="float">
            <text:p>0.0879060843</text:p>
          </table:table-cell>
          <table:table-cell office:value-type="float" office:value="0.0804820729170336" calcext:value-type="float">
            <text:p>0.0804820729</text:p>
          </table:table-cell>
          <table:table-cell office:value-type="float" office:value="1.37744267118268" calcext:value-type="float">
            <text:p>1.3774426712</text:p>
          </table:table-cell>
          <table:table-cell office:value-type="float" office:value="0.0725473747133534" calcext:value-type="float">
            <text:p>0.0725473747</text:p>
          </table:table-cell>
          <table:table-cell office:value-type="float" office:value="0.701106066599318" calcext:value-type="float">
            <text:p>0.7011060666</text:p>
          </table:table-cell>
          <table:table-cell office:value-type="float" office:value="1.0155014416624" calcext:value-type="float">
            <text:p>1.0155014417</text:p>
          </table:table-cell>
          <table:table-cell office:value-type="float" office:value="-0.932305999554278" calcext:value-type="float">
            <text:p>-0.9323059996</text:p>
          </table:table-cell>
          <table:table-cell office:value-type="float" office:value="0.825059242419055" calcext:value-type="float">
            <text:p>0.8250592424</text:p>
          </table:table-cell>
          <table:table-cell office:value-type="float" office:value="-1.53354533353673" calcext:value-type="float">
            <text:p>-1.5335453335</text:p>
          </table:table-cell>
          <table:table-cell office:value-type="float" office:value="-0.139459132314226" calcext:value-type="float">
            <text:p>-0.1394591323</text:p>
          </table:table-cell>
          <table:table-cell office:value-type="float" office:value="-2.62170864949509" calcext:value-type="float">
            <text:p>-2.6217086495</text:p>
          </table:table-cell>
          <table:table-cell office:value-type="float" office:value="-0.838155550307571" calcext:value-type="float">
            <text:p>-0.8381555503</text:p>
          </table:table-cell>
          <table:table-cell office:value-type="float" office:value="1.27017256004879" calcext:value-type="float">
            <text:p>1.27017256</text:p>
          </table:table-cell>
          <table:table-cell office:value-type="float" office:value="0.441100151263589" calcext:value-type="float">
            <text:p>0.4411001513</text:p>
          </table:table-cell>
          <table:table-cell office:value-type="float" office:value="-0.226078792836071" calcext:value-type="float">
            <text:p>-0.2260787928</text:p>
          </table:table-cell>
        </table:table-row>
        <table:table-row table:style-name="ro1">
          <table:table-cell office:value-type="string" calcext:value-type="string">
            <text:p>minver</text:p>
          </table:table-cell>
          <table:table-cell office:value-type="float" office:value="0.212085512723391" calcext:value-type="float">
            <text:p>0.2120855127</text:p>
          </table:table-cell>
          <table:table-cell office:value-type="float" office:value="-0.363725382626416" calcext:value-type="float">
            <text:p>-0.3637253826</text:p>
          </table:table-cell>
          <table:table-cell office:value-type="float" office:value="-3.20489990563629" calcext:value-type="float">
            <text:p>-3.2048999056</text:p>
          </table:table-cell>
          <table:table-cell office:value-type="float" office:value="1.16776568012971" calcext:value-type="float">
            <text:p>1.1677656801</text:p>
          </table:table-cell>
          <table:table-cell office:value-type="float" office:value="0.792906038478918" calcext:value-type="float">
            <text:p>0.7929060385</text:p>
          </table:table-cell>
          <table:table-cell office:value-type="float" office:value="0.148515889482618" calcext:value-type="float">
            <text:p>0.1485158895</text:p>
          </table:table-cell>
          <table:table-cell office:value-type="float" office:value="-1.59481130782101" calcext:value-type="float">
            <text:p>-1.5948113078</text:p>
          </table:table-cell>
          <table:table-cell office:value-type="float" office:value="-0.740959051568098" calcext:value-type="float">
            <text:p>-0.7409590516</text:p>
          </table:table-cell>
          <table:table-cell office:value-type="float" office:value="0.269960968647616" calcext:value-type="float">
            <text:p>0.2699609686</text:p>
          </table:table-cell>
          <table:table-cell office:value-type="float" office:value="-0.560662426719197" calcext:value-type="float">
            <text:p>-0.5606624267</text:p>
          </table:table-cell>
          <table:table-cell office:value-type="float" office:value="1.45643415632533" calcext:value-type="float">
            <text:p>1.4564341563</text:p>
          </table:table-cell>
          <table:table-cell office:value-type="float" office:value="1.76979874839215" calcext:value-type="float">
            <text:p>1.7697987484</text:p>
          </table:table-cell>
          <table:table-cell office:value-type="float" office:value="-0.583625669166806" calcext:value-type="float">
            <text:p>-0.5836256692</text:p>
          </table:table-cell>
          <table:table-cell office:value-type="float" office:value="0.908967190265568" calcext:value-type="float">
            <text:p>0.9089671903</text:p>
          </table:table-cell>
          <table:table-cell office:value-type="float" office:value="0.101563219258816" calcext:value-type="float">
            <text:p>0.1015632193</text:p>
          </table:table-cell>
          <table:table-cell office:value-type="float" office:value="0.243019737523821" calcext:value-type="float">
            <text:p>0.2430197375</text:p>
          </table:table-cell>
          <table:table-cell office:value-type="float" office:value="1.18948027196422" calcext:value-type="float">
            <text:p>1.189480272</text:p>
          </table:table-cell>
          <table:table-cell office:value-type="float" office:value="-0.098218693664784" calcext:value-type="float">
            <text:p>-0.0982186937</text:p>
          </table:table-cell>
          <table:table-cell office:value-type="float" office:value="0.527850247659915" calcext:value-type="float">
            <text:p>0.5278502477</text:p>
          </table:table-cell>
          <table:table-cell office:value-type="float" office:value="0.836379189007208" calcext:value-type="float">
            <text:p>0.836379189</text:p>
          </table:table-cell>
          <table:table-cell office:value-type="float" office:value="-1.06508036308266" calcext:value-type="float">
            <text:p>-1.0650803631</text:p>
          </table:table-cell>
          <table:table-cell office:value-type="float" office:value="0.513799379607842" calcext:value-type="float">
            <text:p>0.5137993796</text:p>
          </table:table-cell>
          <table:table-cell office:value-type="float" office:value="-1.48707684729022" calcext:value-type="float">
            <text:p>-1.4870768473</text:p>
          </table:table-cell>
          <table:table-cell office:value-type="float" office:value="0.116300447598309" calcext:value-type="float">
            <text:p>0.1163004476</text:p>
          </table:table-cell>
          <table:table-cell office:value-type="float" office:value="-2.4630434274053" calcext:value-type="float">
            <text:p>-2.4630434274</text:p>
          </table:table-cell>
          <table:table-cell office:value-type="float" office:value="0.216381470571134" calcext:value-type="float">
            <text:p>0.2163814706</text:p>
          </table:table-cell>
          <table:table-cell office:value-type="float" office:value="0.670406180868808" calcext:value-type="float">
            <text:p>0.6704061809</text:p>
          </table:table-cell>
          <table:table-cell office:value-type="float" office:value="0.608523222284028" calcext:value-type="float">
            <text:p>0.6085232223</text:p>
          </table:table-cell>
          <table:table-cell office:value-type="float" office:value="-0.155392568804175" calcext:value-type="float">
            <text:p>-0.1553925688</text:p>
          </table:table-cell>
        </table:table-row>
        <table:table-row table:style-name="ro1">
          <table:table-cell office:value-type="string" calcext:value-type="string">
            <text:p>dijkstra</text:p>
          </table:table-cell>
          <table:table-cell office:value-type="float" office:value="-0.0135006668329126" calcext:value-type="float">
            <text:p>-0.0135006668</text:p>
          </table:table-cell>
          <table:table-cell office:value-type="float" office:value="-0.263685393352573" calcext:value-type="float">
            <text:p>-0.2636853934</text:p>
          </table:table-cell>
          <table:table-cell office:value-type="float" office:value="-1.71819748853943" calcext:value-type="float">
            <text:p>-1.7181974885</text:p>
          </table:table-cell>
          <table:table-cell office:value-type="float" office:value="0.788724829504445" calcext:value-type="float">
            <text:p>0.7887248295</text:p>
          </table:table-cell>
          <table:table-cell office:value-type="float" office:value="0.272131626002584" calcext:value-type="float">
            <text:p>0.272131626</text:p>
          </table:table-cell>
          <table:table-cell office:value-type="float" office:value="0.114356890180181" calcext:value-type="float">
            <text:p>0.1143568902</text:p>
          </table:table-cell>
          <table:table-cell office:value-type="float" office:value="-1.06329316084618" calcext:value-type="float">
            <text:p>-1.0632931608</text:p>
          </table:table-cell>
          <table:table-cell office:value-type="float" office:value="0.178976975013227" calcext:value-type="float">
            <text:p>0.178976975</text:p>
          </table:table-cell>
          <table:table-cell office:value-type="float" office:value="0.229664290989539" calcext:value-type="float">
            <text:p>0.229664291</text:p>
          </table:table-cell>
          <table:table-cell office:value-type="float" office:value="-0.376311580785859" calcext:value-type="float">
            <text:p>-0.3763115808</text:p>
          </table:table-cell>
          <table:table-cell office:value-type="float" office:value="1.2248861197637" calcext:value-type="float">
            <text:p>1.2248861198</text:p>
          </table:table-cell>
          <table:table-cell office:value-type="float" office:value="1.51564126678702" calcext:value-type="float">
            <text:p>1.5156412668</text:p>
          </table:table-cell>
          <table:table-cell office:value-type="float" office:value="-0.242852027480662" calcext:value-type="float">
            <text:p>-0.2428520275</text:p>
          </table:table-cell>
          <table:table-cell office:value-type="float" office:value="0.773796563115126" calcext:value-type="float">
            <text:p>0.7737965631</text:p>
          </table:table-cell>
          <table:table-cell office:value-type="float" office:value="0.0666925197930109" calcext:value-type="float">
            <text:p>0.0666925198</text:p>
          </table:table-cell>
          <table:table-cell office:value-type="float" office:value="0.372675113239372" calcext:value-type="float">
            <text:p>0.3726751132</text:p>
          </table:table-cell>
          <table:table-cell office:value-type="float" office:value="0.815276957151303" calcext:value-type="float">
            <text:p>0.8152769572</text:p>
          </table:table-cell>
          <table:table-cell office:value-type="float" office:value="-0.0142654011937044" calcext:value-type="float">
            <text:p>-0.0142654012</text:p>
          </table:table-cell>
          <table:table-cell office:value-type="float" office:value="0.258102928162703" calcext:value-type="float">
            <text:p>0.2581029282</text:p>
          </table:table-cell>
          <table:table-cell office:value-type="float" office:value="1.08793692274865" calcext:value-type="float">
            <text:p>1.0879369227</text:p>
          </table:table-cell>
          <table:table-cell office:value-type="float" office:value="-0.89953732798749" calcext:value-type="float">
            <text:p>-0.899537328</text:p>
          </table:table-cell>
          <table:table-cell office:value-type="float" office:value="0.591250350478347" calcext:value-type="float">
            <text:p>0.5912503505</text:p>
          </table:table-cell>
          <table:table-cell office:value-type="float" office:value="-0.79931010207773" calcext:value-type="float">
            <text:p>-0.7993101021</text:p>
          </table:table-cell>
          <table:table-cell office:value-type="float" office:value="0.00466619055481272" calcext:value-type="float">
            <text:p>0.0046661906</text:p>
          </table:table-cell>
          <table:table-cell office:value-type="float" office:value="-2.23454425703421" calcext:value-type="float">
            <text:p>-2.234544257</text:p>
          </table:table-cell>
          <table:table-cell office:value-type="float" office:value="0.328551451777769" calcext:value-type="float">
            <text:p>0.3285514518</text:p>
          </table:table-cell>
          <table:table-cell office:value-type="float" office:value="0.357539128373565" calcext:value-type="float">
            <text:p>0.3575391284</text:p>
          </table:table-cell>
          <table:table-cell office:value-type="float" office:value="0.399941953221542" calcext:value-type="float">
            <text:p>0.3999419532</text:p>
          </table:table-cell>
          <table:table-cell office:value-type="float" office:value="-0.235964333970103" calcext:value-type="float">
            <text:p>-0.235964334</text:p>
          </table:table-cell>
        </table:table-row>
        <table:table-row table:style-name="ro1">
          <table:table-cell office:value-type="string" calcext:value-type="string">
            <text:p>jfdctint</text:p>
          </table:table-cell>
          <table:table-cell office:value-type="float" office:value="-0.0307077000361741" calcext:value-type="float">
            <text:p>-0.0307077</text:p>
          </table:table-cell>
          <table:table-cell office:value-type="float" office:value="-0.211588492060446" calcext:value-type="float">
            <text:p>-0.2115884921</text:p>
          </table:table-cell>
          <table:table-cell office:value-type="float" office:value="0.0833327910158617" calcext:value-type="float">
            <text:p>0.083332791</text:p>
          </table:table-cell>
          <table:table-cell office:value-type="float" office:value="1.13708501256969" calcext:value-type="float">
            <text:p>1.1370850126</text:p>
          </table:table-cell>
          <table:table-cell office:value-type="float" office:value="-0.556639901480651" calcext:value-type="float">
            <text:p>-0.5566399015</text:p>
          </table:table-cell>
          <table:table-cell office:value-type="float" office:value="-0.189888903521167" calcext:value-type="float">
            <text:p>-0.1898889035</text:p>
          </table:table-cell>
          <table:table-cell office:value-type="float" office:value="-0.955036303395436" calcext:value-type="float">
            <text:p>-0.9550363034</text:p>
          </table:table-cell>
          <table:table-cell office:value-type="float" office:value="1.82201533331911" calcext:value-type="float">
            <text:p>1.8220153333</text:p>
          </table:table-cell>
          <table:table-cell office:value-type="float" office:value="0.494046029495876" calcext:value-type="float">
            <text:p>0.4940460295</text:p>
          </table:table-cell>
          <table:table-cell office:value-type="float" office:value="-0.354277379705519" calcext:value-type="float">
            <text:p>-0.3542773797</text:p>
          </table:table-cell>
          <table:table-cell office:value-type="float" office:value="1.47301626458224" calcext:value-type="float">
            <text:p>1.4730162646</text:p>
          </table:table-cell>
          <table:table-cell office:value-type="float" office:value="1.89560729192724" calcext:value-type="float">
            <text:p>1.8956072919</text:p>
          </table:table-cell>
          <table:table-cell office:value-type="float" office:value="-0.467748708398476" calcext:value-type="float">
            <text:p>-0.4677487084</text:p>
          </table:table-cell>
          <table:table-cell office:value-type="float" office:value="0.899637254883059" calcext:value-type="float">
            <text:p>0.8996372549</text:p>
          </table:table-cell>
          <table:table-cell office:value-type="float" office:value="-0.0246818434293447" calcext:value-type="float">
            <text:p>-0.0246818434</text:p>
          </table:table-cell>
          <table:table-cell office:value-type="float" office:value="-0.136647450918752" calcext:value-type="float">
            <text:p>-0.1366474509</text:p>
          </table:table-cell>
          <table:table-cell office:value-type="float" office:value="1.30613860817572" calcext:value-type="float">
            <text:p>1.3061386082</text:p>
          </table:table-cell>
          <table:table-cell office:value-type="float" office:value="-0.0290419809513376" calcext:value-type="float">
            <text:p>-0.029041981</text:p>
          </table:table-cell>
          <table:table-cell office:value-type="float" office:value="0.950228512338278" calcext:value-type="float">
            <text:p>0.9502285123</text:p>
          </table:table-cell>
          <table:table-cell office:value-type="float" office:value="1.1952085710454" calcext:value-type="float">
            <text:p>1.195208571</text:p>
          </table:table-cell>
          <table:table-cell office:value-type="float" office:value="-0.988255977355526" calcext:value-type="float">
            <text:p>-0.9882559774</text:p>
          </table:table-cell>
          <table:table-cell office:value-type="float" office:value="0.737289260174845" calcext:value-type="float">
            <text:p>0.7372892602</text:p>
          </table:table-cell>
          <table:table-cell office:value-type="float" office:value="-0.301578232322275" calcext:value-type="float">
            <text:p>-0.3015782323</text:p>
          </table:table-cell>
          <table:table-cell office:value-type="float" office:value="-0.150821196286292" calcext:value-type="float">
            <text:p>-0.1508211963</text:p>
          </table:table-cell>
          <table:table-cell office:value-type="float" office:value="-2.7411317135739" calcext:value-type="float">
            <text:p>-2.7411317136</text:p>
          </table:table-cell>
          <table:table-cell office:value-type="float" office:value="0.742257210809371" calcext:value-type="float">
            <text:p>0.7422572108</text:p>
          </table:table-cell>
          <table:table-cell office:value-type="float" office:value="-0.537832639081651" calcext:value-type="float">
            <text:p>-0.5378326391</text:p>
          </table:table-cell>
          <table:table-cell office:value-type="float" office:value="0.277806575628416" calcext:value-type="float">
            <text:p>0.2778065756</text:p>
          </table:table-cell>
          <table:table-cell office:value-type="float" office:value="-0.124468055382741" calcext:value-type="float">
            <text:p>-0.1244680554</text:p>
          </table:table-cell>
        </table:table-row>
        <table:table-row table:style-name="ro1">
          <table:table-cell office:value-type="string" calcext:value-type="string">
            <text:p>nettle-arcfour</text:p>
          </table:table-cell>
          <table:table-cell office:value-type="float" office:value="-0.248576754987307" calcext:value-type="float">
            <text:p>-0.248576755</text:p>
          </table:table-cell>
          <table:table-cell office:value-type="float" office:value="-0.424931580257262" calcext:value-type="float">
            <text:p>-0.4249315803</text:p>
          </table:table-cell>
          <table:table-cell office:value-type="float" office:value="-1.92505279611566" calcext:value-type="float">
            <text:p>-1.9250527961</text:p>
          </table:table-cell>
          <table:table-cell office:value-type="float" office:value="0.995354128166187" calcext:value-type="float">
            <text:p>0.9953541282</text:p>
          </table:table-cell>
          <table:table-cell office:value-type="float" office:value="0.313745156735206" calcext:value-type="float">
            <text:p>0.3137451567</text:p>
          </table:table-cell>
          <table:table-cell office:value-type="float" office:value="0.114413953810485" calcext:value-type="float">
            <text:p>0.1144139538</text:p>
          </table:table-cell>
          <table:table-cell office:value-type="float" office:value="-1.58518079978531" calcext:value-type="float">
            <text:p>-1.5851807998</text:p>
          </table:table-cell>
          <table:table-cell office:value-type="float" office:value="0.1485683946631" calcext:value-type="float">
            <text:p>0.1485683947</text:p>
          </table:table-cell>
          <table:table-cell office:value-type="float" office:value="0.489011529096107" calcext:value-type="float">
            <text:p>0.4890115291</text:p>
          </table:table-cell>
          <table:table-cell office:value-type="float" office:value="-0.236824710862648" calcext:value-type="float">
            <text:p>-0.2368247109</text:p>
          </table:table-cell>
          <table:table-cell office:value-type="float" office:value="1.39697331081713" calcext:value-type="float">
            <text:p>1.3969733108</text:p>
          </table:table-cell>
          <table:table-cell office:value-type="float" office:value="1.79881436100311" calcext:value-type="float">
            <text:p>1.798814361</text:p>
          </table:table-cell>
          <table:table-cell office:value-type="float" office:value="-0.423371901400518" calcext:value-type="float">
            <text:p>-0.4233719014</text:p>
          </table:table-cell>
          <table:table-cell office:value-type="float" office:value="0.947236956625577" calcext:value-type="float">
            <text:p>0.9472369566</text:p>
          </table:table-cell>
          <table:table-cell office:value-type="float" office:value="0.042179584130126" calcext:value-type="float">
            <text:p>0.0421795841</text:p>
          </table:table-cell>
          <table:table-cell office:value-type="float" office:value="0.0691002421902442" calcext:value-type="float">
            <text:p>0.0691002422</text:p>
          </table:table-cell>
          <table:table-cell office:value-type="float" office:value="1.03771999948812" calcext:value-type="float">
            <text:p>1.0377199995</text:p>
          </table:table-cell>
          <table:table-cell office:value-type="float" office:value="0.132097001417068" calcext:value-type="float">
            <text:p>0.1320970014</text:p>
          </table:table-cell>
          <table:table-cell office:value-type="float" office:value="0.548984608398547" calcext:value-type="float">
            <text:p>0.5489846084</text:p>
          </table:table-cell>
          <table:table-cell office:value-type="float" office:value="1.10468928577027" calcext:value-type="float">
            <text:p>1.1046892858</text:p>
          </table:table-cell>
          <table:table-cell office:value-type="float" office:value="-0.961597390403878" calcext:value-type="float">
            <text:p>-0.9615973904</text:p>
          </table:table-cell>
          <table:table-cell office:value-type="float" office:value="0.814670563863088" calcext:value-type="float">
            <text:p>0.8146705639</text:p>
          </table:table-cell>
          <table:table-cell office:value-type="float" office:value="-1.12296572973857" calcext:value-type="float">
            <text:p>-1.1229657297</text:p>
          </table:table-cell>
          <table:table-cell office:value-type="float" office:value="-0.119098186886359" calcext:value-type="float">
            <text:p>-0.1190981869</text:p>
          </table:table-cell>
          <table:table-cell office:value-type="float" office:value="-2.53707604054678" calcext:value-type="float">
            <text:p>-2.5370760405</text:p>
          </table:table-cell>
          <table:table-cell office:value-type="float" office:value="0.522621112139221" calcext:value-type="float">
            <text:p>0.5226211121</text:p>
          </table:table-cell>
          <table:table-cell office:value-type="float" office:value="0.119472366505864" calcext:value-type="float">
            <text:p>0.1194723665</text:p>
          </table:table-cell>
          <table:table-cell office:value-type="float" office:value="0.274388059534883" calcext:value-type="float">
            <text:p>0.2743880595</text:p>
          </table:table-cell>
          <table:table-cell office:value-type="float" office:value="-0.107313390687853" calcext:value-type="float">
            <text:p>-0.1073133907</text:p>
          </table:table-cell>
        </table:table-row>
        <table:table-row table:style-name="ro1">
          <table:table-cell office:value-type="string" calcext:value-type="string">
            <text:p>sglib-dllist</text:p>
          </table:table-cell>
          <table:table-cell office:value-type="float" office:value="-0.075380092631166" calcext:value-type="float">
            <text:p>-0.0753800926</text:p>
          </table:table-cell>
          <table:table-cell office:value-type="float" office:value="-0.181518593114023" calcext:value-type="float">
            <text:p>-0.1815185931</text:p>
          </table:table-cell>
          <table:table-cell office:value-type="float" office:value="-3.76748069564846" calcext:value-type="float">
            <text:p>-3.7674806956</text:p>
          </table:table-cell>
          <table:table-cell office:value-type="float" office:value="0.7477285521088" calcext:value-type="float">
            <text:p>0.7477285521</text:p>
          </table:table-cell>
          <table:table-cell office:value-type="float" office:value="0.299000359241617" calcext:value-type="float">
            <text:p>0.2990003592</text:p>
          </table:table-cell>
          <table:table-cell office:value-type="float" office:value="0.0191813387021693" calcext:value-type="float">
            <text:p>0.0191813387</text:p>
          </table:table-cell>
          <table:table-cell office:value-type="float" office:value="-1.85755836219187" calcext:value-type="float">
            <text:p>-1.8575583622</text:p>
          </table:table-cell>
          <table:table-cell office:value-type="float" office:value="-0.601378902521726" calcext:value-type="float">
            <text:p>-0.6013789025</text:p>
          </table:table-cell>
          <table:table-cell office:value-type="float" office:value="0.401616056333125" calcext:value-type="float">
            <text:p>0.4016160563</text:p>
          </table:table-cell>
          <table:table-cell office:value-type="float" office:value="-0.277022715336372" calcext:value-type="float">
            <text:p>-0.2770227153</text:p>
          </table:table-cell>
          <table:table-cell office:value-type="float" office:value="1.20727695924623" calcext:value-type="float">
            <text:p>1.2072769592</text:p>
          </table:table-cell>
          <table:table-cell office:value-type="float" office:value="1.39768521579138" calcext:value-type="float">
            <text:p>1.3976852158</text:p>
          </table:table-cell>
          <table:table-cell office:value-type="float" office:value="-0.566048007754071" calcext:value-type="float">
            <text:p>-0.5660480078</text:p>
          </table:table-cell>
          <table:table-cell office:value-type="float" office:value="0.825664832987462" calcext:value-type="float">
            <text:p>0.825664833</text:p>
          </table:table-cell>
          <table:table-cell office:value-type="float" office:value="-0.0536019146989636" calcext:value-type="float">
            <text:p>-0.0536019147</text:p>
          </table:table-cell>
          <table:table-cell office:value-type="float" office:value="0.0362658568674283" calcext:value-type="float">
            <text:p>0.0362658569</text:p>
          </table:table-cell>
          <table:table-cell office:value-type="float" office:value="0.833197315355026" calcext:value-type="float">
            <text:p>0.8331973154</text:p>
          </table:table-cell>
          <table:table-cell office:value-type="float" office:value="-0.313307923815103" calcext:value-type="float">
            <text:p>-0.3133079238</text:p>
          </table:table-cell>
          <table:table-cell office:value-type="float" office:value="0.370790916980011" calcext:value-type="float">
            <text:p>0.370790917</text:p>
          </table:table-cell>
          <table:table-cell office:value-type="float" office:value="0.826645539512031" calcext:value-type="float">
            <text:p>0.8266455395</text:p>
          </table:table-cell>
          <table:table-cell office:value-type="float" office:value="-0.811368444505142" calcext:value-type="float">
            <text:p>-0.8113684445</text:p>
          </table:table-cell>
          <table:table-cell office:value-type="float" office:value="0.200579817470669" calcext:value-type="float">
            <text:p>0.2005798175</text:p>
          </table:table-cell>
          <table:table-cell office:value-type="float" office:value="-1.31449680831798" calcext:value-type="float">
            <text:p>-1.3144968083</text:p>
          </table:table-cell>
          <table:table-cell office:value-type="float" office:value="0.0849779483383703" calcext:value-type="float">
            <text:p>0.0849779483</text:p>
          </table:table-cell>
          <table:table-cell office:value-type="float" office:value="-2.26163443364961" calcext:value-type="float">
            <text:p>-2.2616344336</text:p>
          </table:table-cell>
          <table:table-cell office:value-type="float" office:value="0.425703377879364" calcext:value-type="float">
            <text:p>0.4257033779</text:p>
          </table:table-cell>
          <table:table-cell office:value-type="float" office:value="-0.0449744108946741" calcext:value-type="float">
            <text:p>-0.0449744109</text:p>
          </table:table-cell>
          <table:table-cell office:value-type="float" office:value="-0.379552313591379" calcext:value-type="float">
            <text:p>-0.3795523136</text:p>
          </table:table-cell>
          <table:table-cell office:value-type="float" office:value="-0.485650760801125" calcext:value-type="float">
            <text:p>-0.4856507608</text:p>
          </table:table-cell>
        </table:table-row>
        <table:table-row table:style-name="ro1">
          <table:table-cell office:value-type="string" calcext:value-type="string">
            <text:p>fft</text:p>
          </table:table-cell>
          <table:table-cell office:value-type="float" office:value="-0.16404391917103" calcext:value-type="float">
            <text:p>-0.1640439192</text:p>
          </table:table-cell>
          <table:table-cell office:value-type="float" office:value="-7.48453849095245" calcext:value-type="float">
            <text:p>-7.484538491</text:p>
          </table:table-cell>
          <table:table-cell office:value-type="float" office:value="0.310424541527731" calcext:value-type="float">
            <text:p>0.3104245415</text:p>
          </table:table-cell>
          <table:table-cell office:value-type="float" office:value="0.955025763058436" calcext:value-type="float">
            <text:p>0.9550257631</text:p>
          </table:table-cell>
          <table:table-cell office:value-type="float" office:value="-7.3929398836452" calcext:value-type="float">
            <text:p>-7.3929398836</text:p>
          </table:table-cell>
          <table:table-cell office:value-type="float" office:value="-0.0249137784204101" calcext:value-type="float">
            <text:p>-0.0249137784</text:p>
          </table:table-cell>
          <table:table-cell office:value-type="float" office:value="-1.10617058815955" calcext:value-type="float">
            <text:p>-1.1061705882</text:p>
          </table:table-cell>
          <table:table-cell office:value-type="float" office:value="6.24344453867698" calcext:value-type="float">
            <text:p>6.2434445387</text:p>
          </table:table-cell>
          <table:table-cell office:value-type="float" office:value="0.332610695644992" calcext:value-type="float">
            <text:p>0.3326106956</text:p>
          </table:table-cell>
          <table:table-cell office:value-type="float" office:value="-0.230546538325389" calcext:value-type="float">
            <text:p>-0.2305465383</text:p>
          </table:table-cell>
          <table:table-cell office:value-type="float" office:value="2.4201609843018" calcext:value-type="float">
            <text:p>2.4201609843</text:p>
          </table:table-cell>
          <table:table-cell office:value-type="float" office:value="1.8287583645909" calcext:value-type="float">
            <text:p>1.8287583646</text:p>
          </table:table-cell>
          <table:table-cell office:value-type="float" office:value="-0.530811494692299" calcext:value-type="float">
            <text:p>-0.5308114947</text:p>
          </table:table-cell>
          <table:table-cell office:value-type="float" office:value="0.81848311460145" calcext:value-type="float">
            <text:p>0.8184831146</text:p>
          </table:table-cell>
          <table:table-cell office:value-type="float" office:value="0.139508654502212" calcext:value-type="float">
            <text:p>0.1395086545</text:p>
          </table:table-cell>
          <table:table-cell office:value-type="float" office:value="8.11617829147585" calcext:value-type="float">
            <text:p>8.1161782915</text:p>
          </table:table-cell>
          <table:table-cell office:value-type="float" office:value="1.03572047241202" calcext:value-type="float">
            <text:p>1.0357204724</text:p>
          </table:table-cell>
          <table:table-cell office:value-type="float" office:value="0.0462222498621843" calcext:value-type="float">
            <text:p>0.0462222499</text:p>
          </table:table-cell>
          <table:table-cell office:value-type="float" office:value="0.68416836129125" calcext:value-type="float">
            <text:p>0.6841683613</text:p>
          </table:table-cell>
          <table:table-cell office:value-type="float" office:value="0.100039714036066" calcext:value-type="float">
            <text:p>0.100039714</text:p>
          </table:table-cell>
          <table:table-cell office:value-type="float" office:value="-0.98763909449501" calcext:value-type="float">
            <text:p>-0.9876390945</text:p>
          </table:table-cell>
          <table:table-cell office:value-type="float" office:value="0.656698599567328" calcext:value-type="float">
            <text:p>0.6566985996</text:p>
          </table:table-cell>
          <table:table-cell office:value-type="float" office:value="-0.515774192545199" calcext:value-type="float">
            <text:p>-0.5157741925</text:p>
          </table:table-cell>
          <table:table-cell office:value-type="float" office:value="0.0645383305049734" calcext:value-type="float">
            <text:p>0.0645383305</text:p>
          </table:table-cell>
          <table:table-cell office:value-type="float" office:value="-2.40580416437592" calcext:value-type="float">
            <text:p>-2.4058041644</text:p>
          </table:table-cell>
          <table:table-cell office:value-type="float" office:value="0.32378921154391" calcext:value-type="float">
            <text:p>0.3237892115</text:p>
          </table:table-cell>
          <table:table-cell office:value-type="float" office:value="-1.03602552853844" calcext:value-type="float">
            <text:p>-1.0360255285</text:p>
          </table:table-cell>
          <table:table-cell office:value-type="float" office:value="0.368304375760227" calcext:value-type="float">
            <text:p>0.3683043758</text:p>
          </table:table-cell>
          <table:table-cell office:value-type="float" office:value="-0.27273177353542" calcext:value-type="float">
            <text:p>-0.2727317735</text:p>
          </table:table-cell>
        </table:table-row>
        <table:table-row table:style-name="ro1">
          <table:table-cell office:value-type="string" calcext:value-type="string">
            <text:p>statemate</text:p>
          </table:table-cell>
          <table:table-cell office:value-type="float" office:value="0.115666926148353" calcext:value-type="float">
            <text:p>0.1156669261</text:p>
          </table:table-cell>
          <table:table-cell office:value-type="float" office:value="-0.259680700097794" calcext:value-type="float">
            <text:p>-0.2596807001</text:p>
          </table:table-cell>
          <table:table-cell office:value-type="float" office:value="-0.233427848060006" calcext:value-type="float">
            <text:p>-0.2334278481</text:p>
          </table:table-cell>
          <table:table-cell office:value-type="float" office:value="1.14468238744186" calcext:value-type="float">
            <text:p>1.1446823874</text:p>
          </table:table-cell>
          <table:table-cell office:value-type="float" office:value="-0.482661115642036" calcext:value-type="float">
            <text:p>-0.4826611156</text:p>
          </table:table-cell>
          <table:table-cell office:value-type="float" office:value="-0.147188317731786" calcext:value-type="float">
            <text:p>-0.1471883177</text:p>
          </table:table-cell>
          <table:table-cell office:value-type="float" office:value="-0.890130417200849" calcext:value-type="float">
            <text:p>-0.8901304172</text:p>
          </table:table-cell>
          <table:table-cell office:value-type="float" office:value="1.33881072620065" calcext:value-type="float">
            <text:p>1.3388107262</text:p>
          </table:table-cell>
          <table:table-cell office:value-type="float" office:value="0.43776371395848" calcext:value-type="float">
            <text:p>0.437763714</text:p>
          </table:table-cell>
          <table:table-cell office:value-type="float" office:value="-0.407223327716373" calcext:value-type="float">
            <text:p>-0.4072233277</text:p>
          </table:table-cell>
          <table:table-cell office:value-type="float" office:value="1.32456483948548" calcext:value-type="float">
            <text:p>1.3245648395</text:p>
          </table:table-cell>
          <table:table-cell office:value-type="float" office:value="1.64066587459117" calcext:value-type="float">
            <text:p>1.6406658746</text:p>
          </table:table-cell>
          <table:table-cell office:value-type="float" office:value="-0.457777605630871" calcext:value-type="float">
            <text:p>-0.4577776056</text:p>
          </table:table-cell>
          <table:table-cell office:value-type="float" office:value="0.508031972374327" calcext:value-type="float">
            <text:p>0.5080319724</text:p>
          </table:table-cell>
          <table:table-cell office:value-type="float" office:value="-0.01317355359818" calcext:value-type="float">
            <text:p>-0.0131735536</text:p>
          </table:table-cell>
          <table:table-cell office:value-type="float" office:value="0.213962089016537" calcext:value-type="float">
            <text:p>0.213962089</text:p>
          </table:table-cell>
          <table:table-cell office:value-type="float" office:value="0.46023539599248" calcext:value-type="float">
            <text:p>0.460235396</text:p>
          </table:table-cell>
          <table:table-cell office:value-type="float" office:value="-0.0959550358903393" calcext:value-type="float">
            <text:p>-0.0959550359</text:p>
          </table:table-cell>
          <table:table-cell office:value-type="float" office:value="0.846932899573408" calcext:value-type="float">
            <text:p>0.8469328996</text:p>
          </table:table-cell>
          <table:table-cell office:value-type="float" office:value="0.233930392325932" calcext:value-type="float">
            <text:p>0.2339303923</text:p>
          </table:table-cell>
          <table:table-cell office:value-type="float" office:value="-0.823796556911397" calcext:value-type="float">
            <text:p>-0.8237965569</text:p>
          </table:table-cell>
          <table:table-cell office:value-type="float" office:value="0.639321353413186" calcext:value-type="float">
            <text:p>0.6393213534</text:p>
          </table:table-cell>
          <table:table-cell office:value-type="float" office:value="-0.397853741115519" calcext:value-type="float">
            <text:p>-0.3978537411</text:p>
          </table:table-cell>
          <table:table-cell office:value-type="float" office:value="0.111815384973402" calcext:value-type="float">
            <text:p>0.111815385</text:p>
          </table:table-cell>
          <table:table-cell office:value-type="float" office:value="-2.25409846188523" calcext:value-type="float">
            <text:p>-2.2540984619</text:p>
          </table:table-cell>
          <table:table-cell office:value-type="float" office:value="0.476645444313689" calcext:value-type="float">
            <text:p>0.4766454443</text:p>
          </table:table-cell>
          <table:table-cell office:value-type="float" office:value="-0.65010168423042" calcext:value-type="float">
            <text:p>-0.6501016842</text:p>
          </table:table-cell>
          <table:table-cell office:value-type="float" office:value="0.315688441149836" calcext:value-type="float">
            <text:p>0.3156884411</text:p>
          </table:table-cell>
          <table:table-cell office:value-type="float" office:value="0.115162021785708" calcext:value-type="float">
            <text:p>0.1151620218</text:p>
          </table:table-cell>
        </table:table-row>
        <table:table-row table:style-name="ro1">
          <table:table-cell office:value-type="string" calcext:value-type="string">
            <text:p>aha-mont64</text:p>
          </table:table-cell>
          <table:table-cell office:value-type="float" office:value="4.31395871657968" calcext:value-type="float">
            <text:p>4.3139587166</text:p>
          </table:table-cell>
          <table:table-cell office:value-type="float" office:value="-25.2891522705694" calcext:value-type="float">
            <text:p>-25.2891522706</text:p>
          </table:table-cell>
          <table:table-cell office:value-type="float" office:value="-5.80371607245645" calcext:value-type="float">
            <text:p>-5.8037160725</text:p>
          </table:table-cell>
          <table:table-cell office:value-type="float" office:value="0.36997682564443" calcext:value-type="float">
            <text:p>0.3699768256</text:p>
          </table:table-cell>
          <table:table-cell office:value-type="float" office:value="-2.12698515207785" calcext:value-type="float">
            <text:p>-2.1269851521</text:p>
          </table:table-cell>
          <table:table-cell office:value-type="float" office:value="0.377477522582477" calcext:value-type="float">
            <text:p>0.3774775226</text:p>
          </table:table-cell>
          <table:table-cell office:value-type="float" office:value="-1.97754264874085" calcext:value-type="float">
            <text:p>-1.9775426487</text:p>
          </table:table-cell>
          <table:table-cell office:value-type="float" office:value="0.88395514424821" calcext:value-type="float">
            <text:p>0.8839551442</text:p>
          </table:table-cell>
          <table:table-cell office:value-type="float" office:value="0.671279365317765" calcext:value-type="float">
            <text:p>0.6712793653</text:p>
          </table:table-cell>
          <table:table-cell office:value-type="float" office:value="0.0506221854531152" calcext:value-type="float">
            <text:p>0.0506221855</text:p>
          </table:table-cell>
          <table:table-cell office:value-type="float" office:value="-7.67954712031886" calcext:value-type="float">
            <text:p>-7.6795471203</text:p>
          </table:table-cell>
          <table:table-cell office:value-type="float" office:value="1.07263677255711" calcext:value-type="float">
            <text:p>1.0726367726</text:p>
          </table:table-cell>
          <table:table-cell office:value-type="float" office:value="-9.16727444482943" calcext:value-type="float">
            <text:p>-9.1672744448</text:p>
          </table:table-cell>
          <table:table-cell office:value-type="float" office:value="2.88812056064167" calcext:value-type="float">
            <text:p>2.8881205606</text:p>
          </table:table-cell>
          <table:table-cell office:value-type="float" office:value="0.654813843436388" calcext:value-type="float">
            <text:p>0.6548138434</text:p>
          </table:table-cell>
          <table:table-cell office:value-type="float" office:value="2.55226195758077" calcext:value-type="float">
            <text:p>2.5522619576</text:p>
          </table:table-cell>
          <table:table-cell office:value-type="float" office:value="7.84849317960052" calcext:value-type="float">
            <text:p>7.8484931796</text:p>
          </table:table-cell>
          <table:table-cell office:value-type="float" office:value="-0.201118206198374" calcext:value-type="float">
            <text:p>-0.2011182062</text:p>
          </table:table-cell>
          <table:table-cell office:value-type="float" office:value="-0.213115134192204" calcext:value-type="float">
            <text:p>-0.2131151342</text:p>
          </table:table-cell>
          <table:table-cell office:value-type="float" office:value="3.96994076036864" calcext:value-type="float">
            <text:p>3.9699407604</text:p>
          </table:table-cell>
          <table:table-cell office:value-type="float" office:value="-0.581416622196363" calcext:value-type="float">
            <text:p>-0.5814166222</text:p>
          </table:table-cell>
          <table:table-cell office:value-type="float" office:value="-5.08565144213083" calcext:value-type="float">
            <text:p>-5.0856514421</text:p>
          </table:table-cell>
          <table:table-cell office:value-type="float" office:value="-1.4310315744" calcext:value-type="float">
            <text:p>-1.4310315744</text:p>
          </table:table-cell>
          <table:table-cell office:value-type="float" office:value="0.390982892990972" calcext:value-type="float">
            <text:p>0.390982893</text:p>
          </table:table-cell>
          <table:table-cell office:value-type="float" office:value="-1.62340265759728" calcext:value-type="float">
            <text:p>-1.6234026576</text:p>
          </table:table-cell>
          <table:table-cell office:value-type="float" office:value="2.28445860183422" calcext:value-type="float">
            <text:p>2.2844586018</text:p>
          </table:table-cell>
          <table:table-cell office:value-type="float" office:value="-5.72556090509331" calcext:value-type="float">
            <text:p>-5.7255609051</text:p>
          </table:table-cell>
          <table:table-cell office:value-type="float" office:value="-1.56947134585362" calcext:value-type="float">
            <text:p>-1.5694713459</text:p>
          </table:table-cell>
          <table:table-cell office:value-type="float" office:value="-1.94159995161095" calcext:value-type="float">
            <text:p>-1.9415999516</text:p>
          </table:table-cell>
        </table:table-row>
        <table:table-row table:style-name="ro1">
          <table:table-cell office:value-type="string" calcext:value-type="string">
            <text:p>ud</text:p>
          </table:table-cell>
          <table:table-cell office:value-type="float" office:value="0.115733123417434" calcext:value-type="float">
            <text:p>0.1157331234</text:p>
          </table:table-cell>
          <table:table-cell office:value-type="float" office:value="-0.42609924342303" calcext:value-type="float">
            <text:p>-0.4260992434</text:p>
          </table:table-cell>
          <table:table-cell office:value-type="float" office:value="-2.64557719542686" calcext:value-type="float">
            <text:p>-2.6455771954</text:p>
          </table:table-cell>
          <table:table-cell office:value-type="float" office:value="1.06859898702608" calcext:value-type="float">
            <text:p>1.068598987</text:p>
          </table:table-cell>
          <table:table-cell office:value-type="float" office:value="0.525763187898337" calcext:value-type="float">
            <text:p>0.5257631879</text:p>
          </table:table-cell>
          <table:table-cell office:value-type="float" office:value="0.107548563527935" calcext:value-type="float">
            <text:p>0.1075485635</text:p>
          </table:table-cell>
          <table:table-cell office:value-type="float" office:value="-1.57100693443672" calcext:value-type="float">
            <text:p>-1.5710069344</text:p>
          </table:table-cell>
          <table:table-cell office:value-type="float" office:value="-0.262702920017761" calcext:value-type="float">
            <text:p>-0.26270292</text:p>
          </table:table-cell>
          <table:table-cell office:value-type="float" office:value="0.447953782421431" calcext:value-type="float">
            <text:p>0.4479537824</text:p>
          </table:table-cell>
          <table:table-cell office:value-type="float" office:value="-0.335547162011586" calcext:value-type="float">
            <text:p>-0.335547162</text:p>
          </table:table-cell>
          <table:table-cell office:value-type="float" office:value="1.34638143205064" calcext:value-type="float">
            <text:p>1.3463814321</text:p>
          </table:table-cell>
          <table:table-cell office:value-type="float" office:value="1.80882838991462" calcext:value-type="float">
            <text:p>1.8088283899</text:p>
          </table:table-cell>
          <table:table-cell office:value-type="float" office:value="-0.480822876412817" calcext:value-type="float">
            <text:p>-0.4808228764</text:p>
          </table:table-cell>
          <table:table-cell office:value-type="float" office:value="0.758808048218812" calcext:value-type="float">
            <text:p>0.7588080482</text:p>
          </table:table-cell>
          <table:table-cell office:value-type="float" office:value="-0.00523861368537195" calcext:value-type="float">
            <text:p>-0.0052386137</text:p>
          </table:table-cell>
          <table:table-cell office:value-type="float" office:value="0.137434618250692" calcext:value-type="float">
            <text:p>0.1374346183</text:p>
          </table:table-cell>
          <table:table-cell office:value-type="float" office:value="1.20492349327406" calcext:value-type="float">
            <text:p>1.2049234933</text:p>
          </table:table-cell>
          <table:table-cell office:value-type="float" office:value="-0.261231164776063" calcext:value-type="float">
            <text:p>-0.2612311648</text:p>
          </table:table-cell>
          <table:table-cell office:value-type="float" office:value="0.618134435307012" calcext:value-type="float">
            <text:p>0.6181344353</text:p>
          </table:table-cell>
          <table:table-cell office:value-type="float" office:value="0.947563877179898" calcext:value-type="float">
            <text:p>0.9475638772</text:p>
          </table:table-cell>
          <table:table-cell office:value-type="float" office:value="-1.0159686834286" calcext:value-type="float">
            <text:p>-1.0159686834</text:p>
          </table:table-cell>
          <table:table-cell office:value-type="float" office:value="0.685930602123011" calcext:value-type="float">
            <text:p>0.6859306021</text:p>
          </table:table-cell>
          <table:table-cell office:value-type="float" office:value="-1.24047626102863" calcext:value-type="float">
            <text:p>-1.240476261</text:p>
          </table:table-cell>
          <table:table-cell office:value-type="float" office:value="0.176643731848402" calcext:value-type="float">
            <text:p>0.1766437318</text:p>
          </table:table-cell>
          <table:table-cell office:value-type="float" office:value="-2.50789032067103" calcext:value-type="float">
            <text:p>-2.5078903207</text:p>
          </table:table-cell>
          <table:table-cell office:value-type="float" office:value="0.379034204686643" calcext:value-type="float">
            <text:p>0.3790342047</text:p>
          </table:table-cell>
          <table:table-cell office:value-type="float" office:value="0.370096768248184" calcext:value-type="float">
            <text:p>0.3700967682</text:p>
          </table:table-cell>
          <table:table-cell office:value-type="float" office:value="0.496402225506452" calcext:value-type="float">
            <text:p>0.4964022255</text:p>
          </table:table-cell>
          <table:table-cell office:value-type="float" office:value="-0.0983771152003056" calcext:value-type="float">
            <text:p>-0.0983771152</text:p>
          </table:table-cell>
        </table:table-row>
        <table:table-row table:style-name="ro1">
          <table:table-cell office:value-type="string" calcext:value-type="string">
            <text:p>bs</text:p>
          </table:table-cell>
          <table:table-cell office:value-type="float" office:value="-0.0562456581364906" calcext:value-type="float">
            <text:p>-0.0562456581</text:p>
          </table:table-cell>
          <table:table-cell office:value-type="float" office:value="-0.536523375230911" calcext:value-type="float">
            <text:p>-0.5365233752</text:p>
          </table:table-cell>
          <table:table-cell office:value-type="float" office:value="-2.31454086975447" calcext:value-type="float">
            <text:p>-2.3145408698</text:p>
          </table:table-cell>
          <table:table-cell office:value-type="float" office:value="-0.641021801232175" calcext:value-type="float">
            <text:p>-0.6410218012</text:p>
          </table:table-cell>
          <table:table-cell office:value-type="float" office:value="-6.6674766346515" calcext:value-type="float">
            <text:p>-6.6674766347</text:p>
          </table:table-cell>
          <table:table-cell office:value-type="float" office:value="0.129738788546048" calcext:value-type="float">
            <text:p>0.1297387885</text:p>
          </table:table-cell>
          <table:table-cell office:value-type="float" office:value="-1.70947739159768" calcext:value-type="float">
            <text:p>-1.7094773916</text:p>
          </table:table-cell>
          <table:table-cell office:value-type="float" office:value="4.88601554999784" calcext:value-type="float">
            <text:p>4.88601555</text:p>
          </table:table-cell>
          <table:table-cell office:value-type="float" office:value="0.404210974757202" calcext:value-type="float">
            <text:p>0.4042109748</text:p>
          </table:table-cell>
          <table:table-cell office:value-type="float" office:value="-0.405569650868942" calcext:value-type="float">
            <text:p>-0.4055696509</text:p>
          </table:table-cell>
          <table:table-cell office:value-type="float" office:value="1.41981814883027" calcext:value-type="float">
            <text:p>1.4198181488</text:p>
          </table:table-cell>
          <table:table-cell office:value-type="float" office:value="-0.0294432351001346" calcext:value-type="float">
            <text:p>-0.0294432351</text:p>
          </table:table-cell>
          <table:table-cell office:value-type="float" office:value="-0.328374784332865" calcext:value-type="float">
            <text:p>-0.3283747843</text:p>
          </table:table-cell>
          <table:table-cell office:value-type="float" office:value="0.651990695767465" calcext:value-type="float">
            <text:p>0.6519906958</text:p>
          </table:table-cell>
          <table:table-cell office:value-type="float" office:value="0.374321209605237" calcext:value-type="float">
            <text:p>0.3743212096</text:p>
          </table:table-cell>
          <table:table-cell office:value-type="float" office:value="0.0563737165510653" calcext:value-type="float">
            <text:p>0.0563737166</text:p>
          </table:table-cell>
          <table:table-cell office:value-type="float" office:value="-4.00794968736776" calcext:value-type="float">
            <text:p>-4.0079496874</text:p>
          </table:table-cell>
          <table:table-cell office:value-type="float" office:value="-1.61986724264174" calcext:value-type="float">
            <text:p>-1.6198672426</text:p>
          </table:table-cell>
          <table:table-cell office:value-type="float" office:value="-1.30162905022749" calcext:value-type="float">
            <text:p>-1.3016290502</text:p>
          </table:table-cell>
          <table:table-cell office:value-type="float" office:value="1.1751775475041" calcext:value-type="float">
            <text:p>1.1751775475</text:p>
          </table:table-cell>
          <table:table-cell office:value-type="float" office:value="-0.963428402102647" calcext:value-type="float">
            <text:p>-0.9634284021</text:p>
          </table:table-cell>
          <table:table-cell office:value-type="float" office:value="-4.398727895049" calcext:value-type="float">
            <text:p>-4.398727895</text:p>
          </table:table-cell>
          <table:table-cell office:value-type="float" office:value="-1.49156291666676" calcext:value-type="float">
            <text:p>-1.4915629167</text:p>
          </table:table-cell>
          <table:table-cell office:value-type="float" office:value="-0.0877929918372882" calcext:value-type="float">
            <text:p>-0.0877929918</text:p>
          </table:table-cell>
          <table:table-cell office:value-type="float" office:value="-2.48152418939529" calcext:value-type="float">
            <text:p>-2.4815241894</text:p>
          </table:table-cell>
          <table:table-cell office:value-type="float" office:value="0.213693412727231" calcext:value-type="float">
            <text:p>0.2136934127</text:p>
          </table:table-cell>
          <table:table-cell office:value-type="float" office:value="-6.43088358799534" calcext:value-type="float">
            <text:p>-6.430883588</text:p>
          </table:table-cell>
          <table:table-cell office:value-type="float" office:value="-2.90815395830989" calcext:value-type="float">
            <text:p>-2.9081539583</text:p>
          </table:table-cell>
          <table:table-cell office:value-type="float" office:value="-5.14435951507452" calcext:value-type="float">
            <text:p>-5.1443595151</text:p>
          </table:table-cell>
        </table:table-row>
        <table:table-row table:style-name="ro1">
          <table:table-cell office:value-type="string" calcext:value-type="string">
            <text:p>aha-compress</text:p>
          </table:table-cell>
          <table:table-cell office:value-type="float" office:value="-0.0727244671412997" calcext:value-type="float">
            <text:p>-0.0727244671</text:p>
          </table:table-cell>
          <table:table-cell office:value-type="float" office:value="-0.31643726148887" calcext:value-type="float">
            <text:p>-0.3164372615</text:p>
          </table:table-cell>
          <table:table-cell office:value-type="float" office:value="-2.27904772650332" calcext:value-type="float">
            <text:p>-2.2790477265</text:p>
          </table:table-cell>
          <table:table-cell office:value-type="float" office:value="1.06096774244945" calcext:value-type="float">
            <text:p>1.0609677424</text:p>
          </table:table-cell>
          <table:table-cell office:value-type="float" office:value="0.0793923852740895" calcext:value-type="float">
            <text:p>0.0793923853</text:p>
          </table:table-cell>
          <table:table-cell office:value-type="float" office:value="-0.106189561841676" calcext:value-type="float">
            <text:p>-0.1061895618</text:p>
          </table:table-cell>
          <table:table-cell office:value-type="float" office:value="-1.73217212876263" calcext:value-type="float">
            <text:p>-1.7321721288</text:p>
          </table:table-cell>
          <table:table-cell office:value-type="float" office:value="0.0552583096752424" calcext:value-type="float">
            <text:p>0.0552583097</text:p>
          </table:table-cell>
          <table:table-cell office:value-type="float" office:value="0.413850696693715" calcext:value-type="float">
            <text:p>0.4138506967</text:p>
          </table:table-cell>
          <table:table-cell office:value-type="float" office:value="-0.397889091645712" calcext:value-type="float">
            <text:p>-0.3978890916</text:p>
          </table:table-cell>
          <table:table-cell office:value-type="float" office:value="1.3302899204039" calcext:value-type="float">
            <text:p>1.3302899204</text:p>
          </table:table-cell>
          <table:table-cell office:value-type="float" office:value="1.69246212305078" calcext:value-type="float">
            <text:p>1.6924621231</text:p>
          </table:table-cell>
          <table:table-cell office:value-type="float" office:value="-0.378857215977012" calcext:value-type="float">
            <text:p>-0.378857216</text:p>
          </table:table-cell>
          <table:table-cell office:value-type="float" office:value="0.622933123180533" calcext:value-type="float">
            <text:p>0.6229331232</text:p>
          </table:table-cell>
          <table:table-cell office:value-type="float" office:value="0.118561936572325" calcext:value-type="float">
            <text:p>0.1185619366</text:p>
          </table:table-cell>
          <table:table-cell office:value-type="float" office:value="-0.00383586927361814" calcext:value-type="float">
            <text:p>-0.0038358693</text:p>
          </table:table-cell>
          <table:table-cell office:value-type="float" office:value="0.824421629300559" calcext:value-type="float">
            <text:p>0.8244216293</text:p>
          </table:table-cell>
          <table:table-cell office:value-type="float" office:value="-0.0389238990710297" calcext:value-type="float">
            <text:p>-0.0389238991</text:p>
          </table:table-cell>
          <table:table-cell office:value-type="float" office:value="0.677245717798587" calcext:value-type="float">
            <text:p>0.6772457178</text:p>
          </table:table-cell>
          <table:table-cell office:value-type="float" office:value="1.07704693534093" calcext:value-type="float">
            <text:p>1.0770469353</text:p>
          </table:table-cell>
          <table:table-cell office:value-type="float" office:value="-0.876416345143423" calcext:value-type="float">
            <text:p>-0.8764163451</text:p>
          </table:table-cell>
          <table:table-cell office:value-type="float" office:value="0.773518641943207" calcext:value-type="float">
            <text:p>0.7735186419</text:p>
          </table:table-cell>
          <table:table-cell office:value-type="float" office:value="-1.25417395024757" calcext:value-type="float">
            <text:p>-1.2541739502</text:p>
          </table:table-cell>
          <table:table-cell office:value-type="float" office:value="-0.0987550981687543" calcext:value-type="float">
            <text:p>-0.0987550982</text:p>
          </table:table-cell>
          <table:table-cell office:value-type="float" office:value="-2.53515133611579" calcext:value-type="float">
            <text:p>-2.5351513361</text:p>
          </table:table-cell>
          <table:table-cell office:value-type="float" office:value="0.476510139828685" calcext:value-type="float">
            <text:p>0.4765101398</text:p>
          </table:table-cell>
          <table:table-cell office:value-type="float" office:value="0.88523313706781" calcext:value-type="float">
            <text:p>0.8852331371</text:p>
          </table:table-cell>
          <table:table-cell office:value-type="float" office:value="0.42940744320041" calcext:value-type="float">
            <text:p>0.4294074432</text:p>
          </table:table-cell>
          <table:table-cell office:value-type="float" office:value="-0.00204644446619452" calcext:value-type="float">
            <text:p>-0.0020464445</text:p>
          </table:table-cell>
        </table:table-row>
        <table:table-row table:style-name="ro1">
          <table:table-cell office:value-type="string" calcext:value-type="string">
            <text:p>prime</text:p>
          </table:table-cell>
          <table:table-cell office:value-type="float" office:value="0.0473639698949491" calcext:value-type="float">
            <text:p>0.0473639699</text:p>
          </table:table-cell>
          <table:table-cell office:value-type="float" office:value="-0.260345872443359" calcext:value-type="float">
            <text:p>-0.2603458724</text:p>
          </table:table-cell>
          <table:table-cell office:value-type="float" office:value="-1.26931202296586" calcext:value-type="float">
            <text:p>-1.269312023</text:p>
          </table:table-cell>
          <table:table-cell office:value-type="float" office:value="1.10454112489408" calcext:value-type="float">
            <text:p>1.1045411249</text:p>
          </table:table-cell>
          <table:table-cell office:value-type="float" office:value="0.0974370849063713" calcext:value-type="float">
            <text:p>0.0974370849</text:p>
          </table:table-cell>
          <table:table-cell office:value-type="float" office:value="-0.042745838199787" calcext:value-type="float">
            <text:p>-0.0427458382</text:p>
          </table:table-cell>
          <table:table-cell office:value-type="float" office:value="-0.954400591815029" calcext:value-type="float">
            <text:p>-0.9544005918</text:p>
          </table:table-cell>
          <table:table-cell office:value-type="float" office:value="0.544274846296126" calcext:value-type="float">
            <text:p>0.5442748463</text:p>
          </table:table-cell>
          <table:table-cell office:value-type="float" office:value="0.235675006383664" calcext:value-type="float">
            <text:p>0.2356750064</text:p>
          </table:table-cell>
          <table:table-cell office:value-type="float" office:value="-0.591397525693641" calcext:value-type="float">
            <text:p>-0.5913975257</text:p>
          </table:table-cell>
          <table:table-cell office:value-type="float" office:value="1.41674077583007" calcext:value-type="float">
            <text:p>1.4167407758</text:p>
          </table:table-cell>
          <table:table-cell office:value-type="float" office:value="1.6503884765828" calcext:value-type="float">
            <text:p>1.6503884766</text:p>
          </table:table-cell>
          <table:table-cell office:value-type="float" office:value="-0.523284246873123" calcext:value-type="float">
            <text:p>-0.5232842469</text:p>
          </table:table-cell>
          <table:table-cell office:value-type="float" office:value="0.724194776318795" calcext:value-type="float">
            <text:p>0.7241947763</text:p>
          </table:table-cell>
          <table:table-cell office:value-type="float" office:value="-0.166874978696986" calcext:value-type="float">
            <text:p>-0.1668749787</text:p>
          </table:table-cell>
          <table:table-cell office:value-type="float" office:value="0.376677442603535" calcext:value-type="float">
            <text:p>0.3766774426</text:p>
          </table:table-cell>
          <table:table-cell office:value-type="float" office:value="1.54904127356481" calcext:value-type="float">
            <text:p>1.5490412736</text:p>
          </table:table-cell>
          <table:table-cell office:value-type="float" office:value="-0.185572195988498" calcext:value-type="float">
            <text:p>-0.185572196</text:p>
          </table:table-cell>
          <table:table-cell office:value-type="float" office:value="0.694493600029769" calcext:value-type="float">
            <text:p>0.6944936</text:p>
          </table:table-cell>
          <table:table-cell office:value-type="float" office:value="0.747784294905257" calcext:value-type="float">
            <text:p>0.7477842949</text:p>
          </table:table-cell>
          <table:table-cell office:value-type="float" office:value="-0.949782515439496" calcext:value-type="float">
            <text:p>-0.9497825154</text:p>
          </table:table-cell>
          <table:table-cell office:value-type="float" office:value="0.529838022118478" calcext:value-type="float">
            <text:p>0.5298380221</text:p>
          </table:table-cell>
          <table:table-cell office:value-type="float" office:value="-0.648503474949609" calcext:value-type="float">
            <text:p>-0.6485034749</text:p>
          </table:table-cell>
          <table:table-cell office:value-type="float" office:value="0.156707357484404" calcext:value-type="float">
            <text:p>0.1567073575</text:p>
          </table:table-cell>
          <table:table-cell office:value-type="float" office:value="-2.43922171412549" calcext:value-type="float">
            <text:p>-2.4392217141</text:p>
          </table:table-cell>
          <table:table-cell office:value-type="float" office:value="0.558548421036108" calcext:value-type="float">
            <text:p>0.558548421</text:p>
          </table:table-cell>
          <table:table-cell office:value-type="float" office:value="-0.328538404354872" calcext:value-type="float">
            <text:p>-0.3285384044</text:p>
          </table:table-cell>
          <table:table-cell office:value-type="float" office:value="0.447759864274454" calcext:value-type="float">
            <text:p>0.4477598643</text:p>
          </table:table-cell>
          <table:table-cell office:value-type="float" office:value="-0.00621935446421826" calcext:value-type="float">
            <text:p>-0.0062193545</text:p>
          </table:table-cell>
        </table:table-row>
        <table:table-row table:style-name="ro1">
          <table:table-cell office:value-type="string" calcext:value-type="string">
            <text:p>select</text:p>
          </table:table-cell>
          <table:table-cell office:value-type="float" office:value="3.06790173647331" calcext:value-type="float">
            <text:p>3.0679017365</text:p>
          </table:table-cell>
          <table:table-cell office:value-type="float" office:value="0.532227522477567" calcext:value-type="float">
            <text:p>0.5322275225</text:p>
          </table:table-cell>
          <table:table-cell office:value-type="float" office:value="6.75896478281591" calcext:value-type="float">
            <text:p>6.7589647828</text:p>
          </table:table-cell>
          <table:table-cell office:value-type="float" office:value="20.0178353041815" calcext:value-type="float">
            <text:p>20.0178353042</text:p>
          </table:table-cell>
          <table:table-cell office:value-type="float" office:value="36.2838317683289" calcext:value-type="float">
            <text:p>36.2838317683</text:p>
          </table:table-cell>
          <table:table-cell office:value-type="float" office:value="1.45915905233444" calcext:value-type="float">
            <text:p>1.4591590523</text:p>
          </table:table-cell>
          <table:table-cell office:value-type="float" office:value="21.0260919012849" calcext:value-type="float">
            <text:p>21.0260919013</text:p>
          </table:table-cell>
          <table:table-cell office:value-type="float" office:value="7.36657011818752" calcext:value-type="float">
            <text:p>7.3665701182</text:p>
          </table:table-cell>
          <table:table-cell office:value-type="float" office:value="2.35648647257613" calcext:value-type="float">
            <text:p>2.3564864726</text:p>
          </table:table-cell>
          <table:table-cell office:value-type="float" office:value="1.25481672550823" calcext:value-type="float">
            <text:p>1.2548167255</text:p>
          </table:table-cell>
          <table:table-cell office:value-type="float" office:value="3.81017888048011" calcext:value-type="float">
            <text:p>3.8101788805</text:p>
          </table:table-cell>
          <table:table-cell office:value-type="float" office:value="20.9861820652739" calcext:value-type="float">
            <text:p>20.9861820653</text:p>
          </table:table-cell>
          <table:table-cell office:value-type="float" office:value="1.40559598893233" calcext:value-type="float">
            <text:p>1.4055959889</text:p>
          </table:table-cell>
          <table:table-cell office:value-type="float" office:value="4.07205924597121" calcext:value-type="float">
            <text:p>4.072059246</text:p>
          </table:table-cell>
          <table:table-cell office:value-type="float" office:value="1.8971149504513" calcext:value-type="float">
            <text:p>1.8971149505</text:p>
          </table:table-cell>
          <table:table-cell office:value-type="float" office:value="2.74183340973719" calcext:value-type="float">
            <text:p>2.7418334097</text:p>
          </table:table-cell>
          <table:table-cell office:value-type="float" office:value="35.1595242211614" calcext:value-type="float">
            <text:p>35.1595242212</text:p>
          </table:table-cell>
          <table:table-cell office:value-type="float" office:value="19.373218926047" calcext:value-type="float">
            <text:p>19.373218926</text:p>
          </table:table-cell>
          <table:table-cell office:value-type="float" office:value="19.4646377408464" calcext:value-type="float">
            <text:p>19.4646377408</text:p>
          </table:table-cell>
          <table:table-cell office:value-type="float" office:value="1.9353597725488" calcext:value-type="float">
            <text:p>1.9353597725</text:p>
          </table:table-cell>
          <table:table-cell office:value-type="float" office:value="0.359187234096363" calcext:value-type="float">
            <text:p>0.3591872341</text:p>
          </table:table-cell>
          <table:table-cell office:value-type="float" office:value="6.70537725303655" calcext:value-type="float">
            <text:p>6.705377253</text:p>
          </table:table-cell>
          <table:table-cell office:value-type="float" office:value="21.393331117408" calcext:value-type="float">
            <text:p>21.3933311174</text:p>
          </table:table-cell>
          <table:table-cell office:value-type="float" office:value="1.88908766098556" calcext:value-type="float">
            <text:p>1.889087661</text:p>
          </table:table-cell>
          <table:table-cell office:value-type="float" office:value="-0.282753927986096" calcext:value-type="float">
            <text:p>-0.282753928</text:p>
          </table:table-cell>
          <table:table-cell office:value-type="float" office:value="1.71817008100097" calcext:value-type="float">
            <text:p>1.718170081</text:p>
          </table:table-cell>
          <table:table-cell office:value-type="float" office:value="20.3136520871652" calcext:value-type="float">
            <text:p>20.3136520872</text:p>
          </table:table-cell>
          <table:table-cell office:value-type="float" office:value="5.00491371502302" calcext:value-type="float">
            <text:p>5.004913715</text:p>
          </table:table-cell>
          <table:table-cell office:value-type="float" office:value="31.9436763467342" calcext:value-type="float">
            <text:p>31.9436763467</text:p>
          </table:table-cell>
        </table:table-row>
        <table:table-row table:style-name="ro1">
          <table:table-cell office:value-type="string" calcext:value-type="string">
            <text:p>dtoa</text:p>
          </table:table-cell>
          <table:table-cell office:value-type="float" office:value="0.123630724723295" calcext:value-type="float">
            <text:p>0.1236307247</text:p>
          </table:table-cell>
          <table:table-cell office:value-type="float" office:value="-4.83782170873981" calcext:value-type="float">
            <text:p>-4.8378217087</text:p>
          </table:table-cell>
          <table:table-cell office:value-type="float" office:value="-4.99255568074832" calcext:value-type="float">
            <text:p>-4.9925556807</text:p>
          </table:table-cell>
          <table:table-cell office:value-type="float" office:value="1.19399126945877" calcext:value-type="float">
            <text:p>1.1939912695</text:p>
          </table:table-cell>
          <table:table-cell office:value-type="float" office:value="0.0375944842589313" calcext:value-type="float">
            <text:p>0.0375944843</text:p>
          </table:table-cell>
          <table:table-cell office:value-type="float" office:value="0.121018170803439" calcext:value-type="float">
            <text:p>0.1210181708</text:p>
          </table:table-cell>
          <table:table-cell office:value-type="float" office:value="-0.80383947256016" calcext:value-type="float">
            <text:p>-0.8038394726</text:p>
          </table:table-cell>
          <table:table-cell office:value-type="float" office:value="1.10733199202414" calcext:value-type="float">
            <text:p>1.107331992</text:p>
          </table:table-cell>
          <table:table-cell office:value-type="float" office:value="-0.132003359406045" calcext:value-type="float">
            <text:p>-0.1320033594</text:p>
          </table:table-cell>
          <table:table-cell office:value-type="float" office:value="-0.126566354757547" calcext:value-type="float">
            <text:p>-0.1265663548</text:p>
          </table:table-cell>
          <table:table-cell office:value-type="float" office:value="-2.39328043431259" calcext:value-type="float">
            <text:p>-2.3932804343</text:p>
          </table:table-cell>
          <table:table-cell office:value-type="float" office:value="1.92648903980372" calcext:value-type="float">
            <text:p>1.9264890398</text:p>
          </table:table-cell>
          <table:table-cell office:value-type="float" office:value="1.02455250793365" calcext:value-type="float">
            <text:p>1.0245525079</text:p>
          </table:table-cell>
          <table:table-cell office:value-type="float" office:value="1.72559738311651" calcext:value-type="float">
            <text:p>1.7255973831</text:p>
          </table:table-cell>
          <table:table-cell office:value-type="float" office:value="-0.465778761908918" calcext:value-type="float">
            <text:p>-0.4657787619</text:p>
          </table:table-cell>
          <table:table-cell office:value-type="float" office:value="3.02509278487929" calcext:value-type="float">
            <text:p>3.0250927849</text:p>
          </table:table-cell>
          <table:table-cell office:value-type="float" office:value="2.50764524843272" calcext:value-type="float">
            <text:p>2.5076452484</text:p>
          </table:table-cell>
          <table:table-cell office:value-type="float" office:value="0.271724359656981" calcext:value-type="float">
            <text:p>0.2717243597</text:p>
          </table:table-cell>
          <table:table-cell office:value-type="float" office:value="0.796877982605427" calcext:value-type="float">
            <text:p>0.7968779826</text:p>
          </table:table-cell>
          <table:table-cell office:value-type="float" office:value="0.0900338359838228" calcext:value-type="float">
            <text:p>0.090033836</text:p>
          </table:table-cell>
          <table:table-cell office:value-type="float" office:value="-0.713863383496452" calcext:value-type="float">
            <text:p>-0.7138633835</text:p>
          </table:table-cell>
          <table:table-cell office:value-type="float" office:value="-2.72230662301177" calcext:value-type="float">
            <text:p>-2.722306623</text:p>
          </table:table-cell>
          <table:table-cell office:value-type="float" office:value="-0.207906874361824" calcext:value-type="float">
            <text:p>-0.2079068744</text:p>
          </table:table-cell>
          <table:table-cell office:value-type="float" office:value="-0.551426291714653" calcext:value-type="float">
            <text:p>-0.5514262917</text:p>
          </table:table-cell>
          <table:table-cell office:value-type="float" office:value="-2.85008470137989" calcext:value-type="float">
            <text:p>-2.8500847014</text:p>
          </table:table-cell>
          <table:table-cell office:value-type="float" office:value="1.60507467255068" calcext:value-type="float">
            <text:p>1.6050746726</text:p>
          </table:table-cell>
          <table:table-cell office:value-type="float" office:value="-1.70829827836455" calcext:value-type="float">
            <text:p>-1.7082982784</text:p>
          </table:table-cell>
          <table:table-cell office:value-type="float" office:value="2.1283901994707" calcext:value-type="float">
            <text:p>2.1283901995</text:p>
          </table:table-cell>
          <table:table-cell office:value-type="float" office:value="-3.70003580701337" calcext:value-type="float">
            <text:p>-3.700035807</text:p>
          </table:table-cell>
        </table:table-row>
        <table:table-row table:style-name="ro1">
          <table:table-cell office:value-type="string" calcext:value-type="string">
            <text:p>sglib-rbtree</text:p>
          </table:table-cell>
          <table:table-cell office:value-type="float" office:value="-0.47616350066014" calcext:value-type="float">
            <text:p>-0.4761635007</text:p>
          </table:table-cell>
          <table:table-cell office:value-type="float" office:value="-0.223735045087198" calcext:value-type="float">
            <text:p>-0.2237350451</text:p>
          </table:table-cell>
          <table:table-cell office:value-type="float" office:value="-3.13591490659756" calcext:value-type="float">
            <text:p>-3.1359149066</text:p>
          </table:table-cell>
          <table:table-cell office:value-type="float" office:value="0.622701909784012" calcext:value-type="float">
            <text:p>0.6227019098</text:p>
          </table:table-cell>
          <table:table-cell office:value-type="float" office:value="0.313298304105617" calcext:value-type="float">
            <text:p>0.3132983041</text:p>
          </table:table-cell>
          <table:table-cell office:value-type="float" office:value="-0.115997922336618" calcext:value-type="float">
            <text:p>-0.1159979223</text:p>
          </table:table-cell>
          <table:table-cell office:value-type="float" office:value="-2.04144404000079" calcext:value-type="float">
            <text:p>-2.04144404</text:p>
          </table:table-cell>
          <table:table-cell office:value-type="float" office:value="-0.639620725339741" calcext:value-type="float">
            <text:p>-0.6396207253</text:p>
          </table:table-cell>
          <table:table-cell office:value-type="float" office:value="0.550488735216055" calcext:value-type="float">
            <text:p>0.5504887352</text:p>
          </table:table-cell>
          <table:table-cell office:value-type="float" office:value="-0.0744682009388479" calcext:value-type="float">
            <text:p>-0.0744682009</text:p>
          </table:table-cell>
          <table:table-cell office:value-type="float" office:value="1.22355438474135" calcext:value-type="float">
            <text:p>1.2235543847</text:p>
          </table:table-cell>
          <table:table-cell office:value-type="float" office:value="1.56061165411997" calcext:value-type="float">
            <text:p>1.5606116541</text:p>
          </table:table-cell>
          <table:table-cell office:value-type="float" office:value="-0.0989042200183349" calcext:value-type="float">
            <text:p>-0.09890422</text:p>
          </table:table-cell>
          <table:table-cell office:value-type="float" office:value="0.42668790442777" calcext:value-type="float">
            <text:p>0.4266879044</text:p>
          </table:table-cell>
          <table:table-cell office:value-type="float" office:value="-0.131440073683019" calcext:value-type="float">
            <text:p>-0.1314400737</text:p>
          </table:table-cell>
          <table:table-cell office:value-type="float" office:value="0.00490169372570515" calcext:value-type="float">
            <text:p>0.0049016937</text:p>
          </table:table-cell>
          <table:table-cell office:value-type="float" office:value="-0.646633595587238" calcext:value-type="float">
            <text:p>-0.6466335956</text:p>
          </table:table-cell>
          <table:table-cell office:value-type="float" office:value="-0.00241058842914885" calcext:value-type="float">
            <text:p>-0.0024105884</text:p>
          </table:table-cell>
          <table:table-cell office:value-type="float" office:value="0.582062000850065" calcext:value-type="float">
            <text:p>0.5820620009</text:p>
          </table:table-cell>
          <table:table-cell office:value-type="float" office:value="0.986978456188638" calcext:value-type="float">
            <text:p>0.9869784562</text:p>
          </table:table-cell>
          <table:table-cell office:value-type="float" office:value="-0.988122717605492" calcext:value-type="float">
            <text:p>-0.9881227176</text:p>
          </table:table-cell>
          <table:table-cell office:value-type="float" office:value="-0.399467153705615" calcext:value-type="float">
            <text:p>-0.3994671537</text:p>
          </table:table-cell>
          <table:table-cell office:value-type="float" office:value="-1.4235977501191" calcext:value-type="float">
            <text:p>-1.4235977501</text:p>
          </table:table-cell>
          <table:table-cell office:value-type="float" office:value="-0.0400839770256425" calcext:value-type="float">
            <text:p>-0.040083977</text:p>
          </table:table-cell>
          <table:table-cell office:value-type="float" office:value="-2.15845248045371" calcext:value-type="float">
            <text:p>-2.1584524805</text:p>
          </table:table-cell>
          <table:table-cell office:value-type="float" office:value="0.353145203374785" calcext:value-type="float">
            <text:p>0.3531452034</text:p>
          </table:table-cell>
          <table:table-cell office:value-type="float" office:value="-0.982308053262496" calcext:value-type="float">
            <text:p>-0.9823080533</text:p>
          </table:table-cell>
          <table:table-cell office:value-type="float" office:value="0.0643767759347139" calcext:value-type="float">
            <text:p>0.0643767759</text:p>
          </table:table-cell>
          <table:table-cell office:value-type="float" office:value="-0.443568960923667" calcext:value-type="float">
            <text:p>-0.4435689609</text:p>
          </table:table-cell>
        </table:table-row>
        <table:table-row table:style-name="ro1">
          <table:table-cell office:value-type="string" calcext:value-type="string">
            <text:p>st</text:p>
          </table:table-cell>
          <table:table-cell office:value-type="float" office:value="0.0490052600918248" calcext:value-type="float">
            <text:p>0.0490052601</text:p>
          </table:table-cell>
          <table:table-cell office:value-type="float" office:value="-0.466486328493965" calcext:value-type="float">
            <text:p>-0.4664863285</text:p>
          </table:table-cell>
          <table:table-cell office:value-type="float" office:value="-0.804997846438252" calcext:value-type="float">
            <text:p>-0.8049978464</text:p>
          </table:table-cell>
          <table:table-cell office:value-type="float" office:value="0.903401475318531" calcext:value-type="float">
            <text:p>0.9034014753</text:p>
          </table:table-cell>
          <table:table-cell office:value-type="float" office:value="-0.392797848535126" calcext:value-type="float">
            <text:p>-0.3927978485</text:p>
          </table:table-cell>
          <table:table-cell office:value-type="float" office:value="0.0546084236664817" calcext:value-type="float">
            <text:p>0.0546084237</text:p>
          </table:table-cell>
          <table:table-cell office:value-type="float" office:value="-1.36691199900815" calcext:value-type="float">
            <text:p>-1.366911999</text:p>
          </table:table-cell>
          <table:table-cell office:value-type="float" office:value="1.17511667495407" calcext:value-type="float">
            <text:p>1.175116675</text:p>
          </table:table-cell>
          <table:table-cell office:value-type="float" office:value="0.61802118308194" calcext:value-type="float">
            <text:p>0.6180211831</text:p>
          </table:table-cell>
          <table:table-cell office:value-type="float" office:value="-0.251882476199366" calcext:value-type="float">
            <text:p>-0.2518824762</text:p>
          </table:table-cell>
          <table:table-cell office:value-type="float" office:value="1.51646458385063" calcext:value-type="float">
            <text:p>1.5164645839</text:p>
          </table:table-cell>
          <table:table-cell office:value-type="float" office:value="1.72344292846944" calcext:value-type="float">
            <text:p>1.7234429285</text:p>
          </table:table-cell>
          <table:table-cell office:value-type="float" office:value="-0.351564993582224" calcext:value-type="float">
            <text:p>-0.3515649936</text:p>
          </table:table-cell>
          <table:table-cell office:value-type="float" office:value="0.755142230844613" calcext:value-type="float">
            <text:p>0.7551422308</text:p>
          </table:table-cell>
          <table:table-cell office:value-type="float" office:value="0.100369953306116" calcext:value-type="float">
            <text:p>0.1003699533</text:p>
          </table:table-cell>
          <table:table-cell office:value-type="float" office:value="-0.0760047976525488" calcext:value-type="float">
            <text:p>-0.0760047977</text:p>
          </table:table-cell>
          <table:table-cell office:value-type="float" office:value="0.813425293475807" calcext:value-type="float">
            <text:p>0.8134252935</text:p>
          </table:table-cell>
          <table:table-cell office:value-type="float" office:value="-0.155660518542917" calcext:value-type="float">
            <text:p>-0.1556605185</text:p>
          </table:table-cell>
          <table:table-cell office:value-type="float" office:value="0.632635330134261" calcext:value-type="float">
            <text:p>0.6326353301</text:p>
          </table:table-cell>
          <table:table-cell office:value-type="float" office:value="1.09907388508027" calcext:value-type="float">
            <text:p>1.0990738851</text:p>
          </table:table-cell>
          <table:table-cell office:value-type="float" office:value="-1.00384065763789" calcext:value-type="float">
            <text:p>-1.0038406576</text:p>
          </table:table-cell>
          <table:table-cell office:value-type="float" office:value="0.678069535115881" calcext:value-type="float">
            <text:p>0.6780695351</text:p>
          </table:table-cell>
          <table:table-cell office:value-type="float" office:value="-0.88177568839547" calcext:value-type="float">
            <text:p>-0.8817756884</text:p>
          </table:table-cell>
          <table:table-cell office:value-type="float" office:value="-0.0805350780488361" calcext:value-type="float">
            <text:p>-0.080535078</text:p>
          </table:table-cell>
          <table:table-cell office:value-type="float" office:value="-2.52656983200811" calcext:value-type="float">
            <text:p>-2.526569832</text:p>
          </table:table-cell>
          <table:table-cell office:value-type="float" office:value="0.373132359088614" calcext:value-type="float">
            <text:p>0.3731323591</text:p>
          </table:table-cell>
          <table:table-cell office:value-type="float" office:value="-6.07855110613475" calcext:value-type="float">
            <text:p>-6.0785511061</text:p>
          </table:table-cell>
          <table:table-cell office:value-type="float" office:value="0.119533410099773" calcext:value-type="float">
            <text:p>0.1195334101</text:p>
          </table:table-cell>
          <table:table-cell office:value-type="float" office:value="-0.00222214807582714" calcext:value-type="float">
            <text:p>-0.0022221481</text:p>
          </table:table-cell>
        </table:table-row>
        <table:table-row table:style-name="ro1">
          <table:table-cell office:value-type="string" calcext:value-type="string">
            <text:p>sglib-arrayquicksort</text:p>
          </table:table-cell>
          <table:table-cell office:value-type="float" office:value="-0.229065828924821" calcext:value-type="float">
            <text:p>-0.2290658289</text:p>
          </table:table-cell>
          <table:table-cell office:value-type="float" office:value="-0.395877135370635" calcext:value-type="float">
            <text:p>-0.3958771354</text:p>
          </table:table-cell>
          <table:table-cell office:value-type="float" office:value="-4.4005973749734" calcext:value-type="float">
            <text:p>-4.400597375</text:p>
          </table:table-cell>
          <table:table-cell office:value-type="float" office:value="0.845782822323496" calcext:value-type="float">
            <text:p>0.8457828223</text:p>
          </table:table-cell>
          <table:table-cell office:value-type="float" office:value="1.314103710258" calcext:value-type="float">
            <text:p>1.3141037103</text:p>
          </table:table-cell>
          <table:table-cell office:value-type="float" office:value="-0.039028377611761" calcext:value-type="float">
            <text:p>-0.0390283776</text:p>
          </table:table-cell>
          <table:table-cell office:value-type="float" office:value="-2.38876158156568" calcext:value-type="float">
            <text:p>-2.3887615816</text:p>
          </table:table-cell>
          <table:table-cell office:value-type="float" office:value="-1.71271399105134" calcext:value-type="float">
            <text:p>-1.7127139911</text:p>
          </table:table-cell>
          <table:table-cell office:value-type="float" office:value="0.480130287213241" calcext:value-type="float">
            <text:p>0.4801302872</text:p>
          </table:table-cell>
          <table:table-cell office:value-type="float" office:value="-0.324212710798551" calcext:value-type="float">
            <text:p>-0.3242127108</text:p>
          </table:table-cell>
          <table:table-cell office:value-type="float" office:value="1.27722725482315" calcext:value-type="float">
            <text:p>1.2772272548</text:p>
          </table:table-cell>
          <table:table-cell office:value-type="float" office:value="1.52585004557619" calcext:value-type="float">
            <text:p>1.5258500456</text:p>
          </table:table-cell>
          <table:table-cell office:value-type="float" office:value="-0.264065155070078" calcext:value-type="float">
            <text:p>-0.2640651551</text:p>
          </table:table-cell>
          <table:table-cell office:value-type="float" office:value="0.77880587974402" calcext:value-type="float">
            <text:p>0.7788058797</text:p>
          </table:table-cell>
          <table:table-cell office:value-type="float" office:value="-0.114670050166645" calcext:value-type="float">
            <text:p>-0.1146700502</text:p>
          </table:table-cell>
          <table:table-cell office:value-type="float" office:value="-0.0267577911783675" calcext:value-type="float">
            <text:p>-0.0267577912</text:p>
          </table:table-cell>
          <table:table-cell office:value-type="float" office:value="0.989081296816001" calcext:value-type="float">
            <text:p>0.9890812968</text:p>
          </table:table-cell>
          <table:table-cell office:value-type="float" office:value="-0.0728973577143438" calcext:value-type="float">
            <text:p>-0.0728973577</text:p>
          </table:table-cell>
          <table:table-cell office:value-type="float" office:value="0.47828820140353" calcext:value-type="float">
            <text:p>0.4782882014</text:p>
          </table:table-cell>
          <table:table-cell office:value-type="float" office:value="1.07716461640625" calcext:value-type="float">
            <text:p>1.0771646164</text:p>
          </table:table-cell>
          <table:table-cell office:value-type="float" office:value="-0.891047481401853" calcext:value-type="float">
            <text:p>-0.8910474814</text:p>
          </table:table-cell>
          <table:table-cell office:value-type="float" office:value="0.640848635602414" calcext:value-type="float">
            <text:p>0.6408486356</text:p>
          </table:table-cell>
          <table:table-cell office:value-type="float" office:value="-1.75822865135405" calcext:value-type="float">
            <text:p>-1.7582286514</text:p>
          </table:table-cell>
          <table:table-cell office:value-type="float" office:value="-0.0108446519976683" calcext:value-type="float">
            <text:p>-0.010844652</text:p>
          </table:table-cell>
          <table:table-cell office:value-type="float" office:value="-2.36161145347266" calcext:value-type="float">
            <text:p>-2.3616114535</text:p>
          </table:table-cell>
          <table:table-cell office:value-type="float" office:value="0.497076759383755" calcext:value-type="float">
            <text:p>0.4970767594</text:p>
          </table:table-cell>
          <table:table-cell office:value-type="float" office:value="1.11066641062274" calcext:value-type="float">
            <text:p>1.1106664106</text:p>
          </table:table-cell>
          <table:table-cell office:value-type="float" office:value="0.0911577200915496" calcext:value-type="float">
            <text:p>0.0911577201</text:p>
          </table:table-cell>
          <table:table-cell office:value-type="float" office:value="0.0424481469907024" calcext:value-type="float">
            <text:p>0.042448147</text:p>
          </table:table-cell>
        </table:table-row>
        <table:table-row table:style-name="ro1">
          <table:table-cell office:value-type="string" calcext:value-type="string">
            <text:p>strstr</text:p>
          </table:table-cell>
          <table:table-cell office:value-type="float" office:value="0.865560981724474" calcext:value-type="float">
            <text:p>0.8655609817</text:p>
          </table:table-cell>
          <table:table-cell office:value-type="float" office:value="1.10130576629911" calcext:value-type="float">
            <text:p>1.1013057663</text:p>
          </table:table-cell>
          <table:table-cell office:value-type="float" office:value="-0.440522541680556" calcext:value-type="float">
            <text:p>-0.4405225417</text:p>
          </table:table-cell>
          <table:table-cell office:value-type="float" office:value="0.697753802075248" calcext:value-type="float">
            <text:p>0.6977538021</text:p>
          </table:table-cell>
          <table:table-cell office:value-type="float" office:value="0.546504226254253" calcext:value-type="float">
            <text:p>0.5465042263</text:p>
          </table:table-cell>
          <table:table-cell office:value-type="float" office:value="-0.285836948750819" calcext:value-type="float">
            <text:p>-0.2858369488</text:p>
          </table:table-cell>
          <table:table-cell office:value-type="float" office:value="-1.19048726446535" calcext:value-type="float">
            <text:p>-1.1904872645</text:p>
          </table:table-cell>
          <table:table-cell office:value-type="float" office:value="0.237201766072327" calcext:value-type="float">
            <text:p>0.2372017661</text:p>
          </table:table-cell>
          <table:table-cell office:value-type="float" office:value="0.641978462573678" calcext:value-type="float">
            <text:p>0.6419784626</text:p>
          </table:table-cell>
          <table:table-cell office:value-type="float" office:value="-0.63431972449879" calcext:value-type="float">
            <text:p>-0.6343197245</text:p>
          </table:table-cell>
          <table:table-cell office:value-type="float" office:value="1.6033850101935" calcext:value-type="float">
            <text:p>1.6033850102</text:p>
          </table:table-cell>
          <table:table-cell office:value-type="float" office:value="1.3156906724253" calcext:value-type="float">
            <text:p>1.3156906724</text:p>
          </table:table-cell>
          <table:table-cell office:value-type="float" office:value="-2.21353037273321" calcext:value-type="float">
            <text:p>-2.2135303727</text:p>
          </table:table-cell>
          <table:table-cell office:value-type="float" office:value="1.36126349574152" calcext:value-type="float">
            <text:p>1.3612634957</text:p>
          </table:table-cell>
          <table:table-cell office:value-type="float" office:value="0.103085976063542" calcext:value-type="float">
            <text:p>0.1030859761</text:p>
          </table:table-cell>
          <table:table-cell office:value-type="float" office:value="-3.08966690251789" calcext:value-type="float">
            <text:p>-3.0896669025</text:p>
          </table:table-cell>
          <table:table-cell office:value-type="float" office:value="0.410449933512884" calcext:value-type="float">
            <text:p>0.4104499335</text:p>
          </table:table-cell>
          <table:table-cell office:value-type="float" office:value="-0.549237873247376" calcext:value-type="float">
            <text:p>-0.5492378732</text:p>
          </table:table-cell>
          <table:table-cell office:value-type="float" office:value="0.380244368659862" calcext:value-type="float">
            <text:p>0.3802443687</text:p>
          </table:table-cell>
          <table:table-cell office:value-type="float" office:value="2.75218992085494" calcext:value-type="float">
            <text:p>2.7521899209</text:p>
          </table:table-cell>
          <table:table-cell office:value-type="float" office:value="-1.1836157221838" calcext:value-type="float">
            <text:p>-1.1836157222</text:p>
          </table:table-cell>
          <table:table-cell office:value-type="float" office:value="0.32239942103055" calcext:value-type="float">
            <text:p>0.322399421</text:p>
          </table:table-cell>
          <table:table-cell office:value-type="float" office:value="-0.77599050141177" calcext:value-type="float">
            <text:p>-0.7759905014</text:p>
          </table:table-cell>
          <table:table-cell office:value-type="float" office:value="0.261284670989775" calcext:value-type="float">
            <text:p>0.261284671</text:p>
          </table:table-cell>
          <table:table-cell office:value-type="float" office:value="-2.17568937138909" calcext:value-type="float">
            <text:p>-2.1756893714</text:p>
          </table:table-cell>
          <table:table-cell office:value-type="float" office:value="-1.32156721991765" calcext:value-type="float">
            <text:p>-1.3215672199</text:p>
          </table:table-cell>
          <table:table-cell office:value-type="float" office:value="0.560689956572493" calcext:value-type="float">
            <text:p>0.5606899566</text:p>
          </table:table-cell>
          <table:table-cell office:value-type="float" office:value="-0.44315454981619" calcext:value-type="float">
            <text:p>-0.4431545498</text:p>
          </table:table-cell>
          <table:table-cell office:value-type="float" office:value="-0.293724494486484" calcext:value-type="float">
            <text:p>-0.2937244945</text:p>
          </table:table-cell>
        </table:table-row>
        <table:table-row table:style-name="ro1">
          <table:table-cell office:value-type="string" calcext:value-type="string">
            <text:p>edn</text:p>
          </table:table-cell>
          <table:table-cell office:value-type="float" office:value="-0.167259454612164" calcext:value-type="float">
            <text:p>-0.1672594546</text:p>
          </table:table-cell>
          <table:table-cell office:value-type="float" office:value="-0.381751464630786" calcext:value-type="float">
            <text:p>-0.3817514646</text:p>
          </table:table-cell>
          <table:table-cell office:value-type="float" office:value="-1.70943714280625" calcext:value-type="float">
            <text:p>-1.7094371428</text:p>
          </table:table-cell>
          <table:table-cell office:value-type="float" office:value="0.930271368941932" calcext:value-type="float">
            <text:p>0.9302713689</text:p>
          </table:table-cell>
          <table:table-cell office:value-type="float" office:value="1.02643404284542" calcext:value-type="float">
            <text:p>1.0264340428</text:p>
          </table:table-cell>
          <table:table-cell office:value-type="float" office:value="0.0713739854818315" calcext:value-type="float">
            <text:p>0.0713739855</text:p>
          </table:table-cell>
          <table:table-cell office:value-type="float" office:value="-2.53773482848303" calcext:value-type="float">
            <text:p>-2.5377348285</text:p>
          </table:table-cell>
          <table:table-cell office:value-type="float" office:value="-1.58851496175215" calcext:value-type="float">
            <text:p>-1.5885149618</text:p>
          </table:table-cell>
          <table:table-cell office:value-type="float" office:value="0.461584198903076" calcext:value-type="float">
            <text:p>0.4615841989</text:p>
          </table:table-cell>
          <table:table-cell office:value-type="float" office:value="-0.211223642567586" calcext:value-type="float">
            <text:p>-0.2112236426</text:p>
          </table:table-cell>
          <table:table-cell office:value-type="float" office:value="1.40986132417114" calcext:value-type="float">
            <text:p>1.4098613242</text:p>
          </table:table-cell>
          <table:table-cell office:value-type="float" office:value="1.99317565609291" calcext:value-type="float">
            <text:p>1.9931756561</text:p>
          </table:table-cell>
          <table:table-cell office:value-type="float" office:value="-0.241715736692753" calcext:value-type="float">
            <text:p>-0.2417157367</text:p>
          </table:table-cell>
          <table:table-cell office:value-type="float" office:value="1.00314940353501" calcext:value-type="float">
            <text:p>1.0031494035</text:p>
          </table:table-cell>
          <table:table-cell office:value-type="float" office:value="0.0132675534219399" calcext:value-type="float">
            <text:p>0.0132675534</text:p>
          </table:table-cell>
          <table:table-cell office:value-type="float" office:value="0.0121916656364516" calcext:value-type="float">
            <text:p>0.0121916656</text:p>
          </table:table-cell>
          <table:table-cell office:value-type="float" office:value="0.923283722396282" calcext:value-type="float">
            <text:p>0.9232837224</text:p>
          </table:table-cell>
          <table:table-cell office:value-type="float" office:value="0.278025880927307" calcext:value-type="float">
            <text:p>0.2780258809</text:p>
          </table:table-cell>
          <table:table-cell office:value-type="float" office:value="0.648906527277729" calcext:value-type="float">
            <text:p>0.6489065273</text:p>
          </table:table-cell>
          <table:table-cell office:value-type="float" office:value="1.15135490803352" calcext:value-type="float">
            <text:p>1.151354908</text:p>
          </table:table-cell>
          <table:table-cell office:value-type="float" office:value="-1.09002652713703" calcext:value-type="float">
            <text:p>-1.0900265271</text:p>
          </table:table-cell>
          <table:table-cell office:value-type="float" office:value="0.855679904952307" calcext:value-type="float">
            <text:p>0.855679905</text:p>
          </table:table-cell>
          <table:table-cell office:value-type="float" office:value="-2.03707793526902" calcext:value-type="float">
            <text:p>-2.0370779353</text:p>
          </table:table-cell>
          <table:table-cell office:value-type="float" office:value="-0.231545372845615" calcext:value-type="float">
            <text:p>-0.2315453728</text:p>
          </table:table-cell>
          <table:table-cell office:value-type="float" office:value="-2.62608582254669" calcext:value-type="float">
            <text:p>-2.6260858225</text:p>
          </table:table-cell>
          <table:table-cell office:value-type="float" office:value="0.491865039016007" calcext:value-type="float">
            <text:p>0.491865039</text:p>
          </table:table-cell>
          <table:table-cell office:value-type="float" office:value="0.0618053685288065" calcext:value-type="float">
            <text:p>0.0618053685</text:p>
          </table:table-cell>
          <table:table-cell office:value-type="float" office:value="0.111851870336399" calcext:value-type="float">
            <text:p>0.1118518703</text:p>
          </table:table-cell>
          <table:table-cell office:value-type="float" office:value="-0.33184299682839" calcext:value-type="float">
            <text:p>-0.3318429968</text:p>
          </table:table-cell>
        </table:table-row>
        <table:table-row table:style-name="ro1">
          <table:table-cell office:value-type="string" calcext:value-type="string">
            <text:p>cover</text:p>
          </table:table-cell>
          <table:table-cell office:value-type="float" office:value="-0.198838477210635" calcext:value-type="float">
            <text:p>-0.1988384772</text:p>
          </table:table-cell>
          <table:table-cell office:value-type="float" office:value="-0.283181682364468" calcext:value-type="float">
            <text:p>-0.2831816824</text:p>
          </table:table-cell>
          <table:table-cell office:value-type="float" office:value="-7.71870077481304" calcext:value-type="float">
            <text:p>-7.7187007748</text:p>
          </table:table-cell>
          <table:table-cell office:value-type="float" office:value="0.821908398489588" calcext:value-type="float">
            <text:p>0.8219083985</text:p>
          </table:table-cell>
          <table:table-cell office:value-type="float" office:value="2.2463132082164" calcext:value-type="float">
            <text:p>2.2463132082</text:p>
          </table:table-cell>
          <table:table-cell office:value-type="float" office:value="0.113445111114147" calcext:value-type="float">
            <text:p>0.1134451111</text:p>
          </table:table-cell>
          <table:table-cell office:value-type="float" office:value="-3.349589038699" calcext:value-type="float">
            <text:p>-3.3495890387</text:p>
          </table:table-cell>
          <table:table-cell office:value-type="float" office:value="-3.82087229035907" calcext:value-type="float">
            <text:p>-3.8208722904</text:p>
          </table:table-cell>
          <table:table-cell office:value-type="float" office:value="0.316626445705791" calcext:value-type="float">
            <text:p>0.3166264457</text:p>
          </table:table-cell>
          <table:table-cell office:value-type="float" office:value="-0.147799718201257" calcext:value-type="float">
            <text:p>-0.1477997182</text:p>
          </table:table-cell>
          <table:table-cell office:value-type="float" office:value="1.24158740861337" calcext:value-type="float">
            <text:p>1.2415874086</text:p>
          </table:table-cell>
          <table:table-cell office:value-type="float" office:value="1.8407765358485" calcext:value-type="float">
            <text:p>1.8407765358</text:p>
          </table:table-cell>
          <table:table-cell office:value-type="float" office:value="-0.201424496403706" calcext:value-type="float">
            <text:p>-0.2014244964</text:p>
          </table:table-cell>
          <table:table-cell office:value-type="float" office:value="0.89465474990751" calcext:value-type="float">
            <text:p>0.8946547499</text:p>
          </table:table-cell>
          <table:table-cell office:value-type="float" office:value="-0.112871059934209" calcext:value-type="float">
            <text:p>-0.1128710599</text:p>
          </table:table-cell>
          <table:table-cell office:value-type="float" office:value="0.083696571167946" calcext:value-type="float">
            <text:p>0.0836965712</text:p>
          </table:table-cell>
          <table:table-cell office:value-type="float" office:value="1.05425451764899" calcext:value-type="float">
            <text:p>1.0542545176</text:p>
          </table:table-cell>
          <table:table-cell office:value-type="float" office:value="0.237319416746566" calcext:value-type="float">
            <text:p>0.2373194167</text:p>
          </table:table-cell>
          <table:table-cell office:value-type="float" office:value="0.490549512909419" calcext:value-type="float">
            <text:p>0.4905495129</text:p>
          </table:table-cell>
          <table:table-cell office:value-type="float" office:value="0.976353585150847" calcext:value-type="float">
            <text:p>0.9763535852</text:p>
          </table:table-cell>
          <table:table-cell office:value-type="float" office:value="-0.969082879465491" calcext:value-type="float">
            <text:p>-0.9690828795</text:p>
          </table:table-cell>
          <table:table-cell office:value-type="float" office:value="0.930279906359819" calcext:value-type="float">
            <text:p>0.9302799064</text:p>
          </table:table-cell>
          <table:table-cell office:value-type="float" office:value="-2.89621988821908" calcext:value-type="float">
            <text:p>-2.8962198882</text:p>
          </table:table-cell>
          <table:table-cell office:value-type="float" office:value="-0.0318727672025866" calcext:value-type="float">
            <text:p>-0.0318727672</text:p>
          </table:table-cell>
          <table:table-cell office:value-type="float" office:value="-2.37986491349562" calcext:value-type="float">
            <text:p>-2.3798649135</text:p>
          </table:table-cell>
          <table:table-cell office:value-type="float" office:value="0.377908273684158" calcext:value-type="float">
            <text:p>0.3779082737</text:p>
          </table:table-cell>
          <table:table-cell office:value-type="float" office:value="1.99189981677487" calcext:value-type="float">
            <text:p>1.9918998168</text:p>
          </table:table-cell>
          <table:table-cell office:value-type="float" office:value="0.441616402668875" calcext:value-type="float">
            <text:p>0.4416164027</text:p>
          </table:table-cell>
          <table:table-cell office:value-type="float" office:value="-0.191517122471096" calcext:value-type="float">
            <text:p>-0.1915171225</text:p>
          </table:table-cell>
        </table:table-row>
        <table:table-row table:style-name="ro1">
          <table:table-cell office:value-type="string" calcext:value-type="string">
            <text:p>newlib-mod</text:p>
          </table:table-cell>
          <table:table-cell office:value-type="float" office:value="0.977277873052751" calcext:value-type="float">
            <text:p>0.9772778731</text:p>
          </table:table-cell>
          <table:table-cell office:value-type="float" office:value="-0.575459586733228" calcext:value-type="float">
            <text:p>-0.5754595867</text:p>
          </table:table-cell>
          <table:table-cell office:value-type="float" office:value="0.427947980050868" calcext:value-type="float">
            <text:p>0.4279479801</text:p>
          </table:table-cell>
          <table:table-cell office:value-type="float" office:value="1.07200959818465" calcext:value-type="float">
            <text:p>1.0720095982</text:p>
          </table:table-cell>
          <table:table-cell office:value-type="float" office:value="-3.98974120007187" calcext:value-type="float">
            <text:p>-3.9897412001</text:p>
          </table:table-cell>
          <table:table-cell office:value-type="float" office:value="0.0439385777868814" calcext:value-type="float">
            <text:p>0.0439385778</text:p>
          </table:table-cell>
          <table:table-cell office:value-type="float" office:value="-0.451313795752987" calcext:value-type="float">
            <text:p>-0.4513137958</text:p>
          </table:table-cell>
          <table:table-cell office:value-type="float" office:value="4.28672942739466" calcext:value-type="float">
            <text:p>4.2867294274</text:p>
          </table:table-cell>
          <table:table-cell office:value-type="float" office:value="0.193027375249513" calcext:value-type="float">
            <text:p>0.1930273752</text:p>
          </table:table-cell>
          <table:table-cell office:value-type="float" office:value="-0.488708874551286" calcext:value-type="float">
            <text:p>-0.4887088746</text:p>
          </table:table-cell>
          <table:table-cell office:value-type="float" office:value="-2.53757199648328" calcext:value-type="float">
            <text:p>-2.5375719965</text:p>
          </table:table-cell>
          <table:table-cell office:value-type="float" office:value="1.71676358836759" calcext:value-type="float">
            <text:p>1.7167635884</text:p>
          </table:table-cell>
          <table:table-cell office:value-type="float" office:value="-1.3367325549182" calcext:value-type="float">
            <text:p>-1.3367325549</text:p>
          </table:table-cell>
          <table:table-cell office:value-type="float" office:value="1.83897973965937" calcext:value-type="float">
            <text:p>1.8389797397</text:p>
          </table:table-cell>
          <table:table-cell office:value-type="float" office:value="-0.0871525549430009" calcext:value-type="float">
            <text:p>-0.0871525549</text:p>
          </table:table-cell>
          <table:table-cell office:value-type="float" office:value="0.386811486783348" calcext:value-type="float">
            <text:p>0.3868114868</text:p>
          </table:table-cell>
          <table:table-cell office:value-type="float" office:value="1.05735993451724" calcext:value-type="float">
            <text:p>1.0573599345</text:p>
          </table:table-cell>
          <table:table-cell office:value-type="float" office:value="-0.157794827922941" calcext:value-type="float">
            <text:p>-0.1577948279</text:p>
          </table:table-cell>
          <table:table-cell office:value-type="float" office:value="0.52709919029061" calcext:value-type="float">
            <text:p>0.5270991903</text:p>
          </table:table-cell>
          <table:table-cell office:value-type="float" office:value="10.9176564437813" calcext:value-type="float">
            <text:p>10.9176564438</text:p>
          </table:table-cell>
          <table:table-cell office:value-type="float" office:value="-0.978210026654111" calcext:value-type="float">
            <text:p>-0.9782100267</text:p>
          </table:table-cell>
          <table:table-cell office:value-type="float" office:value="0.959421749705464" calcext:value-type="float">
            <text:p>0.9594217497</text:p>
          </table:table-cell>
          <table:table-cell office:value-type="float" office:value="-0.0611191417814912" calcext:value-type="float">
            <text:p>-0.0611191418</text:p>
          </table:table-cell>
          <table:table-cell office:value-type="float" office:value="-0.0441395841246177" calcext:value-type="float">
            <text:p>-0.0441395841</text:p>
          </table:table-cell>
          <table:table-cell office:value-type="float" office:value="-2.48498609666658" calcext:value-type="float">
            <text:p>-2.4849860967</text:p>
          </table:table-cell>
          <table:table-cell office:value-type="float" office:value="-0.442115271355987" calcext:value-type="float">
            <text:p>-0.4421152714</text:p>
          </table:table-cell>
          <table:table-cell office:value-type="float" office:value="0.923418284049244" calcext:value-type="float">
            <text:p>0.923418284</text:p>
          </table:table-cell>
          <table:table-cell office:value-type="float" office:value="0.436950321656527" calcext:value-type="float">
            <text:p>0.4369503217</text:p>
          </table:table-cell>
          <table:table-cell office:value-type="float" office:value="0.187921346316188" calcext:value-type="float">
            <text:p>0.1879213463</text:p>
          </table:table-cell>
        </table:table-row>
        <table:table-row table:style-name="ro1">
          <table:table-cell office:value-type="string" calcext:value-type="string">
            <text:p>fasta</text:p>
          </table:table-cell>
          <table:table-cell office:value-type="float" office:value="-0.073519102666189" calcext:value-type="float">
            <text:p>-0.0735191027</text:p>
          </table:table-cell>
          <table:table-cell office:value-type="float" office:value="-0.842820755533082" calcext:value-type="float">
            <text:p>-0.8428207555</text:p>
          </table:table-cell>
          <table:table-cell office:value-type="float" office:value="-2.32066068845163" calcext:value-type="float">
            <text:p>-2.3206606885</text:p>
          </table:table-cell>
          <table:table-cell office:value-type="float" office:value="1.51820290689346" calcext:value-type="float">
            <text:p>1.5182029069</text:p>
          </table:table-cell>
          <table:table-cell office:value-type="float" office:value="-0.500393661245582" calcext:value-type="float">
            <text:p>-0.5003936612</text:p>
          </table:table-cell>
          <table:table-cell office:value-type="float" office:value="-0.160947130130651" calcext:value-type="float">
            <text:p>-0.1609471301</text:p>
          </table:table-cell>
          <table:table-cell office:value-type="float" office:value="-1.38629860217472" calcext:value-type="float">
            <text:p>-1.3862986022</text:p>
          </table:table-cell>
          <table:table-cell office:value-type="float" office:value="1.45298663808688" calcext:value-type="float">
            <text:p>1.4529866381</text:p>
          </table:table-cell>
          <table:table-cell office:value-type="float" office:value="0.929144966696705" calcext:value-type="float">
            <text:p>0.9291449667</text:p>
          </table:table-cell>
          <table:table-cell office:value-type="float" office:value="-0.990259453082127" calcext:value-type="float">
            <text:p>-0.9902594531</text:p>
          </table:table-cell>
          <table:table-cell office:value-type="float" office:value="-51.4188075232888" calcext:value-type="float">
            <text:p>-51.4188075233</text:p>
          </table:table-cell>
          <table:table-cell office:value-type="float" office:value="2.17719996594861" calcext:value-type="float">
            <text:p>2.1771999659</text:p>
          </table:table-cell>
          <table:table-cell office:value-type="float" office:value="-0.828874265284689" calcext:value-type="float">
            <text:p>-0.8288742653</text:p>
          </table:table-cell>
          <table:table-cell office:value-type="float" office:value="0.741206173336628" calcext:value-type="float">
            <text:p>0.7412061733</text:p>
          </table:table-cell>
          <table:table-cell office:value-type="float" office:value="0.794732657717551" calcext:value-type="float">
            <text:p>0.7947326577</text:p>
          </table:table-cell>
          <table:table-cell office:value-type="float" office:value="1.56565098012932" calcext:value-type="float">
            <text:p>1.5656509801</text:p>
          </table:table-cell>
          <table:table-cell office:value-type="float" office:value="1.09356924998355" calcext:value-type="float">
            <text:p>1.09356925</text:p>
          </table:table-cell>
          <table:table-cell office:value-type="float" office:value="-0.0294495441566483" calcext:value-type="float">
            <text:p>-0.0294495442</text:p>
          </table:table-cell>
          <table:table-cell office:value-type="float" office:value="0.667527517235983" calcext:value-type="float">
            <text:p>0.6675275172</text:p>
          </table:table-cell>
          <table:table-cell office:value-type="float" office:value="0.931111685262405" calcext:value-type="float">
            <text:p>0.9311116853</text:p>
          </table:table-cell>
          <table:table-cell office:value-type="float" office:value="-1.56730592797547" calcext:value-type="float">
            <text:p>-1.567305928</text:p>
          </table:table-cell>
          <table:table-cell office:value-type="float" office:value="0.441991061391427" calcext:value-type="float">
            <text:p>0.4419910614</text:p>
          </table:table-cell>
          <table:table-cell office:value-type="float" office:value="-1.15326911053887" calcext:value-type="float">
            <text:p>-1.1532691105</text:p>
          </table:table-cell>
          <table:table-cell office:value-type="float" office:value="-0.115475270496196" calcext:value-type="float">
            <text:p>-0.1154752705</text:p>
          </table:table-cell>
          <table:table-cell office:value-type="float" office:value="-2.36983831926556" calcext:value-type="float">
            <text:p>-2.3698383193</text:p>
          </table:table-cell>
          <table:table-cell office:value-type="float" office:value="0.0394622536754115" calcext:value-type="float">
            <text:p>0.0394622537</text:p>
          </table:table-cell>
          <table:table-cell office:value-type="float" office:value="0.386926532890666" calcext:value-type="float">
            <text:p>0.3869265329</text:p>
          </table:table-cell>
          <table:table-cell office:value-type="float" office:value="-0.131367981893828" calcext:value-type="float">
            <text:p>-0.1313679819</text:p>
          </table:table-cell>
          <table:table-cell office:value-type="float" office:value="-0.33345497640423" calcext:value-type="float">
            <text:p>-0.3334549764</text:p>
          </table:table-cell>
        </table:table-row>
        <table:table-row table:style-name="ro1">
          <table:table-cell office:value-type="string" calcext:value-type="string">
            <text:p>nbody</text:p>
          </table:table-cell>
          <table:table-cell office:value-type="float" office:value="-0.104719327641426" calcext:value-type="float">
            <text:p>-0.1047193276</text:p>
          </table:table-cell>
          <table:table-cell office:value-type="float" office:value="-0.692083586323214" calcext:value-type="float">
            <text:p>-0.6920835863</text:p>
          </table:table-cell>
          <table:table-cell office:value-type="float" office:value="-0.634832653206165" calcext:value-type="float">
            <text:p>-0.6348326532</text:p>
          </table:table-cell>
          <table:table-cell office:value-type="float" office:value="0.967477682712227" calcext:value-type="float">
            <text:p>0.9674776827</text:p>
          </table:table-cell>
          <table:table-cell office:value-type="float" office:value="0.191800537583887" calcext:value-type="float">
            <text:p>0.1918005376</text:p>
          </table:table-cell>
          <table:table-cell office:value-type="float" office:value="0.176187012423237" calcext:value-type="float">
            <text:p>0.1761870124</text:p>
          </table:table-cell>
          <table:table-cell office:value-type="float" office:value="-1.3275265614441" calcext:value-type="float">
            <text:p>-1.3275265614</text:p>
          </table:table-cell>
          <table:table-cell office:value-type="float" office:value="0.772931813500494" calcext:value-type="float">
            <text:p>0.7729318135</text:p>
          </table:table-cell>
          <table:table-cell office:value-type="float" office:value="0.642149666120107" calcext:value-type="float">
            <text:p>0.6421496661</text:p>
          </table:table-cell>
          <table:table-cell office:value-type="float" office:value="-0.255562710069218" calcext:value-type="float">
            <text:p>-0.2555627101</text:p>
          </table:table-cell>
          <table:table-cell office:value-type="float" office:value="-3.90018569623982" calcext:value-type="float">
            <text:p>-3.9001856962</text:p>
          </table:table-cell>
          <table:table-cell office:value-type="float" office:value="1.71867163087928" calcext:value-type="float">
            <text:p>1.7186716309</text:p>
          </table:table-cell>
          <table:table-cell office:value-type="float" office:value="-0.335189865746572" calcext:value-type="float">
            <text:p>-0.3351898657</text:p>
          </table:table-cell>
          <table:table-cell office:value-type="float" office:value="0.824462999022163" calcext:value-type="float">
            <text:p>0.824462999</text:p>
          </table:table-cell>
          <table:table-cell office:value-type="float" office:value="0.260048481252197" calcext:value-type="float">
            <text:p>0.2600484813</text:p>
          </table:table-cell>
          <table:table-cell office:value-type="float" office:value="0.17765892388452" calcext:value-type="float">
            <text:p>0.1776589239</text:p>
          </table:table-cell>
          <table:table-cell office:value-type="float" office:value="1.0264090228009" calcext:value-type="float">
            <text:p>1.0264090228</text:p>
          </table:table-cell>
          <table:table-cell office:value-type="float" office:value="0.0762209609029091" calcext:value-type="float">
            <text:p>0.0762209609</text:p>
          </table:table-cell>
          <table:table-cell office:value-type="float" office:value="0.532804031092384" calcext:value-type="float">
            <text:p>0.5328040311</text:p>
          </table:table-cell>
          <table:table-cell office:value-type="float" office:value="0.872129704682238" calcext:value-type="float">
            <text:p>0.8721297047</text:p>
          </table:table-cell>
          <table:table-cell office:value-type="float" office:value="-0.919076493253571" calcext:value-type="float">
            <text:p>-0.9190764933</text:p>
          </table:table-cell>
          <table:table-cell office:value-type="float" office:value="0.71219032123815" calcext:value-type="float">
            <text:p>0.7121903212</text:p>
          </table:table-cell>
          <table:table-cell office:value-type="float" office:value="-0.832068331548025" calcext:value-type="float">
            <text:p>-0.8320683315</text:p>
          </table:table-cell>
          <table:table-cell office:value-type="float" office:value="-0.0988841878430064" calcext:value-type="float">
            <text:p>-0.0988841878</text:p>
          </table:table-cell>
          <table:table-cell office:value-type="float" office:value="-2.48999447630188" calcext:value-type="float">
            <text:p>-2.4899944763</text:p>
          </table:table-cell>
          <table:table-cell office:value-type="float" office:value="0.365476860434632" calcext:value-type="float">
            <text:p>0.3654768604</text:p>
          </table:table-cell>
          <table:table-cell office:value-type="float" office:value="-0.203939670965702" calcext:value-type="float">
            <text:p>-0.203939671</text:p>
          </table:table-cell>
          <table:table-cell office:value-type="float" office:value="0.238917956701046" calcext:value-type="float">
            <text:p>0.2389179567</text:p>
          </table:table-cell>
          <table:table-cell office:value-type="float" office:value="-0.1252224114732" calcext:value-type="float">
            <text:p>-0.1252224115</text:p>
          </table:table-cell>
        </table:table-row>
        <table:table-row table:style-name="ro1">
          <table:table-cell office:value-type="string" calcext:value-type="string">
            <text:p>ludcmp</text:p>
          </table:table-cell>
          <table:table-cell office:value-type="float" office:value="-0.0676712728453465" calcext:value-type="float">
            <text:p>-0.0676712728</text:p>
          </table:table-cell>
          <table:table-cell office:value-type="float" office:value="-0.705553719860391" calcext:value-type="float">
            <text:p>-0.7055537199</text:p>
          </table:table-cell>
          <table:table-cell office:value-type="float" office:value="-1.02722533814602" calcext:value-type="float">
            <text:p>-1.0272253381</text:p>
          </table:table-cell>
          <table:table-cell office:value-type="float" office:value="0.990367191109428" calcext:value-type="float">
            <text:p>0.9903671911</text:p>
          </table:table-cell>
          <table:table-cell office:value-type="float" office:value="-0.157333945640676" calcext:value-type="float">
            <text:p>-0.1573339456</text:p>
          </table:table-cell>
          <table:table-cell office:value-type="float" office:value="0.19442973617634" calcext:value-type="float">
            <text:p>0.1944297362</text:p>
          </table:table-cell>
          <table:table-cell office:value-type="float" office:value="-1.31884890720141" calcext:value-type="float">
            <text:p>-1.3188489072</text:p>
          </table:table-cell>
          <table:table-cell office:value-type="float" office:value="0.6558502451493" calcext:value-type="float">
            <text:p>0.6558502451</text:p>
          </table:table-cell>
          <table:table-cell office:value-type="float" office:value="0.343460838196043" calcext:value-type="float">
            <text:p>0.3434608382</text:p>
          </table:table-cell>
          <table:table-cell office:value-type="float" office:value="-0.26613814495293" calcext:value-type="float">
            <text:p>-0.266138145</text:p>
          </table:table-cell>
          <table:table-cell office:value-type="float" office:value="1.57336912152858" calcext:value-type="float">
            <text:p>1.5733691215</text:p>
          </table:table-cell>
          <table:table-cell office:value-type="float" office:value="1.77146318528976" calcext:value-type="float">
            <text:p>1.7714631853</text:p>
          </table:table-cell>
          <table:table-cell office:value-type="float" office:value="-0.381674193218983" calcext:value-type="float">
            <text:p>-0.3816741932</text:p>
          </table:table-cell>
          <table:table-cell office:value-type="float" office:value="0.758180971521153" calcext:value-type="float">
            <text:p>0.7581809715</text:p>
          </table:table-cell>
          <table:table-cell office:value-type="float" office:value="0.142003274618302" calcext:value-type="float">
            <text:p>0.1420032746</text:p>
          </table:table-cell>
          <table:table-cell office:value-type="float" office:value="0.322957281638612" calcext:value-type="float">
            <text:p>0.3229572816</text:p>
          </table:table-cell>
          <table:table-cell office:value-type="float" office:value="1.04899037990504" calcext:value-type="float">
            <text:p>1.0489903799</text:p>
          </table:table-cell>
          <table:table-cell office:value-type="float" office:value="0.074926929490715" calcext:value-type="float">
            <text:p>0.0749269295</text:p>
          </table:table-cell>
          <table:table-cell office:value-type="float" office:value="0.487330906477498" calcext:value-type="float">
            <text:p>0.4873309065</text:p>
          </table:table-cell>
          <table:table-cell office:value-type="float" office:value="0.808904563341562" calcext:value-type="float">
            <text:p>0.8089045633</text:p>
          </table:table-cell>
          <table:table-cell office:value-type="float" office:value="-0.916118622249509" calcext:value-type="float">
            <text:p>-0.9161186222</text:p>
          </table:table-cell>
          <table:table-cell office:value-type="float" office:value="0.734505865864995" calcext:value-type="float">
            <text:p>0.7345058659</text:p>
          </table:table-cell>
          <table:table-cell office:value-type="float" office:value="-0.970823215063596" calcext:value-type="float">
            <text:p>-0.9708232151</text:p>
          </table:table-cell>
          <table:table-cell office:value-type="float" office:value="-0.093425351807102" calcext:value-type="float">
            <text:p>-0.0934253518</text:p>
          </table:table-cell>
          <table:table-cell office:value-type="float" office:value="-2.4700493258735" calcext:value-type="float">
            <text:p>-2.4700493259</text:p>
          </table:table-cell>
          <table:table-cell office:value-type="float" office:value="0.41735333497264" calcext:value-type="float">
            <text:p>0.417353335</text:p>
          </table:table-cell>
          <table:table-cell office:value-type="float" office:value="-0.224737896472173" calcext:value-type="float">
            <text:p>-0.2247378965</text:p>
          </table:table-cell>
          <table:table-cell office:value-type="float" office:value="0.457947479653091" calcext:value-type="float">
            <text:p>0.4579474797</text:p>
          </table:table-cell>
          <table:table-cell office:value-type="float" office:value="-0.160881043754297" calcext:value-type="float">
            <text:p>-0.1608810438</text:p>
          </table:table-cell>
        </table:table-row>
        <table:table-row table:style-name="ro1">
          <table:table-cell office:value-type="string" calcext:value-type="string">
            <text:p>sglib-listinsertsort</text:p>
          </table:table-cell>
          <table:table-cell office:value-type="float" office:value="-0.171754102586747" calcext:value-type="float">
            <text:p>-0.1717541026</text:p>
          </table:table-cell>
          <table:table-cell office:value-type="float" office:value="-0.407761508495475" calcext:value-type="float">
            <text:p>-0.4077615085</text:p>
          </table:table-cell>
          <table:table-cell office:value-type="float" office:value="-2.76995451313782" calcext:value-type="float">
            <text:p>-2.7699545131</text:p>
          </table:table-cell>
          <table:table-cell office:value-type="float" office:value="0.902628835158305" calcext:value-type="float">
            <text:p>0.9026288352</text:p>
          </table:table-cell>
          <table:table-cell office:value-type="float" office:value="1.08751247661743" calcext:value-type="float">
            <text:p>1.0875124766</text:p>
          </table:table-cell>
          <table:table-cell office:value-type="float" office:value="0.184484499152695" calcext:value-type="float">
            <text:p>0.1844844992</text:p>
          </table:table-cell>
          <table:table-cell office:value-type="float" office:value="-1.46849458736168" calcext:value-type="float">
            <text:p>-1.4684945874</text:p>
          </table:table-cell>
          <table:table-cell office:value-type="float" office:value="-0.565851212194065" calcext:value-type="float">
            <text:p>-0.5658512122</text:p>
          </table:table-cell>
          <table:table-cell office:value-type="float" office:value="0.388463116009016" calcext:value-type="float">
            <text:p>0.388463116</text:p>
          </table:table-cell>
          <table:table-cell office:value-type="float" office:value="-0.229116307071954" calcext:value-type="float">
            <text:p>-0.2291163071</text:p>
          </table:table-cell>
          <table:table-cell office:value-type="float" office:value="1.3937400605586" calcext:value-type="float">
            <text:p>1.3937400606</text:p>
          </table:table-cell>
          <table:table-cell office:value-type="float" office:value="1.729114372788" calcext:value-type="float">
            <text:p>1.7291143728</text:p>
          </table:table-cell>
          <table:table-cell office:value-type="float" office:value="-0.278243363553474" calcext:value-type="float">
            <text:p>-0.2782433636</text:p>
          </table:table-cell>
          <table:table-cell office:value-type="float" office:value="0.633961768762085" calcext:value-type="float">
            <text:p>0.6339617688</text:p>
          </table:table-cell>
          <table:table-cell office:value-type="float" office:value="0.0847507381320222" calcext:value-type="float">
            <text:p>0.0847507381</text:p>
          </table:table-cell>
          <table:table-cell office:value-type="float" office:value="0.159481909250361" calcext:value-type="float">
            <text:p>0.1594819093</text:p>
          </table:table-cell>
          <table:table-cell office:value-type="float" office:value="-3.66208459042222" calcext:value-type="float">
            <text:p>-3.6620845904</text:p>
          </table:table-cell>
          <table:table-cell office:value-type="float" office:value="-0.0207575746731152" calcext:value-type="float">
            <text:p>-0.0207575747</text:p>
          </table:table-cell>
          <table:table-cell office:value-type="float" office:value="0.456448494183351" calcext:value-type="float">
            <text:p>0.4564484942</text:p>
          </table:table-cell>
          <table:table-cell office:value-type="float" office:value="0.718549223881582" calcext:value-type="float">
            <text:p>0.7185492239</text:p>
          </table:table-cell>
          <table:table-cell office:value-type="float" office:value="-0.916441385390448" calcext:value-type="float">
            <text:p>-0.9164413854</text:p>
          </table:table-cell>
          <table:table-cell office:value-type="float" office:value="-4.9444400957534" calcext:value-type="float">
            <text:p>-4.9444400958</text:p>
          </table:table-cell>
          <table:table-cell office:value-type="float" office:value="-1.08851019781543" calcext:value-type="float">
            <text:p>-1.0885101978</text:p>
          </table:table-cell>
          <table:table-cell office:value-type="float" office:value="0.0410178697001746" calcext:value-type="float">
            <text:p>0.0410178697</text:p>
          </table:table-cell>
          <table:table-cell office:value-type="float" office:value="-2.31739554537055" calcext:value-type="float">
            <text:p>-2.3173955454</text:p>
          </table:table-cell>
          <table:table-cell office:value-type="float" office:value="0.360793417959955" calcext:value-type="float">
            <text:p>0.360793418</text:p>
          </table:table-cell>
          <table:table-cell office:value-type="float" office:value="-5.43175731967781" calcext:value-type="float">
            <text:p>-5.4317573197</text:p>
          </table:table-cell>
          <table:table-cell office:value-type="float" office:value="-0.0827997114192994" calcext:value-type="float">
            <text:p>-0.0827997114</text:p>
          </table:table-cell>
          <table:table-cell office:value-type="float" office:value="0.657235966571318" calcext:value-type="float">
            <text:p>0.6572359666</text:p>
          </table:table-cell>
        </table:table-row>
        <table:table-row table:style-name="ro1">
          <table:table-cell office:value-type="string" calcext:value-type="string">
            <text:p>cnt</text:p>
          </table:table-cell>
          <table:table-cell office:value-type="float" office:value="-0.170298748310484" calcext:value-type="float">
            <text:p>-0.1702987483</text:p>
          </table:table-cell>
          <table:table-cell office:value-type="float" office:value="-0.315119184121573" calcext:value-type="float">
            <text:p>-0.3151191841</text:p>
          </table:table-cell>
          <table:table-cell office:value-type="float" office:value="-1.62510588581182" calcext:value-type="float">
            <text:p>-1.6251058858</text:p>
          </table:table-cell>
          <table:table-cell office:value-type="float" office:value="0.978740041922879" calcext:value-type="float">
            <text:p>0.9787400419</text:p>
          </table:table-cell>
          <table:table-cell office:value-type="float" office:value="0.318237333169215" calcext:value-type="float">
            <text:p>0.3182373332</text:p>
          </table:table-cell>
          <table:table-cell office:value-type="float" office:value="-0.0337397879329307" calcext:value-type="float">
            <text:p>-0.0337397879</text:p>
          </table:table-cell>
          <table:table-cell office:value-type="float" office:value="-1.19927218361779" calcext:value-type="float">
            <text:p>-1.1992721836</text:p>
          </table:table-cell>
          <table:table-cell office:value-type="float" office:value="0.267548130184891" calcext:value-type="float">
            <text:p>0.2675481302</text:p>
          </table:table-cell>
          <table:table-cell office:value-type="float" office:value="0.426943053652326" calcext:value-type="float">
            <text:p>0.4269430537</text:p>
          </table:table-cell>
          <table:table-cell office:value-type="float" office:value="-0.514683159838222" calcext:value-type="float">
            <text:p>-0.5146831598</text:p>
          </table:table-cell>
          <table:table-cell office:value-type="float" office:value="1.45110044095927" calcext:value-type="float">
            <text:p>1.451100441</text:p>
          </table:table-cell>
          <table:table-cell office:value-type="float" office:value="1.7801782099531" calcext:value-type="float">
            <text:p>1.78017821</text:p>
          </table:table-cell>
          <table:table-cell office:value-type="float" office:value="-0.547008761244435" calcext:value-type="float">
            <text:p>-0.5470087612</text:p>
          </table:table-cell>
          <table:table-cell office:value-type="float" office:value="0.71718952725408" calcext:value-type="float">
            <text:p>0.7171895273</text:p>
          </table:table-cell>
          <table:table-cell office:value-type="float" office:value="0.11386881875733" calcext:value-type="float">
            <text:p>0.1138688188</text:p>
          </table:table-cell>
          <table:table-cell office:value-type="float" office:value="0.208035944808689" calcext:value-type="float">
            <text:p>0.2080359448</text:p>
          </table:table-cell>
          <table:table-cell office:value-type="float" office:value="-2.39728571336541" calcext:value-type="float">
            <text:p>-2.3972857134</text:p>
          </table:table-cell>
          <table:table-cell office:value-type="float" office:value="-0.0870844075681876" calcext:value-type="float">
            <text:p>-0.0870844076</text:p>
          </table:table-cell>
          <table:table-cell office:value-type="float" office:value="0.539425308281741" calcext:value-type="float">
            <text:p>0.5394253083</text:p>
          </table:table-cell>
          <table:table-cell office:value-type="float" office:value="1.11528832621007" calcext:value-type="float">
            <text:p>1.1152883262</text:p>
          </table:table-cell>
          <table:table-cell office:value-type="float" office:value="-1.01572071707507" calcext:value-type="float">
            <text:p>-1.0157207171</text:p>
          </table:table-cell>
          <table:table-cell office:value-type="float" office:value="0.603866670393304" calcext:value-type="float">
            <text:p>0.6038666704</text:p>
          </table:table-cell>
          <table:table-cell office:value-type="float" office:value="-0.876998231244123" calcext:value-type="float">
            <text:p>-0.8769982312</text:p>
          </table:table-cell>
          <table:table-cell office:value-type="float" office:value="0.159370017460591" calcext:value-type="float">
            <text:p>0.1593700175</text:p>
          </table:table-cell>
          <table:table-cell office:value-type="float" office:value="-2.40657795185342" calcext:value-type="float">
            <text:p>-2.4065779519</text:p>
          </table:table-cell>
          <table:table-cell office:value-type="float" office:value="0.305153942300833" calcext:value-type="float">
            <text:p>0.3051539423</text:p>
          </table:table-cell>
          <table:table-cell office:value-type="float" office:value="0.0787456315192431" calcext:value-type="float">
            <text:p>0.0787456315</text:p>
          </table:table-cell>
          <table:table-cell office:value-type="float" office:value="0.421053098612548" calcext:value-type="float">
            <text:p>0.4210530986</text:p>
          </table:table-cell>
          <table:table-cell office:value-type="float" office:value="-0.17602518735126" calcext:value-type="float">
            <text:p>-0.1760251874</text:p>
          </table:table-cell>
        </table:table-row>
        <table:table-row table:style-name="ro1">
          <table:table-cell office:value-type="string" calcext:value-type="string">
            <text:p>crc</text:p>
          </table:table-cell>
          <table:table-cell office:value-type="float" office:value="-1.04294228551211" calcext:value-type="float">
            <text:p>-1.0429422855</text:p>
          </table:table-cell>
          <table:table-cell office:value-type="float" office:value="-1.81627239070677" calcext:value-type="float">
            <text:p>-1.8162723907</text:p>
          </table:table-cell>
          <table:table-cell office:value-type="float" office:value="-4.98825498183301" calcext:value-type="float">
            <text:p>-4.9882549818</text:p>
          </table:table-cell>
          <table:table-cell office:value-type="float" office:value="0.337111553412184" calcext:value-type="float">
            <text:p>0.3371115534</text:p>
          </table:table-cell>
          <table:table-cell office:value-type="float" office:value="2.63859264646753" calcext:value-type="float">
            <text:p>2.6385926465</text:p>
          </table:table-cell>
          <table:table-cell office:value-type="float" office:value="0.219955321631067" calcext:value-type="float">
            <text:p>0.2199553216</text:p>
          </table:table-cell>
          <table:table-cell office:value-type="float" office:value="-2.70156784196363" calcext:value-type="float">
            <text:p>-2.701567842</text:p>
          </table:table-cell>
          <table:table-cell office:value-type="float" office:value="-3.2251889691062" calcext:value-type="float">
            <text:p>-3.2251889691</text:p>
          </table:table-cell>
          <table:table-cell office:value-type="float" office:value="0.122685365245757" calcext:value-type="float">
            <text:p>0.1226853652</text:p>
          </table:table-cell>
          <table:table-cell office:value-type="float" office:value="-0.131254217446567" calcext:value-type="float">
            <text:p>-0.1312542174</text:p>
          </table:table-cell>
          <table:table-cell office:value-type="float" office:value="0.923177099182162" calcext:value-type="float">
            <text:p>0.9231770992</text:p>
          </table:table-cell>
          <table:table-cell office:value-type="float" office:value="1.00918156526315" calcext:value-type="float">
            <text:p>1.0091815653</text:p>
          </table:table-cell>
          <table:table-cell office:value-type="float" office:value="-0.892350022493189" calcext:value-type="float">
            <text:p>-0.8923500225</text:p>
          </table:table-cell>
          <table:table-cell office:value-type="float" office:value="1.30925220234987" calcext:value-type="float">
            <text:p>1.3092522023</text:p>
          </table:table-cell>
          <table:table-cell office:value-type="float" office:value="-0.11193501309721" calcext:value-type="float">
            <text:p>-0.1119350131</text:p>
          </table:table-cell>
          <table:table-cell office:value-type="float" office:value="1.29179531446286" calcext:value-type="float">
            <text:p>1.2917953145</text:p>
          </table:table-cell>
          <table:table-cell office:value-type="float" office:value="1.24060509669348" calcext:value-type="float">
            <text:p>1.2406050967</text:p>
          </table:table-cell>
          <table:table-cell office:value-type="float" office:value="-0.61787629122769" calcext:value-type="float">
            <text:p>-0.6178762912</text:p>
          </table:table-cell>
          <table:table-cell office:value-type="float" office:value="-0.108623241235383" calcext:value-type="float">
            <text:p>-0.1086232412</text:p>
          </table:table-cell>
          <table:table-cell office:value-type="float" office:value="4.96226137420563" calcext:value-type="float">
            <text:p>4.9622613742</text:p>
          </table:table-cell>
          <table:table-cell office:value-type="float" office:value="-0.649577853519052" calcext:value-type="float">
            <text:p>-0.6495778535</text:p>
          </table:table-cell>
          <table:table-cell office:value-type="float" office:value="1.11797233984052" calcext:value-type="float">
            <text:p>1.1179723398</text:p>
          </table:table-cell>
          <table:table-cell office:value-type="float" office:value="-2.33478135529147" calcext:value-type="float">
            <text:p>-2.3347813553</text:p>
          </table:table-cell>
          <table:table-cell office:value-type="float" office:value="-0.17179113387151" calcext:value-type="float">
            <text:p>-0.1717911339</text:p>
          </table:table-cell>
          <table:table-cell office:value-type="float" office:value="-2.47748272467439" calcext:value-type="float">
            <text:p>-2.4774827247</text:p>
          </table:table-cell>
          <table:table-cell office:value-type="float" office:value="0.494098824299247" calcext:value-type="float">
            <text:p>0.4940988243</text:p>
          </table:table-cell>
          <table:table-cell office:value-type="float" office:value="0.445641076491236" calcext:value-type="float">
            <text:p>0.4456410765</text:p>
          </table:table-cell>
          <table:table-cell office:value-type="float" office:value="0.498852860464951" calcext:value-type="float">
            <text:p>0.4988528605</text:p>
          </table:table-cell>
          <table:table-cell office:value-type="float" office:value="0.410106271725929" calcext:value-type="float">
            <text:p>0.4101062717</text:p>
          </table:table-cell>
        </table:table-row>
        <table:table-row table:style-name="ro1">
          <table:table-cell office:value-type="string" calcext:value-type="string">
            <text:p>sha</text:p>
          </table:table-cell>
          <table:table-cell office:value-type="float" office:value="-0.417736239035475" calcext:value-type="float">
            <text:p>-0.417736239</text:p>
          </table:table-cell>
          <table:table-cell office:value-type="float" office:value="-0.471139472755023" calcext:value-type="float">
            <text:p>-0.4711394728</text:p>
          </table:table-cell>
          <table:table-cell office:value-type="float" office:value="-3.77198593810965" calcext:value-type="float">
            <text:p>-3.7719859381</text:p>
          </table:table-cell>
          <table:table-cell office:value-type="float" office:value="0.978222331569491" calcext:value-type="float">
            <text:p>0.9782223316</text:p>
          </table:table-cell>
          <table:table-cell office:value-type="float" office:value="1.07995018592232" calcext:value-type="float">
            <text:p>1.0799501859</text:p>
          </table:table-cell>
          <table:table-cell office:value-type="float" office:value="-0.214851279138037" calcext:value-type="float">
            <text:p>-0.2148512791</text:p>
          </table:table-cell>
          <table:table-cell office:value-type="float" office:value="-2.02885187180255" calcext:value-type="float">
            <text:p>-2.0288518718</text:p>
          </table:table-cell>
          <table:table-cell office:value-type="float" office:value="-0.870531056139614" calcext:value-type="float">
            <text:p>-0.8705310561</text:p>
          </table:table-cell>
          <table:table-cell office:value-type="float" office:value="0.527531282341726" calcext:value-type="float">
            <text:p>0.5275312823</text:p>
          </table:table-cell>
          <table:table-cell office:value-type="float" office:value="-0.494003348250335" calcext:value-type="float">
            <text:p>-0.4940033483</text:p>
          </table:table-cell>
          <table:table-cell office:value-type="float" office:value="1.32385103470082" calcext:value-type="float">
            <text:p>1.3238510347</text:p>
          </table:table-cell>
          <table:table-cell office:value-type="float" office:value="1.78056274311539" calcext:value-type="float">
            <text:p>1.7805627431</text:p>
          </table:table-cell>
          <table:table-cell office:value-type="float" office:value="-0.60951142884333" calcext:value-type="float">
            <text:p>-0.6095114288</text:p>
          </table:table-cell>
          <table:table-cell office:value-type="float" office:value="0.813265428039536" calcext:value-type="float">
            <text:p>0.813265428</text:p>
          </table:table-cell>
          <table:table-cell office:value-type="float" office:value="-0.0132879321091109" calcext:value-type="float">
            <text:p>-0.0132879321</text:p>
          </table:table-cell>
          <table:table-cell office:value-type="float" office:value="0.0610570913698907" calcext:value-type="float">
            <text:p>0.0610570914</text:p>
          </table:table-cell>
          <table:table-cell office:value-type="float" office:value="1.24747119775443" calcext:value-type="float">
            <text:p>1.2474711978</text:p>
          </table:table-cell>
          <table:table-cell office:value-type="float" office:value="-0.00931202078383263" calcext:value-type="float">
            <text:p>-0.0093120208</text:p>
          </table:table-cell>
          <table:table-cell office:value-type="float" office:value="0.608261898457869" calcext:value-type="float">
            <text:p>0.6082618985</text:p>
          </table:table-cell>
          <table:table-cell office:value-type="float" office:value="1.17299157495315" calcext:value-type="float">
            <text:p>1.172991575</text:p>
          </table:table-cell>
          <table:table-cell office:value-type="float" office:value="-1.26823875922805" calcext:value-type="float">
            <text:p>-1.2682387592</text:p>
          </table:table-cell>
          <table:table-cell office:value-type="float" office:value="0.659072242905263" calcext:value-type="float">
            <text:p>0.6590722429</text:p>
          </table:table-cell>
          <table:table-cell office:value-type="float" office:value="-1.57232551511648" calcext:value-type="float">
            <text:p>-1.5723255151</text:p>
          </table:table-cell>
          <table:table-cell office:value-type="float" office:value="-0.0638442565101207" calcext:value-type="float">
            <text:p>-0.0638442565</text:p>
          </table:table-cell>
          <table:table-cell office:value-type="float" office:value="-2.57684785778424" calcext:value-type="float">
            <text:p>-2.5768478578</text:p>
          </table:table-cell>
          <table:table-cell office:value-type="float" office:value="0.297147099967897" calcext:value-type="float">
            <text:p>0.2971471</text:p>
          </table:table-cell>
          <table:table-cell office:value-type="float" office:value="1.19785903018621" calcext:value-type="float">
            <text:p>1.1978590302</text:p>
          </table:table-cell>
          <table:table-cell office:value-type="float" office:value="0.0338364276396897" calcext:value-type="float">
            <text:p>0.0338364276</text:p>
          </table:table-cell>
          <table:table-cell office:value-type="float" office:value="-0.161671314693022" calcext:value-type="float">
            <text:p>-0.1616713147</text:p>
          </table:table-cell>
        </table:table-row>
        <table:table-row table:style-name="ro1">
          <table:table-cell office:value-type="string" calcext:value-type="string">
            <text:p>sglib-arrayheapsort</text:p>
          </table:table-cell>
          <table:table-cell office:value-type="float" office:value="-0.0865914366831493" calcext:value-type="float">
            <text:p>-0.0865914367</text:p>
          </table:table-cell>
          <table:table-cell office:value-type="float" office:value="-0.547334307441966" calcext:value-type="float">
            <text:p>-0.5473343074</text:p>
          </table:table-cell>
          <table:table-cell office:value-type="float" office:value="-8.30974792465308" calcext:value-type="float">
            <text:p>-8.3097479247</text:p>
          </table:table-cell>
          <table:table-cell office:value-type="float" office:value="0.90234010644408" calcext:value-type="float">
            <text:p>0.9023401064</text:p>
          </table:table-cell>
          <table:table-cell office:value-type="float" office:value="11.1109795728636" calcext:value-type="float">
            <text:p>11.1109795729</text:p>
          </table:table-cell>
          <table:table-cell office:value-type="float" office:value="0.261262098797876" calcext:value-type="float">
            <text:p>0.2612620988</text:p>
          </table:table-cell>
          <table:table-cell office:value-type="float" office:value="-2.68830003971601" calcext:value-type="float">
            <text:p>-2.6883000397</text:p>
          </table:table-cell>
          <table:table-cell office:value-type="float" office:value="-7.73183568928537" calcext:value-type="float">
            <text:p>-7.7318356893</text:p>
          </table:table-cell>
          <table:table-cell office:value-type="float" office:value="0.412125782166194" calcext:value-type="float">
            <text:p>0.4121257822</text:p>
          </table:table-cell>
          <table:table-cell office:value-type="float" office:value="-0.230381859111615" calcext:value-type="float">
            <text:p>-0.2303818591</text:p>
          </table:table-cell>
          <table:table-cell office:value-type="float" office:value="1.38662113941759" calcext:value-type="float">
            <text:p>1.3866211394</text:p>
          </table:table-cell>
          <table:table-cell office:value-type="float" office:value="1.68594413366269" calcext:value-type="float">
            <text:p>1.6859441337</text:p>
          </table:table-cell>
          <table:table-cell office:value-type="float" office:value="-0.182147538004592" calcext:value-type="float">
            <text:p>-0.182147538</text:p>
          </table:table-cell>
          <table:table-cell office:value-type="float" office:value="0.871923380329729" calcext:value-type="float">
            <text:p>0.8719233803</text:p>
          </table:table-cell>
          <table:table-cell office:value-type="float" office:value="0.125507584497092" calcext:value-type="float">
            <text:p>0.1255075845</text:p>
          </table:table-cell>
          <table:table-cell office:value-type="float" office:value="0.0587577131172328" calcext:value-type="float">
            <text:p>0.0587577131</text:p>
          </table:table-cell>
          <table:table-cell office:value-type="float" office:value="0.915626205921813" calcext:value-type="float">
            <text:p>0.9156262059</text:p>
          </table:table-cell>
          <table:table-cell office:value-type="float" office:value="0.10248212803247" calcext:value-type="float">
            <text:p>0.102482128</text:p>
          </table:table-cell>
          <table:table-cell office:value-type="float" office:value="0.399409631031113" calcext:value-type="float">
            <text:p>0.399409631</text:p>
          </table:table-cell>
          <table:table-cell office:value-type="float" office:value="0.926049043107164" calcext:value-type="float">
            <text:p>0.9260490431</text:p>
          </table:table-cell>
          <table:table-cell office:value-type="float" office:value="-0.93701539877794" calcext:value-type="float">
            <text:p>-0.9370153988</text:p>
          </table:table-cell>
          <table:table-cell office:value-type="float" office:value="0.681731266108353" calcext:value-type="float">
            <text:p>0.6817312661</text:p>
          </table:table-cell>
          <table:table-cell office:value-type="float" office:value="-2.27098114261294" calcext:value-type="float">
            <text:p>-2.2709811426</text:p>
          </table:table-cell>
          <table:table-cell office:value-type="float" office:value="-0.248298467335077" calcext:value-type="float">
            <text:p>-0.2482984673</text:p>
          </table:table-cell>
          <table:table-cell office:value-type="float" office:value="-2.46775687492329" calcext:value-type="float">
            <text:p>-2.4677568749</text:p>
          </table:table-cell>
          <table:table-cell office:value-type="float" office:value="0.237618471098993" calcext:value-type="float">
            <text:p>0.2376184711</text:p>
          </table:table-cell>
          <table:table-cell office:value-type="float" office:value="-10.2574167143968" calcext:value-type="float">
            <text:p>-10.2574167144</text:p>
          </table:table-cell>
          <table:table-cell office:value-type="float" office:value="0.339327955611967" calcext:value-type="float">
            <text:p>0.3393279556</text:p>
          </table:table-cell>
          <table:table-cell office:value-type="float" office:value="-0.150953549649295" calcext:value-type="float">
            <text:p>-0.1509535496</text:p>
          </table:table-cell>
        </table:table-row>
        <table:table-row table:style-name="ro1">
          <table:table-cell office:value-type="string" calcext:value-type="string">
            <text:p>newlib-exp</text:p>
          </table:table-cell>
          <table:table-cell office:value-type="float" office:value="-0.153681293739161" calcext:value-type="float">
            <text:p>-0.1536812937</text:p>
          </table:table-cell>
          <table:table-cell office:value-type="float" office:value="-0.351388555894138" calcext:value-type="float">
            <text:p>-0.3513885559</text:p>
          </table:table-cell>
          <table:table-cell office:value-type="float" office:value="-0.986307860336528" calcext:value-type="float">
            <text:p>-0.9863078603</text:p>
          </table:table-cell>
          <table:table-cell office:value-type="float" office:value="0.993850812116148" calcext:value-type="float">
            <text:p>0.9938508121</text:p>
          </table:table-cell>
          <table:table-cell office:value-type="float" office:value="0.200924597003898" calcext:value-type="float">
            <text:p>0.200924597</text:p>
          </table:table-cell>
          <table:table-cell office:value-type="float" office:value="0.147341184999405" calcext:value-type="float">
            <text:p>0.147341185</text:p>
          </table:table-cell>
          <table:table-cell office:value-type="float" office:value="-1.03931327083794" calcext:value-type="float">
            <text:p>-1.0393132708</text:p>
          </table:table-cell>
          <table:table-cell office:value-type="float" office:value="0.825716184232429" calcext:value-type="float">
            <text:p>0.8257161842</text:p>
          </table:table-cell>
          <table:table-cell office:value-type="float" office:value="0.355062265523565" calcext:value-type="float">
            <text:p>0.3550622655</text:p>
          </table:table-cell>
          <table:table-cell office:value-type="float" office:value="-0.310395978128842" calcext:value-type="float">
            <text:p>-0.3103959781</text:p>
          </table:table-cell>
          <table:table-cell office:value-type="float" office:value="1.3469967711703" calcext:value-type="float">
            <text:p>1.3469967712</text:p>
          </table:table-cell>
          <table:table-cell office:value-type="float" office:value="1.72109882941487" calcext:value-type="float">
            <text:p>1.7210988294</text:p>
          </table:table-cell>
          <table:table-cell office:value-type="float" office:value="-0.273028380811446" calcext:value-type="float">
            <text:p>-0.2730283808</text:p>
          </table:table-cell>
          <table:table-cell office:value-type="float" office:value="0.745847333018454" calcext:value-type="float">
            <text:p>0.745847333</text:p>
          </table:table-cell>
          <table:table-cell office:value-type="float" office:value="0.137880132316878" calcext:value-type="float">
            <text:p>0.1378801323</text:p>
          </table:table-cell>
          <table:table-cell office:value-type="float" office:value="0.0504518781504896" calcext:value-type="float">
            <text:p>0.0504518782</text:p>
          </table:table-cell>
          <table:table-cell office:value-type="float" office:value="1.18050507369701" calcext:value-type="float">
            <text:p>1.1805050737</text:p>
          </table:table-cell>
          <table:table-cell office:value-type="float" office:value="0.151583043349994" calcext:value-type="float">
            <text:p>0.1515830433</text:p>
          </table:table-cell>
          <table:table-cell office:value-type="float" office:value="0.590737223631607" calcext:value-type="float">
            <text:p>0.5907372236</text:p>
          </table:table-cell>
          <table:table-cell office:value-type="float" office:value="0.973779141713663" calcext:value-type="float">
            <text:p>0.9737791417</text:p>
          </table:table-cell>
          <table:table-cell office:value-type="float" office:value="-0.9325341075643" calcext:value-type="float">
            <text:p>-0.9325341076</text:p>
          </table:table-cell>
          <table:table-cell office:value-type="float" office:value="0.6085046419136" calcext:value-type="float">
            <text:p>0.6085046419</text:p>
          </table:table-cell>
          <table:table-cell office:value-type="float" office:value="-0.548221392135484" calcext:value-type="float">
            <text:p>-0.5482213921</text:p>
          </table:table-cell>
          <table:table-cell office:value-type="float" office:value="-0.0767744089852903" calcext:value-type="float">
            <text:p>-0.076774409</text:p>
          </table:table-cell>
          <table:table-cell office:value-type="float" office:value="-2.40752660727658" calcext:value-type="float">
            <text:p>-2.4075266073</text:p>
          </table:table-cell>
          <table:table-cell office:value-type="float" office:value="0.359466657322117" calcext:value-type="float">
            <text:p>0.3594666573</text:p>
          </table:table-cell>
          <table:table-cell office:value-type="float" office:value="-0.985187897764223" calcext:value-type="float">
            <text:p>-0.9851878978</text:p>
          </table:table-cell>
          <table:table-cell office:value-type="float" office:value="0.523460485305392" calcext:value-type="float">
            <text:p>0.5234604853</text:p>
          </table:table-cell>
          <table:table-cell office:value-type="float" office:value="-0.21639903064974" calcext:value-type="float">
            <text:p>-0.2163990306</text:p>
          </table:table-cell>
        </table:table-row>
        <table:table-row table:style-name="ro1">
          <table:table-cell office:value-type="string" calcext:value-type="string">
            <text:p>nettle-md5</text:p>
          </table:table-cell>
          <table:table-cell office:value-type="float" office:value="-0.0602432804587986" calcext:value-type="float">
            <text:p>-0.0602432805</text:p>
          </table:table-cell>
          <table:table-cell office:value-type="float" office:value="-0.265763330246581" calcext:value-type="float">
            <text:p>-0.2657633302</text:p>
          </table:table-cell>
          <table:table-cell office:value-type="float" office:value="-0.145951917419444" calcext:value-type="float">
            <text:p>-0.1459519174</text:p>
          </table:table-cell>
          <table:table-cell office:value-type="float" office:value="1.01923908324347" calcext:value-type="float">
            <text:p>1.0192390832</text:p>
          </table:table-cell>
          <table:table-cell office:value-type="float" office:value="-0.341133484269795" calcext:value-type="float">
            <text:p>-0.3411334843</text:p>
          </table:table-cell>
          <table:table-cell office:value-type="float" office:value="-0.00421347631380725" calcext:value-type="float">
            <text:p>-0.0042134763</text:p>
          </table:table-cell>
          <table:table-cell office:value-type="float" office:value="-0.809405773001153" calcext:value-type="float">
            <text:p>-0.809405773</text:p>
          </table:table-cell>
          <table:table-cell office:value-type="float" office:value="1.23259265732249" calcext:value-type="float">
            <text:p>1.2325926573</text:p>
          </table:table-cell>
          <table:table-cell office:value-type="float" office:value="0.319400164511397" calcext:value-type="float">
            <text:p>0.3194001645</text:p>
          </table:table-cell>
          <table:table-cell office:value-type="float" office:value="-0.279398004016865" calcext:value-type="float">
            <text:p>-0.279398004</text:p>
          </table:table-cell>
          <table:table-cell office:value-type="float" office:value="1.29941653798817" calcext:value-type="float">
            <text:p>1.299416538</text:p>
          </table:table-cell>
          <table:table-cell office:value-type="float" office:value="1.71683129755691" calcext:value-type="float">
            <text:p>1.7168312976</text:p>
          </table:table-cell>
          <table:table-cell office:value-type="float" office:value="-0.391624704439671" calcext:value-type="float">
            <text:p>-0.3916247044</text:p>
          </table:table-cell>
          <table:table-cell office:value-type="float" office:value="0.716061511146804" calcext:value-type="float">
            <text:p>0.7160615111</text:p>
          </table:table-cell>
          <table:table-cell office:value-type="float" office:value="-0.0096431095648569" calcext:value-type="float">
            <text:p>-0.0096431096</text:p>
          </table:table-cell>
          <table:table-cell office:value-type="float" office:value="0.114584771174926" calcext:value-type="float">
            <text:p>0.1145847712</text:p>
          </table:table-cell>
          <table:table-cell office:value-type="float" office:value="1.08675828887864" calcext:value-type="float">
            <text:p>1.0867582889</text:p>
          </table:table-cell>
          <table:table-cell office:value-type="float" office:value="-0.0143850309580976" calcext:value-type="float">
            <text:p>-0.014385031</text:p>
          </table:table-cell>
          <table:table-cell office:value-type="float" office:value="0.643408598581791" calcext:value-type="float">
            <text:p>0.6434085986</text:p>
          </table:table-cell>
          <table:table-cell office:value-type="float" office:value="0.843193406326085" calcext:value-type="float">
            <text:p>0.8431934063</text:p>
          </table:table-cell>
          <table:table-cell office:value-type="float" office:value="-0.91051173325841" calcext:value-type="float">
            <text:p>-0.9105117333</text:p>
          </table:table-cell>
          <table:table-cell office:value-type="float" office:value="0.704892306141327" calcext:value-type="float">
            <text:p>0.7048923061</text:p>
          </table:table-cell>
          <table:table-cell office:value-type="float" office:value="-0.374067315980604" calcext:value-type="float">
            <text:p>-0.374067316</text:p>
          </table:table-cell>
          <table:table-cell office:value-type="float" office:value="0.00741207077925989" calcext:value-type="float">
            <text:p>0.0074120708</text:p>
          </table:table-cell>
          <table:table-cell office:value-type="float" office:value="-2.27452497672739" calcext:value-type="float">
            <text:p>-2.2745249767</text:p>
          </table:table-cell>
          <table:table-cell office:value-type="float" office:value="0.378056424792673" calcext:value-type="float">
            <text:p>0.3780564248</text:p>
          </table:table-cell>
          <table:table-cell office:value-type="float" office:value="0.567597965604286" calcext:value-type="float">
            <text:p>0.5675979656</text:p>
          </table:table-cell>
          <table:table-cell office:value-type="float" office:value="0.445160012726677" calcext:value-type="float">
            <text:p>0.4451600127</text:p>
          </table:table-cell>
          <table:table-cell office:value-type="float" office:value="-0.0239678380489608" calcext:value-type="float">
            <text:p>-0.023967838</text:p>
          </table:table-cell>
        </table:table-row>
        <table:table-row table:style-name="ro1">
          <table:table-cell office:value-type="string" calcext:value-type="string">
            <text:p>fdct</text:p>
          </table:table-cell>
          <table:table-cell office:value-type="float" office:value="-0.673689237374254" calcext:value-type="float">
            <text:p>-0.6736892374</text:p>
          </table:table-cell>
          <table:table-cell office:value-type="float" office:value="-0.0190393498493043" calcext:value-type="float">
            <text:p>-0.0190393498</text:p>
          </table:table-cell>
          <table:table-cell office:value-type="float" office:value="-0.177278091838754" calcext:value-type="float">
            <text:p>-0.1772780918</text:p>
          </table:table-cell>
          <table:table-cell office:value-type="float" office:value="0.395227707544595" calcext:value-type="float">
            <text:p>0.3952277075</text:p>
          </table:table-cell>
          <table:table-cell office:value-type="float" office:value="-0.829471101646919" calcext:value-type="float">
            <text:p>-0.8294711016</text:p>
          </table:table-cell>
          <table:table-cell office:value-type="float" office:value="-0.402029710572844" calcext:value-type="float">
            <text:p>-0.4020297106</text:p>
          </table:table-cell>
          <table:table-cell office:value-type="float" office:value="-1.70861649112615" calcext:value-type="float">
            <text:p>-1.7086164911</text:p>
          </table:table-cell>
          <table:table-cell office:value-type="float" office:value="0.999606893995169" calcext:value-type="float">
            <text:p>0.999606894</text:p>
          </table:table-cell>
          <table:table-cell office:value-type="float" office:value="0.959645222892945" calcext:value-type="float">
            <text:p>0.9596452229</text:p>
          </table:table-cell>
          <table:table-cell office:value-type="float" office:value="0.288869046635985" calcext:value-type="float">
            <text:p>0.2888690466</text:p>
          </table:table-cell>
          <table:table-cell office:value-type="float" office:value="0.506964736090299" calcext:value-type="float">
            <text:p>0.5069647361</text:p>
          </table:table-cell>
          <table:table-cell office:value-type="float" office:value="1.02348100763163" calcext:value-type="float">
            <text:p>1.0234810076</text:p>
          </table:table-cell>
          <table:table-cell office:value-type="float" office:value="0.0805916079347439" calcext:value-type="float">
            <text:p>0.0805916079</text:p>
          </table:table-cell>
          <table:table-cell office:value-type="float" office:value="0.0099019829363461" calcext:value-type="float">
            <text:p>0.0099019829</text:p>
          </table:table-cell>
          <table:table-cell office:value-type="float" office:value="-0.437535163548908" calcext:value-type="float">
            <text:p>-0.4375351635</text:p>
          </table:table-cell>
          <table:table-cell office:value-type="float" office:value="-0.45756135400326" calcext:value-type="float">
            <text:p>-0.457561354</text:p>
          </table:table-cell>
          <table:table-cell office:value-type="float" office:value="0.671531268765632" calcext:value-type="float">
            <text:p>0.6715312688</text:p>
          </table:table-cell>
          <table:table-cell office:value-type="float" office:value="0.3908327682732" calcext:value-type="float">
            <text:p>0.3908327683</text:p>
          </table:table-cell>
          <table:table-cell office:value-type="float" office:value="0.973482690044785" calcext:value-type="float">
            <text:p>0.97348269</text:p>
          </table:table-cell>
          <table:table-cell office:value-type="float" office:value="1.42495228793423" calcext:value-type="float">
            <text:p>1.4249522879</text:p>
          </table:table-cell>
          <table:table-cell office:value-type="float" office:value="-0.278450313839857" calcext:value-type="float">
            <text:p>-0.2784503138</text:p>
          </table:table-cell>
          <table:table-cell office:value-type="float" office:value="1.2875667692058" calcext:value-type="float">
            <text:p>1.2875667692</text:p>
          </table:table-cell>
          <table:table-cell office:value-type="float" office:value="-0.310786865024609" calcext:value-type="float">
            <text:p>-0.310786865</text:p>
          </table:table-cell>
          <table:table-cell office:value-type="float" office:value="-0.373043468008676" calcext:value-type="float">
            <text:p>-0.373043468</text:p>
          </table:table-cell>
          <table:table-cell office:value-type="float" office:value="-1.78774907456646" calcext:value-type="float">
            <text:p>-1.7877490746</text:p>
          </table:table-cell>
          <table:table-cell office:value-type="float" office:value="0.698427637542399" calcext:value-type="float">
            <text:p>0.6984276375</text:p>
          </table:table-cell>
          <table:table-cell office:value-type="float" office:value="-0.952387298754976" calcext:value-type="float">
            <text:p>-0.9523872988</text:p>
          </table:table-cell>
          <table:table-cell office:value-type="float" office:value="-0.560422907758367" calcext:value-type="float">
            <text:p>-0.5604229078</text:p>
          </table:table-cell>
          <table:table-cell office:value-type="float" office:value="0.533949151506018" calcext:value-type="float">
            <text:p>0.5339491515</text:p>
          </table:table-cell>
        </table:table-row>
        <table:table-row table:style-name="ro1">
          <table:table-cell office:value-type="string" calcext:value-type="string">
            <text:p>qurt</text:p>
          </table:table-cell>
          <table:table-cell office:value-type="float" office:value="-0.0784678697272564" calcext:value-type="float">
            <text:p>-0.0784678697</text:p>
          </table:table-cell>
          <table:table-cell office:value-type="float" office:value="-0.279915913452139" calcext:value-type="float">
            <text:p>-0.2799159135</text:p>
          </table:table-cell>
          <table:table-cell office:value-type="float" office:value="-0.555112185224" calcext:value-type="float">
            <text:p>-0.5551121852</text:p>
          </table:table-cell>
          <table:table-cell office:value-type="float" office:value="1.02681747250431" calcext:value-type="float">
            <text:p>1.0268174725</text:p>
          </table:table-cell>
          <table:table-cell office:value-type="float" office:value="-0.645361762671979" calcext:value-type="float">
            <text:p>-0.6453617627</text:p>
          </table:table-cell>
          <table:table-cell office:value-type="float" office:value="-0.103768602943711" calcext:value-type="float">
            <text:p>-0.1037686029</text:p>
          </table:table-cell>
          <table:table-cell office:value-type="float" office:value="-1.26227268666059" calcext:value-type="float">
            <text:p>-1.2622726867</text:p>
          </table:table-cell>
          <table:table-cell office:value-type="float" office:value="1.37999392412229" calcext:value-type="float">
            <text:p>1.3799939241</text:p>
          </table:table-cell>
          <table:table-cell office:value-type="float" office:value="0.59257453163668" calcext:value-type="float">
            <text:p>0.5925745316</text:p>
          </table:table-cell>
          <table:table-cell office:value-type="float" office:value="-0.360970589512059" calcext:value-type="float">
            <text:p>-0.3609705895</text:p>
          </table:table-cell>
          <table:table-cell office:value-type="float" office:value="1.32005862789609" calcext:value-type="float">
            <text:p>1.3200586279</text:p>
          </table:table-cell>
          <table:table-cell office:value-type="float" office:value="1.57330308043579" calcext:value-type="float">
            <text:p>1.5733030804</text:p>
          </table:table-cell>
          <table:table-cell office:value-type="float" office:value="-0.298632294397448" calcext:value-type="float">
            <text:p>-0.2986322944</text:p>
          </table:table-cell>
          <table:table-cell office:value-type="float" office:value="0.853219763396174" calcext:value-type="float">
            <text:p>0.8532197634</text:p>
          </table:table-cell>
          <table:table-cell office:value-type="float" office:value="0.00477492624709182" calcext:value-type="float">
            <text:p>0.0047749262</text:p>
          </table:table-cell>
          <table:table-cell office:value-type="float" office:value="-0.0795267134315084" calcext:value-type="float">
            <text:p>-0.0795267134</text:p>
          </table:table-cell>
          <table:table-cell office:value-type="float" office:value="1.01745931721037" calcext:value-type="float">
            <text:p>1.0174593172</text:p>
          </table:table-cell>
          <table:table-cell office:value-type="float" office:value="0.161062261038789" calcext:value-type="float">
            <text:p>0.161062261</text:p>
          </table:table-cell>
          <table:table-cell office:value-type="float" office:value="0.8349027974662" calcext:value-type="float">
            <text:p>0.8349027975</text:p>
          </table:table-cell>
          <table:table-cell office:value-type="float" office:value="1.2591615215764" calcext:value-type="float">
            <text:p>1.2591615216</text:p>
          </table:table-cell>
          <table:table-cell office:value-type="float" office:value="-0.81594999001551" calcext:value-type="float">
            <text:p>-0.81594999</text:p>
          </table:table-cell>
          <table:table-cell office:value-type="float" office:value="0.766793702535865" calcext:value-type="float">
            <text:p>0.7667937025</text:p>
          </table:table-cell>
          <table:table-cell office:value-type="float" office:value="-0.640153217040959" calcext:value-type="float">
            <text:p>-0.640153217</text:p>
          </table:table-cell>
          <table:table-cell office:value-type="float" office:value="-0.288841875953751" calcext:value-type="float">
            <text:p>-0.288841876</text:p>
          </table:table-cell>
          <table:table-cell office:value-type="float" office:value="-2.42522989666689" calcext:value-type="float">
            <text:p>-2.4252298967</text:p>
          </table:table-cell>
          <table:table-cell office:value-type="float" office:value="0.581661293202045" calcext:value-type="float">
            <text:p>0.5816612932</text:p>
          </table:table-cell>
          <table:table-cell office:value-type="float" office:value="-0.0843425652295963" calcext:value-type="float">
            <text:p>-0.0843425652</text:p>
          </table:table-cell>
          <table:table-cell office:value-type="float" office:value="0.0469216060522379" calcext:value-type="float">
            <text:p>0.0469216061</text:p>
          </table:table-cell>
          <table:table-cell office:value-type="float" office:value="0.0932081016541735" calcext:value-type="float">
            <text:p>0.0932081017</text:p>
          </table:table-cell>
        </table:table-row>
        <table:table-row table:style-name="ro1">
          <table:table-cell office:value-type="string" calcext:value-type="string">
            <text:p>sglib-arraybinsearch</text:p>
          </table:table-cell>
          <table:table-cell office:value-type="float" office:value="1.64466693003795" calcext:value-type="float">
            <text:p>1.64466693</text:p>
          </table:table-cell>
          <table:table-cell office:value-type="float" office:value="1.25464742166762" calcext:value-type="float">
            <text:p>1.2546474217</text:p>
          </table:table-cell>
          <table:table-cell office:value-type="float" office:value="-1.50425448841065" calcext:value-type="float">
            <text:p>-1.5042544884</text:p>
          </table:table-cell>
          <table:table-cell office:value-type="float" office:value="1.27378837006554" calcext:value-type="float">
            <text:p>1.2737883701</text:p>
          </table:table-cell>
          <table:table-cell office:value-type="float" office:value="-0.588140275033185" calcext:value-type="float">
            <text:p>-0.588140275</text:p>
          </table:table-cell>
          <table:table-cell office:value-type="float" office:value="0.137264958770322" calcext:value-type="float">
            <text:p>0.1372649588</text:p>
          </table:table-cell>
          <table:table-cell office:value-type="float" office:value="-1.19201187600389" calcext:value-type="float">
            <text:p>-1.192011876</text:p>
          </table:table-cell>
          <table:table-cell office:value-type="float" office:value="0.932069476947463" calcext:value-type="float">
            <text:p>0.9320694769</text:p>
          </table:table-cell>
          <table:table-cell office:value-type="float" office:value="0.279414227754846" calcext:value-type="float">
            <text:p>0.2794142278</text:p>
          </table:table-cell>
          <table:table-cell office:value-type="float" office:value="-0.247728783168325" calcext:value-type="float">
            <text:p>-0.2477287832</text:p>
          </table:table-cell>
          <table:table-cell office:value-type="float" office:value="1.58954869173385" calcext:value-type="float">
            <text:p>1.5895486917</text:p>
          </table:table-cell>
          <table:table-cell office:value-type="float" office:value="1.69988819422759" calcext:value-type="float">
            <text:p>1.6998881942</text:p>
          </table:table-cell>
          <table:table-cell office:value-type="float" office:value="-0.874554769350053" calcext:value-type="float">
            <text:p>-0.8745547694</text:p>
          </table:table-cell>
          <table:table-cell office:value-type="float" office:value="-4.0748722231015" calcext:value-type="float">
            <text:p>-4.0748722231</text:p>
          </table:table-cell>
          <table:table-cell office:value-type="float" office:value="-0.137837356751657" calcext:value-type="float">
            <text:p>-0.1378373568</text:p>
          </table:table-cell>
          <table:table-cell office:value-type="float" office:value="-0.0810851821077989" calcext:value-type="float">
            <text:p>-0.0810851821</text:p>
          </table:table-cell>
          <table:table-cell office:value-type="float" office:value="0.932850372434739" calcext:value-type="float">
            <text:p>0.9328503724</text:p>
          </table:table-cell>
          <table:table-cell office:value-type="float" office:value="-0.0808048046920418" calcext:value-type="float">
            <text:p>-0.0808048047</text:p>
          </table:table-cell>
          <table:table-cell office:value-type="float" office:value="0.858501128116748" calcext:value-type="float">
            <text:p>0.8585011281</text:p>
          </table:table-cell>
          <table:table-cell office:value-type="float" office:value="1.8489400925718" calcext:value-type="float">
            <text:p>1.8489400926</text:p>
          </table:table-cell>
          <table:table-cell office:value-type="float" office:value="-0.524565380620213" calcext:value-type="float">
            <text:p>-0.5245653806</text:p>
          </table:table-cell>
          <table:table-cell office:value-type="float" office:value="0.252191958728807" calcext:value-type="float">
            <text:p>0.2521919587</text:p>
          </table:table-cell>
          <table:table-cell office:value-type="float" office:value="-0.668754352561254" calcext:value-type="float">
            <text:p>-0.6687543526</text:p>
          </table:table-cell>
          <table:table-cell office:value-type="float" office:value="-0.0160712197317757" calcext:value-type="float">
            <text:p>-0.0160712197</text:p>
          </table:table-cell>
          <table:table-cell office:value-type="float" office:value="-2.43286040790482" calcext:value-type="float">
            <text:p>-2.4328604079</text:p>
          </table:table-cell>
          <table:table-cell office:value-type="float" office:value="0.927583978515153" calcext:value-type="float">
            <text:p>0.9275839785</text:p>
          </table:table-cell>
          <table:table-cell office:value-type="float" office:value="-1.34414662686865" calcext:value-type="float">
            <text:p>-1.3441466269</text:p>
          </table:table-cell>
          <table:table-cell office:value-type="float" office:value="-0.0247036331360811" calcext:value-type="float">
            <text:p>-0.0247036331</text:p>
          </table:table-cell>
          <table:table-cell office:value-type="float" office:value="-0.875319980833966" calcext:value-type="float">
            <text:p>-0.8753199808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float" office:value="-0.613128744159119" calcext:value-type="float">
            <text:p>-0.6131287442</text:p>
          </table:table-cell>
          <table:table-cell office:value-type="float" office:value="-0.432317653321271" calcext:value-type="float">
            <text:p>-0.4323176533</text:p>
          </table:table-cell>
          <table:table-cell office:value-type="float" office:value="-4.95707389620512" calcext:value-type="float">
            <text:p>-4.9570738962</text:p>
          </table:table-cell>
          <table:table-cell office:value-type="float" office:value="0.313597497472563" calcext:value-type="float">
            <text:p>0.3135974975</text:p>
          </table:table-cell>
          <table:table-cell office:value-type="float" office:value="-3.23360345049027" calcext:value-type="float">
            <text:p>-3.2336034505</text:p>
          </table:table-cell>
          <table:table-cell office:value-type="float" office:value="0.55482800008551" calcext:value-type="float">
            <text:p>0.5548280001</text:p>
          </table:table-cell>
          <table:table-cell office:value-type="float" office:value="-1.14520979260394" calcext:value-type="float">
            <text:p>-1.1452097926</text:p>
          </table:table-cell>
          <table:table-cell office:value-type="float" office:value="1.80067765522372" calcext:value-type="float">
            <text:p>1.8006776552</text:p>
          </table:table-cell>
          <table:table-cell office:value-type="float" office:value="0.0142275916424047" calcext:value-type="float">
            <text:p>0.0142275916</text:p>
          </table:table-cell>
          <table:table-cell office:value-type="float" office:value="0.148230295852013" calcext:value-type="float">
            <text:p>0.1482302959</text:p>
          </table:table-cell>
          <table:table-cell office:value-type="float" office:value="0.506268622152372" calcext:value-type="float">
            <text:p>0.5062686222</text:p>
          </table:table-cell>
          <table:table-cell office:value-type="float" office:value="1.97593966939048" calcext:value-type="float">
            <text:p>1.9759396694</text:p>
          </table:table-cell>
          <table:table-cell office:value-type="float" office:value="0.118599051877379" calcext:value-type="float">
            <text:p>0.1185990519</text:p>
          </table:table-cell>
          <table:table-cell office:value-type="float" office:value="1.18082978664766" calcext:value-type="float">
            <text:p>1.1808297866</text:p>
          </table:table-cell>
          <table:table-cell office:value-type="float" office:value="-0.303317568628254" calcext:value-type="float">
            <text:p>-0.3033175686</text:p>
          </table:table-cell>
          <table:table-cell office:value-type="float" office:value="0.95226436389524" calcext:value-type="float">
            <text:p>0.9522643639</text:p>
          </table:table-cell>
          <table:table-cell office:value-type="float" office:value="-1.3169078292411" calcext:value-type="float">
            <text:p>-1.3169078292</text:p>
          </table:table-cell>
          <table:table-cell office:value-type="float" office:value="0.341509098504845" calcext:value-type="float">
            <text:p>0.3415090985</text:p>
          </table:table-cell>
          <table:table-cell office:value-type="float" office:value="-0.110644427605899" calcext:value-type="float">
            <text:p>-0.1106444276</text:p>
          </table:table-cell>
          <table:table-cell office:value-type="float" office:value="0.884963549002243" calcext:value-type="float">
            <text:p>0.884963549</text:p>
          </table:table-cell>
          <table:table-cell office:value-type="float" office:value="-1.39009979923031" calcext:value-type="float">
            <text:p>-1.3900997992</text:p>
          </table:table-cell>
          <table:table-cell office:value-type="float" office:value="-0.265785819754259" calcext:value-type="float">
            <text:p>-0.2657858198</text:p>
          </table:table-cell>
          <table:table-cell office:value-type="float" office:value="-0.725385824619516" calcext:value-type="float">
            <text:p>-0.7253858246</text:p>
          </table:table-cell>
          <table:table-cell office:value-type="float" office:value="0.468006658120967" calcext:value-type="float">
            <text:p>0.4680066581</text:p>
          </table:table-cell>
          <table:table-cell office:value-type="float" office:value="-1.9503385210834" calcext:value-type="float">
            <text:p>-1.9503385211</text:p>
          </table:table-cell>
          <table:table-cell office:value-type="float" office:value="-0.14438971215604" calcext:value-type="float">
            <text:p>-0.1443897122</text:p>
          </table:table-cell>
          <table:table-cell office:value-type="float" office:value="-2.56417865448861" calcext:value-type="float">
            <text:p>-2.5641786545</text:p>
          </table:table-cell>
          <table:table-cell office:value-type="float" office:value="-1.49945043171006" calcext:value-type="float">
            <text:p>-1.4994504317</text:p>
          </table:table-cell>
          <table:table-cell office:value-type="float" office:value="-2.11518642615151" calcext:value-type="float">
            <text:p>-2.1151864262</text:p>
          </table:table-cell>
        </table:table-row>
        <table:table-row table:style-name="ro1">
          <table:table-cell office:value-type="string" calcext:value-type="string">
            <text:p>ctl-vector</text:p>
          </table:table-cell>
          <table:table-cell office:value-type="float" office:value="-0.0648008379859191" calcext:value-type="float">
            <text:p>-0.064800838</text:p>
          </table:table-cell>
          <table:table-cell office:value-type="float" office:value="-1.38728382635871" calcext:value-type="float">
            <text:p>-1.3872838264</text:p>
          </table:table-cell>
          <table:table-cell office:value-type="float" office:value="-4.93860771030994" calcext:value-type="float">
            <text:p>-4.9386077103</text:p>
          </table:table-cell>
          <table:table-cell office:value-type="float" office:value="1.19271446887143" calcext:value-type="float">
            <text:p>1.1927144689</text:p>
          </table:table-cell>
          <table:table-cell office:value-type="float" office:value="-0.33791400138759" calcext:value-type="float">
            <text:p>-0.3379140014</text:p>
          </table:table-cell>
          <table:table-cell office:value-type="float" office:value="-0.434409046233145" calcext:value-type="float">
            <text:p>-0.4344090462</text:p>
          </table:table-cell>
          <table:table-cell office:value-type="float" office:value="-2.28475843662575" calcext:value-type="float">
            <text:p>-2.2847584366</text:p>
          </table:table-cell>
          <table:table-cell office:value-type="float" office:value="-0.172691623805512" calcext:value-type="float">
            <text:p>-0.1726916238</text:p>
          </table:table-cell>
          <table:table-cell office:value-type="float" office:value="0.770138913405729" calcext:value-type="float">
            <text:p>0.7701389134</text:p>
          </table:table-cell>
          <table:table-cell office:value-type="float" office:value="-0.421045463958497" calcext:value-type="float">
            <text:p>-0.421045464</text:p>
          </table:table-cell>
          <table:table-cell office:value-type="float" office:value="0.515058515003129" calcext:value-type="float">
            <text:p>0.515058515</text:p>
          </table:table-cell>
          <table:table-cell office:value-type="float" office:value="1.72815720344098" calcext:value-type="float">
            <text:p>1.7281572034</text:p>
          </table:table-cell>
          <table:table-cell office:value-type="float" office:value="-0.934079571155959" calcext:value-type="float">
            <text:p>-0.9340795712</text:p>
          </table:table-cell>
          <table:table-cell office:value-type="float" office:value="0.645951791669987" calcext:value-type="float">
            <text:p>0.6459517917</text:p>
          </table:table-cell>
          <table:table-cell office:value-type="float" office:value="0.107415960801714" calcext:value-type="float">
            <text:p>0.1074159608</text:p>
          </table:table-cell>
          <table:table-cell office:value-type="float" office:value="-1.26793857075507" calcext:value-type="float">
            <text:p>-1.2679385708</text:p>
          </table:table-cell>
          <table:table-cell office:value-type="float" office:value="-15.1540971991286" calcext:value-type="float">
            <text:p>-15.1540971991</text:p>
          </table:table-cell>
          <table:table-cell office:value-type="float" office:value="-0.209929346557489" calcext:value-type="float">
            <text:p>-0.2099293466</text:p>
          </table:table-cell>
          <table:table-cell office:value-type="float" office:value="1.23500754522449" calcext:value-type="float">
            <text:p>1.2350075452</text:p>
          </table:table-cell>
          <table:table-cell office:value-type="float" office:value="0.0887682314516984" calcext:value-type="float">
            <text:p>0.0887682315</text:p>
          </table:table-cell>
          <table:table-cell office:value-type="float" office:value="-0.871499442400964" calcext:value-type="float">
            <text:p>-0.8714994424</text:p>
          </table:table-cell>
          <table:table-cell office:value-type="float" office:value="0.099404229397217" calcext:value-type="float">
            <text:p>0.0994042294</text:p>
          </table:table-cell>
          <table:table-cell office:value-type="float" office:value="-1.67093267359994" calcext:value-type="float">
            <text:p>-1.6709326736</text:p>
          </table:table-cell>
          <table:table-cell office:value-type="float" office:value="-0.00602879431283421" calcext:value-type="float">
            <text:p>-0.0060287943</text:p>
          </table:table-cell>
          <table:table-cell office:value-type="float" office:value="-2.65102465000983" calcext:value-type="float">
            <text:p>-2.65102465</text:p>
          </table:table-cell>
          <table:table-cell office:value-type="float" office:value="0.940996456961236" calcext:value-type="float">
            <text:p>0.940996457</text:p>
          </table:table-cell>
          <table:table-cell office:value-type="float" office:value="4.49889497757106" calcext:value-type="float">
            <text:p>4.4988949776</text:p>
          </table:table-cell>
          <table:table-cell office:value-type="float" office:value="0.524755704085558" calcext:value-type="float">
            <text:p>0.5247557041</text:p>
          </table:table-cell>
          <table:table-cell office:value-type="float" office:value="-0.543763767622763" calcext:value-type="float">
            <text:p>-0.5437637676</text:p>
          </table:table-cell>
        </table:table-row>
        <table:table-row table:style-name="ro1">
          <table:table-cell office:value-type="string" calcext:value-type="string">
            <text:p>sglib-listsort</text:p>
          </table:table-cell>
          <table:table-cell office:value-type="float" office:value="-0.127716652869628" calcext:value-type="float">
            <text:p>-0.1277166529</text:p>
          </table:table-cell>
          <table:table-cell office:value-type="float" office:value="-0.18484117963305" calcext:value-type="float">
            <text:p>-0.1848411796</text:p>
          </table:table-cell>
          <table:table-cell office:value-type="float" office:value="-2.67951495081703" calcext:value-type="float">
            <text:p>-2.6795149508</text:p>
          </table:table-cell>
          <table:table-cell office:value-type="float" office:value="0.773356902321977" calcext:value-type="float">
            <text:p>0.7733569023</text:p>
          </table:table-cell>
          <table:table-cell office:value-type="float" office:value="0.735956465536084" calcext:value-type="float">
            <text:p>0.7359564655</text:p>
          </table:table-cell>
          <table:table-cell office:value-type="float" office:value="0.324938969015942" calcext:value-type="float">
            <text:p>0.324938969</text:p>
          </table:table-cell>
          <table:table-cell office:value-type="float" office:value="-1.50330627618905" calcext:value-type="float">
            <text:p>-1.5033062762</text:p>
          </table:table-cell>
          <table:table-cell office:value-type="float" office:value="-0.570465253720239" calcext:value-type="float">
            <text:p>-0.5704652537</text:p>
          </table:table-cell>
          <table:table-cell office:value-type="float" office:value="0.283856461974474" calcext:value-type="float">
            <text:p>0.283856462</text:p>
          </table:table-cell>
          <table:table-cell office:value-type="float" office:value="-0.150924896190899" calcext:value-type="float">
            <text:p>-0.1509248962</text:p>
          </table:table-cell>
          <table:table-cell office:value-type="float" office:value="1.28523548555948" calcext:value-type="float">
            <text:p>1.2852354856</text:p>
          </table:table-cell>
          <table:table-cell office:value-type="float" office:value="1.87193982435335" calcext:value-type="float">
            <text:p>1.8719398244</text:p>
          </table:table-cell>
          <table:table-cell office:value-type="float" office:value="-0.337717161738878" calcext:value-type="float">
            <text:p>-0.3377171617</text:p>
          </table:table-cell>
          <table:table-cell office:value-type="float" office:value="3.38423493730843" calcext:value-type="float">
            <text:p>3.3842349373</text:p>
          </table:table-cell>
          <table:table-cell office:value-type="float" office:value="-0.0495744664695347" calcext:value-type="float">
            <text:p>-0.0495744665</text:p>
          </table:table-cell>
          <table:table-cell office:value-type="float" office:value="0.0963396041414872" calcext:value-type="float">
            <text:p>0.0963396041</text:p>
          </table:table-cell>
          <table:table-cell office:value-type="float" office:value="0.857526779684851" calcext:value-type="float">
            <text:p>0.8575267797</text:p>
          </table:table-cell>
          <table:table-cell office:value-type="float" office:value="0.0906587906020298" calcext:value-type="float">
            <text:p>0.0906587906</text:p>
          </table:table-cell>
          <table:table-cell office:value-type="float" office:value="0.34185366332411" calcext:value-type="float">
            <text:p>0.3418536633</text:p>
          </table:table-cell>
          <table:table-cell office:value-type="float" office:value="0.867394721368525" calcext:value-type="float">
            <text:p>0.8673947214</text:p>
          </table:table-cell>
          <table:table-cell office:value-type="float" office:value="-1.10257397520579" calcext:value-type="float">
            <text:p>-1.1025739752</text:p>
          </table:table-cell>
          <table:table-cell office:value-type="float" office:value="0.891046555311644" calcext:value-type="float">
            <text:p>0.8910465553</text:p>
          </table:table-cell>
          <table:table-cell office:value-type="float" office:value="-1.14035577100146" calcext:value-type="float">
            <text:p>-1.140355771</text:p>
          </table:table-cell>
          <table:table-cell office:value-type="float" office:value="0.16846206564108" calcext:value-type="float">
            <text:p>0.1684620656</text:p>
          </table:table-cell>
          <table:table-cell office:value-type="float" office:value="-2.24553977390676" calcext:value-type="float">
            <text:p>-2.2455397739</text:p>
          </table:table-cell>
          <table:table-cell office:value-type="float" office:value="0.052420268176752" calcext:value-type="float">
            <text:p>0.0524202682</text:p>
          </table:table-cell>
          <table:table-cell office:value-type="float" office:value="0.421194227742767" calcext:value-type="float">
            <text:p>0.4211942277</text:p>
          </table:table-cell>
          <table:table-cell office:value-type="float" office:value="0.406721681361895" calcext:value-type="float">
            <text:p>0.4067216814</text:p>
          </table:table-cell>
          <table:table-cell office:value-type="float" office:value="-0.337994528504703" calcext:value-type="float">
            <text:p>-0.3379945285</text:p>
          </table:table-cell>
        </table:table-row>
        <table:table-row table:style-name="ro1">
          <table:table-cell office:value-type="string" calcext:value-type="string">
            <text:p>sglib-hashtable</text:p>
          </table:table-cell>
          <table:table-cell office:value-type="float" office:value="-0.1119224967783" calcext:value-type="float">
            <text:p>-0.1119224968</text:p>
          </table:table-cell>
          <table:table-cell office:value-type="float" office:value="-0.423334391476139" calcext:value-type="float">
            <text:p>-0.4233343915</text:p>
          </table:table-cell>
          <table:table-cell office:value-type="float" office:value="-1.89042271160471" calcext:value-type="float">
            <text:p>-1.8904227116</text:p>
          </table:table-cell>
          <table:table-cell office:value-type="float" office:value="1.04524849600971" calcext:value-type="float">
            <text:p>1.045248496</text:p>
          </table:table-cell>
          <table:table-cell office:value-type="float" office:value="-1.43452524812736" calcext:value-type="float">
            <text:p>-1.4345252481</text:p>
          </table:table-cell>
          <table:table-cell office:value-type="float" office:value="0.0827743200506859" calcext:value-type="float">
            <text:p>0.0827743201</text:p>
          </table:table-cell>
          <table:table-cell office:value-type="float" office:value="-1.05577397925258" calcext:value-type="float">
            <text:p>-1.0557739793</text:p>
          </table:table-cell>
          <table:table-cell office:value-type="float" office:value="1.9196647754766" calcext:value-type="float">
            <text:p>1.9196647755</text:p>
          </table:table-cell>
          <table:table-cell office:value-type="float" office:value="0.42480183726925" calcext:value-type="float">
            <text:p>0.4248018373</text:p>
          </table:table-cell>
          <table:table-cell office:value-type="float" office:value="-0.275741280426777" calcext:value-type="float">
            <text:p>-0.2757412804</text:p>
          </table:table-cell>
          <table:table-cell office:value-type="float" office:value="1.47133460900719" calcext:value-type="float">
            <text:p>1.471334609</text:p>
          </table:table-cell>
          <table:table-cell office:value-type="float" office:value="1.71453665071592" calcext:value-type="float">
            <text:p>1.7145366507</text:p>
          </table:table-cell>
          <table:table-cell office:value-type="float" office:value="-0.377150107451741" calcext:value-type="float">
            <text:p>-0.3771501075</text:p>
          </table:table-cell>
          <table:table-cell office:value-type="float" office:value="0.801488170218175" calcext:value-type="float">
            <text:p>0.8014881702</text:p>
          </table:table-cell>
          <table:table-cell office:value-type="float" office:value="0.173351195625645" calcext:value-type="float">
            <text:p>0.1733511956</text:p>
          </table:table-cell>
          <table:table-cell office:value-type="float" office:value="-0.0426361074225957" calcext:value-type="float">
            <text:p>-0.0426361074</text:p>
          </table:table-cell>
          <table:table-cell office:value-type="float" office:value="-6.75266512477129" calcext:value-type="float">
            <text:p>-6.7526651248</text:p>
          </table:table-cell>
          <table:table-cell office:value-type="float" office:value="-0.0015788497104332" calcext:value-type="float">
            <text:p>-0.0015788497</text:p>
          </table:table-cell>
          <table:table-cell office:value-type="float" office:value="0.60566890790449" calcext:value-type="float">
            <text:p>0.6056689079</text:p>
          </table:table-cell>
          <table:table-cell office:value-type="float" office:value="0.998616472149603" calcext:value-type="float">
            <text:p>0.9986164721</text:p>
          </table:table-cell>
          <table:table-cell office:value-type="float" office:value="-0.914798550296874" calcext:value-type="float">
            <text:p>-0.9147985503</text:p>
          </table:table-cell>
          <table:table-cell office:value-type="float" office:value="-0.222253006682314" calcext:value-type="float">
            <text:p>-0.2222530067</text:p>
          </table:table-cell>
          <table:table-cell office:value-type="float" office:value="-0.669634748348858" calcext:value-type="float">
            <text:p>-0.6696347483</text:p>
          </table:table-cell>
          <table:table-cell office:value-type="float" office:value="-0.0509530730693869" calcext:value-type="float">
            <text:p>-0.0509530731</text:p>
          </table:table-cell>
          <table:table-cell office:value-type="float" office:value="-2.37313143360355" calcext:value-type="float">
            <text:p>-2.3731314336</text:p>
          </table:table-cell>
          <table:table-cell office:value-type="float" office:value="0.274625966642299" calcext:value-type="float">
            <text:p>0.2746259666</text:p>
          </table:table-cell>
          <table:table-cell office:value-type="float" office:value="-1.87730292242971" calcext:value-type="float">
            <text:p>-1.8773029224</text:p>
          </table:table-cell>
          <table:table-cell office:value-type="float" office:value="-0.275017064739249" calcext:value-type="float">
            <text:p>-0.2750170647</text:p>
          </table:table-cell>
          <table:table-cell office:value-type="float" office:value="-1.51577145185392" calcext:value-type="float">
            <text:p>-1.5157714519</text:p>
          </table:table-cell>
        </table:table-row>
        <table:table-row table:style-name="ro1">
          <table:table-cell office:value-type="string" calcext:value-type="string">
            <text:p>lms</text:p>
          </table:table-cell>
          <table:table-cell office:value-type="float" office:value="-0.141109876438921" calcext:value-type="float">
            <text:p>-0.1411098764</text:p>
          </table:table-cell>
          <table:table-cell office:value-type="float" office:value="-0.570522310298718" calcext:value-type="float">
            <text:p>-0.5705223103</text:p>
          </table:table-cell>
          <table:table-cell office:value-type="float" office:value="-1.16142313385205" calcext:value-type="float">
            <text:p>-1.1614231339</text:p>
          </table:table-cell>
          <table:table-cell office:value-type="float" office:value="1.0949178148651" calcext:value-type="float">
            <text:p>1.0949178149</text:p>
          </table:table-cell>
          <table:table-cell office:value-type="float" office:value="-0.47751975299311" calcext:value-type="float">
            <text:p>-0.477519753</text:p>
          </table:table-cell>
          <table:table-cell office:value-type="float" office:value="0.0811600654133085" calcext:value-type="float">
            <text:p>0.0811600654</text:p>
          </table:table-cell>
          <table:table-cell office:value-type="float" office:value="-1.27102960956105" calcext:value-type="float">
            <text:p>-1.2710296096</text:p>
          </table:table-cell>
          <table:table-cell office:value-type="float" office:value="0.802702078752487" calcext:value-type="float">
            <text:p>0.8027020788</text:p>
          </table:table-cell>
          <table:table-cell office:value-type="float" office:value="0.319839564451401" calcext:value-type="float">
            <text:p>0.3198395645</text:p>
          </table:table-cell>
          <table:table-cell office:value-type="float" office:value="-0.415239863810378" calcext:value-type="float">
            <text:p>-0.4152398638</text:p>
          </table:table-cell>
          <table:table-cell office:value-type="float" office:value="1.44994624283184" calcext:value-type="float">
            <text:p>1.4499462428</text:p>
          </table:table-cell>
          <table:table-cell office:value-type="float" office:value="1.76668585780113" calcext:value-type="float">
            <text:p>1.7666858578</text:p>
          </table:table-cell>
          <table:table-cell office:value-type="float" office:value="-0.36834865298062" calcext:value-type="float">
            <text:p>-0.368348653</text:p>
          </table:table-cell>
          <table:table-cell office:value-type="float" office:value="0.940248616102058" calcext:value-type="float">
            <text:p>0.9402486161</text:p>
          </table:table-cell>
          <table:table-cell office:value-type="float" office:value="0.142283268193028" calcext:value-type="float">
            <text:p>0.1422832682</text:p>
          </table:table-cell>
          <table:table-cell office:value-type="float" office:value="0.271706695416447" calcext:value-type="float">
            <text:p>0.2717066954</text:p>
          </table:table-cell>
          <table:table-cell office:value-type="float" office:value="1.06895437496314" calcext:value-type="float">
            <text:p>1.068954375</text:p>
          </table:table-cell>
          <table:table-cell office:value-type="float" office:value="0.131449803805163" calcext:value-type="float">
            <text:p>0.1314498038</text:p>
          </table:table-cell>
          <table:table-cell office:value-type="float" office:value="0.567309766853473" calcext:value-type="float">
            <text:p>0.5673097669</text:p>
          </table:table-cell>
          <table:table-cell office:value-type="float" office:value="0.810633254682975" calcext:value-type="float">
            <text:p>0.8106332547</text:p>
          </table:table-cell>
          <table:table-cell office:value-type="float" office:value="-0.947308677861328" calcext:value-type="float">
            <text:p>-0.9473086779</text:p>
          </table:table-cell>
          <table:table-cell office:value-type="float" office:value="0.706569766361601" calcext:value-type="float">
            <text:p>0.7065697664</text:p>
          </table:table-cell>
          <table:table-cell office:value-type="float" office:value="-0.910334270439501" calcext:value-type="float">
            <text:p>-0.9103342704</text:p>
          </table:table-cell>
          <table:table-cell office:value-type="float" office:value="-0.0599475237730721" calcext:value-type="float">
            <text:p>-0.0599475238</text:p>
          </table:table-cell>
          <table:table-cell office:value-type="float" office:value="-2.36726959779239" calcext:value-type="float">
            <text:p>-2.3672695978</text:p>
          </table:table-cell>
          <table:table-cell office:value-type="float" office:value="0.440633291045644" calcext:value-type="float">
            <text:p>0.440633291</text:p>
          </table:table-cell>
          <table:table-cell office:value-type="float" office:value="-2.81736768871542" calcext:value-type="float">
            <text:p>-2.8173676887</text:p>
          </table:table-cell>
          <table:table-cell office:value-type="float" office:value="0.465942965521558" calcext:value-type="float">
            <text:p>0.4659429655</text:p>
          </table:table-cell>
          <table:table-cell office:value-type="float" office:value="-0.106611536491268" calcext:value-type="float">
            <text:p>-0.1066115365</text:p>
          </table:table-cell>
        </table:table-row>
        <table:table-row table:style-name="ro1">
          <table:table-cell office:value-type="string" calcext:value-type="string">
            <text:p>slre</text:p>
          </table:table-cell>
          <table:table-cell office:value-type="float" office:value="-0.970579994943047" calcext:value-type="float">
            <text:p>-0.9705799949</text:p>
          </table:table-cell>
          <table:table-cell office:value-type="float" office:value="-0.986711034229761" calcext:value-type="float">
            <text:p>-0.9867110342</text:p>
          </table:table-cell>
          <table:table-cell office:value-type="float" office:value="0.226489356785133" calcext:value-type="float">
            <text:p>0.2264893568</text:p>
          </table:table-cell>
          <table:table-cell office:value-type="float" office:value="1.36708488408839" calcext:value-type="float">
            <text:p>1.3670848841</text:p>
          </table:table-cell>
          <table:table-cell office:value-type="float" office:value="-0.969481578715244" calcext:value-type="float">
            <text:p>-0.9694815787</text:p>
          </table:table-cell>
          <table:table-cell office:value-type="float" office:value="0.170284381455198" calcext:value-type="float">
            <text:p>0.1702843815</text:p>
          </table:table-cell>
          <table:table-cell office:value-type="float" office:value="-1.25024053223896" calcext:value-type="float">
            <text:p>-1.2502405322</text:p>
          </table:table-cell>
          <table:table-cell office:value-type="float" office:value="1.36782907734318" calcext:value-type="float">
            <text:p>1.3678290773</text:p>
          </table:table-cell>
          <table:table-cell office:value-type="float" office:value="0.274109482565746" calcext:value-type="float">
            <text:p>0.2741094826</text:p>
          </table:table-cell>
          <table:table-cell office:value-type="float" office:value="-0.231787956099677" calcext:value-type="float">
            <text:p>-0.2317879561</text:p>
          </table:table-cell>
          <table:table-cell office:value-type="float" office:value="0.707906196459679" calcext:value-type="float">
            <text:p>0.7079061965</text:p>
          </table:table-cell>
          <table:table-cell office:value-type="float" office:value="2.13348290851996" calcext:value-type="float">
            <text:p>2.1334829085</text:p>
          </table:table-cell>
          <table:table-cell office:value-type="float" office:value="-0.575936274243695" calcext:value-type="float">
            <text:p>-0.5759362742</text:p>
          </table:table-cell>
          <table:table-cell office:value-type="float" office:value="0.182739040990445" calcext:value-type="float">
            <text:p>0.182739041</text:p>
          </table:table-cell>
          <table:table-cell office:value-type="float" office:value="-0.173600779494039" calcext:value-type="float">
            <text:p>-0.1736007795</text:p>
          </table:table-cell>
          <table:table-cell office:value-type="float" office:value="0.437849068349029" calcext:value-type="float">
            <text:p>0.4378490683</text:p>
          </table:table-cell>
          <table:table-cell office:value-type="float" office:value="-6.3474173542906" calcext:value-type="float">
            <text:p>-6.3474173543</text:p>
          </table:table-cell>
          <table:table-cell office:value-type="float" office:value="0.178998161019153" calcext:value-type="float">
            <text:p>0.178998161</text:p>
          </table:table-cell>
          <table:table-cell office:value-type="float" office:value="0.925264988331691" calcext:value-type="float">
            <text:p>0.9252649883</text:p>
          </table:table-cell>
          <table:table-cell office:value-type="float" office:value="0.206712273671227" calcext:value-type="float">
            <text:p>0.2067122737</text:p>
          </table:table-cell>
          <table:table-cell office:value-type="float" office:value="-0.917291971844225" calcext:value-type="float">
            <text:p>-0.9172919718</text:p>
          </table:table-cell>
          <table:table-cell office:value-type="float" office:value="1.86712311287838" calcext:value-type="float">
            <text:p>1.8671231129</text:p>
          </table:table-cell>
          <table:table-cell office:value-type="float" office:value="-0.850903198014175" calcext:value-type="float">
            <text:p>-0.850903198</text:p>
          </table:table-cell>
          <table:table-cell office:value-type="float" office:value="-0.128368022683619" calcext:value-type="float">
            <text:p>-0.1283680227</text:p>
          </table:table-cell>
          <table:table-cell office:value-type="float" office:value="-2.78962436463936" calcext:value-type="float">
            <text:p>-2.7896243646</text:p>
          </table:table-cell>
          <table:table-cell office:value-type="float" office:value="-1.50517366201991" calcext:value-type="float">
            <text:p>-1.505173662</text:p>
          </table:table-cell>
          <table:table-cell office:value-type="float" office:value="1.04471691440177" calcext:value-type="float">
            <text:p>1.0447169144</text:p>
          </table:table-cell>
          <table:table-cell office:value-type="float" office:value="0.360404225341574" calcext:value-type="float">
            <text:p>0.3604042253</text:p>
          </table:table-cell>
          <table:table-cell office:value-type="float" office:value="-1.03135933821332" calcext:value-type="float">
            <text:p>-1.0313593382</text:p>
          </table:table-cell>
        </table:table-row>
        <table:table-row table:style-name="ro1">
          <table:table-cell office:value-type="string" calcext:value-type="string">
            <text:p>2dfir</text:p>
          </table:table-cell>
          <table:table-cell office:value-type="float" office:value="-0.397535433478129" calcext:value-type="float">
            <text:p>-0.3975354335</text:p>
          </table:table-cell>
          <table:table-cell office:value-type="float" office:value="-0.450994276888566" calcext:value-type="float">
            <text:p>-0.4509942769</text:p>
          </table:table-cell>
          <table:table-cell office:value-type="float" office:value="-2.50127967589674" calcext:value-type="float">
            <text:p>-2.5012796759</text:p>
          </table:table-cell>
          <table:table-cell office:value-type="float" office:value="1.08348438825667" calcext:value-type="float">
            <text:p>1.0834843883</text:p>
          </table:table-cell>
          <table:table-cell office:value-type="float" office:value="0.8851081790559" calcext:value-type="float">
            <text:p>0.8851081791</text:p>
          </table:table-cell>
          <table:table-cell office:value-type="float" office:value="-0.0143908604144844" calcext:value-type="float">
            <text:p>-0.0143908604</text:p>
          </table:table-cell>
          <table:table-cell office:value-type="float" office:value="-1.67052954431293" calcext:value-type="float">
            <text:p>-1.6705295443</text:p>
          </table:table-cell>
          <table:table-cell office:value-type="float" office:value="-0.56751593145966" calcext:value-type="float">
            <text:p>-0.5675159315</text:p>
          </table:table-cell>
          <table:table-cell office:value-type="float" office:value="0.305718867687295" calcext:value-type="float">
            <text:p>0.3057188677</text:p>
          </table:table-cell>
          <table:table-cell office:value-type="float" office:value="-0.39767970955505" calcext:value-type="float">
            <text:p>-0.3976797096</text:p>
          </table:table-cell>
          <table:table-cell office:value-type="float" office:value="1.25531609670673" calcext:value-type="float">
            <text:p>1.2553160967</text:p>
          </table:table-cell>
          <table:table-cell office:value-type="float" office:value="1.78608413540131" calcext:value-type="float">
            <text:p>1.7860841354</text:p>
          </table:table-cell>
          <table:table-cell office:value-type="float" office:value="-0.971610871711363" calcext:value-type="float">
            <text:p>-0.9716108717</text:p>
          </table:table-cell>
          <table:table-cell office:value-type="float" office:value="1.43058264129759" calcext:value-type="float">
            <text:p>1.4305826413</text:p>
          </table:table-cell>
          <table:table-cell office:value-type="float" office:value="0.0841449723798177" calcext:value-type="float">
            <text:p>0.0841449724</text:p>
          </table:table-cell>
          <table:table-cell office:value-type="float" office:value="0.23248626429484" calcext:value-type="float">
            <text:p>0.2324862643</text:p>
          </table:table-cell>
          <table:table-cell office:value-type="float" office:value="0.984641607604669" calcext:value-type="float">
            <text:p>0.9846416076</text:p>
          </table:table-cell>
          <table:table-cell office:value-type="float" office:value="0.104575567835183" calcext:value-type="float">
            <text:p>0.1045755678</text:p>
          </table:table-cell>
          <table:table-cell office:value-type="float" office:value="0.645420582864367" calcext:value-type="float">
            <text:p>0.6454205829</text:p>
          </table:table-cell>
          <table:table-cell office:value-type="float" office:value="1.1883853030168" calcext:value-type="float">
            <text:p>1.188385303</text:p>
          </table:table-cell>
          <table:table-cell office:value-type="float" office:value="-0.889125458036362" calcext:value-type="float">
            <text:p>-0.889125458</text:p>
          </table:table-cell>
          <table:table-cell office:value-type="float" office:value="0.828599718096149" calcext:value-type="float">
            <text:p>0.8285997181</text:p>
          </table:table-cell>
          <table:table-cell office:value-type="float" office:value="-1.3045025392741" calcext:value-type="float">
            <text:p>-1.3045025393</text:p>
          </table:table-cell>
          <table:table-cell office:value-type="float" office:value="-0.11408497754961" calcext:value-type="float">
            <text:p>-0.1140849775</text:p>
          </table:table-cell>
          <table:table-cell office:value-type="float" office:value="-2.44173003465512" calcext:value-type="float">
            <text:p>-2.4417300347</text:p>
          </table:table-cell>
          <table:table-cell office:value-type="float" office:value="0.721548432947329" calcext:value-type="float">
            <text:p>0.7215484329</text:p>
          </table:table-cell>
          <table:table-cell office:value-type="float" office:value="0.023502806891856" calcext:value-type="float">
            <text:p>0.0235028069</text:p>
          </table:table-cell>
          <table:table-cell office:value-type="float" office:value="0.419951117809938" calcext:value-type="float">
            <text:p>0.4199511178</text:p>
          </table:table-cell>
          <table:table-cell office:value-type="float" office:value="-0.0200169960289404" calcext:value-type="float">
            <text:p>-0.020016996</text:p>
          </table:table-cell>
        </table:table-row>
        <table:table-row table:style-name="ro1">
          <table:table-cell office:value-type="string" calcext:value-type="string">
            <text:p>recursion</text:p>
          </table:table-cell>
          <table:table-cell office:value-type="float" office:value="-0.478966219428593" calcext:value-type="float">
            <text:p>-0.4789662194</text:p>
          </table:table-cell>
          <table:table-cell office:value-type="float" office:value="-0.539707985572472" calcext:value-type="float">
            <text:p>-0.5397079856</text:p>
          </table:table-cell>
          <table:table-cell office:value-type="float" office:value="-2.5776900091416" calcext:value-type="float">
            <text:p>-2.5776900091</text:p>
          </table:table-cell>
          <table:table-cell office:value-type="float" office:value="1.14500033177266" calcext:value-type="float">
            <text:p>1.1450003318</text:p>
          </table:table-cell>
          <table:table-cell office:value-type="float" office:value="0.374648843029444" calcext:value-type="float">
            <text:p>0.374648843</text:p>
          </table:table-cell>
          <table:table-cell office:value-type="float" office:value="0.818235357292357" calcext:value-type="float">
            <text:p>0.8182353573</text:p>
          </table:table-cell>
          <table:table-cell office:value-type="float" office:value="-1.66613359603942" calcext:value-type="float">
            <text:p>-1.666133596</text:p>
          </table:table-cell>
          <table:table-cell office:value-type="float" office:value="-0.0392594979646039" calcext:value-type="float">
            <text:p>-0.039259498</text:p>
          </table:table-cell>
          <table:table-cell office:value-type="float" office:value="0.357673194060375" calcext:value-type="float">
            <text:p>0.3576731941</text:p>
          </table:table-cell>
          <table:table-cell office:value-type="float" office:value="0.259074952841268" calcext:value-type="float">
            <text:p>0.2590749528</text:p>
          </table:table-cell>
          <table:table-cell office:value-type="float" office:value="1.19523369412898" calcext:value-type="float">
            <text:p>1.1952336941</text:p>
          </table:table-cell>
          <table:table-cell office:value-type="float" office:value="1.80854870496523" calcext:value-type="float">
            <text:p>1.808548705</text:p>
          </table:table-cell>
          <table:table-cell office:value-type="float" office:value="-29.3545189989633" calcext:value-type="float">
            <text:p>-29.354518999</text:p>
          </table:table-cell>
          <table:table-cell office:value-type="float" office:value="0.398781034289851" calcext:value-type="float">
            <text:p>0.3987810343</text:p>
          </table:table-cell>
          <table:table-cell office:value-type="float" office:value="-0.0732493978786005" calcext:value-type="float">
            <text:p>-0.0732493979</text:p>
          </table:table-cell>
          <table:table-cell office:value-type="float" office:value="0.122831916970516" calcext:value-type="float">
            <text:p>0.122831917</text:p>
          </table:table-cell>
          <table:table-cell office:value-type="float" office:value="0.911996659265183" calcext:value-type="float">
            <text:p>0.9119966593</text:p>
          </table:table-cell>
          <table:table-cell office:value-type="float" office:value="0.420339009528671" calcext:value-type="float">
            <text:p>0.4203390095</text:p>
          </table:table-cell>
          <table:table-cell office:value-type="float" office:value="0.492604635904806" calcext:value-type="float">
            <text:p>0.4926046359</text:p>
          </table:table-cell>
          <table:table-cell office:value-type="float" office:value="1.01326953230191" calcext:value-type="float">
            <text:p>1.0132695323</text:p>
          </table:table-cell>
          <table:table-cell office:value-type="float" office:value="-0.569894717595458" calcext:value-type="float">
            <text:p>-0.5698947176</text:p>
          </table:table-cell>
          <table:table-cell office:value-type="float" office:value="0.776297534198768" calcext:value-type="float">
            <text:p>0.7762975342</text:p>
          </table:table-cell>
          <table:table-cell office:value-type="float" office:value="-1.18281543950947" calcext:value-type="float">
            <text:p>-1.1828154395</text:p>
          </table:table-cell>
          <table:table-cell office:value-type="float" office:value="-0.277710632723757" calcext:value-type="float">
            <text:p>-0.2777106327</text:p>
          </table:table-cell>
          <table:table-cell office:value-type="float" office:value="-2.56231993938103" calcext:value-type="float">
            <text:p>-2.5623199394</text:p>
          </table:table-cell>
          <table:table-cell office:value-type="float" office:value="2.13579684596012" calcext:value-type="float">
            <text:p>2.135796846</text:p>
          </table:table-cell>
          <table:table-cell office:value-type="float" office:value="0.484148540690806" calcext:value-type="float">
            <text:p>0.4841485407</text:p>
          </table:table-cell>
          <table:table-cell office:value-type="float" office:value="0.723191188904782" calcext:value-type="float">
            <text:p>0.7231911889</text:p>
          </table:table-cell>
          <table:table-cell office:value-type="float" office:value="-0.272564052434145" calcext:value-type="float">
            <text:p>-0.2725640524</text:p>
          </table:table-cell>
        </table:table-row>
        <table:table-row table:style-name="ro1">
          <table:table-cell office:value-type="string" calcext:value-type="string">
            <text:p>ctl-string</text:p>
          </table:table-cell>
          <table:table-cell office:value-type="float" office:value="0.175387580021982" calcext:value-type="float">
            <text:p>0.17538758</text:p>
          </table:table-cell>
          <table:table-cell office:value-type="float" office:value="-0.534501088520786" calcext:value-type="float">
            <text:p>-0.5345010885</text:p>
          </table:table-cell>
          <table:table-cell office:value-type="float" office:value="-3.04368551441864" calcext:value-type="float">
            <text:p>-3.0436855144</text:p>
          </table:table-cell>
          <table:table-cell office:value-type="float" office:value="1.23692443532297" calcext:value-type="float">
            <text:p>1.2369244353</text:p>
          </table:table-cell>
          <table:table-cell office:value-type="float" office:value="0.370559319769186" calcext:value-type="float">
            <text:p>0.3705593198</text:p>
          </table:table-cell>
          <table:table-cell office:value-type="float" office:value="-0.173771909394745" calcext:value-type="float">
            <text:p>-0.1737719094</text:p>
          </table:table-cell>
          <table:table-cell office:value-type="float" office:value="-1.90092471145655" calcext:value-type="float">
            <text:p>-1.9009247115</text:p>
          </table:table-cell>
          <table:table-cell office:value-type="float" office:value="-0.281062467236856" calcext:value-type="float">
            <text:p>-0.2810624672</text:p>
          </table:table-cell>
          <table:table-cell office:value-type="float" office:value="0.349191456911381" calcext:value-type="float">
            <text:p>0.3491914569</text:p>
          </table:table-cell>
          <table:table-cell office:value-type="float" office:value="-0.505319900158315" calcext:value-type="float">
            <text:p>-0.5053199002</text:p>
          </table:table-cell>
          <table:table-cell office:value-type="float" office:value="1.40484946621471" calcext:value-type="float">
            <text:p>1.4048494662</text:p>
          </table:table-cell>
          <table:table-cell office:value-type="float" office:value="1.64967335272084" calcext:value-type="float">
            <text:p>1.6496733527</text:p>
          </table:table-cell>
          <table:table-cell office:value-type="float" office:value="-0.426527660553378" calcext:value-type="float">
            <text:p>-0.4265276606</text:p>
          </table:table-cell>
          <table:table-cell office:value-type="float" office:value="0.652937314125092" calcext:value-type="float">
            <text:p>0.6529373141</text:p>
          </table:table-cell>
          <table:table-cell office:value-type="float" office:value="0.029286177465279" calcext:value-type="float">
            <text:p>0.0292861775</text:p>
          </table:table-cell>
          <table:table-cell office:value-type="float" office:value="0.0169339437478683" calcext:value-type="float">
            <text:p>0.0169339437</text:p>
          </table:table-cell>
          <table:table-cell office:value-type="float" office:value="1.01821901099318" calcext:value-type="float">
            <text:p>1.018219011</text:p>
          </table:table-cell>
          <table:table-cell office:value-type="float" office:value="-0.0599179403469368" calcext:value-type="float">
            <text:p>-0.0599179403</text:p>
          </table:table-cell>
          <table:table-cell office:value-type="float" office:value="0.849609489930618" calcext:value-type="float">
            <text:p>0.8496094899</text:p>
          </table:table-cell>
          <table:table-cell office:value-type="float" office:value="1.12574030625155" calcext:value-type="float">
            <text:p>1.1257403063</text:p>
          </table:table-cell>
          <table:table-cell office:value-type="float" office:value="-0.676583430701669" calcext:value-type="float">
            <text:p>-0.6765834307</text:p>
          </table:table-cell>
          <table:table-cell office:value-type="float" office:value="0.67846174656739" calcext:value-type="float">
            <text:p>0.6784617466</text:p>
          </table:table-cell>
          <table:table-cell office:value-type="float" office:value="-1.45433686260217" calcext:value-type="float">
            <text:p>-1.4543368626</text:p>
          </table:table-cell>
          <table:table-cell office:value-type="float" office:value="-0.22120518417687" calcext:value-type="float">
            <text:p>-0.2212051842</text:p>
          </table:table-cell>
          <table:table-cell office:value-type="float" office:value="-2.57702761395785" calcext:value-type="float">
            <text:p>-2.577027614</text:p>
          </table:table-cell>
          <table:table-cell office:value-type="float" office:value="0.74965871435185" calcext:value-type="float">
            <text:p>0.7496587144</text:p>
          </table:table-cell>
          <table:table-cell office:value-type="float" office:value="-1.57930606931611" calcext:value-type="float">
            <text:p>-1.5793060693</text:p>
          </table:table-cell>
          <table:table-cell office:value-type="float" office:value="0.450106642566833" calcext:value-type="float">
            <text:p>0.4501066426</text:p>
          </table:table-cell>
          <table:table-cell office:value-type="float" office:value="0.087198604709669" calcext:value-type="float">
            <text:p>0.0871986047</text:p>
          </table:table-cell>
        </table:table-row>
        <table:table-row table:style-name="ro1">
          <table:table-cell office:value-type="string" calcext:value-type="string">
            <text:p>insertsort</text:p>
          </table:table-cell>
          <table:table-cell office:value-type="float" office:value="-0.17520495618451" calcext:value-type="float">
            <text:p>-0.1752049562</text:p>
          </table:table-cell>
          <table:table-cell office:value-type="float" office:value="-0.480641104991987" calcext:value-type="float">
            <text:p>-0.480641105</text:p>
          </table:table-cell>
          <table:table-cell office:value-type="float" office:value="-2.38692469696806" calcext:value-type="float">
            <text:p>-2.386924697</text:p>
          </table:table-cell>
          <table:table-cell office:value-type="float" office:value="0.974607518486354" calcext:value-type="float">
            <text:p>0.9746075185</text:p>
          </table:table-cell>
          <table:table-cell office:value-type="float" office:value="0.187405005658634" calcext:value-type="float">
            <text:p>0.1874050057</text:p>
          </table:table-cell>
          <table:table-cell office:value-type="float" office:value="0.0791210517567231" calcext:value-type="float">
            <text:p>0.0791210518</text:p>
          </table:table-cell>
          <table:table-cell office:value-type="float" office:value="-1.89680664604017" calcext:value-type="float">
            <text:p>-1.896806646</text:p>
          </table:table-cell>
          <table:table-cell office:value-type="float" office:value="-0.207546196806033" calcext:value-type="float">
            <text:p>-0.2075461968</text:p>
          </table:table-cell>
          <table:table-cell office:value-type="float" office:value="0.56070850410163" calcext:value-type="float">
            <text:p>0.5607085041</text:p>
          </table:table-cell>
          <table:table-cell office:value-type="float" office:value="-0.220983833362656" calcext:value-type="float">
            <text:p>-0.2209838334</text:p>
          </table:table-cell>
          <table:table-cell office:value-type="float" office:value="1.37149147786203" calcext:value-type="float">
            <text:p>1.3714914779</text:p>
          </table:table-cell>
          <table:table-cell office:value-type="float" office:value="1.7811350764956" calcext:value-type="float">
            <text:p>1.7811350765</text:p>
          </table:table-cell>
          <table:table-cell office:value-type="float" office:value="-0.487494465182737" calcext:value-type="float">
            <text:p>-0.4874944652</text:p>
          </table:table-cell>
          <table:table-cell office:value-type="float" office:value="0.813352034037014" calcext:value-type="float">
            <text:p>0.813352034</text:p>
          </table:table-cell>
          <table:table-cell office:value-type="float" office:value="0.163594197437292" calcext:value-type="float">
            <text:p>0.1635941974</text:p>
          </table:table-cell>
          <table:table-cell office:value-type="float" office:value="-0.0365805029803139" calcext:value-type="float">
            <text:p>-0.036580503</text:p>
          </table:table-cell>
          <table:table-cell office:value-type="float" office:value="1.2802069545133" calcext:value-type="float">
            <text:p>1.2802069545</text:p>
          </table:table-cell>
          <table:table-cell office:value-type="float" office:value="-0.0057002621682565" calcext:value-type="float">
            <text:p>-0.0057002622</text:p>
          </table:table-cell>
          <table:table-cell office:value-type="float" office:value="0.62490023967923" calcext:value-type="float">
            <text:p>0.6249002397</text:p>
          </table:table-cell>
          <table:table-cell office:value-type="float" office:value="0.931441729223003" calcext:value-type="float">
            <text:p>0.9314417292</text:p>
          </table:table-cell>
          <table:table-cell office:value-type="float" office:value="-0.902090767226984" calcext:value-type="float">
            <text:p>-0.9020907672</text:p>
          </table:table-cell>
          <table:table-cell office:value-type="float" office:value="0.845317180777509" calcext:value-type="float">
            <text:p>0.8453171808</text:p>
          </table:table-cell>
          <table:table-cell office:value-type="float" office:value="-1.46426009475014" calcext:value-type="float">
            <text:p>-1.4642600948</text:p>
          </table:table-cell>
          <table:table-cell office:value-type="float" office:value="-0.0242923352755614" calcext:value-type="float">
            <text:p>-0.0242923353</text:p>
          </table:table-cell>
          <table:table-cell office:value-type="float" office:value="-2.44608584882861" calcext:value-type="float">
            <text:p>-2.4460858488</text:p>
          </table:table-cell>
          <table:table-cell office:value-type="float" office:value="0.425748524948048" calcext:value-type="float">
            <text:p>0.4257485249</text:p>
          </table:table-cell>
          <table:table-cell office:value-type="float" office:value="0.408168152136152" calcext:value-type="float">
            <text:p>0.4081681521</text:p>
          </table:table-cell>
          <table:table-cell office:value-type="float" office:value="0.394096966085077" calcext:value-type="float">
            <text:p>0.3940969661</text:p>
          </table:table-cell>
          <table:table-cell office:value-type="float" office:value="-0.053470167226746" calcext:value-type="float">
            <text:p>-0.0534701672</text:p>
          </table:table-cell>
        </table:table-row>
        <table:table-row table:style-name="ro1">
          <table:table-cell office:value-type="string" calcext:value-type="string">
            <text:p>sqrt</text:p>
          </table:table-cell>
          <table:table-cell office:value-type="float" office:value="0.192680592368882" calcext:value-type="float">
            <text:p>0.1926805924</text:p>
          </table:table-cell>
          <table:table-cell office:value-type="float" office:value="-0.48697555437144" calcext:value-type="float">
            <text:p>-0.4869755544</text:p>
          </table:table-cell>
          <table:table-cell office:value-type="float" office:value="-1.13015313765315" calcext:value-type="float">
            <text:p>-1.1301531377</text:p>
          </table:table-cell>
          <table:table-cell office:value-type="float" office:value="1.17232958551737" calcext:value-type="float">
            <text:p>1.1723295855</text:p>
          </table:table-cell>
          <table:table-cell office:value-type="float" office:value="-0.0742184713943685" calcext:value-type="float">
            <text:p>-0.0742184714</text:p>
          </table:table-cell>
          <table:table-cell office:value-type="float" office:value="0.146721636706936" calcext:value-type="float">
            <text:p>0.1467216367</text:p>
          </table:table-cell>
          <table:table-cell office:value-type="float" office:value="-1.08545350197708" calcext:value-type="float">
            <text:p>-1.085453502</text:p>
          </table:table-cell>
          <table:table-cell office:value-type="float" office:value="0.837728527944302" calcext:value-type="float">
            <text:p>0.8377285279</text:p>
          </table:table-cell>
          <table:table-cell office:value-type="float" office:value="0.326850669049968" calcext:value-type="float">
            <text:p>0.326850669</text:p>
          </table:table-cell>
          <table:table-cell office:value-type="float" office:value="-0.385076687017875" calcext:value-type="float">
            <text:p>-0.385076687</text:p>
          </table:table-cell>
          <table:table-cell office:value-type="float" office:value="1.52996576886974" calcext:value-type="float">
            <text:p>1.5299657689</text:p>
          </table:table-cell>
          <table:table-cell office:value-type="float" office:value="1.97357898895483" calcext:value-type="float">
            <text:p>1.973578989</text:p>
          </table:table-cell>
          <table:table-cell office:value-type="float" office:value="-0.399556494798258" calcext:value-type="float">
            <text:p>-0.3995564948</text:p>
          </table:table-cell>
          <table:table-cell office:value-type="float" office:value="0.888979512754042" calcext:value-type="float">
            <text:p>0.8889795128</text:p>
          </table:table-cell>
          <table:table-cell office:value-type="float" office:value="0.0869778146562136" calcext:value-type="float">
            <text:p>0.0869778147</text:p>
          </table:table-cell>
          <table:table-cell office:value-type="float" office:value="0.239291587563759" calcext:value-type="float">
            <text:p>0.2392915876</text:p>
          </table:table-cell>
          <table:table-cell office:value-type="float" office:value="1.20229319292017" calcext:value-type="float">
            <text:p>1.2022931929</text:p>
          </table:table-cell>
          <table:table-cell office:value-type="float" office:value="-0.152546632195753" calcext:value-type="float">
            <text:p>-0.1525466322</text:p>
          </table:table-cell>
          <table:table-cell office:value-type="float" office:value="0.581168083354332" calcext:value-type="float">
            <text:p>0.5811680834</text:p>
          </table:table-cell>
          <table:table-cell office:value-type="float" office:value="0.938156596156078" calcext:value-type="float">
            <text:p>0.9381565962</text:p>
          </table:table-cell>
          <table:table-cell office:value-type="float" office:value="-1.11225650489055" calcext:value-type="float">
            <text:p>-1.1122565049</text:p>
          </table:table-cell>
          <table:table-cell office:value-type="float" office:value="0.598829676442473" calcext:value-type="float">
            <text:p>0.5988296764</text:p>
          </table:table-cell>
          <table:table-cell office:value-type="float" office:value="-0.850312046950468" calcext:value-type="float">
            <text:p>-0.850312047</text:p>
          </table:table-cell>
          <table:table-cell office:value-type="float" office:value="0.110521367741507" calcext:value-type="float">
            <text:p>0.1105213677</text:p>
          </table:table-cell>
          <table:table-cell office:value-type="float" office:value="-2.59075670899248" calcext:value-type="float">
            <text:p>-2.590756709</text:p>
          </table:table-cell>
          <table:table-cell office:value-type="float" office:value="0.31040789210372" calcext:value-type="float">
            <text:p>0.3104078921</text:p>
          </table:table-cell>
          <table:table-cell office:value-type="float" office:value="-0.136099465445486" calcext:value-type="float">
            <text:p>-0.1360994654</text:p>
          </table:table-cell>
          <table:table-cell office:value-type="float" office:value="0.574987812795417" calcext:value-type="float">
            <text:p>0.5749878128</text:p>
          </table:table-cell>
          <table:table-cell office:value-type="float" office:value="-0.222251629322894" calcext:value-type="float">
            <text:p>-0.2222516293</text:p>
          </table:table-cell>
        </table:table-row>
        <table:table-row table:style-name="ro1">
          <table:table-cell office:value-type="string" calcext:value-type="string">
            <text:p>newlib-sqrt</text:p>
          </table:table-cell>
          <table:table-cell office:value-type="float" office:value="-0.238464197235187" calcext:value-type="float">
            <text:p>-0.2384641972</text:p>
          </table:table-cell>
          <table:table-cell office:value-type="float" office:value="-1.29769347541517" calcext:value-type="float">
            <text:p>-1.2976934754</text:p>
          </table:table-cell>
          <table:table-cell office:value-type="float" office:value="-0.176480278061768" calcext:value-type="float">
            <text:p>-0.1764802781</text:p>
          </table:table-cell>
          <table:table-cell office:value-type="float" office:value="0.916886365404803" calcext:value-type="float">
            <text:p>0.9168863654</text:p>
          </table:table-cell>
          <table:table-cell office:value-type="float" office:value="-1.00969880851592" calcext:value-type="float">
            <text:p>-1.0096988085</text:p>
          </table:table-cell>
          <table:table-cell office:value-type="float" office:value="0.166573622179606" calcext:value-type="float">
            <text:p>0.1665736222</text:p>
          </table:table-cell>
          <table:table-cell office:value-type="float" office:value="-1.31134521429802" calcext:value-type="float">
            <text:p>-1.3113452143</text:p>
          </table:table-cell>
          <table:table-cell office:value-type="float" office:value="1.58874555376354" calcext:value-type="float">
            <text:p>1.5887455538</text:p>
          </table:table-cell>
          <table:table-cell office:value-type="float" office:value="0.535851212073103" calcext:value-type="float">
            <text:p>0.5358512121</text:p>
          </table:table-cell>
          <table:table-cell office:value-type="float" office:value="-0.22914107225065" calcext:value-type="float">
            <text:p>-0.2291410723</text:p>
          </table:table-cell>
          <table:table-cell office:value-type="float" office:value="2.34991942736634" calcext:value-type="float">
            <text:p>2.3499194274</text:p>
          </table:table-cell>
          <table:table-cell office:value-type="float" office:value="1.90183346497822" calcext:value-type="float">
            <text:p>1.901833465</text:p>
          </table:table-cell>
          <table:table-cell office:value-type="float" office:value="-0.27002127101597" calcext:value-type="float">
            <text:p>-0.270021271</text:p>
          </table:table-cell>
          <table:table-cell office:value-type="float" office:value="0.86835912125555" calcext:value-type="float">
            <text:p>0.8683591213</text:p>
          </table:table-cell>
          <table:table-cell office:value-type="float" office:value="0.140730711089186" calcext:value-type="float">
            <text:p>0.1407307111</text:p>
          </table:table-cell>
          <table:table-cell office:value-type="float" office:value="0.929898795858381" calcext:value-type="float">
            <text:p>0.9298987959</text:p>
          </table:table-cell>
          <table:table-cell office:value-type="float" office:value="0.938568988115457" calcext:value-type="float">
            <text:p>0.9385689881</text:p>
          </table:table-cell>
          <table:table-cell office:value-type="float" office:value="0.150443639768035" calcext:value-type="float">
            <text:p>0.1504436398</text:p>
          </table:table-cell>
          <table:table-cell office:value-type="float" office:value="0.497148787742237" calcext:value-type="float">
            <text:p>0.4971487877</text:p>
          </table:table-cell>
          <table:table-cell office:value-type="float" office:value="0.271197779125618" calcext:value-type="float">
            <text:p>0.2711977791</text:p>
          </table:table-cell>
          <table:table-cell office:value-type="float" office:value="-1.03907927040744" calcext:value-type="float">
            <text:p>-1.0390792704</text:p>
          </table:table-cell>
          <table:table-cell office:value-type="float" office:value="0.895451672423744" calcext:value-type="float">
            <text:p>0.8954516724</text:p>
          </table:table-cell>
          <table:table-cell office:value-type="float" office:value="-0.804951330233008" calcext:value-type="float">
            <text:p>-0.8049513302</text:p>
          </table:table-cell>
          <table:table-cell office:value-type="float" office:value="-0.131273008657947" calcext:value-type="float">
            <text:p>-0.1312730087</text:p>
          </table:table-cell>
          <table:table-cell office:value-type="float" office:value="-2.58812103197921" calcext:value-type="float">
            <text:p>-2.588121032</text:p>
          </table:table-cell>
          <table:table-cell office:value-type="float" office:value="0.297273834344804" calcext:value-type="float">
            <text:p>0.2972738343</text:p>
          </table:table-cell>
          <table:table-cell office:value-type="float" office:value="-0.825885378022903" calcext:value-type="float">
            <text:p>-0.825885378</text:p>
          </table:table-cell>
          <table:table-cell office:value-type="float" office:value="0.240409617179222" calcext:value-type="float">
            <text:p>0.2404096172</text:p>
          </table:table-cell>
          <table:table-cell office:value-type="float" office:value="-0.136739624269135" calcext:value-type="float">
            <text:p>-0.1367396243</text:p>
          </table:table-cell>
        </table:table-row>
        <table:table-row table:style-name="ro1">
          <table:table-cell office:value-type="string" calcext:value-type="string">
            <text:p>tarai</text:p>
          </table:table-cell>
          <table:table-cell office:value-type="float" office:value="0.364611259042655" calcext:value-type="float">
            <text:p>0.364611259</text:p>
          </table:table-cell>
          <table:table-cell office:value-type="float" office:value="-0.338535009882279" calcext:value-type="float">
            <text:p>-0.3385350099</text:p>
          </table:table-cell>
          <table:table-cell office:value-type="float" office:value="2.48329659427967" calcext:value-type="float">
            <text:p>2.4832965943</text:p>
          </table:table-cell>
          <table:table-cell office:value-type="float" office:value="1.0570703631824" calcext:value-type="float">
            <text:p>1.0570703632</text:p>
          </table:table-cell>
          <table:table-cell office:value-type="float" office:value="-1.33471225156713" calcext:value-type="float">
            <text:p>-1.3347122516</text:p>
          </table:table-cell>
          <table:table-cell office:value-type="float" office:value="-0.0208819921557224" calcext:value-type="float">
            <text:p>-0.0208819922</text:p>
          </table:table-cell>
          <table:table-cell office:value-type="float" office:value="0.0616515801017726" calcext:value-type="float">
            <text:p>0.0616515801</text:p>
          </table:table-cell>
          <table:table-cell office:value-type="float" office:value="3.53563553421794" calcext:value-type="float">
            <text:p>3.5356355342</text:p>
          </table:table-cell>
          <table:table-cell office:value-type="float" office:value="0.472866849741508" calcext:value-type="float">
            <text:p>0.4728668497</text:p>
          </table:table-cell>
          <table:table-cell office:value-type="float" office:value="-0.290925755413184" calcext:value-type="float">
            <text:p>-0.2909257554</text:p>
          </table:table-cell>
          <table:table-cell office:value-type="float" office:value="1.49783525807641" calcext:value-type="float">
            <text:p>1.4978352581</text:p>
          </table:table-cell>
          <table:table-cell office:value-type="float" office:value="1.89420371621889" calcext:value-type="float">
            <text:p>1.8942037162</text:p>
          </table:table-cell>
          <table:table-cell office:value-type="float" office:value="-0.462135029324761" calcext:value-type="float">
            <text:p>-0.4621350293</text:p>
          </table:table-cell>
          <table:table-cell office:value-type="float" office:value="0.899321601509502" calcext:value-type="float">
            <text:p>0.8993216015</text:p>
          </table:table-cell>
          <table:table-cell office:value-type="float" office:value="0.00603203364629627" calcext:value-type="float">
            <text:p>0.0060320336</text:p>
          </table:table-cell>
          <table:table-cell office:value-type="float" office:value="0.161278166836052" calcext:value-type="float">
            <text:p>0.1612781668</text:p>
          </table:table-cell>
          <table:table-cell office:value-type="float" office:value="1.05602624817285" calcext:value-type="float">
            <text:p>1.0560262482</text:p>
          </table:table-cell>
          <table:table-cell office:value-type="float" office:value="-0.0545423554480548" calcext:value-type="float">
            <text:p>-0.0545423554</text:p>
          </table:table-cell>
          <table:table-cell office:value-type="float" office:value="0.675445152079379" calcext:value-type="float">
            <text:p>0.6754451521</text:p>
          </table:table-cell>
          <table:table-cell office:value-type="float" office:value="1.07106188120747" calcext:value-type="float">
            <text:p>1.0710618812</text:p>
          </table:table-cell>
          <table:table-cell office:value-type="float" office:value="-1.16456200600526" calcext:value-type="float">
            <text:p>-1.164562006</text:p>
          </table:table-cell>
          <table:table-cell office:value-type="float" office:value="0.723415278089407" calcext:value-type="float">
            <text:p>0.7234152781</text:p>
          </table:table-cell>
          <table:table-cell office:value-type="float" office:value="0.603494378223367" calcext:value-type="float">
            <text:p>0.6034943782</text:p>
          </table:table-cell>
          <table:table-cell office:value-type="float" office:value="0.0566541799909298" calcext:value-type="float">
            <text:p>0.05665418</text:p>
          </table:table-cell>
          <table:table-cell office:value-type="float" office:value="-2.48719896350913" calcext:value-type="float">
            <text:p>-2.4871989635</text:p>
          </table:table-cell>
          <table:table-cell office:value-type="float" office:value="0.0665965763559053" calcext:value-type="float">
            <text:p>0.0665965764</text:p>
          </table:table-cell>
          <table:table-cell office:value-type="float" office:value="-1.06948231602718" calcext:value-type="float">
            <text:p>-1.069482316</text:p>
          </table:table-cell>
          <table:table-cell office:value-type="float" office:value="0.395756118488172" calcext:value-type="float">
            <text:p>0.3957561185</text:p>
          </table:table-cell>
          <table:table-cell office:value-type="float" office:value="-0.124573498287312" calcext:value-type="float">
            <text:p>-0.1245734983</text:p>
          </table:table-cell>
        </table:table-row>
        <table:table-row table:style-name="ro1">
          <table:table-cell office:value-type="string" calcext:value-type="string">
            <text:p>fac</text:p>
          </table:table-cell>
          <table:table-cell office:value-type="float" office:value="0.0577624063720263" calcext:value-type="float">
            <text:p>0.0577624064</text:p>
          </table:table-cell>
          <table:table-cell office:value-type="float" office:value="-0.800514097128719" calcext:value-type="float">
            <text:p>-0.8005140971</text:p>
          </table:table-cell>
          <table:table-cell office:value-type="float" office:value="-6.03531968625816" calcext:value-type="float">
            <text:p>-6.0353196863</text:p>
          </table:table-cell>
          <table:table-cell office:value-type="float" office:value="1.27272887106782" calcext:value-type="float">
            <text:p>1.2727288711</text:p>
          </table:table-cell>
          <table:table-cell office:value-type="float" office:value="0.807334195669593" calcext:value-type="float">
            <text:p>0.8073341957</text:p>
          </table:table-cell>
          <table:table-cell office:value-type="float" office:value="0.469175755825202" calcext:value-type="float">
            <text:p>0.4691757558</text:p>
          </table:table-cell>
          <table:table-cell office:value-type="float" office:value="-2.21045146799882" calcext:value-type="float">
            <text:p>-2.210451468</text:p>
          </table:table-cell>
          <table:table-cell office:value-type="float" office:value="-1.51864856353257" calcext:value-type="float">
            <text:p>-1.5186485635</text:p>
          </table:table-cell>
          <table:table-cell office:value-type="float" office:value="-0.120508363752146" calcext:value-type="float">
            <text:p>-0.1205083638</text:p>
          </table:table-cell>
          <table:table-cell office:value-type="float" office:value="-0.337109459195997" calcext:value-type="float">
            <text:p>-0.3371094592</text:p>
          </table:table-cell>
          <table:table-cell office:value-type="float" office:value="4.50495197527745" calcext:value-type="float">
            <text:p>4.5049519753</text:p>
          </table:table-cell>
          <table:table-cell office:value-type="float" office:value="1.93367341296787" calcext:value-type="float">
            <text:p>1.933673413</text:p>
          </table:table-cell>
          <table:table-cell office:value-type="float" office:value="-40.1522358235626" calcext:value-type="float">
            <text:p>-40.1522358236</text:p>
          </table:table-cell>
          <table:table-cell office:value-type="float" office:value="1.15107006918455" calcext:value-type="float">
            <text:p>1.1510700692</text:p>
          </table:table-cell>
          <table:table-cell office:value-type="float" office:value="-0.273930421779647" calcext:value-type="float">
            <text:p>-0.2739304218</text:p>
          </table:table-cell>
          <table:table-cell office:value-type="float" office:value="-0.822134975761029" calcext:value-type="float">
            <text:p>-0.8221349758</text:p>
          </table:table-cell>
          <table:table-cell office:value-type="float" office:value="-5.91122664548701" calcext:value-type="float">
            <text:p>-5.9112266455</text:p>
          </table:table-cell>
          <table:table-cell office:value-type="float" office:value="0.76353240423509" calcext:value-type="float">
            <text:p>0.7635324042</text:p>
          </table:table-cell>
          <table:table-cell office:value-type="float" office:value="0.521627141336535" calcext:value-type="float">
            <text:p>0.5216271413</text:p>
          </table:table-cell>
          <table:table-cell office:value-type="float" office:value="1.25818298960529" calcext:value-type="float">
            <text:p>1.2581829896</text:p>
          </table:table-cell>
          <table:table-cell office:value-type="float" office:value="-1.17523585928159" calcext:value-type="float">
            <text:p>-1.1752358593</text:p>
          </table:table-cell>
          <table:table-cell office:value-type="float" office:value="0.809371025029808" calcext:value-type="float">
            <text:p>0.809371025</text:p>
          </table:table-cell>
          <table:table-cell office:value-type="float" office:value="-2.03630505229833" calcext:value-type="float">
            <text:p>-2.0363050523</text:p>
          </table:table-cell>
          <table:table-cell office:value-type="float" office:value="-0.540316243720724" calcext:value-type="float">
            <text:p>-0.5403162437</text:p>
          </table:table-cell>
          <table:table-cell office:value-type="float" office:value="-2.74867246773368" calcext:value-type="float">
            <text:p>-2.7486724677</text:p>
          </table:table-cell>
          <table:table-cell office:value-type="float" office:value="-0.157279119242507" calcext:value-type="float">
            <text:p>-0.1572791192</text:p>
          </table:table-cell>
          <table:table-cell office:value-type="float" office:value="1.35523723010876" calcext:value-type="float">
            <text:p>1.3552372301</text:p>
          </table:table-cell>
          <table:table-cell office:value-type="float" office:value="0.373103524085395" calcext:value-type="float">
            <text:p>0.3731035241</text:p>
          </table:table-cell>
          <table:table-cell office:value-type="float" office:value="-0.679762855903398" calcext:value-type="float">
            <text:p>-0.6797628559</text:p>
          </table:table-cell>
        </table:table-row>
        <table:table-row table:style-name="ro1">
          <table:table-cell office:value-type="string" calcext:value-type="string">
            <text:p>levenshtein</text:p>
          </table:table-cell>
          <table:table-cell office:value-type="float" office:value="0.340608944681818" calcext:value-type="float">
            <text:p>0.3406089447</text:p>
          </table:table-cell>
          <table:table-cell office:value-type="float" office:value="-1.03225672125508" calcext:value-type="float">
            <text:p>-1.0322567213</text:p>
          </table:table-cell>
          <table:table-cell office:value-type="float" office:value="-6.45181487085447" calcext:value-type="float">
            <text:p>-6.4518148709</text:p>
          </table:table-cell>
          <table:table-cell office:value-type="float" office:value="0.310689120909214" calcext:value-type="float">
            <text:p>0.3106891209</text:p>
          </table:table-cell>
          <table:table-cell office:value-type="float" office:value="3.61167564106408" calcext:value-type="float">
            <text:p>3.6116756411</text:p>
          </table:table-cell>
          <table:table-cell office:value-type="float" office:value="-0.251876539553134" calcext:value-type="float">
            <text:p>-0.2518765396</text:p>
          </table:table-cell>
          <table:table-cell office:value-type="float" office:value="-5.35808663521838" calcext:value-type="float">
            <text:p>-5.3580866352</text:p>
          </table:table-cell>
          <table:table-cell office:value-type="float" office:value="-6.56024803099597" calcext:value-type="float">
            <text:p>-6.560248031</text:p>
          </table:table-cell>
          <table:table-cell office:value-type="float" office:value="0.93779202753918" calcext:value-type="float">
            <text:p>0.9377920275</text:p>
          </table:table-cell>
          <table:table-cell office:value-type="float" office:value="-0.591161990048594" calcext:value-type="float">
            <text:p>-0.59116199</text:p>
          </table:table-cell>
          <table:table-cell office:value-type="float" office:value="1.05880605647285" calcext:value-type="float">
            <text:p>1.0588060565</text:p>
          </table:table-cell>
          <table:table-cell office:value-type="float" office:value="1.3031848894256" calcext:value-type="float">
            <text:p>1.3031848894</text:p>
          </table:table-cell>
          <table:table-cell office:value-type="float" office:value="0.242209627401251" calcext:value-type="float">
            <text:p>0.2422096274</text:p>
          </table:table-cell>
          <table:table-cell office:value-type="float" office:value="1.54552678469096" calcext:value-type="float">
            <text:p>1.5455267847</text:p>
          </table:table-cell>
          <table:table-cell office:value-type="float" office:value="0.608867941377739" calcext:value-type="float">
            <text:p>0.6088679414</text:p>
          </table:table-cell>
          <table:table-cell office:value-type="float" office:value="-0.60110516265758" calcext:value-type="float">
            <text:p>-0.6011051627</text:p>
          </table:table-cell>
          <table:table-cell office:value-type="float" office:value="1.87665700626907" calcext:value-type="float">
            <text:p>1.8766570063</text:p>
          </table:table-cell>
          <table:table-cell office:value-type="float" office:value="-0.468826560146213" calcext:value-type="float">
            <text:p>-0.4688265601</text:p>
          </table:table-cell>
          <table:table-cell office:value-type="float" office:value="-0.0759396077168265" calcext:value-type="float">
            <text:p>-0.0759396077</text:p>
          </table:table-cell>
          <table:table-cell office:value-type="float" office:value="0.602968386449742" calcext:value-type="float">
            <text:p>0.6029683864</text:p>
          </table:table-cell>
          <table:table-cell office:value-type="float" office:value="-1.49001156224092" calcext:value-type="float">
            <text:p>-1.4900115622</text:p>
          </table:table-cell>
          <table:table-cell office:value-type="float" office:value="0.631323752024983" calcext:value-type="float">
            <text:p>0.631323752</text:p>
          </table:table-cell>
          <table:table-cell office:value-type="float" office:value="-4.92626315851995" calcext:value-type="float">
            <text:p>-4.9262631585</text:p>
          </table:table-cell>
          <table:table-cell office:value-type="float" office:value="0.122347555186387" calcext:value-type="float">
            <text:p>0.1223475552</text:p>
          </table:table-cell>
          <table:table-cell office:value-type="float" office:value="-2.28517939124478" calcext:value-type="float">
            <text:p>-2.2851793912</text:p>
          </table:table-cell>
          <table:table-cell office:value-type="float" office:value="0.917029332968173" calcext:value-type="float">
            <text:p>0.917029333</text:p>
          </table:table-cell>
          <table:table-cell office:value-type="float" office:value="-3.30380478617413" calcext:value-type="float">
            <text:p>-3.3038047862</text:p>
          </table:table-cell>
          <table:table-cell office:value-type="float" office:value="-0.369172579911493" calcext:value-type="float">
            <text:p>-0.3691725799</text:p>
          </table:table-cell>
          <table:table-cell office:value-type="float" office:value="0.496896879803125" calcext:value-type="float">
            <text:p>0.4968968798</text:p>
          </table:table-cell>
        </table:table-row>
        <table:table-row table:style-name="ro1">
          <table:table-cell office:value-type="string" calcext:value-type="string">
            <text:p>sglib-queue</text:p>
          </table:table-cell>
          <table:table-cell office:value-type="float" office:value="0.0525689793389961" calcext:value-type="float">
            <text:p>0.0525689793</text:p>
          </table:table-cell>
          <table:table-cell office:value-type="float" office:value="-0.689744061273054" calcext:value-type="float">
            <text:p>-0.6897440613</text:p>
          </table:table-cell>
          <table:table-cell office:value-type="float" office:value="-3.31085006155554" calcext:value-type="float">
            <text:p>-3.3108500616</text:p>
          </table:table-cell>
          <table:table-cell office:value-type="float" office:value="1.12135391717876" calcext:value-type="float">
            <text:p>1.1213539172</text:p>
          </table:table-cell>
          <table:table-cell office:value-type="float" office:value="1.04459596583871" calcext:value-type="float">
            <text:p>1.0445959658</text:p>
          </table:table-cell>
          <table:table-cell office:value-type="float" office:value="0.54335154034778" calcext:value-type="float">
            <text:p>0.5433515403</text:p>
          </table:table-cell>
          <table:table-cell office:value-type="float" office:value="-2.28476492752345" calcext:value-type="float">
            <text:p>-2.2847649275</text:p>
          </table:table-cell>
          <table:table-cell office:value-type="float" office:value="-1.50216414198363" calcext:value-type="float">
            <text:p>-1.502164142</text:p>
          </table:table-cell>
          <table:table-cell office:value-type="float" office:value="0.358300121147596" calcext:value-type="float">
            <text:p>0.3583001211</text:p>
          </table:table-cell>
          <table:table-cell office:value-type="float" office:value="-0.232462629702361" calcext:value-type="float">
            <text:p>-0.2324626297</text:p>
          </table:table-cell>
          <table:table-cell office:value-type="float" office:value="1.44465993769324" calcext:value-type="float">
            <text:p>1.4446599377</text:p>
          </table:table-cell>
          <table:table-cell office:value-type="float" office:value="1.85048134372903" calcext:value-type="float">
            <text:p>1.8504813437</text:p>
          </table:table-cell>
          <table:table-cell office:value-type="float" office:value="-0.0946472175643654" calcext:value-type="float">
            <text:p>-0.0946472176</text:p>
          </table:table-cell>
          <table:table-cell office:value-type="float" office:value="0.894234115358887" calcext:value-type="float">
            <text:p>0.8942341154</text:p>
          </table:table-cell>
          <table:table-cell office:value-type="float" office:value="0.2792110749618" calcext:value-type="float">
            <text:p>0.279211075</text:p>
          </table:table-cell>
          <table:table-cell office:value-type="float" office:value="0.299718744429307" calcext:value-type="float">
            <text:p>0.2997187444</text:p>
          </table:table-cell>
          <table:table-cell office:value-type="float" office:value="1.18345318272449" calcext:value-type="float">
            <text:p>1.1834531827</text:p>
          </table:table-cell>
          <table:table-cell office:value-type="float" office:value="-0.228246366915906" calcext:value-type="float">
            <text:p>-0.2282463669</text:p>
          </table:table-cell>
          <table:table-cell office:value-type="float" office:value="0.319889192315326" calcext:value-type="float">
            <text:p>0.3198891923</text:p>
          </table:table-cell>
          <table:table-cell office:value-type="float" office:value="1.08070570914309" calcext:value-type="float">
            <text:p>1.0807057091</text:p>
          </table:table-cell>
          <table:table-cell office:value-type="float" office:value="-0.885628124273692" calcext:value-type="float">
            <text:p>-0.8856281243</text:p>
          </table:table-cell>
          <table:table-cell office:value-type="float" office:value="0.504040528482441" calcext:value-type="float">
            <text:p>0.5040405285</text:p>
          </table:table-cell>
          <table:table-cell office:value-type="float" office:value="-2.18894561828106" calcext:value-type="float">
            <text:p>-2.1889456183</text:p>
          </table:table-cell>
          <table:table-cell office:value-type="float" office:value="0.0986324383794008" calcext:value-type="float">
            <text:p>0.0986324384</text:p>
          </table:table-cell>
          <table:table-cell office:value-type="float" office:value="-2.65258483528408" calcext:value-type="float">
            <text:p>-2.6525848353</text:p>
          </table:table-cell>
          <table:table-cell office:value-type="float" office:value="0.598833488598881" calcext:value-type="float">
            <text:p>0.5988334886</text:p>
          </table:table-cell>
          <table:table-cell office:value-type="float" office:value="-4.13223189834631" calcext:value-type="float">
            <text:p>-4.1322318983</text:p>
          </table:table-cell>
          <table:table-cell office:value-type="float" office:value="0.71706752786351" calcext:value-type="float">
            <text:p>0.7170675279</text:p>
          </table:table-cell>
          <table:table-cell office:value-type="float" office:value="-0.393632965859827" calcext:value-type="float">
            <text:p>-0.3936329659</text:p>
          </table:table-cell>
        </table:table-row>
        <table:table-row table:style-name="ro1">
          <table:table-cell office:value-type="string" calcext:value-type="string">
            <text:p>janne_complex</text:p>
          </table:table-cell>
          <table:table-cell office:value-type="float" office:value="-0.068613698039309" calcext:value-type="float">
            <text:p>-0.068613698</text:p>
          </table:table-cell>
          <table:table-cell office:value-type="float" office:value="-0.356236008060098" calcext:value-type="float">
            <text:p>-0.3562360081</text:p>
          </table:table-cell>
          <table:table-cell office:value-type="float" office:value="-3.05304204325545" calcext:value-type="float">
            <text:p>-3.0530420433</text:p>
          </table:table-cell>
          <table:table-cell office:value-type="float" office:value="1.02199484803824" calcext:value-type="float">
            <text:p>1.021994848</text:p>
          </table:table-cell>
          <table:table-cell office:value-type="float" office:value="0.456900432890994" calcext:value-type="float">
            <text:p>0.4569004329</text:p>
          </table:table-cell>
          <table:table-cell office:value-type="float" office:value="0.0363364068348977" calcext:value-type="float">
            <text:p>0.0363364068</text:p>
          </table:table-cell>
          <table:table-cell office:value-type="float" office:value="-1.82413851880283" calcext:value-type="float">
            <text:p>-1.8241385188</text:p>
          </table:table-cell>
          <table:table-cell office:value-type="float" office:value="-0.465531325727933" calcext:value-type="float">
            <text:p>-0.4655313257</text:p>
          </table:table-cell>
          <table:table-cell office:value-type="float" office:value="0.351305544294907" calcext:value-type="float">
            <text:p>0.3513055443</text:p>
          </table:table-cell>
          <table:table-cell office:value-type="float" office:value="-0.325925186997756" calcext:value-type="float">
            <text:p>-0.325925187</text:p>
          </table:table-cell>
          <table:table-cell office:value-type="float" office:value="1.38679970147083" calcext:value-type="float">
            <text:p>1.3867997015</text:p>
          </table:table-cell>
          <table:table-cell office:value-type="float" office:value="1.78909333256677" calcext:value-type="float">
            <text:p>1.7890933326</text:p>
          </table:table-cell>
          <table:table-cell office:value-type="float" office:value="-0.358886617832594" calcext:value-type="float">
            <text:p>-0.3588866178</text:p>
          </table:table-cell>
          <table:table-cell office:value-type="float" office:value="0.886494004445104" calcext:value-type="float">
            <text:p>0.8864940044</text:p>
          </table:table-cell>
          <table:table-cell office:value-type="float" office:value="0.01568696178521" calcext:value-type="float">
            <text:p>0.0156869618</text:p>
          </table:table-cell>
          <table:table-cell office:value-type="float" office:value="0.142941245776428" calcext:value-type="float">
            <text:p>0.1429412458</text:p>
          </table:table-cell>
          <table:table-cell office:value-type="float" office:value="0.142641143684403" calcext:value-type="float">
            <text:p>0.1426411437</text:p>
          </table:table-cell>
          <table:table-cell office:value-type="float" office:value="0.0487559959601888" calcext:value-type="float">
            <text:p>0.048755996</text:p>
          </table:table-cell>
          <table:table-cell office:value-type="float" office:value="0.615263042173245" calcext:value-type="float">
            <text:p>0.6152630422</text:p>
          </table:table-cell>
          <table:table-cell office:value-type="float" office:value="0.996012864166945" calcext:value-type="float">
            <text:p>0.9960128642</text:p>
          </table:table-cell>
          <table:table-cell office:value-type="float" office:value="-1.00705402290432" calcext:value-type="float">
            <text:p>-1.0070540229</text:p>
          </table:table-cell>
          <table:table-cell office:value-type="float" office:value="0.817631217502983" calcext:value-type="float">
            <text:p>0.8176312175</text:p>
          </table:table-cell>
          <table:table-cell office:value-type="float" office:value="-1.37829937117191" calcext:value-type="float">
            <text:p>-1.3782993712</text:p>
          </table:table-cell>
          <table:table-cell office:value-type="float" office:value="-0.0551466227009737" calcext:value-type="float">
            <text:p>-0.0551466227</text:p>
          </table:table-cell>
          <table:table-cell office:value-type="float" office:value="-2.50893483174906" calcext:value-type="float">
            <text:p>-2.5089348317</text:p>
          </table:table-cell>
          <table:table-cell office:value-type="float" office:value="0.466700978996049" calcext:value-type="float">
            <text:p>0.466700979</text:p>
          </table:table-cell>
          <table:table-cell office:value-type="float" office:value="0.461502200864214" calcext:value-type="float">
            <text:p>0.4615022009</text:p>
          </table:table-cell>
          <table:table-cell office:value-type="float" office:value="0.293079760776376" calcext:value-type="float">
            <text:p>0.2930797608</text:p>
          </table:table-cell>
          <table:table-cell office:value-type="float" office:value="-0.0852275663950426" calcext:value-type="float">
            <text:p>-0.0852275664</text:p>
          </table:table-cell>
        </table:table-row>
        <table:table-row table:style-name="ro1">
          <table:table-cell office:value-type="string" calcext:value-type="string">
            <text:p>nettle-des</text:p>
          </table:table-cell>
          <table:table-cell office:value-type="float" office:value="0.026008221483611" calcext:value-type="float">
            <text:p>0.0260082215</text:p>
          </table:table-cell>
          <table:table-cell office:value-type="float" office:value="-0.262595156386232" calcext:value-type="float">
            <text:p>-0.2625951564</text:p>
          </table:table-cell>
          <table:table-cell office:value-type="float" office:value="3.20704370492949" calcext:value-type="float">
            <text:p>3.2070437049</text:p>
          </table:table-cell>
          <table:table-cell office:value-type="float" office:value="-0.624995788469442" calcext:value-type="float">
            <text:p>-0.6249957885</text:p>
          </table:table-cell>
          <table:table-cell office:value-type="float" office:value="-1.55884880622171" calcext:value-type="float">
            <text:p>-1.5588488062</text:p>
          </table:table-cell>
          <table:table-cell office:value-type="float" office:value="-0.0443756093446073" calcext:value-type="float">
            <text:p>-0.0443756093</text:p>
          </table:table-cell>
          <table:table-cell office:value-type="float" office:value="0.340962439977201" calcext:value-type="float">
            <text:p>0.34096244</text:p>
          </table:table-cell>
          <table:table-cell office:value-type="float" office:value="3.53997629337674" calcext:value-type="float">
            <text:p>3.5399762934</text:p>
          </table:table-cell>
          <table:table-cell office:value-type="float" office:value="0.28994330806147" calcext:value-type="float">
            <text:p>0.2899433081</text:p>
          </table:table-cell>
          <table:table-cell office:value-type="float" office:value="-0.458125671825814" calcext:value-type="float">
            <text:p>-0.4581256718</text:p>
          </table:table-cell>
          <table:table-cell office:value-type="float" office:value="1.39192980845935" calcext:value-type="float">
            <text:p>1.3919298085</text:p>
          </table:table-cell>
          <table:table-cell office:value-type="float" office:value="-0.0824419818356611" calcext:value-type="float">
            <text:p>-0.0824419818</text:p>
          </table:table-cell>
          <table:table-cell office:value-type="float" office:value="-0.512139105064884" calcext:value-type="float">
            <text:p>-0.5121391051</text:p>
          </table:table-cell>
          <table:table-cell office:value-type="float" office:value="0.637745402402468" calcext:value-type="float">
            <text:p>0.6377454024</text:p>
          </table:table-cell>
          <table:table-cell office:value-type="float" office:value="0.117820896887037" calcext:value-type="float">
            <text:p>0.1178208969</text:p>
          </table:table-cell>
          <table:table-cell office:value-type="float" office:value="0.229928899932767" calcext:value-type="float">
            <text:p>0.2299288999</text:p>
          </table:table-cell>
          <table:table-cell office:value-type="float" office:value="-6.21163167373913" calcext:value-type="float">
            <text:p>-6.2116316737</text:p>
          </table:table-cell>
          <table:table-cell office:value-type="float" office:value="-1.79419631262007" calcext:value-type="float">
            <text:p>-1.7941963126</text:p>
          </table:table-cell>
          <table:table-cell office:value-type="float" office:value="-1.0307191834622" calcext:value-type="float">
            <text:p>-1.0307191835</text:p>
          </table:table-cell>
          <table:table-cell office:value-type="float" office:value="0.879391194464101" calcext:value-type="float">
            <text:p>0.8793911945</text:p>
          </table:table-cell>
          <table:table-cell office:value-type="float" office:value="-0.936969447586324" calcext:value-type="float">
            <text:p>-0.9369694476</text:p>
          </table:table-cell>
          <table:table-cell office:value-type="float" office:value="2.48542368227044" calcext:value-type="float">
            <text:p>2.4854236823</text:p>
          </table:table-cell>
          <table:table-cell office:value-type="float" office:value="0.653838215329037" calcext:value-type="float">
            <text:p>0.6538382153</text:p>
          </table:table-cell>
          <table:table-cell office:value-type="float" office:value="0.0641883318946651" calcext:value-type="float">
            <text:p>0.0641883319</text:p>
          </table:table-cell>
          <table:table-cell office:value-type="float" office:value="-2.27329295841976" calcext:value-type="float">
            <text:p>-2.2732929584</text:p>
          </table:table-cell>
          <table:table-cell office:value-type="float" office:value="0.37168161258858" calcext:value-type="float">
            <text:p>0.3716816126</text:p>
          </table:table-cell>
          <table:table-cell office:value-type="float" office:value="-1.7078388343637" calcext:value-type="float">
            <text:p>-1.7078388344</text:p>
          </table:table-cell>
          <table:table-cell office:value-type="float" office:value="-3.04030635513756" calcext:value-type="float">
            <text:p>-3.0403063551</text:p>
          </table:table-cell>
          <table:table-cell office:value-type="float" office:value="1.94309723983257" calcext:value-type="float">
            <text:p>1.9430972398</text:p>
          </table:table-cell>
        </table:table-row>
      </table:table>
      <table:table table:name="Sheet2" table:style-name="ta1">
        <table:shapes>
          <draw:frame draw:z-index="0" draw:style-name="gr1" draw:text-style-name="P1" svg:width="102.48cm" svg:height="43.828cm" svg:x="0cm" svg:y="0cm">
            <draw:object draw:notify-on-update-of-ranges="Sheet1.B1:Sheet1.AD1 Sheet1.A2:Sheet1.A2 Sheet1.B2:Sheet1.AD2 Sheet1.A3:Sheet1.A3 Sheet1.B3:Sheet1.AD3 Sheet1.A4:Sheet1.A4 Sheet1.B4:Sheet1.AD4 Sheet1.A5:Sheet1.A5 Sheet1.B5:Sheet1.AD5 Sheet1.A6:Sheet1.A6 Sheet1.B6:Sheet1.AD6 Sheet1.A7:Sheet1.A7 Sheet1.B7:Sheet1.AD7 Sheet1.A8:Sheet1.A8 Sheet1.B8:Sheet1.AD8 Sheet1.A9:Sheet1.A9 Sheet1.B9:Sheet1.AD9 Sheet1.A10:Sheet1.A10 Sheet1.B10:Sheet1.AD10 Sheet1.A11:Sheet1.A11 Sheet1.B11:Sheet1.AD11 Sheet1.A12:Sheet1.A12 Sheet1.B12:Sheet1.AD12 Sheet1.A13:Sheet1.A13 Sheet1.B13:Sheet1.AD13 Sheet1.A14:Sheet1.A14 Sheet1.B14:Sheet1.AD14 Sheet1.A15:Sheet1.A15 Sheet1.B15:Sheet1.AD15 Sheet1.A16:Sheet1.A16 Sheet1.B16:Sheet1.AD16 Sheet1.A17:Sheet1.A17 Sheet1.B17:Sheet1.AD17 Sheet1.A18:Sheet1.A18 Sheet1.B18:Sheet1.AD18 Sheet1.A19:Sheet1.A19 Sheet1.B19:Sheet1.AD19 Sheet1.A20:Sheet1.A20 Sheet1.B20:Sheet1.AD20 Sheet1.A21:Sheet1.A21 Sheet1.B21:Sheet1.AD21 Sheet1.A22:Sheet1.A22 Sheet1.B22:Sheet1.AD22 Sheet1.A23:Sheet1.A23 Sheet1.B23:Sheet1.AD23 Sheet1.A24:Sheet1.A24 Sheet1.B24:Sheet1.AD24 Sheet1.A25:Sheet1.A25 Sheet1.B25:Sheet1.AD25 Sheet1.A26:Sheet1.A26 Sheet1.B26:Sheet1.AD26 Sheet1.A27:Sheet1.A27 Sheet1.B27:Sheet1.AD27 Sheet1.A28:Sheet1.A28 Sheet1.B28:Sheet1.AD28 Sheet1.A29:Sheet1.A29 Sheet1.B29:Sheet1.AD29 Sheet1.A30:Sheet1.A30 Sheet1.B30:Sheet1.AD30 Sheet1.A31:Sheet1.A31 Sheet1.B31:Sheet1.AD31 Sheet1.A32:Sheet1.A32 Sheet1.B32:Sheet1.AD32 Sheet1.A33:Sheet1.A33 Sheet1.B33:Sheet1.AD33 Sheet1.A34:Sheet1.A34 Sheet1.B34:Sheet1.AD34 Sheet1.A35:Sheet1.A35 Sheet1.B35:Sheet1.AD35 Sheet1.A36:Sheet1.A36 Sheet1.B36:Sheet1.AD36 Sheet1.A37:Sheet1.A37 Sheet1.B37:Sheet1.AD37 Sheet1.A38:Sheet1.A38 Sheet1.B38:Sheet1.AD38 Sheet1.A39:Sheet1.A39 Sheet1.B39:Sheet1.AD39 Sheet1.A40:Sheet1.A40 Sheet1.B40:Sheet1.AD40 Sheet1.A41:Sheet1.A41 Sheet1.B41:Sheet1.AD41 Sheet1.A42:Sheet1.A42 Sheet1.B42:Sheet1.AD42 Sheet1.A43:Sheet1.A43 Sheet1.B43:Sheet1.AD43 Sheet1.A44:Sheet1.A44 Sheet1.B44:Sheet1.AD44 Sheet1.A45:Sheet1.A45 Sheet1.B45:Sheet1.AD45 Sheet1.A46:Sheet1.A46 Sheet1.B46:Sheet1.AD46 Sheet1.A47:Sheet1.A47 Sheet1.B47:Sheet1.AD47 Sheet1.A48:Sheet1.A48 Sheet1.B48:Sheet1.AD48 Sheet1.A49:Sheet1.A49 Sheet1.B49:Sheet1.AD49 Sheet1.A50:Sheet1.A50 Sheet1.B50:Sheet1.AD50 Sheet1.A51:Sheet1.A51 Sheet1.B51:Sheet1.AD51 Sheet1.A52:Sheet1.A52 Sheet1.B52:Sheet1.AD52 Sheet1.A53:Sheet1.A53 Sheet1.B53:Sheet1.AD53 Sheet1.A54:Sheet1.A54 Sheet1.B54:Sheet1.AD54 Sheet1.A55:Sheet1.A55 Sheet1.B55:Sheet1.AD55 Sheet1.A56:Sheet1.A56 Sheet1.B56:Sheet1.AD56 Sheet1.A57:Sheet1.A57 Sheet1.B57:Sheet1.AD57 Sheet1.A58:Sheet1.A58 Sheet1.B58:Sheet1.AD58 Sheet1.A59:Sheet1.A59 Sheet1.B59:Sheet1.AD59 Sheet1.A60:Sheet1.A60 Sheet1.B60:Sheet1.AD60 Sheet1.A61:Sheet1.A61 Sheet1.B61:Sheet1.AD6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7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4.2$Linux_X86_64 LibreOffice_project/420m0$Build-2</meta:generator>
    <dc:date>2014-08-24T23:59:05.017603055</dc:date>
    <meta:editing-duration>PT21M52S</meta:editing-duration>
    <meta:editing-cycles>2</meta:editing-cycles>
    <meta:document-statistic meta:table-count="2" meta:cell-count="182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14" style:family="chart" style:data-style-name="N0">
      <style:graphic-properties draw:stroke="none" draw:fill-color="#314004" dr3d:edge-rounding="5%"/>
      <style:text-properties fo:font-size="10pt" style:font-size-asian="10pt" style:font-size-complex="10pt"/>
    </style:style>
    <style:style style:name="ch15" style:family="chart" style:data-style-name="N0">
      <style:graphic-properties draw:stroke="none" draw:fill-color="#aecf00" dr3d:edge-rounding="5%"/>
      <style:text-properties fo:font-size="10pt" style:font-size-asian="10pt" style:font-size-complex="10pt"/>
    </style:style>
    <style:style style:name="ch16" style:family="chart" style:data-style-name="N0">
      <style:graphic-properties draw:stroke="none" draw:fill-color="#4b1f6f" dr3d:edge-rounding="5%"/>
      <style:text-properties fo:font-size="10pt" style:font-size-asian="10pt" style:font-size-complex="10pt"/>
    </style:style>
    <style:style style:name="ch17" style:family="chart" style:data-style-name="N0">
      <style:graphic-properties draw:stroke="none" draw:fill-color="#ff950e" dr3d:edge-rounding="5%"/>
      <style:text-properties fo:font-size="10pt" style:font-size-asian="10pt" style:font-size-complex="10pt"/>
    </style:style>
    <style:style style:name="ch18" style:family="chart" style:data-style-name="N0">
      <style:graphic-properties draw:stroke="none" draw:fill-color="#c5000b" dr3d:edge-rounding="5%"/>
      <style:text-properties fo:font-size="10pt" style:font-size-asian="10pt" style:font-size-complex="10pt"/>
    </style:style>
    <style:style style:name="ch19" style:family="chart" style:data-style-name="N0">
      <style:graphic-properties draw:stroke="none" draw:fill-color="#0084d1" dr3d:edge-rounding="5%"/>
      <style:text-properties fo:font-size="10pt" style:font-size-asian="10pt" style:font-size-complex="10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102.481cm" svg:height="43.829cm" xlink:href=".." xlink:type="simple" chart:class="chart:bar" chart:style-name="ch1">
        <chart:title svg:x="48.445cm" svg:y="1.012cm" chart:style-name="ch2">
          <text:p>Percentage Energy Change</text:p>
        </chart:title>
        <chart:legend chart:legend-position="end" svg:x="98.657cm" svg:y="6.924cm" style:legend-expansion="high" chart:style-name="ch3"/>
        <chart:plot-area chart:style-name="ch4" table:cell-range-address="Sheet1.A1:Sheet1.AD61" chart:data-source-has-labels="both" svg:x="2.499cm" svg:y="4.445cm" svg:width="92.06cm" svg:height="38.088cm">
          <chartooo:coordinate-region svg:x="3.411cm" svg:y="4.644cm" svg:width="91.148cm" svg:height="37.242cm"/>
          <chart:axis chart:dimension="x" chart:name="primary-x" chart:style-name="ch5" chartooo:axis-type="auto">
            <chartooo:date-scale/>
            <chart:categories table:cell-range-address="Sheet1.B1:Sheet1.AD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B2:Sheet1.AD2" chart:label-cell-address="Sheet1.A2:Sheet1.A2" chart:class="chart:bar">
            <chart:data-point chart:repeated="29"/>
          </chart:series>
          <chart:series chart:style-name="ch9" chart:values-cell-range-address="Sheet1.B3:Sheet1.AD3" chart:label-cell-address="Sheet1.A3:Sheet1.A3" chart:class="chart:bar">
            <chart:data-point chart:repeated="29"/>
          </chart:series>
          <chart:series chart:style-name="ch10" chart:values-cell-range-address="Sheet1.B4:Sheet1.AD4" chart:label-cell-address="Sheet1.A4:Sheet1.A4" chart:class="chart:bar">
            <chart:data-point chart:repeated="29"/>
          </chart:series>
          <chart:series chart:style-name="ch11" chart:values-cell-range-address="Sheet1.B5:Sheet1.AD5" chart:label-cell-address="Sheet1.A5:Sheet1.A5" chart:class="chart:bar">
            <chart:data-point chart:repeated="29"/>
          </chart:series>
          <chart:series chart:style-name="ch12" chart:values-cell-range-address="Sheet1.B6:Sheet1.AD6" chart:label-cell-address="Sheet1.A6:Sheet1.A6" chart:class="chart:bar">
            <chart:data-point chart:repeated="29"/>
          </chart:series>
          <chart:series chart:style-name="ch13" chart:values-cell-range-address="Sheet1.B7:Sheet1.AD7" chart:label-cell-address="Sheet1.A7:Sheet1.A7" chart:class="chart:bar">
            <chart:data-point chart:repeated="29"/>
          </chart:series>
          <chart:series chart:style-name="ch14" chart:values-cell-range-address="Sheet1.B8:Sheet1.AD8" chart:label-cell-address="Sheet1.A8:Sheet1.A8" chart:class="chart:bar">
            <chart:data-point chart:repeated="29"/>
          </chart:series>
          <chart:series chart:style-name="ch15" chart:values-cell-range-address="Sheet1.B9:Sheet1.AD9" chart:label-cell-address="Sheet1.A9:Sheet1.A9" chart:class="chart:bar">
            <chart:data-point chart:repeated="29"/>
          </chart:series>
          <chart:series chart:style-name="ch16" chart:values-cell-range-address="Sheet1.B10:Sheet1.AD10" chart:label-cell-address="Sheet1.A10:Sheet1.A10" chart:class="chart:bar">
            <chart:data-point chart:repeated="29"/>
          </chart:series>
          <chart:series chart:style-name="ch17" chart:values-cell-range-address="Sheet1.B11:Sheet1.AD11" chart:label-cell-address="Sheet1.A11:Sheet1.A11" chart:class="chart:bar">
            <chart:data-point chart:repeated="29"/>
          </chart:series>
          <chart:series chart:style-name="ch18" chart:values-cell-range-address="Sheet1.B12:Sheet1.AD12" chart:label-cell-address="Sheet1.A12:Sheet1.A12" chart:class="chart:bar">
            <chart:data-point chart:repeated="29"/>
          </chart:series>
          <chart:series chart:style-name="ch19" chart:values-cell-range-address="Sheet1.B13:Sheet1.AD13" chart:label-cell-address="Sheet1.A13:Sheet1.A13" chart:class="chart:bar">
            <chart:data-point chart:repeated="29"/>
          </chart:series>
          <chart:series chart:style-name="ch8" chart:values-cell-range-address="Sheet1.B14:Sheet1.AD14" chart:label-cell-address="Sheet1.A14:Sheet1.A14" chart:class="chart:bar">
            <chart:data-point chart:repeated="29"/>
          </chart:series>
          <chart:series chart:style-name="ch9" chart:values-cell-range-address="Sheet1.B15:Sheet1.AD15" chart:label-cell-address="Sheet1.A15:Sheet1.A15" chart:class="chart:bar">
            <chart:data-point chart:repeated="29"/>
          </chart:series>
          <chart:series chart:style-name="ch10" chart:values-cell-range-address="Sheet1.B16:Sheet1.AD16" chart:label-cell-address="Sheet1.A16:Sheet1.A16" chart:class="chart:bar">
            <chart:data-point chart:repeated="29"/>
          </chart:series>
          <chart:series chart:style-name="ch11" chart:values-cell-range-address="Sheet1.B17:Sheet1.AD17" chart:label-cell-address="Sheet1.A17:Sheet1.A17" chart:class="chart:bar">
            <chart:data-point chart:repeated="29"/>
          </chart:series>
          <chart:series chart:style-name="ch12" chart:values-cell-range-address="Sheet1.B18:Sheet1.AD18" chart:label-cell-address="Sheet1.A18:Sheet1.A18" chart:class="chart:bar">
            <chart:data-point chart:repeated="29"/>
          </chart:series>
          <chart:series chart:style-name="ch13" chart:values-cell-range-address="Sheet1.B19:Sheet1.AD19" chart:label-cell-address="Sheet1.A19:Sheet1.A19" chart:class="chart:bar">
            <chart:data-point chart:repeated="29"/>
          </chart:series>
          <chart:series chart:style-name="ch14" chart:values-cell-range-address="Sheet1.B20:Sheet1.AD20" chart:label-cell-address="Sheet1.A20:Sheet1.A20" chart:class="chart:bar">
            <chart:data-point chart:repeated="29"/>
          </chart:series>
          <chart:series chart:style-name="ch15" chart:values-cell-range-address="Sheet1.B21:Sheet1.AD21" chart:label-cell-address="Sheet1.A21:Sheet1.A21" chart:class="chart:bar">
            <chart:data-point chart:repeated="29"/>
          </chart:series>
          <chart:series chart:style-name="ch16" chart:values-cell-range-address="Sheet1.B22:Sheet1.AD22" chart:label-cell-address="Sheet1.A22:Sheet1.A22" chart:class="chart:bar">
            <chart:data-point chart:repeated="29"/>
          </chart:series>
          <chart:series chart:style-name="ch17" chart:values-cell-range-address="Sheet1.B23:Sheet1.AD23" chart:label-cell-address="Sheet1.A23:Sheet1.A23" chart:class="chart:bar">
            <chart:data-point chart:repeated="29"/>
          </chart:series>
          <chart:series chart:style-name="ch18" chart:values-cell-range-address="Sheet1.B24:Sheet1.AD24" chart:label-cell-address="Sheet1.A24:Sheet1.A24" chart:class="chart:bar">
            <chart:data-point chart:repeated="29"/>
          </chart:series>
          <chart:series chart:style-name="ch19" chart:values-cell-range-address="Sheet1.B25:Sheet1.AD25" chart:label-cell-address="Sheet1.A25:Sheet1.A25" chart:class="chart:bar">
            <chart:data-point chart:repeated="29"/>
          </chart:series>
          <chart:series chart:style-name="ch8" chart:values-cell-range-address="Sheet1.B26:Sheet1.AD26" chart:label-cell-address="Sheet1.A26:Sheet1.A26" chart:class="chart:bar">
            <chart:data-point chart:repeated="29"/>
          </chart:series>
          <chart:series chart:style-name="ch9" chart:values-cell-range-address="Sheet1.B27:Sheet1.AD27" chart:label-cell-address="Sheet1.A27:Sheet1.A27" chart:class="chart:bar">
            <chart:data-point chart:repeated="29"/>
          </chart:series>
          <chart:series chart:style-name="ch10" chart:values-cell-range-address="Sheet1.B28:Sheet1.AD28" chart:label-cell-address="Sheet1.A28:Sheet1.A28" chart:class="chart:bar">
            <chart:data-point chart:repeated="29"/>
          </chart:series>
          <chart:series chart:style-name="ch11" chart:values-cell-range-address="Sheet1.B29:Sheet1.AD29" chart:label-cell-address="Sheet1.A29:Sheet1.A29" chart:class="chart:bar">
            <chart:data-point chart:repeated="29"/>
          </chart:series>
          <chart:series chart:style-name="ch12" chart:values-cell-range-address="Sheet1.B30:Sheet1.AD30" chart:label-cell-address="Sheet1.A30:Sheet1.A30" chart:class="chart:bar">
            <chart:data-point chart:repeated="29"/>
          </chart:series>
          <chart:series chart:style-name="ch13" chart:values-cell-range-address="Sheet1.B31:Sheet1.AD31" chart:label-cell-address="Sheet1.A31:Sheet1.A31" chart:class="chart:bar">
            <chart:data-point chart:repeated="29"/>
          </chart:series>
          <chart:series chart:style-name="ch14" chart:values-cell-range-address="Sheet1.B32:Sheet1.AD32" chart:label-cell-address="Sheet1.A32:Sheet1.A32" chart:class="chart:bar">
            <chart:data-point chart:repeated="29"/>
          </chart:series>
          <chart:series chart:style-name="ch15" chart:values-cell-range-address="Sheet1.B33:Sheet1.AD33" chart:label-cell-address="Sheet1.A33:Sheet1.A33" chart:class="chart:bar">
            <chart:data-point chart:repeated="29"/>
          </chart:series>
          <chart:series chart:style-name="ch16" chart:values-cell-range-address="Sheet1.B34:Sheet1.AD34" chart:label-cell-address="Sheet1.A34:Sheet1.A34" chart:class="chart:bar">
            <chart:data-point chart:repeated="29"/>
          </chart:series>
          <chart:series chart:style-name="ch17" chart:values-cell-range-address="Sheet1.B35:Sheet1.AD35" chart:label-cell-address="Sheet1.A35:Sheet1.A35" chart:class="chart:bar">
            <chart:data-point chart:repeated="29"/>
          </chart:series>
          <chart:series chart:style-name="ch18" chart:values-cell-range-address="Sheet1.B36:Sheet1.AD36" chart:label-cell-address="Sheet1.A36:Sheet1.A36" chart:class="chart:bar">
            <chart:data-point chart:repeated="29"/>
          </chart:series>
          <chart:series chart:style-name="ch19" chart:values-cell-range-address="Sheet1.B37:Sheet1.AD37" chart:label-cell-address="Sheet1.A37:Sheet1.A37" chart:class="chart:bar">
            <chart:data-point chart:repeated="29"/>
          </chart:series>
          <chart:series chart:style-name="ch8" chart:values-cell-range-address="Sheet1.B38:Sheet1.AD38" chart:label-cell-address="Sheet1.A38:Sheet1.A38" chart:class="chart:bar">
            <chart:data-point chart:repeated="29"/>
          </chart:series>
          <chart:series chart:style-name="ch9" chart:values-cell-range-address="Sheet1.B39:Sheet1.AD39" chart:label-cell-address="Sheet1.A39:Sheet1.A39" chart:class="chart:bar">
            <chart:data-point chart:repeated="29"/>
          </chart:series>
          <chart:series chart:style-name="ch10" chart:values-cell-range-address="Sheet1.B40:Sheet1.AD40" chart:label-cell-address="Sheet1.A40:Sheet1.A40" chart:class="chart:bar">
            <chart:data-point chart:repeated="29"/>
          </chart:series>
          <chart:series chart:style-name="ch11" chart:values-cell-range-address="Sheet1.B41:Sheet1.AD41" chart:label-cell-address="Sheet1.A41:Sheet1.A41" chart:class="chart:bar">
            <chart:data-point chart:repeated="29"/>
          </chart:series>
          <chart:series chart:style-name="ch12" chart:values-cell-range-address="Sheet1.B42:Sheet1.AD42" chart:label-cell-address="Sheet1.A42:Sheet1.A42" chart:class="chart:bar">
            <chart:data-point chart:repeated="29"/>
          </chart:series>
          <chart:series chart:style-name="ch13" chart:values-cell-range-address="Sheet1.B43:Sheet1.AD43" chart:label-cell-address="Sheet1.A43:Sheet1.A43" chart:class="chart:bar">
            <chart:data-point chart:repeated="29"/>
          </chart:series>
          <chart:series chart:style-name="ch14" chart:values-cell-range-address="Sheet1.B44:Sheet1.AD44" chart:label-cell-address="Sheet1.A44:Sheet1.A44" chart:class="chart:bar">
            <chart:data-point chart:repeated="29"/>
          </chart:series>
          <chart:series chart:style-name="ch15" chart:values-cell-range-address="Sheet1.B45:Sheet1.AD45" chart:label-cell-address="Sheet1.A45:Sheet1.A45" chart:class="chart:bar">
            <chart:data-point chart:repeated="29"/>
          </chart:series>
          <chart:series chart:style-name="ch16" chart:values-cell-range-address="Sheet1.B46:Sheet1.AD46" chart:label-cell-address="Sheet1.A46:Sheet1.A46" chart:class="chart:bar">
            <chart:data-point chart:repeated="29"/>
          </chart:series>
          <chart:series chart:style-name="ch17" chart:values-cell-range-address="Sheet1.B47:Sheet1.AD47" chart:label-cell-address="Sheet1.A47:Sheet1.A47" chart:class="chart:bar">
            <chart:data-point chart:repeated="29"/>
          </chart:series>
          <chart:series chart:style-name="ch18" chart:values-cell-range-address="Sheet1.B48:Sheet1.AD48" chart:label-cell-address="Sheet1.A48:Sheet1.A48" chart:class="chart:bar">
            <chart:data-point chart:repeated="29"/>
          </chart:series>
          <chart:series chart:style-name="ch19" chart:values-cell-range-address="Sheet1.B49:Sheet1.AD49" chart:label-cell-address="Sheet1.A49:Sheet1.A49" chart:class="chart:bar">
            <chart:data-point chart:repeated="29"/>
          </chart:series>
          <chart:series chart:style-name="ch8" chart:values-cell-range-address="Sheet1.B50:Sheet1.AD50" chart:label-cell-address="Sheet1.A50:Sheet1.A50" chart:class="chart:bar">
            <chart:data-point chart:repeated="29"/>
          </chart:series>
          <chart:series chart:style-name="ch9" chart:values-cell-range-address="Sheet1.B51:Sheet1.AD51" chart:label-cell-address="Sheet1.A51:Sheet1.A51" chart:class="chart:bar">
            <chart:data-point chart:repeated="29"/>
          </chart:series>
          <chart:series chart:style-name="ch10" chart:values-cell-range-address="Sheet1.B52:Sheet1.AD52" chart:label-cell-address="Sheet1.A52:Sheet1.A52" chart:class="chart:bar">
            <chart:data-point chart:repeated="29"/>
          </chart:series>
          <chart:series chart:style-name="ch11" chart:values-cell-range-address="Sheet1.B53:Sheet1.AD53" chart:label-cell-address="Sheet1.A53:Sheet1.A53" chart:class="chart:bar">
            <chart:data-point chart:repeated="29"/>
          </chart:series>
          <chart:series chart:style-name="ch12" chart:values-cell-range-address="Sheet1.B54:Sheet1.AD54" chart:label-cell-address="Sheet1.A54:Sheet1.A54" chart:class="chart:bar">
            <chart:data-point chart:repeated="29"/>
          </chart:series>
          <chart:series chart:style-name="ch13" chart:values-cell-range-address="Sheet1.B55:Sheet1.AD55" chart:label-cell-address="Sheet1.A55:Sheet1.A55" chart:class="chart:bar">
            <chart:data-point chart:repeated="29"/>
          </chart:series>
          <chart:series chart:style-name="ch14" chart:values-cell-range-address="Sheet1.B56:Sheet1.AD56" chart:label-cell-address="Sheet1.A56:Sheet1.A56" chart:class="chart:bar">
            <chart:data-point chart:repeated="29"/>
          </chart:series>
          <chart:series chart:style-name="ch15" chart:values-cell-range-address="Sheet1.B57:Sheet1.AD57" chart:label-cell-address="Sheet1.A57:Sheet1.A57" chart:class="chart:bar">
            <chart:data-point chart:repeated="29"/>
          </chart:series>
          <chart:series chart:style-name="ch16" chart:values-cell-range-address="Sheet1.B58:Sheet1.AD58" chart:label-cell-address="Sheet1.A58:Sheet1.A58" chart:class="chart:bar">
            <chart:data-point chart:repeated="29"/>
          </chart:series>
          <chart:series chart:style-name="ch17" chart:values-cell-range-address="Sheet1.B59:Sheet1.AD59" chart:label-cell-address="Sheet1.A59:Sheet1.A59" chart:class="chart:bar">
            <chart:data-point chart:repeated="29"/>
          </chart:series>
          <chart:series chart:style-name="ch18" chart:values-cell-range-address="Sheet1.B60:Sheet1.AD60" chart:label-cell-address="Sheet1.A60:Sheet1.A60" chart:class="chart:bar">
            <chart:data-point chart:repeated="29"/>
          </chart:series>
          <chart:series chart:style-name="ch19" chart:values-cell-range-address="Sheet1.B61:Sheet1.AD61" chart:label-cell-address="Sheet1.A61:Sheet1.A61" chart:class="chart:bar">
            <chart:data-point chart:repeated="29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alias</text:p>
                <draw:g>
                  <svg:desc>Sheet1.B1:Sheet1.AD1</svg:desc>
                </draw:g>
              </table:table-cell>
              <table:table-cell office:value-type="string">
                <text:p>ccp</text:p>
              </table:table-cell>
              <table:table-cell office:value-type="string">
                <text:p>early_optimizations</text:p>
              </table:table-cell>
              <table:table-cell office:value-type="string">
                <text:p>ehcleanup</text:p>
              </table:table-cell>
              <table:table-cell office:value-type="string">
                <text:p>copyprop</text:p>
              </table:table-cell>
              <table:table-cell office:value-type="string">
                <text:p>profile</text:p>
              </table:table-cell>
              <table:table-cell office:value-type="string">
                <text:p>tmipa</text:p>
              </table:table-cell>
              <table:table-cell office:value-type="string">
                <text:p>profile_estimate</text:p>
              </table:table-cell>
              <table:table-cell office:value-type="string">
                <text:p>release_ssa</text:p>
              </table:table-cell>
              <table:table-cell office:value-type="string">
                <text:p>devirt</text:p>
              </table:table-cell>
              <table:table-cell office:value-type="string">
                <text:p>cddce</text:p>
              </table:table-cell>
              <table:table-cell office:value-type="string">
                <text:p>fnsplit</text:p>
              </table:table-cell>
              <table:table-cell office:value-type="string">
                <text:p>tailr</text:p>
              </table:table-cell>
              <table:table-cell office:value-type="string">
                <text:p>copyrename</text:p>
              </table:table-cell>
              <table:table-cell office:value-type="string">
                <text:p>cdtor</text:p>
              </table:table-cell>
              <table:table-cell office:value-type="string">
                <text:p>switchconv</text:p>
              </table:table-cell>
              <table:table-cell office:value-type="string">
                <text:p>einline</text:p>
              </table:table-cell>
              <table:table-cell office:value-type="string">
                <text:p>emutls</text:p>
              </table:table-cell>
              <table:table-cell office:value-type="string">
                <text:p>whole-program</text:p>
              </table:table-cell>
              <table:table-cell office:value-type="string">
                <text:p>forwprop</text:p>
              </table:table-cell>
              <table:table-cell office:value-type="string">
                <text:p>inline</text:p>
              </table:table-cell>
              <table:table-cell office:value-type="string">
                <text:p>mergephi</text:p>
              </table:table-cell>
              <table:table-cell office:value-type="string">
                <text:p>local-pure-const</text:p>
              </table:table-cell>
              <table:table-cell office:value-type="string">
                <text:p>cp</text:p>
              </table:table-cell>
              <table:table-cell office:value-type="string">
                <text:p>increase_alignment</text:p>
              </table:table-cell>
              <table:table-cell office:value-type="string">
                <text:p>eipa_sra</text:p>
              </table:table-cell>
              <table:table-cell office:value-type="string">
                <text:p>fre</text:p>
              </table:table-cell>
              <table:table-cell office:value-type="string">
                <text:p>inline_param</text:p>
              </table:table-cell>
              <table:table-cell office:value-type="string">
                <text:p>esra</text:p>
              </table:table-cell>
            </table:table-row>
          </table:table-header-rows>
          <table:table-rows>
            <table:table-row>
              <table:table-cell office:value-type="string">
                <text:p>expint</text:p>
                <draw:g>
                  <svg:desc>Sheet1.A2:Sheet1.A2</svg:desc>
                </draw:g>
              </table:table-cell>
              <table:table-cell office:value-type="float" office:value="-0.0439907497586347">
                <text:p>-0.0439907497586347</text:p>
                <draw:g>
                  <svg:desc>Sheet1.B2:Sheet1.AD2</svg:desc>
                </draw:g>
              </table:table-cell>
              <table:table-cell office:value-type="float" office:value="-0.481699541503132">
                <text:p>-0.481699541503132</text:p>
              </table:table-cell>
              <table:table-cell office:value-type="float" office:value="-0.88522528619287">
                <text:p>-0.88522528619287</text:p>
              </table:table-cell>
              <table:table-cell office:value-type="float" office:value="1.63135081602825">
                <text:p>1.63135081602825</text:p>
              </table:table-cell>
              <table:table-cell office:value-type="float" office:value="0.168026344459334">
                <text:p>0.168026344459334</text:p>
              </table:table-cell>
              <table:table-cell office:value-type="float" office:value="-0.112446304466689">
                <text:p>-0.112446304466689</text:p>
              </table:table-cell>
              <table:table-cell office:value-type="float" office:value="-0.807232089318586">
                <text:p>-0.807232089318586</text:p>
              </table:table-cell>
              <table:table-cell office:value-type="float" office:value="0.759965149916664">
                <text:p>0.759965149916664</text:p>
              </table:table-cell>
              <table:table-cell office:value-type="float" office:value="0.290959508412673">
                <text:p>0.290959508412673</text:p>
              </table:table-cell>
              <table:table-cell office:value-type="float" office:value="-0.591157048766389">
                <text:p>-0.591157048766389</text:p>
              </table:table-cell>
              <table:table-cell office:value-type="float" office:value="1.82442026386691">
                <text:p>1.82442026386691</text:p>
              </table:table-cell>
              <table:table-cell office:value-type="float" office:value="2.14058566102472">
                <text:p>2.14058566102472</text:p>
              </table:table-cell>
              <table:table-cell office:value-type="float" office:value="-0.451583823050214">
                <text:p>-0.451583823050214</text:p>
              </table:table-cell>
              <table:table-cell office:value-type="float" office:value="0.420768516680644">
                <text:p>0.420768516680644</text:p>
              </table:table-cell>
              <table:table-cell office:value-type="float" office:value="0.0252693978294432">
                <text:p>0.0252693978294432</text:p>
              </table:table-cell>
              <table:table-cell office:value-type="float" office:value="0.378683037153684">
                <text:p>0.378683037153684</text:p>
              </table:table-cell>
              <table:table-cell office:value-type="float" office:value="1.43390347191898">
                <text:p>1.43390347191898</text:p>
              </table:table-cell>
              <table:table-cell office:value-type="float" office:value="0.073816494352307">
                <text:p>0.073816494352307</text:p>
              </table:table-cell>
              <table:table-cell office:value-type="float" office:value="1.13208274196266">
                <text:p>1.13208274196266</text:p>
              </table:table-cell>
              <table:table-cell office:value-type="float" office:value="0.323225523638132">
                <text:p>0.323225523638132</text:p>
              </table:table-cell>
              <table:table-cell office:value-type="float" office:value="-0.863820803260395">
                <text:p>-0.863820803260395</text:p>
              </table:table-cell>
              <table:table-cell office:value-type="float" office:value="0.349301385092837">
                <text:p>0.349301385092837</text:p>
              </table:table-cell>
              <table:table-cell office:value-type="float" office:value="-0.385968709744413">
                <text:p>-0.385968709744413</text:p>
              </table:table-cell>
              <table:table-cell office:value-type="float" office:value="0.264526256409005">
                <text:p>0.264526256409005</text:p>
              </table:table-cell>
              <table:table-cell office:value-type="float" office:value="-2.52312809261976">
                <text:p>-2.52312809261976</text:p>
              </table:table-cell>
              <table:table-cell office:value-type="float" office:value="0.683349883194754">
                <text:p>0.683349883194754</text:p>
              </table:table-cell>
              <table:table-cell office:value-type="float" office:value="-0.457078061213687">
                <text:p>-0.457078061213687</text:p>
              </table:table-cell>
              <table:table-cell office:value-type="float" office:value="1.05897362244341">
                <text:p>1.05897362244341</text:p>
              </table:table-cell>
              <table:table-cell office:value-type="float" office:value="-0.00910820474417657">
                <text:p>-0.00910820474417657</text:p>
              </table:table-cell>
            </table:table-row>
            <table:table-row>
              <table:table-cell office:value-type="string">
                <text:p>lcdnum</text:p>
                <draw:g>
                  <svg:desc>Sheet1.A3:Sheet1.A3</svg:desc>
                </draw:g>
              </table:table-cell>
              <table:table-cell office:value-type="float" office:value="-2.62073912353723">
                <text:p>-2.62073912353723</text:p>
                <draw:g>
                  <svg:desc>Sheet1.B3:Sheet1.AD3</svg:desc>
                </draw:g>
              </table:table-cell>
              <table:table-cell office:value-type="float" office:value="-16.8639345334445">
                <text:p>-16.8639345334445</text:p>
              </table:table-cell>
              <table:table-cell office:value-type="float" office:value="-8.84948445927031">
                <text:p>-8.84948445927031</text:p>
              </table:table-cell>
              <table:table-cell office:value-type="float" office:value="0.87182987934374">
                <text:p>0.87182987934374</text:p>
              </table:table-cell>
              <table:table-cell office:value-type="float" office:value="-15.4449431500328">
                <text:p>-15.4449431500328</text:p>
              </table:table-cell>
              <table:table-cell office:value-type="float" office:value="-0.0676457426355723">
                <text:p>-0.0676457426355723</text:p>
              </table:table-cell>
              <table:table-cell office:value-type="float" office:value="-2.68057400679207">
                <text:p>-2.68057400679207</text:p>
              </table:table-cell>
              <table:table-cell office:value-type="float" office:value="10.8579436486984">
                <text:p>10.8579436486984</text:p>
              </table:table-cell>
              <table:table-cell office:value-type="float" office:value="0.55149142959829">
                <text:p>0.55149142959829</text:p>
              </table:table-cell>
              <table:table-cell office:value-type="float" office:value="-0.119002657512631">
                <text:p>-0.119002657512631</text:p>
              </table:table-cell>
              <table:table-cell office:value-type="float" office:value="-2.52115782963197">
                <text:p>-2.52115782963197</text:p>
              </table:table-cell>
              <table:table-cell office:value-type="float" office:value="1.88026741037184">
                <text:p>1.88026741037184</text:p>
              </table:table-cell>
              <table:table-cell office:value-type="float" office:value="-2.83342432432253">
                <text:p>-2.83342432432253</text:p>
              </table:table-cell>
              <table:table-cell office:value-type="float" office:value="-1.40926583494313">
                <text:p>-1.40926583494313</text:p>
              </table:table-cell>
              <table:table-cell office:value-type="float" office:value="0.156348300915338">
                <text:p>0.156348300915338</text:p>
              </table:table-cell>
              <table:table-cell office:value-type="float" office:value="10.9521600830687">
                <text:p>10.9521600830687</text:p>
              </table:table-cell>
              <table:table-cell office:value-type="float" office:value="-1.05916311862427">
                <text:p>-1.05916311862427</text:p>
              </table:table-cell>
              <table:table-cell office:value-type="float" office:value="-0.039569816359052">
                <text:p>-0.039569816359052</text:p>
              </table:table-cell>
              <table:table-cell office:value-type="float" office:value="0.742516537690789">
                <text:p>0.742516537690789</text:p>
              </table:table-cell>
              <table:table-cell office:value-type="float" office:value="-3.11012535520863">
                <text:p>-3.11012535520863</text:p>
              </table:table-cell>
              <table:table-cell office:value-type="float" office:value="-1.02589485459203">
                <text:p>-1.02589485459203</text:p>
              </table:table-cell>
              <table:table-cell office:value-type="float" office:value="-1.43979477542258">
                <text:p>-1.43979477542258</text:p>
              </table:table-cell>
              <table:table-cell office:value-type="float" office:value="-1.79473318797578">
                <text:p>-1.79473318797578</text:p>
              </table:table-cell>
              <table:table-cell office:value-type="float" office:value="0.330255647229216">
                <text:p>0.330255647229216</text:p>
              </table:table-cell>
              <table:table-cell office:value-type="float" office:value="-2.44469640927315">
                <text:p>-2.44469640927315</text:p>
              </table:table-cell>
              <table:table-cell office:value-type="float" office:value="-1.74895319613164">
                <text:p>-1.74895319613164</text:p>
              </table:table-cell>
              <table:table-cell office:value-type="float" office:value="-2.55546342199075">
                <text:p>-2.55546342199075</text:p>
              </table:table-cell>
              <table:table-cell office:value-type="float" office:value="-1.29876884329977">
                <text:p>-1.29876884329977</text:p>
              </table:table-cell>
              <table:table-cell office:value-type="float" office:value="-2.60875818916455">
                <text:p>-2.60875818916455</text:p>
              </table:table-cell>
            </table:table-row>
            <table:table-row>
              <table:table-cell office:value-type="string">
                <text:p>crc32</text:p>
                <draw:g>
                  <svg:desc>Sheet1.A4:Sheet1.A4</svg:desc>
                </draw:g>
              </table:table-cell>
              <table:table-cell office:value-type="float" office:value="0.0972533334648739">
                <text:p>0.0972533334648739</text:p>
                <draw:g>
                  <svg:desc>Sheet1.B4:Sheet1.AD4</svg:desc>
                </draw:g>
              </table:table-cell>
              <table:table-cell office:value-type="float" office:value="-0.257977153986435">
                <text:p>-0.257977153986435</text:p>
              </table:table-cell>
              <table:table-cell office:value-type="float" office:value="-1.0251124727213">
                <text:p>-1.0251124727213</text:p>
              </table:table-cell>
              <table:table-cell office:value-type="float" office:value="1.25796196991023">
                <text:p>1.25796196991023</text:p>
              </table:table-cell>
              <table:table-cell office:value-type="float" office:value="-0.43492327888399">
                <text:p>-0.43492327888399</text:p>
              </table:table-cell>
              <table:table-cell office:value-type="float" office:value="-0.156843961233206">
                <text:p>-0.156843961233206</text:p>
              </table:table-cell>
              <table:table-cell office:value-type="float" office:value="-0.894513342263116">
                <text:p>-0.894513342263116</text:p>
              </table:table-cell>
              <table:table-cell office:value-type="float" office:value="1.48347400893815">
                <text:p>1.48347400893815</text:p>
              </table:table-cell>
              <table:table-cell office:value-type="float" office:value="0.193550054822187">
                <text:p>0.193550054822187</text:p>
              </table:table-cell>
              <table:table-cell office:value-type="float" office:value="-0.583262646197768">
                <text:p>-0.583262646197768</text:p>
              </table:table-cell>
              <table:table-cell office:value-type="float" office:value="1.60923251956078">
                <text:p>1.60923251956078</text:p>
              </table:table-cell>
              <table:table-cell office:value-type="float" office:value="1.9557560045792">
                <text:p>1.9557560045792</text:p>
              </table:table-cell>
              <table:table-cell office:value-type="float" office:value="-0.152250317674395">
                <text:p>-0.152250317674395</text:p>
              </table:table-cell>
              <table:table-cell office:value-type="float" office:value="0.924524636879421">
                <text:p>0.924524636879421</text:p>
              </table:table-cell>
              <table:table-cell office:value-type="float" office:value="0.0221868218029543">
                <text:p>0.0221868218029543</text:p>
              </table:table-cell>
              <table:table-cell office:value-type="float" office:value="0.275779539493269">
                <text:p>0.275779539493269</text:p>
              </table:table-cell>
              <table:table-cell office:value-type="float" office:value="0.952610419505799">
                <text:p>0.952610419505799</text:p>
              </table:table-cell>
              <table:table-cell office:value-type="float" office:value="0.285823752727645">
                <text:p>0.285823752727645</text:p>
              </table:table-cell>
              <table:table-cell office:value-type="float" office:value="0.694822833627437">
                <text:p>0.694822833627437</text:p>
              </table:table-cell>
              <table:table-cell office:value-type="float" office:value="1.32836880004971">
                <text:p>1.32836880004971</text:p>
              </table:table-cell>
              <table:table-cell office:value-type="float" office:value="-1.11776333095103">
                <text:p>-1.11776333095103</text:p>
              </table:table-cell>
              <table:table-cell office:value-type="float" office:value="0.526697590964402">
                <text:p>0.526697590964402</text:p>
              </table:table-cell>
              <table:table-cell office:value-type="float" office:value="-0.530319325016197">
                <text:p>-0.530319325016197</text:p>
              </table:table-cell>
              <table:table-cell office:value-type="float" office:value="-0.263742792985544">
                <text:p>-0.263742792985544</text:p>
              </table:table-cell>
              <table:table-cell office:value-type="float" office:value="-2.64767555434676">
                <text:p>-2.64767555434676</text:p>
              </table:table-cell>
              <table:table-cell office:value-type="float" office:value="0.537493916061701">
                <text:p>0.537493916061701</text:p>
              </table:table-cell>
              <table:table-cell office:value-type="float" office:value="-0.328054717270176">
                <text:p>-0.328054717270176</text:p>
              </table:table-cell>
              <table:table-cell office:value-type="float" office:value="0.289382128889331">
                <text:p>0.289382128889331</text:p>
              </table:table-cell>
              <table:table-cell office:value-type="float" office:value="-0.307907825503351">
                <text:p>-0.307907825503351</text:p>
              </table:table-cell>
            </table:table-row>
            <table:table-row>
              <table:table-cell office:value-type="string">
                <text:p>ndes</text:p>
                <draw:g>
                  <svg:desc>Sheet1.A5:Sheet1.A5</svg:desc>
                </draw:g>
              </table:table-cell>
              <table:table-cell office:value-type="float" office:value="-3.29760485645998">
                <text:p>-3.29760485645998</text:p>
                <draw:g>
                  <svg:desc>Sheet1.B5:Sheet1.AD5</svg:desc>
                </draw:g>
              </table:table-cell>
              <table:table-cell office:value-type="float" office:value="-3.84360094250767">
                <text:p>-3.84360094250767</text:p>
              </table:table-cell>
              <table:table-cell office:value-type="float" office:value="-7.43826867374015">
                <text:p>-7.43826867374015</text:p>
              </table:table-cell>
              <table:table-cell office:value-type="float" office:value="1.00323349720134">
                <text:p>1.00323349720134</text:p>
              </table:table-cell>
              <table:table-cell office:value-type="float" office:value="-3.21748875141329">
                <text:p>-3.21748875141329</text:p>
              </table:table-cell>
              <table:table-cell office:value-type="float" office:value="0.0757369863728668">
                <text:p>0.0757369863728668</text:p>
              </table:table-cell>
              <table:table-cell office:value-type="float" office:value="-1.61670681314663">
                <text:p>-1.61670681314663</text:p>
              </table:table-cell>
              <table:table-cell office:value-type="float" office:value="2.31499920175142">
                <text:p>2.31499920175142</text:p>
              </table:table-cell>
              <table:table-cell office:value-type="float" office:value="0.500262664039767">
                <text:p>0.500262664039767</text:p>
              </table:table-cell>
              <table:table-cell office:value-type="float" office:value="-0.25936302283147">
                <text:p>-0.25936302283147</text:p>
              </table:table-cell>
              <table:table-cell office:value-type="float" office:value="-2.11788921621072">
                <text:p>-2.11788921621072</text:p>
              </table:table-cell>
              <table:table-cell office:value-type="float" office:value="1.59872853579578">
                <text:p>1.59872853579578</text:p>
              </table:table-cell>
              <table:table-cell office:value-type="float" office:value="-3.75729385930862">
                <text:p>-3.75729385930862</text:p>
              </table:table-cell>
              <table:table-cell office:value-type="float" office:value="-2.09808189998592">
                <text:p>-2.09808189998592</text:p>
              </table:table-cell>
              <table:table-cell office:value-type="float" office:value="-0.0430832245888904">
                <text:p>-0.0430832245888904</text:p>
              </table:table-cell>
              <table:table-cell office:value-type="float" office:value="-3.12088919604691">
                <text:p>-3.12088919604691</text:p>
              </table:table-cell>
              <table:table-cell office:value-type="float" office:value="-8.17541617370709">
                <text:p>-8.17541617370709</text:p>
              </table:table-cell>
              <table:table-cell office:value-type="float" office:value="0.0795009630696482">
                <text:p>0.0795009630696482</text:p>
              </table:table-cell>
              <table:table-cell office:value-type="float" office:value="0.573292329231997">
                <text:p>0.573292329231997</text:p>
              </table:table-cell>
              <table:table-cell office:value-type="float" office:value="-0.527285619780265">
                <text:p>-0.527285619780265</text:p>
              </table:table-cell>
              <table:table-cell office:value-type="float" office:value="-0.741556018100651">
                <text:p>-0.741556018100651</text:p>
              </table:table-cell>
              <table:table-cell office:value-type="float" office:value="-5.06882511371353">
                <text:p>-5.06882511371353</text:p>
              </table:table-cell>
              <table:table-cell office:value-type="float" office:value="-1.08422108203605">
                <text:p>-1.08422108203605</text:p>
              </table:table-cell>
              <table:table-cell office:value-type="float" office:value="-0.0425077472601547">
                <text:p>-0.0425077472601547</text:p>
              </table:table-cell>
              <table:table-cell office:value-type="float" office:value="-2.33762909162237">
                <text:p>-2.33762909162237</text:p>
              </table:table-cell>
              <table:table-cell office:value-type="float" office:value="-3.02805746327927">
                <text:p>-3.02805746327927</text:p>
              </table:table-cell>
              <table:table-cell office:value-type="float" office:value="-3.30061856423676">
                <text:p>-3.30061856423676</text:p>
              </table:table-cell>
              <table:table-cell office:value-type="float" office:value="-1.59639999253055">
                <text:p>-1.59639999253055</text:p>
              </table:table-cell>
              <table:table-cell office:value-type="float" office:value="-5.99967990990232">
                <text:p>-5.99967990990232</text:p>
              </table:table-cell>
            </table:table-row>
            <table:table-row>
              <table:table-cell office:value-type="string">
                <text:p>bubblesort</text:p>
                <draw:g>
                  <svg:desc>Sheet1.A6:Sheet1.A6</svg:desc>
                </draw:g>
              </table:table-cell>
              <table:table-cell office:value-type="float" office:value="0.0429836431552199">
                <text:p>0.0429836431552199</text:p>
                <draw:g>
                  <svg:desc>Sheet1.B6:Sheet1.AD6</svg:desc>
                </draw:g>
              </table:table-cell>
              <table:table-cell office:value-type="float" office:value="-0.487274857927139">
                <text:p>-0.487274857927139</text:p>
              </table:table-cell>
              <table:table-cell office:value-type="float" office:value="-0.640208451458838">
                <text:p>-0.640208451458838</text:p>
              </table:table-cell>
              <table:table-cell office:value-type="float" office:value="1.11614073626707">
                <text:p>1.11614073626707</text:p>
              </table:table-cell>
              <table:table-cell office:value-type="float" office:value="-0.647933860778923">
                <text:p>-0.647933860778923</text:p>
              </table:table-cell>
              <table:table-cell office:value-type="float" office:value="0.161032932537207">
                <text:p>0.161032932537207</text:p>
              </table:table-cell>
              <table:table-cell office:value-type="float" office:value="-1.04365074816259">
                <text:p>-1.04365074816259</text:p>
              </table:table-cell>
              <table:table-cell office:value-type="float" office:value="1.22002108611615">
                <text:p>1.22002108611615</text:p>
              </table:table-cell>
              <table:table-cell office:value-type="float" office:value="0.191870542780977">
                <text:p>0.191870542780977</text:p>
              </table:table-cell>
              <table:table-cell office:value-type="float" office:value="-0.267823999597914">
                <text:p>-0.267823999597914</text:p>
              </table:table-cell>
              <table:table-cell office:value-type="float" office:value="1.2020373603173">
                <text:p>1.2020373603173</text:p>
              </table:table-cell>
              <table:table-cell office:value-type="float" office:value="1.83653520990542">
                <text:p>1.83653520990542</text:p>
              </table:table-cell>
              <table:table-cell office:value-type="float" office:value="-0.132345278569315">
                <text:p>-0.132345278569315</text:p>
              </table:table-cell>
              <table:table-cell office:value-type="float" office:value="0.838348063463008">
                <text:p>0.838348063463008</text:p>
              </table:table-cell>
              <table:table-cell office:value-type="float" office:value="0.0626657777345017">
                <text:p>0.0626657777345017</text:p>
              </table:table-cell>
              <table:table-cell office:value-type="float" office:value="-0.0412037181806003">
                <text:p>-0.0412037181806003</text:p>
              </table:table-cell>
              <table:table-cell office:value-type="float" office:value="1.24746485316472">
                <text:p>1.24746485316472</text:p>
              </table:table-cell>
              <table:table-cell office:value-type="float" office:value="0.307828456075157">
                <text:p>0.307828456075157</text:p>
              </table:table-cell>
              <table:table-cell office:value-type="float" office:value="0.588866831990167">
                <text:p>0.588866831990167</text:p>
              </table:table-cell>
              <table:table-cell office:value-type="float" office:value="1.01622320985401">
                <text:p>1.01622320985401</text:p>
              </table:table-cell>
              <table:table-cell office:value-type="float" office:value="-0.804856110381981">
                <text:p>-0.804856110381981</text:p>
              </table:table-cell>
              <table:table-cell office:value-type="float" office:value="0.837193526704949">
                <text:p>0.837193526704949</text:p>
              </table:table-cell>
              <table:table-cell office:value-type="float" office:value="-0.748870507292632">
                <text:p>-0.748870507292632</text:p>
              </table:table-cell>
              <table:table-cell office:value-type="float" office:value="-0.265573463396396">
                <text:p>-0.265573463396396</text:p>
              </table:table-cell>
              <table:table-cell office:value-type="float" office:value="-2.40990728821324">
                <text:p>-2.40990728821324</text:p>
              </table:table-cell>
              <table:table-cell office:value-type="float" office:value="0.437823135879508">
                <text:p>0.437823135879508</text:p>
              </table:table-cell>
              <table:table-cell office:value-type="float" office:value="-0.114374217872893">
                <text:p>-0.114374217872893</text:p>
              </table:table-cell>
              <table:table-cell office:value-type="float" office:value="0.611163828503816">
                <text:p>0.611163828503816</text:p>
              </table:table-cell>
              <table:table-cell office:value-type="float" office:value="-0.00994660923373631">
                <text:p>-0.00994660923373631</text:p>
              </table:table-cell>
            </table:table-row>
            <table:table-row>
              <table:table-cell office:value-type="string">
                <text:p>ctl-stack</text:p>
                <draw:g>
                  <svg:desc>Sheet1.A7:Sheet1.A7</svg:desc>
                </draw:g>
              </table:table-cell>
              <table:table-cell office:value-type="float" office:value="-0.0920454497778197">
                <text:p>-0.0920454497778197</text:p>
                <draw:g>
                  <svg:desc>Sheet1.B7:Sheet1.AD7</svg:desc>
                </draw:g>
              </table:table-cell>
              <table:table-cell office:value-type="float" office:value="0.0797840337026039">
                <text:p>0.0797840337026039</text:p>
              </table:table-cell>
              <table:table-cell office:value-type="float" office:value="-2.53678661596903">
                <text:p>-2.53678661596903</text:p>
              </table:table-cell>
              <table:table-cell office:value-type="float" office:value="0.727351453606336">
                <text:p>0.727351453606336</text:p>
              </table:table-cell>
              <table:table-cell office:value-type="float" office:value="1.48537877837906">
                <text:p>1.48537877837906</text:p>
              </table:table-cell>
              <table:table-cell office:value-type="float" office:value="0.0202501779376343">
                <text:p>0.0202501779376343</text:p>
              </table:table-cell>
              <table:table-cell office:value-type="float" office:value="-1.75716105741447">
                <text:p>-1.75716105741447</text:p>
              </table:table-cell>
              <table:table-cell office:value-type="float" office:value="-1.35090467544612">
                <text:p>-1.35090467544612</text:p>
              </table:table-cell>
              <table:table-cell office:value-type="float" office:value="0.325067154568046">
                <text:p>0.325067154568046</text:p>
              </table:table-cell>
              <table:table-cell office:value-type="float" office:value="-0.343933217705079">
                <text:p>-0.343933217705079</text:p>
              </table:table-cell>
              <table:table-cell office:value-type="float" office:value="1.51105755262945">
                <text:p>1.51105755262945</text:p>
              </table:table-cell>
              <table:table-cell office:value-type="float" office:value="1.37830628161459">
                <text:p>1.37830628161459</text:p>
              </table:table-cell>
              <table:table-cell office:value-type="float" office:value="-0.389822644732896">
                <text:p>-0.389822644732896</text:p>
              </table:table-cell>
              <table:table-cell office:value-type="float" office:value="0.589391781553056">
                <text:p>0.589391781553056</text:p>
              </table:table-cell>
              <table:table-cell office:value-type="float" office:value="-0.0178364038880729">
                <text:p>-0.0178364038880729</text:p>
              </table:table-cell>
              <table:table-cell office:value-type="float" office:value="-0.0748979808113054">
                <text:p>-0.0748979808113054</text:p>
              </table:table-cell>
              <table:table-cell office:value-type="float" office:value="1.31318388058624">
                <text:p>1.31318388058624</text:p>
              </table:table-cell>
              <table:table-cell office:value-type="float" office:value="-0.178365225492167">
                <text:p>-0.178365225492167</text:p>
              </table:table-cell>
              <table:table-cell office:value-type="float" office:value="0.275151672187977">
                <text:p>0.275151672187977</text:p>
              </table:table-cell>
              <table:table-cell office:value-type="float" office:value="0.785877341472372">
                <text:p>0.785877341472372</text:p>
              </table:table-cell>
              <table:table-cell office:value-type="float" office:value="-0.796778400009283">
                <text:p>-0.796778400009283</text:p>
              </table:table-cell>
              <table:table-cell office:value-type="float" office:value="0.927851981175856">
                <text:p>0.927851981175856</text:p>
              </table:table-cell>
              <table:table-cell office:value-type="float" office:value="-1.32130550402422">
                <text:p>-1.32130550402422</text:p>
              </table:table-cell>
              <table:table-cell office:value-type="float" office:value="0.0400314124193162">
                <text:p>0.0400314124193162</text:p>
              </table:table-cell>
              <table:table-cell office:value-type="float" office:value="-2.20011945449388">
                <text:p>-2.20011945449388</text:p>
              </table:table-cell>
              <table:table-cell office:value-type="float" office:value="0.298372907442196">
                <text:p>0.298372907442196</text:p>
              </table:table-cell>
              <table:table-cell office:value-type="float" office:value="0.644231896974952">
                <text:p>0.644231896974952</text:p>
              </table:table-cell>
              <table:table-cell office:value-type="float" office:value="0.620517308843543">
                <text:p>0.620517308843543</text:p>
              </table:table-cell>
              <table:table-cell office:value-type="float" office:value="0.219202112226023">
                <text:p>0.219202112226023</text:p>
              </table:table-cell>
            </table:table-row>
            <table:table-row>
              <table:table-cell office:value-type="string">
                <text:p>stb_perlin</text:p>
                <draw:g>
                  <svg:desc>Sheet1.A8:Sheet1.A8</svg:desc>
                </draw:g>
              </table:table-cell>
              <table:table-cell office:value-type="float" office:value="-0.415338600699401">
                <text:p>-0.415338600699401</text:p>
                <draw:g>
                  <svg:desc>Sheet1.B8:Sheet1.AD8</svg:desc>
                </draw:g>
              </table:table-cell>
              <table:table-cell office:value-type="float" office:value="-0.6890071054692">
                <text:p>-0.6890071054692</text:p>
              </table:table-cell>
              <table:table-cell office:value-type="float" office:value="-0.593017874836141">
                <text:p>-0.593017874836141</text:p>
              </table:table-cell>
              <table:table-cell office:value-type="float" office:value="0.772540611688313">
                <text:p>0.772540611688313</text:p>
              </table:table-cell>
              <table:table-cell office:value-type="float" office:value="-0.391585872530722">
                <text:p>-0.391585872530722</text:p>
              </table:table-cell>
              <table:table-cell office:value-type="float" office:value="0.139499162410451">
                <text:p>0.139499162410451</text:p>
              </table:table-cell>
              <table:table-cell office:value-type="float" office:value="-1.35818850607836">
                <text:p>-1.35818850607836</text:p>
              </table:table-cell>
              <table:table-cell office:value-type="float" office:value="1.34204151713984">
                <text:p>1.34204151713984</text:p>
              </table:table-cell>
              <table:table-cell office:value-type="float" office:value="0.712842299386719">
                <text:p>0.712842299386719</text:p>
              </table:table-cell>
              <table:table-cell office:value-type="float" office:value="-0.0122535786810488">
                <text:p>-0.0122535786810488</text:p>
              </table:table-cell>
              <table:table-cell office:value-type="float" office:value="1.91458436128164">
                <text:p>1.91458436128164</text:p>
              </table:table-cell>
              <table:table-cell office:value-type="float" office:value="2.02761203020064">
                <text:p>2.02761203020064</text:p>
              </table:table-cell>
              <table:table-cell office:value-type="float" office:value="-0.130368362332977">
                <text:p>-0.130368362332977</text:p>
              </table:table-cell>
              <table:table-cell office:value-type="float" office:value="0.776031142846933">
                <text:p>0.776031142846933</text:p>
              </table:table-cell>
              <table:table-cell office:value-type="float" office:value="0.148993756972437">
                <text:p>0.148993756972437</text:p>
              </table:table-cell>
              <table:table-cell office:value-type="float" office:value="0.0639998051838681">
                <text:p>0.0639998051838681</text:p>
              </table:table-cell>
              <table:table-cell office:value-type="float" office:value="-4.2119650082335">
                <text:p>-4.2119650082335</text:p>
              </table:table-cell>
              <table:table-cell office:value-type="float" office:value="0.0255218347470871">
                <text:p>0.0255218347470871</text:p>
              </table:table-cell>
              <table:table-cell office:value-type="float" office:value="0.580645424275069">
                <text:p>0.580645424275069</text:p>
              </table:table-cell>
              <table:table-cell office:value-type="float" office:value="0.83258076346003">
                <text:p>0.83258076346003</text:p>
              </table:table-cell>
              <table:table-cell office:value-type="float" office:value="-1.21860468655601">
                <text:p>-1.21860468655601</text:p>
              </table:table-cell>
              <table:table-cell office:value-type="float" office:value="1.29949761470225">
                <text:p>1.29949761470225</text:p>
              </table:table-cell>
              <table:table-cell office:value-type="float" office:value="-0.783433373162262">
                <text:p>-0.783433373162262</text:p>
              </table:table-cell>
              <table:table-cell office:value-type="float" office:value="0.00134105276379606">
                <text:p>0.00134105276379606</text:p>
              </table:table-cell>
              <table:table-cell office:value-type="float" office:value="-2.66303939623163">
                <text:p>-2.66303939623163</text:p>
              </table:table-cell>
              <table:table-cell office:value-type="float" office:value="0.45054485675547">
                <text:p>0.45054485675547</text:p>
              </table:table-cell>
              <table:table-cell office:value-type="float" office:value="-3.03855974692098">
                <text:p>-3.03855974692098</text:p>
              </table:table-cell>
              <table:table-cell office:value-type="float" office:value="0.199958461398793">
                <text:p>0.199958461398793</text:p>
              </table:table-cell>
              <table:table-cell office:value-type="float" office:value="-0.192603936386205">
                <text:p>-0.192603936386205</text:p>
              </table:table-cell>
            </table:table-row>
            <table:table-row>
              <table:table-cell office:value-type="string">
                <text:p>duff</text:p>
                <draw:g>
                  <svg:desc>Sheet1.A9:Sheet1.A9</svg:desc>
                </draw:g>
              </table:table-cell>
              <table:table-cell office:value-type="float" office:value="1.35476738797102">
                <text:p>1.35476738797102</text:p>
                <draw:g>
                  <svg:desc>Sheet1.B9:Sheet1.AD9</svg:desc>
                </draw:g>
              </table:table-cell>
              <table:table-cell office:value-type="float" office:value="-0.578383574589128">
                <text:p>-0.578383574589128</text:p>
              </table:table-cell>
              <table:table-cell office:value-type="float" office:value="-3.8242380695847">
                <text:p>-3.8242380695847</text:p>
              </table:table-cell>
              <table:table-cell office:value-type="float" office:value="1.06957001318549">
                <text:p>1.06957001318549</text:p>
              </table:table-cell>
              <table:table-cell office:value-type="float" office:value="1.33643604846438">
                <text:p>1.33643604846438</text:p>
              </table:table-cell>
              <table:table-cell office:value-type="float" office:value="0.0413485732778656">
                <text:p>0.0413485732778656</text:p>
              </table:table-cell>
              <table:table-cell office:value-type="float" office:value="-1.95540978598261">
                <text:p>-1.95540978598261</text:p>
              </table:table-cell>
              <table:table-cell office:value-type="float" office:value="-1.06409736334059">
                <text:p>-1.06409736334059</text:p>
              </table:table-cell>
              <table:table-cell office:value-type="float" office:value="0.436646242068762">
                <text:p>0.436646242068762</text:p>
              </table:table-cell>
              <table:table-cell office:value-type="float" office:value="-0.329680776649324">
                <text:p>-0.329680776649324</text:p>
              </table:table-cell>
              <table:table-cell office:value-type="float" office:value="1.45095907580287">
                <text:p>1.45095907580287</text:p>
              </table:table-cell>
              <table:table-cell office:value-type="float" office:value="1.89776631708873">
                <text:p>1.89776631708873</text:p>
              </table:table-cell>
              <table:table-cell office:value-type="float" office:value="-0.620450850007302">
                <text:p>-0.620450850007302</text:p>
              </table:table-cell>
              <table:table-cell office:value-type="float" office:value="1.11628608634151">
                <text:p>1.11628608634151</text:p>
              </table:table-cell>
              <table:table-cell office:value-type="float" office:value="0.0879060842759619">
                <text:p>0.0879060842759619</text:p>
              </table:table-cell>
              <table:table-cell office:value-type="float" office:value="0.0804820729170336">
                <text:p>0.0804820729170336</text:p>
              </table:table-cell>
              <table:table-cell office:value-type="float" office:value="1.37744267118268">
                <text:p>1.37744267118268</text:p>
              </table:table-cell>
              <table:table-cell office:value-type="float" office:value="0.0725473747133534">
                <text:p>0.0725473747133534</text:p>
              </table:table-cell>
              <table:table-cell office:value-type="float" office:value="0.701106066599318">
                <text:p>0.701106066599318</text:p>
              </table:table-cell>
              <table:table-cell office:value-type="float" office:value="1.0155014416624">
                <text:p>1.0155014416624</text:p>
              </table:table-cell>
              <table:table-cell office:value-type="float" office:value="-0.932305999554278">
                <text:p>-0.932305999554278</text:p>
              </table:table-cell>
              <table:table-cell office:value-type="float" office:value="0.825059242419055">
                <text:p>0.825059242419055</text:p>
              </table:table-cell>
              <table:table-cell office:value-type="float" office:value="-1.53354533353673">
                <text:p>-1.53354533353673</text:p>
              </table:table-cell>
              <table:table-cell office:value-type="float" office:value="-0.139459132314226">
                <text:p>-0.139459132314226</text:p>
              </table:table-cell>
              <table:table-cell office:value-type="float" office:value="-2.62170864949509">
                <text:p>-2.62170864949509</text:p>
              </table:table-cell>
              <table:table-cell office:value-type="float" office:value="-0.838155550307571">
                <text:p>-0.838155550307571</text:p>
              </table:table-cell>
              <table:table-cell office:value-type="float" office:value="1.27017256004879">
                <text:p>1.27017256004879</text:p>
              </table:table-cell>
              <table:table-cell office:value-type="float" office:value="0.441100151263589">
                <text:p>0.441100151263589</text:p>
              </table:table-cell>
              <table:table-cell office:value-type="float" office:value="-0.226078792836071">
                <text:p>-0.226078792836071</text:p>
              </table:table-cell>
            </table:table-row>
            <table:table-row>
              <table:table-cell office:value-type="string">
                <text:p>minver</text:p>
                <draw:g>
                  <svg:desc>Sheet1.A10:Sheet1.A10</svg:desc>
                </draw:g>
              </table:table-cell>
              <table:table-cell office:value-type="float" office:value="0.212085512723391">
                <text:p>0.212085512723391</text:p>
                <draw:g>
                  <svg:desc>Sheet1.B10:Sheet1.AD10</svg:desc>
                </draw:g>
              </table:table-cell>
              <table:table-cell office:value-type="float" office:value="-0.363725382626416">
                <text:p>-0.363725382626416</text:p>
              </table:table-cell>
              <table:table-cell office:value-type="float" office:value="-3.20489990563629">
                <text:p>-3.20489990563629</text:p>
              </table:table-cell>
              <table:table-cell office:value-type="float" office:value="1.16776568012971">
                <text:p>1.16776568012971</text:p>
              </table:table-cell>
              <table:table-cell office:value-type="float" office:value="0.792906038478918">
                <text:p>0.792906038478918</text:p>
              </table:table-cell>
              <table:table-cell office:value-type="float" office:value="0.148515889482618">
                <text:p>0.148515889482618</text:p>
              </table:table-cell>
              <table:table-cell office:value-type="float" office:value="-1.59481130782101">
                <text:p>-1.59481130782101</text:p>
              </table:table-cell>
              <table:table-cell office:value-type="float" office:value="-0.740959051568098">
                <text:p>-0.740959051568098</text:p>
              </table:table-cell>
              <table:table-cell office:value-type="float" office:value="0.269960968647616">
                <text:p>0.269960968647616</text:p>
              </table:table-cell>
              <table:table-cell office:value-type="float" office:value="-0.560662426719197">
                <text:p>-0.560662426719197</text:p>
              </table:table-cell>
              <table:table-cell office:value-type="float" office:value="1.45643415632533">
                <text:p>1.45643415632533</text:p>
              </table:table-cell>
              <table:table-cell office:value-type="float" office:value="1.76979874839215">
                <text:p>1.76979874839215</text:p>
              </table:table-cell>
              <table:table-cell office:value-type="float" office:value="-0.583625669166806">
                <text:p>-0.583625669166806</text:p>
              </table:table-cell>
              <table:table-cell office:value-type="float" office:value="0.908967190265568">
                <text:p>0.908967190265568</text:p>
              </table:table-cell>
              <table:table-cell office:value-type="float" office:value="0.101563219258816">
                <text:p>0.101563219258816</text:p>
              </table:table-cell>
              <table:table-cell office:value-type="float" office:value="0.243019737523821">
                <text:p>0.243019737523821</text:p>
              </table:table-cell>
              <table:table-cell office:value-type="float" office:value="1.18948027196422">
                <text:p>1.18948027196422</text:p>
              </table:table-cell>
              <table:table-cell office:value-type="float" office:value="-0.098218693664784">
                <text:p>-0.098218693664784</text:p>
              </table:table-cell>
              <table:table-cell office:value-type="float" office:value="0.527850247659915">
                <text:p>0.527850247659915</text:p>
              </table:table-cell>
              <table:table-cell office:value-type="float" office:value="0.836379189007208">
                <text:p>0.836379189007208</text:p>
              </table:table-cell>
              <table:table-cell office:value-type="float" office:value="-1.06508036308266">
                <text:p>-1.06508036308266</text:p>
              </table:table-cell>
              <table:table-cell office:value-type="float" office:value="0.513799379607842">
                <text:p>0.513799379607842</text:p>
              </table:table-cell>
              <table:table-cell office:value-type="float" office:value="-1.48707684729022">
                <text:p>-1.48707684729022</text:p>
              </table:table-cell>
              <table:table-cell office:value-type="float" office:value="0.116300447598309">
                <text:p>0.116300447598309</text:p>
              </table:table-cell>
              <table:table-cell office:value-type="float" office:value="-2.4630434274053">
                <text:p>-2.4630434274053</text:p>
              </table:table-cell>
              <table:table-cell office:value-type="float" office:value="0.216381470571134">
                <text:p>0.216381470571134</text:p>
              </table:table-cell>
              <table:table-cell office:value-type="float" office:value="0.670406180868808">
                <text:p>0.670406180868808</text:p>
              </table:table-cell>
              <table:table-cell office:value-type="float" office:value="0.608523222284028">
                <text:p>0.608523222284028</text:p>
              </table:table-cell>
              <table:table-cell office:value-type="float" office:value="-0.155392568804175">
                <text:p>-0.155392568804175</text:p>
              </table:table-cell>
            </table:table-row>
            <table:table-row>
              <table:table-cell office:value-type="string">
                <text:p>dijkstra</text:p>
                <draw:g>
                  <svg:desc>Sheet1.A11:Sheet1.A11</svg:desc>
                </draw:g>
              </table:table-cell>
              <table:table-cell office:value-type="float" office:value="-0.0135006668329126">
                <text:p>-0.0135006668329126</text:p>
                <draw:g>
                  <svg:desc>Sheet1.B11:Sheet1.AD11</svg:desc>
                </draw:g>
              </table:table-cell>
              <table:table-cell office:value-type="float" office:value="-0.263685393352573">
                <text:p>-0.263685393352573</text:p>
              </table:table-cell>
              <table:table-cell office:value-type="float" office:value="-1.71819748853943">
                <text:p>-1.71819748853943</text:p>
              </table:table-cell>
              <table:table-cell office:value-type="float" office:value="0.788724829504445">
                <text:p>0.788724829504445</text:p>
              </table:table-cell>
              <table:table-cell office:value-type="float" office:value="0.272131626002584">
                <text:p>0.272131626002584</text:p>
              </table:table-cell>
              <table:table-cell office:value-type="float" office:value="0.114356890180181">
                <text:p>0.114356890180181</text:p>
              </table:table-cell>
              <table:table-cell office:value-type="float" office:value="-1.06329316084618">
                <text:p>-1.06329316084618</text:p>
              </table:table-cell>
              <table:table-cell office:value-type="float" office:value="0.178976975013227">
                <text:p>0.178976975013227</text:p>
              </table:table-cell>
              <table:table-cell office:value-type="float" office:value="0.229664290989539">
                <text:p>0.229664290989539</text:p>
              </table:table-cell>
              <table:table-cell office:value-type="float" office:value="-0.376311580785859">
                <text:p>-0.376311580785859</text:p>
              </table:table-cell>
              <table:table-cell office:value-type="float" office:value="1.2248861197637">
                <text:p>1.2248861197637</text:p>
              </table:table-cell>
              <table:table-cell office:value-type="float" office:value="1.51564126678702">
                <text:p>1.51564126678702</text:p>
              </table:table-cell>
              <table:table-cell office:value-type="float" office:value="-0.242852027480662">
                <text:p>-0.242852027480662</text:p>
              </table:table-cell>
              <table:table-cell office:value-type="float" office:value="0.773796563115126">
                <text:p>0.773796563115126</text:p>
              </table:table-cell>
              <table:table-cell office:value-type="float" office:value="0.0666925197930109">
                <text:p>0.0666925197930109</text:p>
              </table:table-cell>
              <table:table-cell office:value-type="float" office:value="0.372675113239372">
                <text:p>0.372675113239372</text:p>
              </table:table-cell>
              <table:table-cell office:value-type="float" office:value="0.815276957151303">
                <text:p>0.815276957151303</text:p>
              </table:table-cell>
              <table:table-cell office:value-type="float" office:value="-0.0142654011937044">
                <text:p>-0.0142654011937044</text:p>
              </table:table-cell>
              <table:table-cell office:value-type="float" office:value="0.258102928162703">
                <text:p>0.258102928162703</text:p>
              </table:table-cell>
              <table:table-cell office:value-type="float" office:value="1.08793692274865">
                <text:p>1.08793692274865</text:p>
              </table:table-cell>
              <table:table-cell office:value-type="float" office:value="-0.89953732798749">
                <text:p>-0.89953732798749</text:p>
              </table:table-cell>
              <table:table-cell office:value-type="float" office:value="0.591250350478347">
                <text:p>0.591250350478347</text:p>
              </table:table-cell>
              <table:table-cell office:value-type="float" office:value="-0.79931010207773">
                <text:p>-0.79931010207773</text:p>
              </table:table-cell>
              <table:table-cell office:value-type="float" office:value="0.00466619055481272">
                <text:p>0.00466619055481272</text:p>
              </table:table-cell>
              <table:table-cell office:value-type="float" office:value="-2.23454425703421">
                <text:p>-2.23454425703421</text:p>
              </table:table-cell>
              <table:table-cell office:value-type="float" office:value="0.328551451777769">
                <text:p>0.328551451777769</text:p>
              </table:table-cell>
              <table:table-cell office:value-type="float" office:value="0.357539128373565">
                <text:p>0.357539128373565</text:p>
              </table:table-cell>
              <table:table-cell office:value-type="float" office:value="0.399941953221542">
                <text:p>0.399941953221542</text:p>
              </table:table-cell>
              <table:table-cell office:value-type="float" office:value="-0.235964333970103">
                <text:p>-0.235964333970103</text:p>
              </table:table-cell>
            </table:table-row>
            <table:table-row>
              <table:table-cell office:value-type="string">
                <text:p>jfdctint</text:p>
                <draw:g>
                  <svg:desc>Sheet1.A12:Sheet1.A12</svg:desc>
                </draw:g>
              </table:table-cell>
              <table:table-cell office:value-type="float" office:value="-0.0307077000361741">
                <text:p>-0.0307077000361741</text:p>
                <draw:g>
                  <svg:desc>Sheet1.B12:Sheet1.AD12</svg:desc>
                </draw:g>
              </table:table-cell>
              <table:table-cell office:value-type="float" office:value="-0.211588492060446">
                <text:p>-0.211588492060446</text:p>
              </table:table-cell>
              <table:table-cell office:value-type="float" office:value="0.0833327910158617">
                <text:p>0.0833327910158617</text:p>
              </table:table-cell>
              <table:table-cell office:value-type="float" office:value="1.13708501256969">
                <text:p>1.13708501256969</text:p>
              </table:table-cell>
              <table:table-cell office:value-type="float" office:value="-0.556639901480651">
                <text:p>-0.556639901480651</text:p>
              </table:table-cell>
              <table:table-cell office:value-type="float" office:value="-0.189888903521167">
                <text:p>-0.189888903521167</text:p>
              </table:table-cell>
              <table:table-cell office:value-type="float" office:value="-0.955036303395436">
                <text:p>-0.955036303395436</text:p>
              </table:table-cell>
              <table:table-cell office:value-type="float" office:value="1.82201533331911">
                <text:p>1.82201533331911</text:p>
              </table:table-cell>
              <table:table-cell office:value-type="float" office:value="0.494046029495876">
                <text:p>0.494046029495876</text:p>
              </table:table-cell>
              <table:table-cell office:value-type="float" office:value="-0.354277379705519">
                <text:p>-0.354277379705519</text:p>
              </table:table-cell>
              <table:table-cell office:value-type="float" office:value="1.47301626458224">
                <text:p>1.47301626458224</text:p>
              </table:table-cell>
              <table:table-cell office:value-type="float" office:value="1.89560729192724">
                <text:p>1.89560729192724</text:p>
              </table:table-cell>
              <table:table-cell office:value-type="float" office:value="-0.467748708398476">
                <text:p>-0.467748708398476</text:p>
              </table:table-cell>
              <table:table-cell office:value-type="float" office:value="0.899637254883059">
                <text:p>0.899637254883059</text:p>
              </table:table-cell>
              <table:table-cell office:value-type="float" office:value="-0.0246818434293447">
                <text:p>-0.0246818434293447</text:p>
              </table:table-cell>
              <table:table-cell office:value-type="float" office:value="-0.136647450918752">
                <text:p>-0.136647450918752</text:p>
              </table:table-cell>
              <table:table-cell office:value-type="float" office:value="1.30613860817572">
                <text:p>1.30613860817572</text:p>
              </table:table-cell>
              <table:table-cell office:value-type="float" office:value="-0.0290419809513376">
                <text:p>-0.0290419809513376</text:p>
              </table:table-cell>
              <table:table-cell office:value-type="float" office:value="0.950228512338278">
                <text:p>0.950228512338278</text:p>
              </table:table-cell>
              <table:table-cell office:value-type="float" office:value="1.1952085710454">
                <text:p>1.1952085710454</text:p>
              </table:table-cell>
              <table:table-cell office:value-type="float" office:value="-0.988255977355526">
                <text:p>-0.988255977355526</text:p>
              </table:table-cell>
              <table:table-cell office:value-type="float" office:value="0.737289260174845">
                <text:p>0.737289260174845</text:p>
              </table:table-cell>
              <table:table-cell office:value-type="float" office:value="-0.301578232322275">
                <text:p>-0.301578232322275</text:p>
              </table:table-cell>
              <table:table-cell office:value-type="float" office:value="-0.150821196286292">
                <text:p>-0.150821196286292</text:p>
              </table:table-cell>
              <table:table-cell office:value-type="float" office:value="-2.7411317135739">
                <text:p>-2.7411317135739</text:p>
              </table:table-cell>
              <table:table-cell office:value-type="float" office:value="0.742257210809371">
                <text:p>0.742257210809371</text:p>
              </table:table-cell>
              <table:table-cell office:value-type="float" office:value="-0.537832639081651">
                <text:p>-0.537832639081651</text:p>
              </table:table-cell>
              <table:table-cell office:value-type="float" office:value="0.277806575628416">
                <text:p>0.277806575628416</text:p>
              </table:table-cell>
              <table:table-cell office:value-type="float" office:value="-0.124468055382741">
                <text:p>-0.124468055382741</text:p>
              </table:table-cell>
            </table:table-row>
            <table:table-row>
              <table:table-cell office:value-type="string">
                <text:p>nettle-arcfour</text:p>
                <draw:g>
                  <svg:desc>Sheet1.A13:Sheet1.A13</svg:desc>
                </draw:g>
              </table:table-cell>
              <table:table-cell office:value-type="float" office:value="-0.248576754987307">
                <text:p>-0.248576754987307</text:p>
                <draw:g>
                  <svg:desc>Sheet1.B13:Sheet1.AD13</svg:desc>
                </draw:g>
              </table:table-cell>
              <table:table-cell office:value-type="float" office:value="-0.424931580257262">
                <text:p>-0.424931580257262</text:p>
              </table:table-cell>
              <table:table-cell office:value-type="float" office:value="-1.92505279611566">
                <text:p>-1.92505279611566</text:p>
              </table:table-cell>
              <table:table-cell office:value-type="float" office:value="0.995354128166187">
                <text:p>0.995354128166187</text:p>
              </table:table-cell>
              <table:table-cell office:value-type="float" office:value="0.313745156735206">
                <text:p>0.313745156735206</text:p>
              </table:table-cell>
              <table:table-cell office:value-type="float" office:value="0.114413953810485">
                <text:p>0.114413953810485</text:p>
              </table:table-cell>
              <table:table-cell office:value-type="float" office:value="-1.58518079978531">
                <text:p>-1.58518079978531</text:p>
              </table:table-cell>
              <table:table-cell office:value-type="float" office:value="0.1485683946631">
                <text:p>0.1485683946631</text:p>
              </table:table-cell>
              <table:table-cell office:value-type="float" office:value="0.489011529096107">
                <text:p>0.489011529096107</text:p>
              </table:table-cell>
              <table:table-cell office:value-type="float" office:value="-0.236824710862648">
                <text:p>-0.236824710862648</text:p>
              </table:table-cell>
              <table:table-cell office:value-type="float" office:value="1.39697331081713">
                <text:p>1.39697331081713</text:p>
              </table:table-cell>
              <table:table-cell office:value-type="float" office:value="1.79881436100311">
                <text:p>1.79881436100311</text:p>
              </table:table-cell>
              <table:table-cell office:value-type="float" office:value="-0.423371901400518">
                <text:p>-0.423371901400518</text:p>
              </table:table-cell>
              <table:table-cell office:value-type="float" office:value="0.947236956625577">
                <text:p>0.947236956625577</text:p>
              </table:table-cell>
              <table:table-cell office:value-type="float" office:value="0.042179584130126">
                <text:p>0.042179584130126</text:p>
              </table:table-cell>
              <table:table-cell office:value-type="float" office:value="0.0691002421902442">
                <text:p>0.0691002421902442</text:p>
              </table:table-cell>
              <table:table-cell office:value-type="float" office:value="1.03771999948812">
                <text:p>1.03771999948812</text:p>
              </table:table-cell>
              <table:table-cell office:value-type="float" office:value="0.132097001417068">
                <text:p>0.132097001417068</text:p>
              </table:table-cell>
              <table:table-cell office:value-type="float" office:value="0.548984608398547">
                <text:p>0.548984608398547</text:p>
              </table:table-cell>
              <table:table-cell office:value-type="float" office:value="1.10468928577027">
                <text:p>1.10468928577027</text:p>
              </table:table-cell>
              <table:table-cell office:value-type="float" office:value="-0.961597390403878">
                <text:p>-0.961597390403878</text:p>
              </table:table-cell>
              <table:table-cell office:value-type="float" office:value="0.814670563863088">
                <text:p>0.814670563863088</text:p>
              </table:table-cell>
              <table:table-cell office:value-type="float" office:value="-1.12296572973857">
                <text:p>-1.12296572973857</text:p>
              </table:table-cell>
              <table:table-cell office:value-type="float" office:value="-0.119098186886359">
                <text:p>-0.119098186886359</text:p>
              </table:table-cell>
              <table:table-cell office:value-type="float" office:value="-2.53707604054678">
                <text:p>-2.53707604054678</text:p>
              </table:table-cell>
              <table:table-cell office:value-type="float" office:value="0.522621112139221">
                <text:p>0.522621112139221</text:p>
              </table:table-cell>
              <table:table-cell office:value-type="float" office:value="0.119472366505864">
                <text:p>0.119472366505864</text:p>
              </table:table-cell>
              <table:table-cell office:value-type="float" office:value="0.274388059534883">
                <text:p>0.274388059534883</text:p>
              </table:table-cell>
              <table:table-cell office:value-type="float" office:value="-0.107313390687853">
                <text:p>-0.107313390687853</text:p>
              </table:table-cell>
            </table:table-row>
            <table:table-row>
              <table:table-cell office:value-type="string">
                <text:p>sglib-dllist</text:p>
                <draw:g>
                  <svg:desc>Sheet1.A14:Sheet1.A14</svg:desc>
                </draw:g>
              </table:table-cell>
              <table:table-cell office:value-type="float" office:value="-0.075380092631166">
                <text:p>-0.075380092631166</text:p>
                <draw:g>
                  <svg:desc>Sheet1.B14:Sheet1.AD14</svg:desc>
                </draw:g>
              </table:table-cell>
              <table:table-cell office:value-type="float" office:value="-0.181518593114023">
                <text:p>-0.181518593114023</text:p>
              </table:table-cell>
              <table:table-cell office:value-type="float" office:value="-3.76748069564846">
                <text:p>-3.76748069564846</text:p>
              </table:table-cell>
              <table:table-cell office:value-type="float" office:value="0.7477285521088">
                <text:p>0.7477285521088</text:p>
              </table:table-cell>
              <table:table-cell office:value-type="float" office:value="0.299000359241617">
                <text:p>0.299000359241617</text:p>
              </table:table-cell>
              <table:table-cell office:value-type="float" office:value="0.0191813387021693">
                <text:p>0.0191813387021693</text:p>
              </table:table-cell>
              <table:table-cell office:value-type="float" office:value="-1.85755836219187">
                <text:p>-1.85755836219187</text:p>
              </table:table-cell>
              <table:table-cell office:value-type="float" office:value="-0.601378902521726">
                <text:p>-0.601378902521726</text:p>
              </table:table-cell>
              <table:table-cell office:value-type="float" office:value="0.401616056333125">
                <text:p>0.401616056333125</text:p>
              </table:table-cell>
              <table:table-cell office:value-type="float" office:value="-0.277022715336372">
                <text:p>-0.277022715336372</text:p>
              </table:table-cell>
              <table:table-cell office:value-type="float" office:value="1.20727695924623">
                <text:p>1.20727695924623</text:p>
              </table:table-cell>
              <table:table-cell office:value-type="float" office:value="1.39768521579138">
                <text:p>1.39768521579138</text:p>
              </table:table-cell>
              <table:table-cell office:value-type="float" office:value="-0.566048007754071">
                <text:p>-0.566048007754071</text:p>
              </table:table-cell>
              <table:table-cell office:value-type="float" office:value="0.825664832987462">
                <text:p>0.825664832987462</text:p>
              </table:table-cell>
              <table:table-cell office:value-type="float" office:value="-0.0536019146989636">
                <text:p>-0.0536019146989636</text:p>
              </table:table-cell>
              <table:table-cell office:value-type="float" office:value="0.0362658568674283">
                <text:p>0.0362658568674283</text:p>
              </table:table-cell>
              <table:table-cell office:value-type="float" office:value="0.833197315355026">
                <text:p>0.833197315355026</text:p>
              </table:table-cell>
              <table:table-cell office:value-type="float" office:value="-0.313307923815103">
                <text:p>-0.313307923815103</text:p>
              </table:table-cell>
              <table:table-cell office:value-type="float" office:value="0.370790916980011">
                <text:p>0.370790916980011</text:p>
              </table:table-cell>
              <table:table-cell office:value-type="float" office:value="0.826645539512031">
                <text:p>0.826645539512031</text:p>
              </table:table-cell>
              <table:table-cell office:value-type="float" office:value="-0.811368444505142">
                <text:p>-0.811368444505142</text:p>
              </table:table-cell>
              <table:table-cell office:value-type="float" office:value="0.200579817470669">
                <text:p>0.200579817470669</text:p>
              </table:table-cell>
              <table:table-cell office:value-type="float" office:value="-1.31449680831798">
                <text:p>-1.31449680831798</text:p>
              </table:table-cell>
              <table:table-cell office:value-type="float" office:value="0.0849779483383703">
                <text:p>0.0849779483383703</text:p>
              </table:table-cell>
              <table:table-cell office:value-type="float" office:value="-2.26163443364961">
                <text:p>-2.26163443364961</text:p>
              </table:table-cell>
              <table:table-cell office:value-type="float" office:value="0.425703377879364">
                <text:p>0.425703377879364</text:p>
              </table:table-cell>
              <table:table-cell office:value-type="float" office:value="-0.0449744108946741">
                <text:p>-0.0449744108946741</text:p>
              </table:table-cell>
              <table:table-cell office:value-type="float" office:value="-0.379552313591379">
                <text:p>-0.379552313591379</text:p>
              </table:table-cell>
              <table:table-cell office:value-type="float" office:value="-0.485650760801125">
                <text:p>-0.485650760801125</text:p>
              </table:table-cell>
            </table:table-row>
            <table:table-row>
              <table:table-cell office:value-type="string">
                <text:p>fft</text:p>
                <draw:g>
                  <svg:desc>Sheet1.A15:Sheet1.A15</svg:desc>
                </draw:g>
              </table:table-cell>
              <table:table-cell office:value-type="float" office:value="-0.16404391917103">
                <text:p>-0.16404391917103</text:p>
                <draw:g>
                  <svg:desc>Sheet1.B15:Sheet1.AD15</svg:desc>
                </draw:g>
              </table:table-cell>
              <table:table-cell office:value-type="float" office:value="-7.48453849095245">
                <text:p>-7.48453849095245</text:p>
              </table:table-cell>
              <table:table-cell office:value-type="float" office:value="0.310424541527731">
                <text:p>0.310424541527731</text:p>
              </table:table-cell>
              <table:table-cell office:value-type="float" office:value="0.955025763058436">
                <text:p>0.955025763058436</text:p>
              </table:table-cell>
              <table:table-cell office:value-type="float" office:value="-7.3929398836452">
                <text:p>-7.3929398836452</text:p>
              </table:table-cell>
              <table:table-cell office:value-type="float" office:value="-0.0249137784204101">
                <text:p>-0.0249137784204101</text:p>
              </table:table-cell>
              <table:table-cell office:value-type="float" office:value="-1.10617058815955">
                <text:p>-1.10617058815955</text:p>
              </table:table-cell>
              <table:table-cell office:value-type="float" office:value="6.24344453867698">
                <text:p>6.24344453867698</text:p>
              </table:table-cell>
              <table:table-cell office:value-type="float" office:value="0.332610695644992">
                <text:p>0.332610695644992</text:p>
              </table:table-cell>
              <table:table-cell office:value-type="float" office:value="-0.230546538325389">
                <text:p>-0.230546538325389</text:p>
              </table:table-cell>
              <table:table-cell office:value-type="float" office:value="2.4201609843018">
                <text:p>2.4201609843018</text:p>
              </table:table-cell>
              <table:table-cell office:value-type="float" office:value="1.8287583645909">
                <text:p>1.8287583645909</text:p>
              </table:table-cell>
              <table:table-cell office:value-type="float" office:value="-0.530811494692299">
                <text:p>-0.530811494692299</text:p>
              </table:table-cell>
              <table:table-cell office:value-type="float" office:value="0.81848311460145">
                <text:p>0.81848311460145</text:p>
              </table:table-cell>
              <table:table-cell office:value-type="float" office:value="0.139508654502212">
                <text:p>0.139508654502212</text:p>
              </table:table-cell>
              <table:table-cell office:value-type="float" office:value="8.11617829147585">
                <text:p>8.11617829147585</text:p>
              </table:table-cell>
              <table:table-cell office:value-type="float" office:value="1.03572047241202">
                <text:p>1.03572047241202</text:p>
              </table:table-cell>
              <table:table-cell office:value-type="float" office:value="0.0462222498621843">
                <text:p>0.0462222498621843</text:p>
              </table:table-cell>
              <table:table-cell office:value-type="float" office:value="0.68416836129125">
                <text:p>0.68416836129125</text:p>
              </table:table-cell>
              <table:table-cell office:value-type="float" office:value="0.100039714036066">
                <text:p>0.100039714036066</text:p>
              </table:table-cell>
              <table:table-cell office:value-type="float" office:value="-0.98763909449501">
                <text:p>-0.98763909449501</text:p>
              </table:table-cell>
              <table:table-cell office:value-type="float" office:value="0.656698599567328">
                <text:p>0.656698599567328</text:p>
              </table:table-cell>
              <table:table-cell office:value-type="float" office:value="-0.515774192545199">
                <text:p>-0.515774192545199</text:p>
              </table:table-cell>
              <table:table-cell office:value-type="float" office:value="0.0645383305049734">
                <text:p>0.0645383305049734</text:p>
              </table:table-cell>
              <table:table-cell office:value-type="float" office:value="-2.40580416437592">
                <text:p>-2.40580416437592</text:p>
              </table:table-cell>
              <table:table-cell office:value-type="float" office:value="0.32378921154391">
                <text:p>0.32378921154391</text:p>
              </table:table-cell>
              <table:table-cell office:value-type="float" office:value="-1.03602552853844">
                <text:p>-1.03602552853844</text:p>
              </table:table-cell>
              <table:table-cell office:value-type="float" office:value="0.368304375760227">
                <text:p>0.368304375760227</text:p>
              </table:table-cell>
              <table:table-cell office:value-type="float" office:value="-0.27273177353542">
                <text:p>-0.27273177353542</text:p>
              </table:table-cell>
            </table:table-row>
            <table:table-row>
              <table:table-cell office:value-type="string">
                <text:p>statemate</text:p>
                <draw:g>
                  <svg:desc>Sheet1.A16:Sheet1.A16</svg:desc>
                </draw:g>
              </table:table-cell>
              <table:table-cell office:value-type="float" office:value="0.115666926148353">
                <text:p>0.115666926148353</text:p>
                <draw:g>
                  <svg:desc>Sheet1.B16:Sheet1.AD16</svg:desc>
                </draw:g>
              </table:table-cell>
              <table:table-cell office:value-type="float" office:value="-0.259680700097794">
                <text:p>-0.259680700097794</text:p>
              </table:table-cell>
              <table:table-cell office:value-type="float" office:value="-0.233427848060006">
                <text:p>-0.233427848060006</text:p>
              </table:table-cell>
              <table:table-cell office:value-type="float" office:value="1.14468238744186">
                <text:p>1.14468238744186</text:p>
              </table:table-cell>
              <table:table-cell office:value-type="float" office:value="-0.482661115642036">
                <text:p>-0.482661115642036</text:p>
              </table:table-cell>
              <table:table-cell office:value-type="float" office:value="-0.147188317731786">
                <text:p>-0.147188317731786</text:p>
              </table:table-cell>
              <table:table-cell office:value-type="float" office:value="-0.890130417200849">
                <text:p>-0.890130417200849</text:p>
              </table:table-cell>
              <table:table-cell office:value-type="float" office:value="1.33881072620065">
                <text:p>1.33881072620065</text:p>
              </table:table-cell>
              <table:table-cell office:value-type="float" office:value="0.43776371395848">
                <text:p>0.43776371395848</text:p>
              </table:table-cell>
              <table:table-cell office:value-type="float" office:value="-0.407223327716373">
                <text:p>-0.407223327716373</text:p>
              </table:table-cell>
              <table:table-cell office:value-type="float" office:value="1.32456483948548">
                <text:p>1.32456483948548</text:p>
              </table:table-cell>
              <table:table-cell office:value-type="float" office:value="1.64066587459117">
                <text:p>1.64066587459117</text:p>
              </table:table-cell>
              <table:table-cell office:value-type="float" office:value="-0.457777605630871">
                <text:p>-0.457777605630871</text:p>
              </table:table-cell>
              <table:table-cell office:value-type="float" office:value="0.508031972374327">
                <text:p>0.508031972374327</text:p>
              </table:table-cell>
              <table:table-cell office:value-type="float" office:value="-0.01317355359818">
                <text:p>-0.01317355359818</text:p>
              </table:table-cell>
              <table:table-cell office:value-type="float" office:value="0.213962089016537">
                <text:p>0.213962089016537</text:p>
              </table:table-cell>
              <table:table-cell office:value-type="float" office:value="0.46023539599248">
                <text:p>0.46023539599248</text:p>
              </table:table-cell>
              <table:table-cell office:value-type="float" office:value="-0.0959550358903393">
                <text:p>-0.0959550358903393</text:p>
              </table:table-cell>
              <table:table-cell office:value-type="float" office:value="0.846932899573408">
                <text:p>0.846932899573408</text:p>
              </table:table-cell>
              <table:table-cell office:value-type="float" office:value="0.233930392325932">
                <text:p>0.233930392325932</text:p>
              </table:table-cell>
              <table:table-cell office:value-type="float" office:value="-0.823796556911397">
                <text:p>-0.823796556911397</text:p>
              </table:table-cell>
              <table:table-cell office:value-type="float" office:value="0.639321353413186">
                <text:p>0.639321353413186</text:p>
              </table:table-cell>
              <table:table-cell office:value-type="float" office:value="-0.397853741115519">
                <text:p>-0.397853741115519</text:p>
              </table:table-cell>
              <table:table-cell office:value-type="float" office:value="0.111815384973402">
                <text:p>0.111815384973402</text:p>
              </table:table-cell>
              <table:table-cell office:value-type="float" office:value="-2.25409846188523">
                <text:p>-2.25409846188523</text:p>
              </table:table-cell>
              <table:table-cell office:value-type="float" office:value="0.476645444313689">
                <text:p>0.476645444313689</text:p>
              </table:table-cell>
              <table:table-cell office:value-type="float" office:value="-0.65010168423042">
                <text:p>-0.65010168423042</text:p>
              </table:table-cell>
              <table:table-cell office:value-type="float" office:value="0.315688441149836">
                <text:p>0.315688441149836</text:p>
              </table:table-cell>
              <table:table-cell office:value-type="float" office:value="0.115162021785708">
                <text:p>0.115162021785708</text:p>
              </table:table-cell>
            </table:table-row>
            <table:table-row>
              <table:table-cell office:value-type="string">
                <text:p>aha-mont64</text:p>
                <draw:g>
                  <svg:desc>Sheet1.A17:Sheet1.A17</svg:desc>
                </draw:g>
              </table:table-cell>
              <table:table-cell office:value-type="float" office:value="4.31395871657968">
                <text:p>4.31395871657968</text:p>
                <draw:g>
                  <svg:desc>Sheet1.B17:Sheet1.AD17</svg:desc>
                </draw:g>
              </table:table-cell>
              <table:table-cell office:value-type="float" office:value="-25.2891522705694">
                <text:p>-25.2891522705694</text:p>
              </table:table-cell>
              <table:table-cell office:value-type="float" office:value="-5.80371607245645">
                <text:p>-5.80371607245645</text:p>
              </table:table-cell>
              <table:table-cell office:value-type="float" office:value="0.36997682564443">
                <text:p>0.36997682564443</text:p>
              </table:table-cell>
              <table:table-cell office:value-type="float" office:value="-2.12698515207785">
                <text:p>-2.12698515207785</text:p>
              </table:table-cell>
              <table:table-cell office:value-type="float" office:value="0.377477522582477">
                <text:p>0.377477522582477</text:p>
              </table:table-cell>
              <table:table-cell office:value-type="float" office:value="-1.97754264874085">
                <text:p>-1.97754264874085</text:p>
              </table:table-cell>
              <table:table-cell office:value-type="float" office:value="0.88395514424821">
                <text:p>0.88395514424821</text:p>
              </table:table-cell>
              <table:table-cell office:value-type="float" office:value="0.671279365317765">
                <text:p>0.671279365317765</text:p>
              </table:table-cell>
              <table:table-cell office:value-type="float" office:value="0.0506221854531152">
                <text:p>0.0506221854531152</text:p>
              </table:table-cell>
              <table:table-cell office:value-type="float" office:value="-7.67954712031886">
                <text:p>-7.67954712031886</text:p>
              </table:table-cell>
              <table:table-cell office:value-type="float" office:value="1.07263677255711">
                <text:p>1.07263677255711</text:p>
              </table:table-cell>
              <table:table-cell office:value-type="float" office:value="-9.16727444482943">
                <text:p>-9.16727444482943</text:p>
              </table:table-cell>
              <table:table-cell office:value-type="float" office:value="2.88812056064167">
                <text:p>2.88812056064167</text:p>
              </table:table-cell>
              <table:table-cell office:value-type="float" office:value="0.654813843436388">
                <text:p>0.654813843436388</text:p>
              </table:table-cell>
              <table:table-cell office:value-type="float" office:value="2.55226195758077">
                <text:p>2.55226195758077</text:p>
              </table:table-cell>
              <table:table-cell office:value-type="float" office:value="7.84849317960052">
                <text:p>7.84849317960052</text:p>
              </table:table-cell>
              <table:table-cell office:value-type="float" office:value="-0.201118206198374">
                <text:p>-0.201118206198374</text:p>
              </table:table-cell>
              <table:table-cell office:value-type="float" office:value="-0.213115134192204">
                <text:p>-0.213115134192204</text:p>
              </table:table-cell>
              <table:table-cell office:value-type="float" office:value="3.96994076036864">
                <text:p>3.96994076036864</text:p>
              </table:table-cell>
              <table:table-cell office:value-type="float" office:value="-0.581416622196363">
                <text:p>-0.581416622196363</text:p>
              </table:table-cell>
              <table:table-cell office:value-type="float" office:value="-5.08565144213083">
                <text:p>-5.08565144213083</text:p>
              </table:table-cell>
              <table:table-cell office:value-type="float" office:value="-1.4310315744">
                <text:p>-1.4310315744</text:p>
              </table:table-cell>
              <table:table-cell office:value-type="float" office:value="0.390982892990972">
                <text:p>0.390982892990972</text:p>
              </table:table-cell>
              <table:table-cell office:value-type="float" office:value="-1.62340265759728">
                <text:p>-1.62340265759728</text:p>
              </table:table-cell>
              <table:table-cell office:value-type="float" office:value="2.28445860183422">
                <text:p>2.28445860183422</text:p>
              </table:table-cell>
              <table:table-cell office:value-type="float" office:value="-5.72556090509331">
                <text:p>-5.72556090509331</text:p>
              </table:table-cell>
              <table:table-cell office:value-type="float" office:value="-1.56947134585362">
                <text:p>-1.56947134585362</text:p>
              </table:table-cell>
              <table:table-cell office:value-type="float" office:value="-1.94159995161095">
                <text:p>-1.94159995161095</text:p>
              </table:table-cell>
            </table:table-row>
            <table:table-row>
              <table:table-cell office:value-type="string">
                <text:p>ud</text:p>
                <draw:g>
                  <svg:desc>Sheet1.A18:Sheet1.A18</svg:desc>
                </draw:g>
              </table:table-cell>
              <table:table-cell office:value-type="float" office:value="0.115733123417434">
                <text:p>0.115733123417434</text:p>
                <draw:g>
                  <svg:desc>Sheet1.B18:Sheet1.AD18</svg:desc>
                </draw:g>
              </table:table-cell>
              <table:table-cell office:value-type="float" office:value="-0.42609924342303">
                <text:p>-0.42609924342303</text:p>
              </table:table-cell>
              <table:table-cell office:value-type="float" office:value="-2.64557719542686">
                <text:p>-2.64557719542686</text:p>
              </table:table-cell>
              <table:table-cell office:value-type="float" office:value="1.06859898702608">
                <text:p>1.06859898702608</text:p>
              </table:table-cell>
              <table:table-cell office:value-type="float" office:value="0.525763187898337">
                <text:p>0.525763187898337</text:p>
              </table:table-cell>
              <table:table-cell office:value-type="float" office:value="0.107548563527935">
                <text:p>0.107548563527935</text:p>
              </table:table-cell>
              <table:table-cell office:value-type="float" office:value="-1.57100693443672">
                <text:p>-1.57100693443672</text:p>
              </table:table-cell>
              <table:table-cell office:value-type="float" office:value="-0.262702920017761">
                <text:p>-0.262702920017761</text:p>
              </table:table-cell>
              <table:table-cell office:value-type="float" office:value="0.447953782421431">
                <text:p>0.447953782421431</text:p>
              </table:table-cell>
              <table:table-cell office:value-type="float" office:value="-0.335547162011586">
                <text:p>-0.335547162011586</text:p>
              </table:table-cell>
              <table:table-cell office:value-type="float" office:value="1.34638143205064">
                <text:p>1.34638143205064</text:p>
              </table:table-cell>
              <table:table-cell office:value-type="float" office:value="1.80882838991462">
                <text:p>1.80882838991462</text:p>
              </table:table-cell>
              <table:table-cell office:value-type="float" office:value="-0.480822876412817">
                <text:p>-0.480822876412817</text:p>
              </table:table-cell>
              <table:table-cell office:value-type="float" office:value="0.758808048218812">
                <text:p>0.758808048218812</text:p>
              </table:table-cell>
              <table:table-cell office:value-type="float" office:value="-0.00523861368537195">
                <text:p>-0.00523861368537195</text:p>
              </table:table-cell>
              <table:table-cell office:value-type="float" office:value="0.137434618250692">
                <text:p>0.137434618250692</text:p>
              </table:table-cell>
              <table:table-cell office:value-type="float" office:value="1.20492349327406">
                <text:p>1.20492349327406</text:p>
              </table:table-cell>
              <table:table-cell office:value-type="float" office:value="-0.261231164776063">
                <text:p>-0.261231164776063</text:p>
              </table:table-cell>
              <table:table-cell office:value-type="float" office:value="0.618134435307012">
                <text:p>0.618134435307012</text:p>
              </table:table-cell>
              <table:table-cell office:value-type="float" office:value="0.947563877179898">
                <text:p>0.947563877179898</text:p>
              </table:table-cell>
              <table:table-cell office:value-type="float" office:value="-1.0159686834286">
                <text:p>-1.0159686834286</text:p>
              </table:table-cell>
              <table:table-cell office:value-type="float" office:value="0.685930602123011">
                <text:p>0.685930602123011</text:p>
              </table:table-cell>
              <table:table-cell office:value-type="float" office:value="-1.24047626102863">
                <text:p>-1.24047626102863</text:p>
              </table:table-cell>
              <table:table-cell office:value-type="float" office:value="0.176643731848402">
                <text:p>0.176643731848402</text:p>
              </table:table-cell>
              <table:table-cell office:value-type="float" office:value="-2.50789032067103">
                <text:p>-2.50789032067103</text:p>
              </table:table-cell>
              <table:table-cell office:value-type="float" office:value="0.379034204686643">
                <text:p>0.379034204686643</text:p>
              </table:table-cell>
              <table:table-cell office:value-type="float" office:value="0.370096768248184">
                <text:p>0.370096768248184</text:p>
              </table:table-cell>
              <table:table-cell office:value-type="float" office:value="0.496402225506452">
                <text:p>0.496402225506452</text:p>
              </table:table-cell>
              <table:table-cell office:value-type="float" office:value="-0.0983771152003056">
                <text:p>-0.0983771152003056</text:p>
              </table:table-cell>
            </table:table-row>
            <table:table-row>
              <table:table-cell office:value-type="string">
                <text:p>bs</text:p>
                <draw:g>
                  <svg:desc>Sheet1.A19:Sheet1.A19</svg:desc>
                </draw:g>
              </table:table-cell>
              <table:table-cell office:value-type="float" office:value="-0.0562456581364906">
                <text:p>-0.0562456581364906</text:p>
                <draw:g>
                  <svg:desc>Sheet1.B19:Sheet1.AD19</svg:desc>
                </draw:g>
              </table:table-cell>
              <table:table-cell office:value-type="float" office:value="-0.536523375230911">
                <text:p>-0.536523375230911</text:p>
              </table:table-cell>
              <table:table-cell office:value-type="float" office:value="-2.31454086975447">
                <text:p>-2.31454086975447</text:p>
              </table:table-cell>
              <table:table-cell office:value-type="float" office:value="-0.641021801232175">
                <text:p>-0.641021801232175</text:p>
              </table:table-cell>
              <table:table-cell office:value-type="float" office:value="-6.6674766346515">
                <text:p>-6.6674766346515</text:p>
              </table:table-cell>
              <table:table-cell office:value-type="float" office:value="0.129738788546048">
                <text:p>0.129738788546048</text:p>
              </table:table-cell>
              <table:table-cell office:value-type="float" office:value="-1.70947739159768">
                <text:p>-1.70947739159768</text:p>
              </table:table-cell>
              <table:table-cell office:value-type="float" office:value="4.88601554999784">
                <text:p>4.88601554999784</text:p>
              </table:table-cell>
              <table:table-cell office:value-type="float" office:value="0.404210974757202">
                <text:p>0.404210974757202</text:p>
              </table:table-cell>
              <table:table-cell office:value-type="float" office:value="-0.405569650868942">
                <text:p>-0.405569650868942</text:p>
              </table:table-cell>
              <table:table-cell office:value-type="float" office:value="1.41981814883027">
                <text:p>1.41981814883027</text:p>
              </table:table-cell>
              <table:table-cell office:value-type="float" office:value="-0.0294432351001346">
                <text:p>-0.0294432351001346</text:p>
              </table:table-cell>
              <table:table-cell office:value-type="float" office:value="-0.328374784332865">
                <text:p>-0.328374784332865</text:p>
              </table:table-cell>
              <table:table-cell office:value-type="float" office:value="0.651990695767465">
                <text:p>0.651990695767465</text:p>
              </table:table-cell>
              <table:table-cell office:value-type="float" office:value="0.374321209605237">
                <text:p>0.374321209605237</text:p>
              </table:table-cell>
              <table:table-cell office:value-type="float" office:value="0.0563737165510653">
                <text:p>0.0563737165510653</text:p>
              </table:table-cell>
              <table:table-cell office:value-type="float" office:value="-4.00794968736776">
                <text:p>-4.00794968736776</text:p>
              </table:table-cell>
              <table:table-cell office:value-type="float" office:value="-1.61986724264174">
                <text:p>-1.61986724264174</text:p>
              </table:table-cell>
              <table:table-cell office:value-type="float" office:value="-1.30162905022749">
                <text:p>-1.30162905022749</text:p>
              </table:table-cell>
              <table:table-cell office:value-type="float" office:value="1.1751775475041">
                <text:p>1.1751775475041</text:p>
              </table:table-cell>
              <table:table-cell office:value-type="float" office:value="-0.963428402102647">
                <text:p>-0.963428402102647</text:p>
              </table:table-cell>
              <table:table-cell office:value-type="float" office:value="-4.398727895049">
                <text:p>-4.398727895049</text:p>
              </table:table-cell>
              <table:table-cell office:value-type="float" office:value="-1.49156291666676">
                <text:p>-1.49156291666676</text:p>
              </table:table-cell>
              <table:table-cell office:value-type="float" office:value="-0.0877929918372882">
                <text:p>-0.0877929918372882</text:p>
              </table:table-cell>
              <table:table-cell office:value-type="float" office:value="-2.48152418939529">
                <text:p>-2.48152418939529</text:p>
              </table:table-cell>
              <table:table-cell office:value-type="float" office:value="0.213693412727231">
                <text:p>0.213693412727231</text:p>
              </table:table-cell>
              <table:table-cell office:value-type="float" office:value="-6.43088358799534">
                <text:p>-6.43088358799534</text:p>
              </table:table-cell>
              <table:table-cell office:value-type="float" office:value="-2.90815395830989">
                <text:p>-2.90815395830989</text:p>
              </table:table-cell>
              <table:table-cell office:value-type="float" office:value="-5.14435951507452">
                <text:p>-5.14435951507452</text:p>
              </table:table-cell>
            </table:table-row>
            <table:table-row>
              <table:table-cell office:value-type="string">
                <text:p>aha-compress</text:p>
                <draw:g>
                  <svg:desc>Sheet1.A20:Sheet1.A20</svg:desc>
                </draw:g>
              </table:table-cell>
              <table:table-cell office:value-type="float" office:value="-0.0727244671412997">
                <text:p>-0.0727244671412997</text:p>
                <draw:g>
                  <svg:desc>Sheet1.B20:Sheet1.AD20</svg:desc>
                </draw:g>
              </table:table-cell>
              <table:table-cell office:value-type="float" office:value="-0.31643726148887">
                <text:p>-0.31643726148887</text:p>
              </table:table-cell>
              <table:table-cell office:value-type="float" office:value="-2.27904772650332">
                <text:p>-2.27904772650332</text:p>
              </table:table-cell>
              <table:table-cell office:value-type="float" office:value="1.06096774244945">
                <text:p>1.06096774244945</text:p>
              </table:table-cell>
              <table:table-cell office:value-type="float" office:value="0.0793923852740895">
                <text:p>0.0793923852740895</text:p>
              </table:table-cell>
              <table:table-cell office:value-type="float" office:value="-0.106189561841676">
                <text:p>-0.106189561841676</text:p>
              </table:table-cell>
              <table:table-cell office:value-type="float" office:value="-1.73217212876263">
                <text:p>-1.73217212876263</text:p>
              </table:table-cell>
              <table:table-cell office:value-type="float" office:value="0.0552583096752424">
                <text:p>0.0552583096752424</text:p>
              </table:table-cell>
              <table:table-cell office:value-type="float" office:value="0.413850696693715">
                <text:p>0.413850696693715</text:p>
              </table:table-cell>
              <table:table-cell office:value-type="float" office:value="-0.397889091645712">
                <text:p>-0.397889091645712</text:p>
              </table:table-cell>
              <table:table-cell office:value-type="float" office:value="1.3302899204039">
                <text:p>1.3302899204039</text:p>
              </table:table-cell>
              <table:table-cell office:value-type="float" office:value="1.69246212305078">
                <text:p>1.69246212305078</text:p>
              </table:table-cell>
              <table:table-cell office:value-type="float" office:value="-0.378857215977012">
                <text:p>-0.378857215977012</text:p>
              </table:table-cell>
              <table:table-cell office:value-type="float" office:value="0.622933123180533">
                <text:p>0.622933123180533</text:p>
              </table:table-cell>
              <table:table-cell office:value-type="float" office:value="0.118561936572325">
                <text:p>0.118561936572325</text:p>
              </table:table-cell>
              <table:table-cell office:value-type="float" office:value="-0.00383586927361814">
                <text:p>-0.00383586927361814</text:p>
              </table:table-cell>
              <table:table-cell office:value-type="float" office:value="0.824421629300559">
                <text:p>0.824421629300559</text:p>
              </table:table-cell>
              <table:table-cell office:value-type="float" office:value="-0.0389238990710297">
                <text:p>-0.0389238990710297</text:p>
              </table:table-cell>
              <table:table-cell office:value-type="float" office:value="0.677245717798587">
                <text:p>0.677245717798587</text:p>
              </table:table-cell>
              <table:table-cell office:value-type="float" office:value="1.07704693534093">
                <text:p>1.07704693534093</text:p>
              </table:table-cell>
              <table:table-cell office:value-type="float" office:value="-0.876416345143423">
                <text:p>-0.876416345143423</text:p>
              </table:table-cell>
              <table:table-cell office:value-type="float" office:value="0.773518641943207">
                <text:p>0.773518641943207</text:p>
              </table:table-cell>
              <table:table-cell office:value-type="float" office:value="-1.25417395024757">
                <text:p>-1.25417395024757</text:p>
              </table:table-cell>
              <table:table-cell office:value-type="float" office:value="-0.0987550981687543">
                <text:p>-0.0987550981687543</text:p>
              </table:table-cell>
              <table:table-cell office:value-type="float" office:value="-2.53515133611579">
                <text:p>-2.53515133611579</text:p>
              </table:table-cell>
              <table:table-cell office:value-type="float" office:value="0.476510139828685">
                <text:p>0.476510139828685</text:p>
              </table:table-cell>
              <table:table-cell office:value-type="float" office:value="0.88523313706781">
                <text:p>0.88523313706781</text:p>
              </table:table-cell>
              <table:table-cell office:value-type="float" office:value="0.42940744320041">
                <text:p>0.42940744320041</text:p>
              </table:table-cell>
              <table:table-cell office:value-type="float" office:value="-0.00204644446619452">
                <text:p>-0.00204644446619452</text:p>
              </table:table-cell>
            </table:table-row>
            <table:table-row>
              <table:table-cell office:value-type="string">
                <text:p>prime</text:p>
                <draw:g>
                  <svg:desc>Sheet1.A21:Sheet1.A21</svg:desc>
                </draw:g>
              </table:table-cell>
              <table:table-cell office:value-type="float" office:value="0.0473639698949491">
                <text:p>0.0473639698949491</text:p>
                <draw:g>
                  <svg:desc>Sheet1.B21:Sheet1.AD21</svg:desc>
                </draw:g>
              </table:table-cell>
              <table:table-cell office:value-type="float" office:value="-0.260345872443359">
                <text:p>-0.260345872443359</text:p>
              </table:table-cell>
              <table:table-cell office:value-type="float" office:value="-1.26931202296586">
                <text:p>-1.26931202296586</text:p>
              </table:table-cell>
              <table:table-cell office:value-type="float" office:value="1.10454112489408">
                <text:p>1.10454112489408</text:p>
              </table:table-cell>
              <table:table-cell office:value-type="float" office:value="0.0974370849063713">
                <text:p>0.0974370849063713</text:p>
              </table:table-cell>
              <table:table-cell office:value-type="float" office:value="-0.042745838199787">
                <text:p>-0.042745838199787</text:p>
              </table:table-cell>
              <table:table-cell office:value-type="float" office:value="-0.954400591815029">
                <text:p>-0.954400591815029</text:p>
              </table:table-cell>
              <table:table-cell office:value-type="float" office:value="0.544274846296126">
                <text:p>0.544274846296126</text:p>
              </table:table-cell>
              <table:table-cell office:value-type="float" office:value="0.235675006383664">
                <text:p>0.235675006383664</text:p>
              </table:table-cell>
              <table:table-cell office:value-type="float" office:value="-0.591397525693641">
                <text:p>-0.591397525693641</text:p>
              </table:table-cell>
              <table:table-cell office:value-type="float" office:value="1.41674077583007">
                <text:p>1.41674077583007</text:p>
              </table:table-cell>
              <table:table-cell office:value-type="float" office:value="1.6503884765828">
                <text:p>1.6503884765828</text:p>
              </table:table-cell>
              <table:table-cell office:value-type="float" office:value="-0.523284246873123">
                <text:p>-0.523284246873123</text:p>
              </table:table-cell>
              <table:table-cell office:value-type="float" office:value="0.724194776318795">
                <text:p>0.724194776318795</text:p>
              </table:table-cell>
              <table:table-cell office:value-type="float" office:value="-0.166874978696986">
                <text:p>-0.166874978696986</text:p>
              </table:table-cell>
              <table:table-cell office:value-type="float" office:value="0.376677442603535">
                <text:p>0.376677442603535</text:p>
              </table:table-cell>
              <table:table-cell office:value-type="float" office:value="1.54904127356481">
                <text:p>1.54904127356481</text:p>
              </table:table-cell>
              <table:table-cell office:value-type="float" office:value="-0.185572195988498">
                <text:p>-0.185572195988498</text:p>
              </table:table-cell>
              <table:table-cell office:value-type="float" office:value="0.694493600029769">
                <text:p>0.694493600029769</text:p>
              </table:table-cell>
              <table:table-cell office:value-type="float" office:value="0.747784294905257">
                <text:p>0.747784294905257</text:p>
              </table:table-cell>
              <table:table-cell office:value-type="float" office:value="-0.949782515439496">
                <text:p>-0.949782515439496</text:p>
              </table:table-cell>
              <table:table-cell office:value-type="float" office:value="0.529838022118478">
                <text:p>0.529838022118478</text:p>
              </table:table-cell>
              <table:table-cell office:value-type="float" office:value="-0.648503474949609">
                <text:p>-0.648503474949609</text:p>
              </table:table-cell>
              <table:table-cell office:value-type="float" office:value="0.156707357484404">
                <text:p>0.156707357484404</text:p>
              </table:table-cell>
              <table:table-cell office:value-type="float" office:value="-2.43922171412549">
                <text:p>-2.43922171412549</text:p>
              </table:table-cell>
              <table:table-cell office:value-type="float" office:value="0.558548421036108">
                <text:p>0.558548421036108</text:p>
              </table:table-cell>
              <table:table-cell office:value-type="float" office:value="-0.328538404354872">
                <text:p>-0.328538404354872</text:p>
              </table:table-cell>
              <table:table-cell office:value-type="float" office:value="0.447759864274454">
                <text:p>0.447759864274454</text:p>
              </table:table-cell>
              <table:table-cell office:value-type="float" office:value="-0.00621935446421826">
                <text:p>-0.00621935446421826</text:p>
              </table:table-cell>
            </table:table-row>
            <table:table-row>
              <table:table-cell office:value-type="string">
                <text:p>select</text:p>
                <draw:g>
                  <svg:desc>Sheet1.A22:Sheet1.A22</svg:desc>
                </draw:g>
              </table:table-cell>
              <table:table-cell office:value-type="float" office:value="3.06790173647331">
                <text:p>3.06790173647331</text:p>
                <draw:g>
                  <svg:desc>Sheet1.B22:Sheet1.AD22</svg:desc>
                </draw:g>
              </table:table-cell>
              <table:table-cell office:value-type="float" office:value="0.532227522477567">
                <text:p>0.532227522477567</text:p>
              </table:table-cell>
              <table:table-cell office:value-type="float" office:value="6.75896478281591">
                <text:p>6.75896478281591</text:p>
              </table:table-cell>
              <table:table-cell office:value-type="float" office:value="20.0178353041815">
                <text:p>20.0178353041815</text:p>
              </table:table-cell>
              <table:table-cell office:value-type="float" office:value="36.2838317683289">
                <text:p>36.2838317683289</text:p>
              </table:table-cell>
              <table:table-cell office:value-type="float" office:value="1.45915905233444">
                <text:p>1.45915905233444</text:p>
              </table:table-cell>
              <table:table-cell office:value-type="float" office:value="21.0260919012849">
                <text:p>21.0260919012849</text:p>
              </table:table-cell>
              <table:table-cell office:value-type="float" office:value="7.36657011818752">
                <text:p>7.36657011818752</text:p>
              </table:table-cell>
              <table:table-cell office:value-type="float" office:value="2.35648647257613">
                <text:p>2.35648647257613</text:p>
              </table:table-cell>
              <table:table-cell office:value-type="float" office:value="1.25481672550823">
                <text:p>1.25481672550823</text:p>
              </table:table-cell>
              <table:table-cell office:value-type="float" office:value="3.81017888048011">
                <text:p>3.81017888048011</text:p>
              </table:table-cell>
              <table:table-cell office:value-type="float" office:value="20.9861820652739">
                <text:p>20.9861820652739</text:p>
              </table:table-cell>
              <table:table-cell office:value-type="float" office:value="1.40559598893233">
                <text:p>1.40559598893233</text:p>
              </table:table-cell>
              <table:table-cell office:value-type="float" office:value="4.07205924597121">
                <text:p>4.07205924597121</text:p>
              </table:table-cell>
              <table:table-cell office:value-type="float" office:value="1.8971149504513">
                <text:p>1.8971149504513</text:p>
              </table:table-cell>
              <table:table-cell office:value-type="float" office:value="2.74183340973719">
                <text:p>2.74183340973719</text:p>
              </table:table-cell>
              <table:table-cell office:value-type="float" office:value="35.1595242211614">
                <text:p>35.1595242211614</text:p>
              </table:table-cell>
              <table:table-cell office:value-type="float" office:value="19.373218926047">
                <text:p>19.373218926047</text:p>
              </table:table-cell>
              <table:table-cell office:value-type="float" office:value="19.4646377408464">
                <text:p>19.4646377408464</text:p>
              </table:table-cell>
              <table:table-cell office:value-type="float" office:value="1.9353597725488">
                <text:p>1.9353597725488</text:p>
              </table:table-cell>
              <table:table-cell office:value-type="float" office:value="0.359187234096363">
                <text:p>0.359187234096363</text:p>
              </table:table-cell>
              <table:table-cell office:value-type="float" office:value="6.70537725303655">
                <text:p>6.70537725303655</text:p>
              </table:table-cell>
              <table:table-cell office:value-type="float" office:value="21.393331117408">
                <text:p>21.393331117408</text:p>
              </table:table-cell>
              <table:table-cell office:value-type="float" office:value="1.88908766098556">
                <text:p>1.88908766098556</text:p>
              </table:table-cell>
              <table:table-cell office:value-type="float" office:value="-0.282753927986096">
                <text:p>-0.282753927986096</text:p>
              </table:table-cell>
              <table:table-cell office:value-type="float" office:value="1.71817008100097">
                <text:p>1.71817008100097</text:p>
              </table:table-cell>
              <table:table-cell office:value-type="float" office:value="20.3136520871652">
                <text:p>20.3136520871652</text:p>
              </table:table-cell>
              <table:table-cell office:value-type="float" office:value="5.00491371502302">
                <text:p>5.00491371502302</text:p>
              </table:table-cell>
              <table:table-cell office:value-type="float" office:value="31.9436763467342">
                <text:p>31.9436763467342</text:p>
              </table:table-cell>
            </table:table-row>
            <table:table-row>
              <table:table-cell office:value-type="string">
                <text:p>dtoa</text:p>
                <draw:g>
                  <svg:desc>Sheet1.A23:Sheet1.A23</svg:desc>
                </draw:g>
              </table:table-cell>
              <table:table-cell office:value-type="float" office:value="0.123630724723295">
                <text:p>0.123630724723295</text:p>
                <draw:g>
                  <svg:desc>Sheet1.B23:Sheet1.AD23</svg:desc>
                </draw:g>
              </table:table-cell>
              <table:table-cell office:value-type="float" office:value="-4.83782170873981">
                <text:p>-4.83782170873981</text:p>
              </table:table-cell>
              <table:table-cell office:value-type="float" office:value="-4.99255568074832">
                <text:p>-4.99255568074832</text:p>
              </table:table-cell>
              <table:table-cell office:value-type="float" office:value="1.19399126945877">
                <text:p>1.19399126945877</text:p>
              </table:table-cell>
              <table:table-cell office:value-type="float" office:value="0.0375944842589313">
                <text:p>0.0375944842589313</text:p>
              </table:table-cell>
              <table:table-cell office:value-type="float" office:value="0.121018170803439">
                <text:p>0.121018170803439</text:p>
              </table:table-cell>
              <table:table-cell office:value-type="float" office:value="-0.80383947256016">
                <text:p>-0.80383947256016</text:p>
              </table:table-cell>
              <table:table-cell office:value-type="float" office:value="1.10733199202414">
                <text:p>1.10733199202414</text:p>
              </table:table-cell>
              <table:table-cell office:value-type="float" office:value="-0.132003359406045">
                <text:p>-0.132003359406045</text:p>
              </table:table-cell>
              <table:table-cell office:value-type="float" office:value="-0.126566354757547">
                <text:p>-0.126566354757547</text:p>
              </table:table-cell>
              <table:table-cell office:value-type="float" office:value="-2.39328043431259">
                <text:p>-2.39328043431259</text:p>
              </table:table-cell>
              <table:table-cell office:value-type="float" office:value="1.92648903980372">
                <text:p>1.92648903980372</text:p>
              </table:table-cell>
              <table:table-cell office:value-type="float" office:value="1.02455250793365">
                <text:p>1.02455250793365</text:p>
              </table:table-cell>
              <table:table-cell office:value-type="float" office:value="1.72559738311651">
                <text:p>1.72559738311651</text:p>
              </table:table-cell>
              <table:table-cell office:value-type="float" office:value="-0.465778761908918">
                <text:p>-0.465778761908918</text:p>
              </table:table-cell>
              <table:table-cell office:value-type="float" office:value="3.02509278487929">
                <text:p>3.02509278487929</text:p>
              </table:table-cell>
              <table:table-cell office:value-type="float" office:value="2.50764524843272">
                <text:p>2.50764524843272</text:p>
              </table:table-cell>
              <table:table-cell office:value-type="float" office:value="0.271724359656981">
                <text:p>0.271724359656981</text:p>
              </table:table-cell>
              <table:table-cell office:value-type="float" office:value="0.796877982605427">
                <text:p>0.796877982605427</text:p>
              </table:table-cell>
              <table:table-cell office:value-type="float" office:value="0.0900338359838228">
                <text:p>0.0900338359838228</text:p>
              </table:table-cell>
              <table:table-cell office:value-type="float" office:value="-0.713863383496452">
                <text:p>-0.713863383496452</text:p>
              </table:table-cell>
              <table:table-cell office:value-type="float" office:value="-2.72230662301177">
                <text:p>-2.72230662301177</text:p>
              </table:table-cell>
              <table:table-cell office:value-type="float" office:value="-0.207906874361824">
                <text:p>-0.207906874361824</text:p>
              </table:table-cell>
              <table:table-cell office:value-type="float" office:value="-0.551426291714653">
                <text:p>-0.551426291714653</text:p>
              </table:table-cell>
              <table:table-cell office:value-type="float" office:value="-2.85008470137989">
                <text:p>-2.85008470137989</text:p>
              </table:table-cell>
              <table:table-cell office:value-type="float" office:value="1.60507467255068">
                <text:p>1.60507467255068</text:p>
              </table:table-cell>
              <table:table-cell office:value-type="float" office:value="-1.70829827836455">
                <text:p>-1.70829827836455</text:p>
              </table:table-cell>
              <table:table-cell office:value-type="float" office:value="2.1283901994707">
                <text:p>2.1283901994707</text:p>
              </table:table-cell>
              <table:table-cell office:value-type="float" office:value="-3.70003580701337">
                <text:p>-3.70003580701337</text:p>
              </table:table-cell>
            </table:table-row>
            <table:table-row>
              <table:table-cell office:value-type="string">
                <text:p>sglib-rbtree</text:p>
                <draw:g>
                  <svg:desc>Sheet1.A24:Sheet1.A24</svg:desc>
                </draw:g>
              </table:table-cell>
              <table:table-cell office:value-type="float" office:value="-0.47616350066014">
                <text:p>-0.47616350066014</text:p>
                <draw:g>
                  <svg:desc>Sheet1.B24:Sheet1.AD24</svg:desc>
                </draw:g>
              </table:table-cell>
              <table:table-cell office:value-type="float" office:value="-0.223735045087198">
                <text:p>-0.223735045087198</text:p>
              </table:table-cell>
              <table:table-cell office:value-type="float" office:value="-3.13591490659756">
                <text:p>-3.13591490659756</text:p>
              </table:table-cell>
              <table:table-cell office:value-type="float" office:value="0.622701909784012">
                <text:p>0.622701909784012</text:p>
              </table:table-cell>
              <table:table-cell office:value-type="float" office:value="0.313298304105617">
                <text:p>0.313298304105617</text:p>
              </table:table-cell>
              <table:table-cell office:value-type="float" office:value="-0.115997922336618">
                <text:p>-0.115997922336618</text:p>
              </table:table-cell>
              <table:table-cell office:value-type="float" office:value="-2.04144404000079">
                <text:p>-2.04144404000079</text:p>
              </table:table-cell>
              <table:table-cell office:value-type="float" office:value="-0.639620725339741">
                <text:p>-0.639620725339741</text:p>
              </table:table-cell>
              <table:table-cell office:value-type="float" office:value="0.550488735216055">
                <text:p>0.550488735216055</text:p>
              </table:table-cell>
              <table:table-cell office:value-type="float" office:value="-0.0744682009388479">
                <text:p>-0.0744682009388479</text:p>
              </table:table-cell>
              <table:table-cell office:value-type="float" office:value="1.22355438474135">
                <text:p>1.22355438474135</text:p>
              </table:table-cell>
              <table:table-cell office:value-type="float" office:value="1.56061165411997">
                <text:p>1.56061165411997</text:p>
              </table:table-cell>
              <table:table-cell office:value-type="float" office:value="-0.0989042200183349">
                <text:p>-0.0989042200183349</text:p>
              </table:table-cell>
              <table:table-cell office:value-type="float" office:value="0.42668790442777">
                <text:p>0.42668790442777</text:p>
              </table:table-cell>
              <table:table-cell office:value-type="float" office:value="-0.131440073683019">
                <text:p>-0.131440073683019</text:p>
              </table:table-cell>
              <table:table-cell office:value-type="float" office:value="0.00490169372570515">
                <text:p>0.00490169372570515</text:p>
              </table:table-cell>
              <table:table-cell office:value-type="float" office:value="-0.646633595587238">
                <text:p>-0.646633595587238</text:p>
              </table:table-cell>
              <table:table-cell office:value-type="float" office:value="-0.00241058842914885">
                <text:p>-0.00241058842914885</text:p>
              </table:table-cell>
              <table:table-cell office:value-type="float" office:value="0.582062000850065">
                <text:p>0.582062000850065</text:p>
              </table:table-cell>
              <table:table-cell office:value-type="float" office:value="0.986978456188638">
                <text:p>0.986978456188638</text:p>
              </table:table-cell>
              <table:table-cell office:value-type="float" office:value="-0.988122717605492">
                <text:p>-0.988122717605492</text:p>
              </table:table-cell>
              <table:table-cell office:value-type="float" office:value="-0.399467153705615">
                <text:p>-0.399467153705615</text:p>
              </table:table-cell>
              <table:table-cell office:value-type="float" office:value="-1.4235977501191">
                <text:p>-1.4235977501191</text:p>
              </table:table-cell>
              <table:table-cell office:value-type="float" office:value="-0.0400839770256425">
                <text:p>-0.0400839770256425</text:p>
              </table:table-cell>
              <table:table-cell office:value-type="float" office:value="-2.15845248045371">
                <text:p>-2.15845248045371</text:p>
              </table:table-cell>
              <table:table-cell office:value-type="float" office:value="0.353145203374785">
                <text:p>0.353145203374785</text:p>
              </table:table-cell>
              <table:table-cell office:value-type="float" office:value="-0.982308053262496">
                <text:p>-0.982308053262496</text:p>
              </table:table-cell>
              <table:table-cell office:value-type="float" office:value="0.0643767759347139">
                <text:p>0.0643767759347139</text:p>
              </table:table-cell>
              <table:table-cell office:value-type="float" office:value="-0.443568960923667">
                <text:p>-0.443568960923667</text:p>
              </table:table-cell>
            </table:table-row>
            <table:table-row>
              <table:table-cell office:value-type="string">
                <text:p>st</text:p>
                <draw:g>
                  <svg:desc>Sheet1.A25:Sheet1.A25</svg:desc>
                </draw:g>
              </table:table-cell>
              <table:table-cell office:value-type="float" office:value="0.0490052600918248">
                <text:p>0.0490052600918248</text:p>
                <draw:g>
                  <svg:desc>Sheet1.B25:Sheet1.AD25</svg:desc>
                </draw:g>
              </table:table-cell>
              <table:table-cell office:value-type="float" office:value="-0.466486328493965">
                <text:p>-0.466486328493965</text:p>
              </table:table-cell>
              <table:table-cell office:value-type="float" office:value="-0.804997846438252">
                <text:p>-0.804997846438252</text:p>
              </table:table-cell>
              <table:table-cell office:value-type="float" office:value="0.903401475318531">
                <text:p>0.903401475318531</text:p>
              </table:table-cell>
              <table:table-cell office:value-type="float" office:value="-0.392797848535126">
                <text:p>-0.392797848535126</text:p>
              </table:table-cell>
              <table:table-cell office:value-type="float" office:value="0.0546084236664817">
                <text:p>0.0546084236664817</text:p>
              </table:table-cell>
              <table:table-cell office:value-type="float" office:value="-1.36691199900815">
                <text:p>-1.36691199900815</text:p>
              </table:table-cell>
              <table:table-cell office:value-type="float" office:value="1.17511667495407">
                <text:p>1.17511667495407</text:p>
              </table:table-cell>
              <table:table-cell office:value-type="float" office:value="0.61802118308194">
                <text:p>0.61802118308194</text:p>
              </table:table-cell>
              <table:table-cell office:value-type="float" office:value="-0.251882476199366">
                <text:p>-0.251882476199366</text:p>
              </table:table-cell>
              <table:table-cell office:value-type="float" office:value="1.51646458385063">
                <text:p>1.51646458385063</text:p>
              </table:table-cell>
              <table:table-cell office:value-type="float" office:value="1.72344292846944">
                <text:p>1.72344292846944</text:p>
              </table:table-cell>
              <table:table-cell office:value-type="float" office:value="-0.351564993582224">
                <text:p>-0.351564993582224</text:p>
              </table:table-cell>
              <table:table-cell office:value-type="float" office:value="0.755142230844613">
                <text:p>0.755142230844613</text:p>
              </table:table-cell>
              <table:table-cell office:value-type="float" office:value="0.100369953306116">
                <text:p>0.100369953306116</text:p>
              </table:table-cell>
              <table:table-cell office:value-type="float" office:value="-0.0760047976525488">
                <text:p>-0.0760047976525488</text:p>
              </table:table-cell>
              <table:table-cell office:value-type="float" office:value="0.813425293475807">
                <text:p>0.813425293475807</text:p>
              </table:table-cell>
              <table:table-cell office:value-type="float" office:value="-0.155660518542917">
                <text:p>-0.155660518542917</text:p>
              </table:table-cell>
              <table:table-cell office:value-type="float" office:value="0.632635330134261">
                <text:p>0.632635330134261</text:p>
              </table:table-cell>
              <table:table-cell office:value-type="float" office:value="1.09907388508027">
                <text:p>1.09907388508027</text:p>
              </table:table-cell>
              <table:table-cell office:value-type="float" office:value="-1.00384065763789">
                <text:p>-1.00384065763789</text:p>
              </table:table-cell>
              <table:table-cell office:value-type="float" office:value="0.678069535115881">
                <text:p>0.678069535115881</text:p>
              </table:table-cell>
              <table:table-cell office:value-type="float" office:value="-0.88177568839547">
                <text:p>-0.88177568839547</text:p>
              </table:table-cell>
              <table:table-cell office:value-type="float" office:value="-0.0805350780488361">
                <text:p>-0.0805350780488361</text:p>
              </table:table-cell>
              <table:table-cell office:value-type="float" office:value="-2.52656983200811">
                <text:p>-2.52656983200811</text:p>
              </table:table-cell>
              <table:table-cell office:value-type="float" office:value="0.373132359088614">
                <text:p>0.373132359088614</text:p>
              </table:table-cell>
              <table:table-cell office:value-type="float" office:value="-6.07855110613475">
                <text:p>-6.07855110613475</text:p>
              </table:table-cell>
              <table:table-cell office:value-type="float" office:value="0.119533410099773">
                <text:p>0.119533410099773</text:p>
              </table:table-cell>
              <table:table-cell office:value-type="float" office:value="-0.00222214807582714">
                <text:p>-0.00222214807582714</text:p>
              </table:table-cell>
            </table:table-row>
            <table:table-row>
              <table:table-cell office:value-type="string">
                <text:p>sglib-arrayquicksort</text:p>
                <draw:g>
                  <svg:desc>Sheet1.A26:Sheet1.A26</svg:desc>
                </draw:g>
              </table:table-cell>
              <table:table-cell office:value-type="float" office:value="-0.229065828924821">
                <text:p>-0.229065828924821</text:p>
                <draw:g>
                  <svg:desc>Sheet1.B26:Sheet1.AD26</svg:desc>
                </draw:g>
              </table:table-cell>
              <table:table-cell office:value-type="float" office:value="-0.395877135370635">
                <text:p>-0.395877135370635</text:p>
              </table:table-cell>
              <table:table-cell office:value-type="float" office:value="-4.4005973749734">
                <text:p>-4.4005973749734</text:p>
              </table:table-cell>
              <table:table-cell office:value-type="float" office:value="0.845782822323496">
                <text:p>0.845782822323496</text:p>
              </table:table-cell>
              <table:table-cell office:value-type="float" office:value="1.314103710258">
                <text:p>1.314103710258</text:p>
              </table:table-cell>
              <table:table-cell office:value-type="float" office:value="-0.039028377611761">
                <text:p>-0.039028377611761</text:p>
              </table:table-cell>
              <table:table-cell office:value-type="float" office:value="-2.38876158156568">
                <text:p>-2.38876158156568</text:p>
              </table:table-cell>
              <table:table-cell office:value-type="float" office:value="-1.71271399105134">
                <text:p>-1.71271399105134</text:p>
              </table:table-cell>
              <table:table-cell office:value-type="float" office:value="0.480130287213241">
                <text:p>0.480130287213241</text:p>
              </table:table-cell>
              <table:table-cell office:value-type="float" office:value="-0.324212710798551">
                <text:p>-0.324212710798551</text:p>
              </table:table-cell>
              <table:table-cell office:value-type="float" office:value="1.27722725482315">
                <text:p>1.27722725482315</text:p>
              </table:table-cell>
              <table:table-cell office:value-type="float" office:value="1.52585004557619">
                <text:p>1.52585004557619</text:p>
              </table:table-cell>
              <table:table-cell office:value-type="float" office:value="-0.264065155070078">
                <text:p>-0.264065155070078</text:p>
              </table:table-cell>
              <table:table-cell office:value-type="float" office:value="0.77880587974402">
                <text:p>0.77880587974402</text:p>
              </table:table-cell>
              <table:table-cell office:value-type="float" office:value="-0.114670050166645">
                <text:p>-0.114670050166645</text:p>
              </table:table-cell>
              <table:table-cell office:value-type="float" office:value="-0.0267577911783675">
                <text:p>-0.0267577911783675</text:p>
              </table:table-cell>
              <table:table-cell office:value-type="float" office:value="0.989081296816001">
                <text:p>0.989081296816001</text:p>
              </table:table-cell>
              <table:table-cell office:value-type="float" office:value="-0.0728973577143438">
                <text:p>-0.0728973577143438</text:p>
              </table:table-cell>
              <table:table-cell office:value-type="float" office:value="0.47828820140353">
                <text:p>0.47828820140353</text:p>
              </table:table-cell>
              <table:table-cell office:value-type="float" office:value="1.07716461640625">
                <text:p>1.07716461640625</text:p>
              </table:table-cell>
              <table:table-cell office:value-type="float" office:value="-0.891047481401853">
                <text:p>-0.891047481401853</text:p>
              </table:table-cell>
              <table:table-cell office:value-type="float" office:value="0.640848635602414">
                <text:p>0.640848635602414</text:p>
              </table:table-cell>
              <table:table-cell office:value-type="float" office:value="-1.75822865135405">
                <text:p>-1.75822865135405</text:p>
              </table:table-cell>
              <table:table-cell office:value-type="float" office:value="-0.0108446519976683">
                <text:p>-0.0108446519976683</text:p>
              </table:table-cell>
              <table:table-cell office:value-type="float" office:value="-2.36161145347266">
                <text:p>-2.36161145347266</text:p>
              </table:table-cell>
              <table:table-cell office:value-type="float" office:value="0.497076759383755">
                <text:p>0.497076759383755</text:p>
              </table:table-cell>
              <table:table-cell office:value-type="float" office:value="1.11066641062274">
                <text:p>1.11066641062274</text:p>
              </table:table-cell>
              <table:table-cell office:value-type="float" office:value="0.0911577200915496">
                <text:p>0.0911577200915496</text:p>
              </table:table-cell>
              <table:table-cell office:value-type="float" office:value="0.0424481469907024">
                <text:p>0.0424481469907024</text:p>
              </table:table-cell>
            </table:table-row>
            <table:table-row>
              <table:table-cell office:value-type="string">
                <text:p>strstr</text:p>
                <draw:g>
                  <svg:desc>Sheet1.A27:Sheet1.A27</svg:desc>
                </draw:g>
              </table:table-cell>
              <table:table-cell office:value-type="float" office:value="0.865560981724474">
                <text:p>0.865560981724474</text:p>
                <draw:g>
                  <svg:desc>Sheet1.B27:Sheet1.AD27</svg:desc>
                </draw:g>
              </table:table-cell>
              <table:table-cell office:value-type="float" office:value="1.10130576629911">
                <text:p>1.10130576629911</text:p>
              </table:table-cell>
              <table:table-cell office:value-type="float" office:value="-0.440522541680556">
                <text:p>-0.440522541680556</text:p>
              </table:table-cell>
              <table:table-cell office:value-type="float" office:value="0.697753802075248">
                <text:p>0.697753802075248</text:p>
              </table:table-cell>
              <table:table-cell office:value-type="float" office:value="0.546504226254253">
                <text:p>0.546504226254253</text:p>
              </table:table-cell>
              <table:table-cell office:value-type="float" office:value="-0.285836948750819">
                <text:p>-0.285836948750819</text:p>
              </table:table-cell>
              <table:table-cell office:value-type="float" office:value="-1.19048726446535">
                <text:p>-1.19048726446535</text:p>
              </table:table-cell>
              <table:table-cell office:value-type="float" office:value="0.237201766072327">
                <text:p>0.237201766072327</text:p>
              </table:table-cell>
              <table:table-cell office:value-type="float" office:value="0.641978462573678">
                <text:p>0.641978462573678</text:p>
              </table:table-cell>
              <table:table-cell office:value-type="float" office:value="-0.63431972449879">
                <text:p>-0.63431972449879</text:p>
              </table:table-cell>
              <table:table-cell office:value-type="float" office:value="1.6033850101935">
                <text:p>1.6033850101935</text:p>
              </table:table-cell>
              <table:table-cell office:value-type="float" office:value="1.3156906724253">
                <text:p>1.3156906724253</text:p>
              </table:table-cell>
              <table:table-cell office:value-type="float" office:value="-2.21353037273321">
                <text:p>-2.21353037273321</text:p>
              </table:table-cell>
              <table:table-cell office:value-type="float" office:value="1.36126349574152">
                <text:p>1.36126349574152</text:p>
              </table:table-cell>
              <table:table-cell office:value-type="float" office:value="0.103085976063542">
                <text:p>0.103085976063542</text:p>
              </table:table-cell>
              <table:table-cell office:value-type="float" office:value="-3.08966690251789">
                <text:p>-3.08966690251789</text:p>
              </table:table-cell>
              <table:table-cell office:value-type="float" office:value="0.410449933512884">
                <text:p>0.410449933512884</text:p>
              </table:table-cell>
              <table:table-cell office:value-type="float" office:value="-0.549237873247376">
                <text:p>-0.549237873247376</text:p>
              </table:table-cell>
              <table:table-cell office:value-type="float" office:value="0.380244368659862">
                <text:p>0.380244368659862</text:p>
              </table:table-cell>
              <table:table-cell office:value-type="float" office:value="2.75218992085494">
                <text:p>2.75218992085494</text:p>
              </table:table-cell>
              <table:table-cell office:value-type="float" office:value="-1.1836157221838">
                <text:p>-1.1836157221838</text:p>
              </table:table-cell>
              <table:table-cell office:value-type="float" office:value="0.32239942103055">
                <text:p>0.32239942103055</text:p>
              </table:table-cell>
              <table:table-cell office:value-type="float" office:value="-0.77599050141177">
                <text:p>-0.77599050141177</text:p>
              </table:table-cell>
              <table:table-cell office:value-type="float" office:value="0.261284670989775">
                <text:p>0.261284670989775</text:p>
              </table:table-cell>
              <table:table-cell office:value-type="float" office:value="-2.17568937138909">
                <text:p>-2.17568937138909</text:p>
              </table:table-cell>
              <table:table-cell office:value-type="float" office:value="-1.32156721991765">
                <text:p>-1.32156721991765</text:p>
              </table:table-cell>
              <table:table-cell office:value-type="float" office:value="0.560689956572493">
                <text:p>0.560689956572493</text:p>
              </table:table-cell>
              <table:table-cell office:value-type="float" office:value="-0.44315454981619">
                <text:p>-0.44315454981619</text:p>
              </table:table-cell>
              <table:table-cell office:value-type="float" office:value="-0.293724494486484">
                <text:p>-0.293724494486484</text:p>
              </table:table-cell>
            </table:table-row>
            <table:table-row>
              <table:table-cell office:value-type="string">
                <text:p>edn</text:p>
                <draw:g>
                  <svg:desc>Sheet1.A28:Sheet1.A28</svg:desc>
                </draw:g>
              </table:table-cell>
              <table:table-cell office:value-type="float" office:value="-0.167259454612164">
                <text:p>-0.167259454612164</text:p>
                <draw:g>
                  <svg:desc>Sheet1.B28:Sheet1.AD28</svg:desc>
                </draw:g>
              </table:table-cell>
              <table:table-cell office:value-type="float" office:value="-0.381751464630786">
                <text:p>-0.381751464630786</text:p>
              </table:table-cell>
              <table:table-cell office:value-type="float" office:value="-1.70943714280625">
                <text:p>-1.70943714280625</text:p>
              </table:table-cell>
              <table:table-cell office:value-type="float" office:value="0.930271368941932">
                <text:p>0.930271368941932</text:p>
              </table:table-cell>
              <table:table-cell office:value-type="float" office:value="1.02643404284542">
                <text:p>1.02643404284542</text:p>
              </table:table-cell>
              <table:table-cell office:value-type="float" office:value="0.0713739854818315">
                <text:p>0.0713739854818315</text:p>
              </table:table-cell>
              <table:table-cell office:value-type="float" office:value="-2.53773482848303">
                <text:p>-2.53773482848303</text:p>
              </table:table-cell>
              <table:table-cell office:value-type="float" office:value="-1.58851496175215">
                <text:p>-1.58851496175215</text:p>
              </table:table-cell>
              <table:table-cell office:value-type="float" office:value="0.461584198903076">
                <text:p>0.461584198903076</text:p>
              </table:table-cell>
              <table:table-cell office:value-type="float" office:value="-0.211223642567586">
                <text:p>-0.211223642567586</text:p>
              </table:table-cell>
              <table:table-cell office:value-type="float" office:value="1.40986132417114">
                <text:p>1.40986132417114</text:p>
              </table:table-cell>
              <table:table-cell office:value-type="float" office:value="1.99317565609291">
                <text:p>1.99317565609291</text:p>
              </table:table-cell>
              <table:table-cell office:value-type="float" office:value="-0.241715736692753">
                <text:p>-0.241715736692753</text:p>
              </table:table-cell>
              <table:table-cell office:value-type="float" office:value="1.00314940353501">
                <text:p>1.00314940353501</text:p>
              </table:table-cell>
              <table:table-cell office:value-type="float" office:value="0.0132675534219399">
                <text:p>0.0132675534219399</text:p>
              </table:table-cell>
              <table:table-cell office:value-type="float" office:value="0.0121916656364516">
                <text:p>0.0121916656364516</text:p>
              </table:table-cell>
              <table:table-cell office:value-type="float" office:value="0.923283722396282">
                <text:p>0.923283722396282</text:p>
              </table:table-cell>
              <table:table-cell office:value-type="float" office:value="0.278025880927307">
                <text:p>0.278025880927307</text:p>
              </table:table-cell>
              <table:table-cell office:value-type="float" office:value="0.648906527277729">
                <text:p>0.648906527277729</text:p>
              </table:table-cell>
              <table:table-cell office:value-type="float" office:value="1.15135490803352">
                <text:p>1.15135490803352</text:p>
              </table:table-cell>
              <table:table-cell office:value-type="float" office:value="-1.09002652713703">
                <text:p>-1.09002652713703</text:p>
              </table:table-cell>
              <table:table-cell office:value-type="float" office:value="0.855679904952307">
                <text:p>0.855679904952307</text:p>
              </table:table-cell>
              <table:table-cell office:value-type="float" office:value="-2.03707793526902">
                <text:p>-2.03707793526902</text:p>
              </table:table-cell>
              <table:table-cell office:value-type="float" office:value="-0.231545372845615">
                <text:p>-0.231545372845615</text:p>
              </table:table-cell>
              <table:table-cell office:value-type="float" office:value="-2.62608582254669">
                <text:p>-2.62608582254669</text:p>
              </table:table-cell>
              <table:table-cell office:value-type="float" office:value="0.491865039016007">
                <text:p>0.491865039016007</text:p>
              </table:table-cell>
              <table:table-cell office:value-type="float" office:value="0.0618053685288065">
                <text:p>0.0618053685288065</text:p>
              </table:table-cell>
              <table:table-cell office:value-type="float" office:value="0.111851870336399">
                <text:p>0.111851870336399</text:p>
              </table:table-cell>
              <table:table-cell office:value-type="float" office:value="-0.33184299682839">
                <text:p>-0.33184299682839</text:p>
              </table:table-cell>
            </table:table-row>
            <table:table-row>
              <table:table-cell office:value-type="string">
                <text:p>cover</text:p>
                <draw:g>
                  <svg:desc>Sheet1.A29:Sheet1.A29</svg:desc>
                </draw:g>
              </table:table-cell>
              <table:table-cell office:value-type="float" office:value="-0.198838477210635">
                <text:p>-0.198838477210635</text:p>
                <draw:g>
                  <svg:desc>Sheet1.B29:Sheet1.AD29</svg:desc>
                </draw:g>
              </table:table-cell>
              <table:table-cell office:value-type="float" office:value="-0.283181682364468">
                <text:p>-0.283181682364468</text:p>
              </table:table-cell>
              <table:table-cell office:value-type="float" office:value="-7.71870077481304">
                <text:p>-7.71870077481304</text:p>
              </table:table-cell>
              <table:table-cell office:value-type="float" office:value="0.821908398489588">
                <text:p>0.821908398489588</text:p>
              </table:table-cell>
              <table:table-cell office:value-type="float" office:value="2.2463132082164">
                <text:p>2.2463132082164</text:p>
              </table:table-cell>
              <table:table-cell office:value-type="float" office:value="0.113445111114147">
                <text:p>0.113445111114147</text:p>
              </table:table-cell>
              <table:table-cell office:value-type="float" office:value="-3.349589038699">
                <text:p>-3.349589038699</text:p>
              </table:table-cell>
              <table:table-cell office:value-type="float" office:value="-3.82087229035907">
                <text:p>-3.82087229035907</text:p>
              </table:table-cell>
              <table:table-cell office:value-type="float" office:value="0.316626445705791">
                <text:p>0.316626445705791</text:p>
              </table:table-cell>
              <table:table-cell office:value-type="float" office:value="-0.147799718201257">
                <text:p>-0.147799718201257</text:p>
              </table:table-cell>
              <table:table-cell office:value-type="float" office:value="1.24158740861337">
                <text:p>1.24158740861337</text:p>
              </table:table-cell>
              <table:table-cell office:value-type="float" office:value="1.8407765358485">
                <text:p>1.8407765358485</text:p>
              </table:table-cell>
              <table:table-cell office:value-type="float" office:value="-0.201424496403706">
                <text:p>-0.201424496403706</text:p>
              </table:table-cell>
              <table:table-cell office:value-type="float" office:value="0.89465474990751">
                <text:p>0.89465474990751</text:p>
              </table:table-cell>
              <table:table-cell office:value-type="float" office:value="-0.112871059934209">
                <text:p>-0.112871059934209</text:p>
              </table:table-cell>
              <table:table-cell office:value-type="float" office:value="0.083696571167946">
                <text:p>0.083696571167946</text:p>
              </table:table-cell>
              <table:table-cell office:value-type="float" office:value="1.05425451764899">
                <text:p>1.05425451764899</text:p>
              </table:table-cell>
              <table:table-cell office:value-type="float" office:value="0.237319416746566">
                <text:p>0.237319416746566</text:p>
              </table:table-cell>
              <table:table-cell office:value-type="float" office:value="0.490549512909419">
                <text:p>0.490549512909419</text:p>
              </table:table-cell>
              <table:table-cell office:value-type="float" office:value="0.976353585150847">
                <text:p>0.976353585150847</text:p>
              </table:table-cell>
              <table:table-cell office:value-type="float" office:value="-0.969082879465491">
                <text:p>-0.969082879465491</text:p>
              </table:table-cell>
              <table:table-cell office:value-type="float" office:value="0.930279906359819">
                <text:p>0.930279906359819</text:p>
              </table:table-cell>
              <table:table-cell office:value-type="float" office:value="-2.89621988821908">
                <text:p>-2.89621988821908</text:p>
              </table:table-cell>
              <table:table-cell office:value-type="float" office:value="-0.0318727672025866">
                <text:p>-0.0318727672025866</text:p>
              </table:table-cell>
              <table:table-cell office:value-type="float" office:value="-2.37986491349562">
                <text:p>-2.37986491349562</text:p>
              </table:table-cell>
              <table:table-cell office:value-type="float" office:value="0.377908273684158">
                <text:p>0.377908273684158</text:p>
              </table:table-cell>
              <table:table-cell office:value-type="float" office:value="1.99189981677487">
                <text:p>1.99189981677487</text:p>
              </table:table-cell>
              <table:table-cell office:value-type="float" office:value="0.441616402668875">
                <text:p>0.441616402668875</text:p>
              </table:table-cell>
              <table:table-cell office:value-type="float" office:value="-0.191517122471096">
                <text:p>-0.191517122471096</text:p>
              </table:table-cell>
            </table:table-row>
            <table:table-row>
              <table:table-cell office:value-type="string">
                <text:p>newlib-mod</text:p>
                <draw:g>
                  <svg:desc>Sheet1.A30:Sheet1.A30</svg:desc>
                </draw:g>
              </table:table-cell>
              <table:table-cell office:value-type="float" office:value="0.977277873052751">
                <text:p>0.977277873052751</text:p>
                <draw:g>
                  <svg:desc>Sheet1.B30:Sheet1.AD30</svg:desc>
                </draw:g>
              </table:table-cell>
              <table:table-cell office:value-type="float" office:value="-0.575459586733228">
                <text:p>-0.575459586733228</text:p>
              </table:table-cell>
              <table:table-cell office:value-type="float" office:value="0.427947980050868">
                <text:p>0.427947980050868</text:p>
              </table:table-cell>
              <table:table-cell office:value-type="float" office:value="1.07200959818465">
                <text:p>1.07200959818465</text:p>
              </table:table-cell>
              <table:table-cell office:value-type="float" office:value="-3.98974120007187">
                <text:p>-3.98974120007187</text:p>
              </table:table-cell>
              <table:table-cell office:value-type="float" office:value="0.0439385777868814">
                <text:p>0.0439385777868814</text:p>
              </table:table-cell>
              <table:table-cell office:value-type="float" office:value="-0.451313795752987">
                <text:p>-0.451313795752987</text:p>
              </table:table-cell>
              <table:table-cell office:value-type="float" office:value="4.28672942739466">
                <text:p>4.28672942739466</text:p>
              </table:table-cell>
              <table:table-cell office:value-type="float" office:value="0.193027375249513">
                <text:p>0.193027375249513</text:p>
              </table:table-cell>
              <table:table-cell office:value-type="float" office:value="-0.488708874551286">
                <text:p>-0.488708874551286</text:p>
              </table:table-cell>
              <table:table-cell office:value-type="float" office:value="-2.53757199648328">
                <text:p>-2.53757199648328</text:p>
              </table:table-cell>
              <table:table-cell office:value-type="float" office:value="1.71676358836759">
                <text:p>1.71676358836759</text:p>
              </table:table-cell>
              <table:table-cell office:value-type="float" office:value="-1.3367325549182">
                <text:p>-1.3367325549182</text:p>
              </table:table-cell>
              <table:table-cell office:value-type="float" office:value="1.83897973965937">
                <text:p>1.83897973965937</text:p>
              </table:table-cell>
              <table:table-cell office:value-type="float" office:value="-0.0871525549430009">
                <text:p>-0.0871525549430009</text:p>
              </table:table-cell>
              <table:table-cell office:value-type="float" office:value="0.386811486783348">
                <text:p>0.386811486783348</text:p>
              </table:table-cell>
              <table:table-cell office:value-type="float" office:value="1.05735993451724">
                <text:p>1.05735993451724</text:p>
              </table:table-cell>
              <table:table-cell office:value-type="float" office:value="-0.157794827922941">
                <text:p>-0.157794827922941</text:p>
              </table:table-cell>
              <table:table-cell office:value-type="float" office:value="0.52709919029061">
                <text:p>0.52709919029061</text:p>
              </table:table-cell>
              <table:table-cell office:value-type="float" office:value="10.9176564437813">
                <text:p>10.9176564437813</text:p>
              </table:table-cell>
              <table:table-cell office:value-type="float" office:value="-0.978210026654111">
                <text:p>-0.978210026654111</text:p>
              </table:table-cell>
              <table:table-cell office:value-type="float" office:value="0.959421749705464">
                <text:p>0.959421749705464</text:p>
              </table:table-cell>
              <table:table-cell office:value-type="float" office:value="-0.0611191417814912">
                <text:p>-0.0611191417814912</text:p>
              </table:table-cell>
              <table:table-cell office:value-type="float" office:value="-0.0441395841246177">
                <text:p>-0.0441395841246177</text:p>
              </table:table-cell>
              <table:table-cell office:value-type="float" office:value="-2.48498609666658">
                <text:p>-2.48498609666658</text:p>
              </table:table-cell>
              <table:table-cell office:value-type="float" office:value="-0.442115271355987">
                <text:p>-0.442115271355987</text:p>
              </table:table-cell>
              <table:table-cell office:value-type="float" office:value="0.923418284049244">
                <text:p>0.923418284049244</text:p>
              </table:table-cell>
              <table:table-cell office:value-type="float" office:value="0.436950321656527">
                <text:p>0.436950321656527</text:p>
              </table:table-cell>
              <table:table-cell office:value-type="float" office:value="0.187921346316188">
                <text:p>0.187921346316188</text:p>
              </table:table-cell>
            </table:table-row>
            <table:table-row>
              <table:table-cell office:value-type="string">
                <text:p>fasta</text:p>
                <draw:g>
                  <svg:desc>Sheet1.A31:Sheet1.A31</svg:desc>
                </draw:g>
              </table:table-cell>
              <table:table-cell office:value-type="float" office:value="-0.073519102666189">
                <text:p>-0.073519102666189</text:p>
                <draw:g>
                  <svg:desc>Sheet1.B31:Sheet1.AD31</svg:desc>
                </draw:g>
              </table:table-cell>
              <table:table-cell office:value-type="float" office:value="-0.842820755533082">
                <text:p>-0.842820755533082</text:p>
              </table:table-cell>
              <table:table-cell office:value-type="float" office:value="-2.32066068845163">
                <text:p>-2.32066068845163</text:p>
              </table:table-cell>
              <table:table-cell office:value-type="float" office:value="1.51820290689346">
                <text:p>1.51820290689346</text:p>
              </table:table-cell>
              <table:table-cell office:value-type="float" office:value="-0.500393661245582">
                <text:p>-0.500393661245582</text:p>
              </table:table-cell>
              <table:table-cell office:value-type="float" office:value="-0.160947130130651">
                <text:p>-0.160947130130651</text:p>
              </table:table-cell>
              <table:table-cell office:value-type="float" office:value="-1.38629860217472">
                <text:p>-1.38629860217472</text:p>
              </table:table-cell>
              <table:table-cell office:value-type="float" office:value="1.45298663808688">
                <text:p>1.45298663808688</text:p>
              </table:table-cell>
              <table:table-cell office:value-type="float" office:value="0.929144966696705">
                <text:p>0.929144966696705</text:p>
              </table:table-cell>
              <table:table-cell office:value-type="float" office:value="-0.990259453082127">
                <text:p>-0.990259453082127</text:p>
              </table:table-cell>
              <table:table-cell office:value-type="float" office:value="-51.4188075232888">
                <text:p>-51.4188075232888</text:p>
              </table:table-cell>
              <table:table-cell office:value-type="float" office:value="2.17719996594861">
                <text:p>2.17719996594861</text:p>
              </table:table-cell>
              <table:table-cell office:value-type="float" office:value="-0.828874265284689">
                <text:p>-0.828874265284689</text:p>
              </table:table-cell>
              <table:table-cell office:value-type="float" office:value="0.741206173336628">
                <text:p>0.741206173336628</text:p>
              </table:table-cell>
              <table:table-cell office:value-type="float" office:value="0.794732657717551">
                <text:p>0.794732657717551</text:p>
              </table:table-cell>
              <table:table-cell office:value-type="float" office:value="1.56565098012932">
                <text:p>1.56565098012932</text:p>
              </table:table-cell>
              <table:table-cell office:value-type="float" office:value="1.09356924998355">
                <text:p>1.09356924998355</text:p>
              </table:table-cell>
              <table:table-cell office:value-type="float" office:value="-0.0294495441566483">
                <text:p>-0.0294495441566483</text:p>
              </table:table-cell>
              <table:table-cell office:value-type="float" office:value="0.667527517235983">
                <text:p>0.667527517235983</text:p>
              </table:table-cell>
              <table:table-cell office:value-type="float" office:value="0.931111685262405">
                <text:p>0.931111685262405</text:p>
              </table:table-cell>
              <table:table-cell office:value-type="float" office:value="-1.56730592797547">
                <text:p>-1.56730592797547</text:p>
              </table:table-cell>
              <table:table-cell office:value-type="float" office:value="0.441991061391427">
                <text:p>0.441991061391427</text:p>
              </table:table-cell>
              <table:table-cell office:value-type="float" office:value="-1.15326911053887">
                <text:p>-1.15326911053887</text:p>
              </table:table-cell>
              <table:table-cell office:value-type="float" office:value="-0.115475270496196">
                <text:p>-0.115475270496196</text:p>
              </table:table-cell>
              <table:table-cell office:value-type="float" office:value="-2.36983831926556">
                <text:p>-2.36983831926556</text:p>
              </table:table-cell>
              <table:table-cell office:value-type="float" office:value="0.0394622536754115">
                <text:p>0.0394622536754115</text:p>
              </table:table-cell>
              <table:table-cell office:value-type="float" office:value="0.386926532890666">
                <text:p>0.386926532890666</text:p>
              </table:table-cell>
              <table:table-cell office:value-type="float" office:value="-0.131367981893828">
                <text:p>-0.131367981893828</text:p>
              </table:table-cell>
              <table:table-cell office:value-type="float" office:value="-0.33345497640423">
                <text:p>-0.33345497640423</text:p>
              </table:table-cell>
            </table:table-row>
            <table:table-row>
              <table:table-cell office:value-type="string">
                <text:p>nbody</text:p>
                <draw:g>
                  <svg:desc>Sheet1.A32:Sheet1.A32</svg:desc>
                </draw:g>
              </table:table-cell>
              <table:table-cell office:value-type="float" office:value="-0.104719327641426">
                <text:p>-0.104719327641426</text:p>
                <draw:g>
                  <svg:desc>Sheet1.B32:Sheet1.AD32</svg:desc>
                </draw:g>
              </table:table-cell>
              <table:table-cell office:value-type="float" office:value="-0.692083586323214">
                <text:p>-0.692083586323214</text:p>
              </table:table-cell>
              <table:table-cell office:value-type="float" office:value="-0.634832653206165">
                <text:p>-0.634832653206165</text:p>
              </table:table-cell>
              <table:table-cell office:value-type="float" office:value="0.967477682712227">
                <text:p>0.967477682712227</text:p>
              </table:table-cell>
              <table:table-cell office:value-type="float" office:value="0.191800537583887">
                <text:p>0.191800537583887</text:p>
              </table:table-cell>
              <table:table-cell office:value-type="float" office:value="0.176187012423237">
                <text:p>0.176187012423237</text:p>
              </table:table-cell>
              <table:table-cell office:value-type="float" office:value="-1.3275265614441">
                <text:p>-1.3275265614441</text:p>
              </table:table-cell>
              <table:table-cell office:value-type="float" office:value="0.772931813500494">
                <text:p>0.772931813500494</text:p>
              </table:table-cell>
              <table:table-cell office:value-type="float" office:value="0.642149666120107">
                <text:p>0.642149666120107</text:p>
              </table:table-cell>
              <table:table-cell office:value-type="float" office:value="-0.255562710069218">
                <text:p>-0.255562710069218</text:p>
              </table:table-cell>
              <table:table-cell office:value-type="float" office:value="-3.90018569623982">
                <text:p>-3.90018569623982</text:p>
              </table:table-cell>
              <table:table-cell office:value-type="float" office:value="1.71867163087928">
                <text:p>1.71867163087928</text:p>
              </table:table-cell>
              <table:table-cell office:value-type="float" office:value="-0.335189865746572">
                <text:p>-0.335189865746572</text:p>
              </table:table-cell>
              <table:table-cell office:value-type="float" office:value="0.824462999022163">
                <text:p>0.824462999022163</text:p>
              </table:table-cell>
              <table:table-cell office:value-type="float" office:value="0.260048481252197">
                <text:p>0.260048481252197</text:p>
              </table:table-cell>
              <table:table-cell office:value-type="float" office:value="0.17765892388452">
                <text:p>0.17765892388452</text:p>
              </table:table-cell>
              <table:table-cell office:value-type="float" office:value="1.0264090228009">
                <text:p>1.0264090228009</text:p>
              </table:table-cell>
              <table:table-cell office:value-type="float" office:value="0.0762209609029091">
                <text:p>0.0762209609029091</text:p>
              </table:table-cell>
              <table:table-cell office:value-type="float" office:value="0.532804031092384">
                <text:p>0.532804031092384</text:p>
              </table:table-cell>
              <table:table-cell office:value-type="float" office:value="0.872129704682238">
                <text:p>0.872129704682238</text:p>
              </table:table-cell>
              <table:table-cell office:value-type="float" office:value="-0.919076493253571">
                <text:p>-0.919076493253571</text:p>
              </table:table-cell>
              <table:table-cell office:value-type="float" office:value="0.71219032123815">
                <text:p>0.71219032123815</text:p>
              </table:table-cell>
              <table:table-cell office:value-type="float" office:value="-0.832068331548025">
                <text:p>-0.832068331548025</text:p>
              </table:table-cell>
              <table:table-cell office:value-type="float" office:value="-0.0988841878430064">
                <text:p>-0.0988841878430064</text:p>
              </table:table-cell>
              <table:table-cell office:value-type="float" office:value="-2.48999447630188">
                <text:p>-2.48999447630188</text:p>
              </table:table-cell>
              <table:table-cell office:value-type="float" office:value="0.365476860434632">
                <text:p>0.365476860434632</text:p>
              </table:table-cell>
              <table:table-cell office:value-type="float" office:value="-0.203939670965702">
                <text:p>-0.203939670965702</text:p>
              </table:table-cell>
              <table:table-cell office:value-type="float" office:value="0.238917956701046">
                <text:p>0.238917956701046</text:p>
              </table:table-cell>
              <table:table-cell office:value-type="float" office:value="-0.1252224114732">
                <text:p>-0.1252224114732</text:p>
              </table:table-cell>
            </table:table-row>
            <table:table-row>
              <table:table-cell office:value-type="string">
                <text:p>ludcmp</text:p>
                <draw:g>
                  <svg:desc>Sheet1.A33:Sheet1.A33</svg:desc>
                </draw:g>
              </table:table-cell>
              <table:table-cell office:value-type="float" office:value="-0.0676712728453465">
                <text:p>-0.0676712728453465</text:p>
                <draw:g>
                  <svg:desc>Sheet1.B33:Sheet1.AD33</svg:desc>
                </draw:g>
              </table:table-cell>
              <table:table-cell office:value-type="float" office:value="-0.705553719860391">
                <text:p>-0.705553719860391</text:p>
              </table:table-cell>
              <table:table-cell office:value-type="float" office:value="-1.02722533814602">
                <text:p>-1.02722533814602</text:p>
              </table:table-cell>
              <table:table-cell office:value-type="float" office:value="0.990367191109428">
                <text:p>0.990367191109428</text:p>
              </table:table-cell>
              <table:table-cell office:value-type="float" office:value="-0.157333945640676">
                <text:p>-0.157333945640676</text:p>
              </table:table-cell>
              <table:table-cell office:value-type="float" office:value="0.19442973617634">
                <text:p>0.19442973617634</text:p>
              </table:table-cell>
              <table:table-cell office:value-type="float" office:value="-1.31884890720141">
                <text:p>-1.31884890720141</text:p>
              </table:table-cell>
              <table:table-cell office:value-type="float" office:value="0.6558502451493">
                <text:p>0.6558502451493</text:p>
              </table:table-cell>
              <table:table-cell office:value-type="float" office:value="0.343460838196043">
                <text:p>0.343460838196043</text:p>
              </table:table-cell>
              <table:table-cell office:value-type="float" office:value="-0.26613814495293">
                <text:p>-0.26613814495293</text:p>
              </table:table-cell>
              <table:table-cell office:value-type="float" office:value="1.57336912152858">
                <text:p>1.57336912152858</text:p>
              </table:table-cell>
              <table:table-cell office:value-type="float" office:value="1.77146318528976">
                <text:p>1.77146318528976</text:p>
              </table:table-cell>
              <table:table-cell office:value-type="float" office:value="-0.381674193218983">
                <text:p>-0.381674193218983</text:p>
              </table:table-cell>
              <table:table-cell office:value-type="float" office:value="0.758180971521153">
                <text:p>0.758180971521153</text:p>
              </table:table-cell>
              <table:table-cell office:value-type="float" office:value="0.142003274618302">
                <text:p>0.142003274618302</text:p>
              </table:table-cell>
              <table:table-cell office:value-type="float" office:value="0.322957281638612">
                <text:p>0.322957281638612</text:p>
              </table:table-cell>
              <table:table-cell office:value-type="float" office:value="1.04899037990504">
                <text:p>1.04899037990504</text:p>
              </table:table-cell>
              <table:table-cell office:value-type="float" office:value="0.074926929490715">
                <text:p>0.074926929490715</text:p>
              </table:table-cell>
              <table:table-cell office:value-type="float" office:value="0.487330906477498">
                <text:p>0.487330906477498</text:p>
              </table:table-cell>
              <table:table-cell office:value-type="float" office:value="0.808904563341562">
                <text:p>0.808904563341562</text:p>
              </table:table-cell>
              <table:table-cell office:value-type="float" office:value="-0.916118622249509">
                <text:p>-0.916118622249509</text:p>
              </table:table-cell>
              <table:table-cell office:value-type="float" office:value="0.734505865864995">
                <text:p>0.734505865864995</text:p>
              </table:table-cell>
              <table:table-cell office:value-type="float" office:value="-0.970823215063596">
                <text:p>-0.970823215063596</text:p>
              </table:table-cell>
              <table:table-cell office:value-type="float" office:value="-0.093425351807102">
                <text:p>-0.093425351807102</text:p>
              </table:table-cell>
              <table:table-cell office:value-type="float" office:value="-2.4700493258735">
                <text:p>-2.4700493258735</text:p>
              </table:table-cell>
              <table:table-cell office:value-type="float" office:value="0.41735333497264">
                <text:p>0.41735333497264</text:p>
              </table:table-cell>
              <table:table-cell office:value-type="float" office:value="-0.224737896472173">
                <text:p>-0.224737896472173</text:p>
              </table:table-cell>
              <table:table-cell office:value-type="float" office:value="0.457947479653091">
                <text:p>0.457947479653091</text:p>
              </table:table-cell>
              <table:table-cell office:value-type="float" office:value="-0.160881043754297">
                <text:p>-0.160881043754297</text:p>
              </table:table-cell>
            </table:table-row>
            <table:table-row>
              <table:table-cell office:value-type="string">
                <text:p>sglib-listinsertsort</text:p>
                <draw:g>
                  <svg:desc>Sheet1.A34:Sheet1.A34</svg:desc>
                </draw:g>
              </table:table-cell>
              <table:table-cell office:value-type="float" office:value="-0.171754102586747">
                <text:p>-0.171754102586747</text:p>
                <draw:g>
                  <svg:desc>Sheet1.B34:Sheet1.AD34</svg:desc>
                </draw:g>
              </table:table-cell>
              <table:table-cell office:value-type="float" office:value="-0.407761508495475">
                <text:p>-0.407761508495475</text:p>
              </table:table-cell>
              <table:table-cell office:value-type="float" office:value="-2.76995451313782">
                <text:p>-2.76995451313782</text:p>
              </table:table-cell>
              <table:table-cell office:value-type="float" office:value="0.902628835158305">
                <text:p>0.902628835158305</text:p>
              </table:table-cell>
              <table:table-cell office:value-type="float" office:value="1.08751247661743">
                <text:p>1.08751247661743</text:p>
              </table:table-cell>
              <table:table-cell office:value-type="float" office:value="0.184484499152695">
                <text:p>0.184484499152695</text:p>
              </table:table-cell>
              <table:table-cell office:value-type="float" office:value="-1.46849458736168">
                <text:p>-1.46849458736168</text:p>
              </table:table-cell>
              <table:table-cell office:value-type="float" office:value="-0.565851212194065">
                <text:p>-0.565851212194065</text:p>
              </table:table-cell>
              <table:table-cell office:value-type="float" office:value="0.388463116009016">
                <text:p>0.388463116009016</text:p>
              </table:table-cell>
              <table:table-cell office:value-type="float" office:value="-0.229116307071954">
                <text:p>-0.229116307071954</text:p>
              </table:table-cell>
              <table:table-cell office:value-type="float" office:value="1.3937400605586">
                <text:p>1.3937400605586</text:p>
              </table:table-cell>
              <table:table-cell office:value-type="float" office:value="1.729114372788">
                <text:p>1.729114372788</text:p>
              </table:table-cell>
              <table:table-cell office:value-type="float" office:value="-0.278243363553474">
                <text:p>-0.278243363553474</text:p>
              </table:table-cell>
              <table:table-cell office:value-type="float" office:value="0.633961768762085">
                <text:p>0.633961768762085</text:p>
              </table:table-cell>
              <table:table-cell office:value-type="float" office:value="0.0847507381320222">
                <text:p>0.0847507381320222</text:p>
              </table:table-cell>
              <table:table-cell office:value-type="float" office:value="0.159481909250361">
                <text:p>0.159481909250361</text:p>
              </table:table-cell>
              <table:table-cell office:value-type="float" office:value="-3.66208459042222">
                <text:p>-3.66208459042222</text:p>
              </table:table-cell>
              <table:table-cell office:value-type="float" office:value="-0.0207575746731152">
                <text:p>-0.0207575746731152</text:p>
              </table:table-cell>
              <table:table-cell office:value-type="float" office:value="0.456448494183351">
                <text:p>0.456448494183351</text:p>
              </table:table-cell>
              <table:table-cell office:value-type="float" office:value="0.718549223881582">
                <text:p>0.718549223881582</text:p>
              </table:table-cell>
              <table:table-cell office:value-type="float" office:value="-0.916441385390448">
                <text:p>-0.916441385390448</text:p>
              </table:table-cell>
              <table:table-cell office:value-type="float" office:value="-4.9444400957534">
                <text:p>-4.9444400957534</text:p>
              </table:table-cell>
              <table:table-cell office:value-type="float" office:value="-1.08851019781543">
                <text:p>-1.08851019781543</text:p>
              </table:table-cell>
              <table:table-cell office:value-type="float" office:value="0.0410178697001746">
                <text:p>0.0410178697001746</text:p>
              </table:table-cell>
              <table:table-cell office:value-type="float" office:value="-2.31739554537055">
                <text:p>-2.31739554537055</text:p>
              </table:table-cell>
              <table:table-cell office:value-type="float" office:value="0.360793417959955">
                <text:p>0.360793417959955</text:p>
              </table:table-cell>
              <table:table-cell office:value-type="float" office:value="-5.43175731967781">
                <text:p>-5.43175731967781</text:p>
              </table:table-cell>
              <table:table-cell office:value-type="float" office:value="-0.0827997114192994">
                <text:p>-0.0827997114192994</text:p>
              </table:table-cell>
              <table:table-cell office:value-type="float" office:value="0.657235966571318">
                <text:p>0.657235966571318</text:p>
              </table:table-cell>
            </table:table-row>
            <table:table-row>
              <table:table-cell office:value-type="string">
                <text:p>cnt</text:p>
                <draw:g>
                  <svg:desc>Sheet1.A35:Sheet1.A35</svg:desc>
                </draw:g>
              </table:table-cell>
              <table:table-cell office:value-type="float" office:value="-0.170298748310484">
                <text:p>-0.170298748310484</text:p>
                <draw:g>
                  <svg:desc>Sheet1.B35:Sheet1.AD35</svg:desc>
                </draw:g>
              </table:table-cell>
              <table:table-cell office:value-type="float" office:value="-0.315119184121573">
                <text:p>-0.315119184121573</text:p>
              </table:table-cell>
              <table:table-cell office:value-type="float" office:value="-1.62510588581182">
                <text:p>-1.62510588581182</text:p>
              </table:table-cell>
              <table:table-cell office:value-type="float" office:value="0.978740041922879">
                <text:p>0.978740041922879</text:p>
              </table:table-cell>
              <table:table-cell office:value-type="float" office:value="0.318237333169215">
                <text:p>0.318237333169215</text:p>
              </table:table-cell>
              <table:table-cell office:value-type="float" office:value="-0.0337397879329307">
                <text:p>-0.0337397879329307</text:p>
              </table:table-cell>
              <table:table-cell office:value-type="float" office:value="-1.19927218361779">
                <text:p>-1.19927218361779</text:p>
              </table:table-cell>
              <table:table-cell office:value-type="float" office:value="0.267548130184891">
                <text:p>0.267548130184891</text:p>
              </table:table-cell>
              <table:table-cell office:value-type="float" office:value="0.426943053652326">
                <text:p>0.426943053652326</text:p>
              </table:table-cell>
              <table:table-cell office:value-type="float" office:value="-0.514683159838222">
                <text:p>-0.514683159838222</text:p>
              </table:table-cell>
              <table:table-cell office:value-type="float" office:value="1.45110044095927">
                <text:p>1.45110044095927</text:p>
              </table:table-cell>
              <table:table-cell office:value-type="float" office:value="1.7801782099531">
                <text:p>1.7801782099531</text:p>
              </table:table-cell>
              <table:table-cell office:value-type="float" office:value="-0.547008761244435">
                <text:p>-0.547008761244435</text:p>
              </table:table-cell>
              <table:table-cell office:value-type="float" office:value="0.71718952725408">
                <text:p>0.71718952725408</text:p>
              </table:table-cell>
              <table:table-cell office:value-type="float" office:value="0.11386881875733">
                <text:p>0.11386881875733</text:p>
              </table:table-cell>
              <table:table-cell office:value-type="float" office:value="0.208035944808689">
                <text:p>0.208035944808689</text:p>
              </table:table-cell>
              <table:table-cell office:value-type="float" office:value="-2.39728571336541">
                <text:p>-2.39728571336541</text:p>
              </table:table-cell>
              <table:table-cell office:value-type="float" office:value="-0.0870844075681876">
                <text:p>-0.0870844075681876</text:p>
              </table:table-cell>
              <table:table-cell office:value-type="float" office:value="0.539425308281741">
                <text:p>0.539425308281741</text:p>
              </table:table-cell>
              <table:table-cell office:value-type="float" office:value="1.11528832621007">
                <text:p>1.11528832621007</text:p>
              </table:table-cell>
              <table:table-cell office:value-type="float" office:value="-1.01572071707507">
                <text:p>-1.01572071707507</text:p>
              </table:table-cell>
              <table:table-cell office:value-type="float" office:value="0.603866670393304">
                <text:p>0.603866670393304</text:p>
              </table:table-cell>
              <table:table-cell office:value-type="float" office:value="-0.876998231244123">
                <text:p>-0.876998231244123</text:p>
              </table:table-cell>
              <table:table-cell office:value-type="float" office:value="0.159370017460591">
                <text:p>0.159370017460591</text:p>
              </table:table-cell>
              <table:table-cell office:value-type="float" office:value="-2.40657795185342">
                <text:p>-2.40657795185342</text:p>
              </table:table-cell>
              <table:table-cell office:value-type="float" office:value="0.305153942300833">
                <text:p>0.305153942300833</text:p>
              </table:table-cell>
              <table:table-cell office:value-type="float" office:value="0.0787456315192431">
                <text:p>0.0787456315192431</text:p>
              </table:table-cell>
              <table:table-cell office:value-type="float" office:value="0.421053098612548">
                <text:p>0.421053098612548</text:p>
              </table:table-cell>
              <table:table-cell office:value-type="float" office:value="-0.17602518735126">
                <text:p>-0.17602518735126</text:p>
              </table:table-cell>
            </table:table-row>
            <table:table-row>
              <table:table-cell office:value-type="string">
                <text:p>crc</text:p>
                <draw:g>
                  <svg:desc>Sheet1.A36:Sheet1.A36</svg:desc>
                </draw:g>
              </table:table-cell>
              <table:table-cell office:value-type="float" office:value="-1.04294228551211">
                <text:p>-1.04294228551211</text:p>
                <draw:g>
                  <svg:desc>Sheet1.B36:Sheet1.AD36</svg:desc>
                </draw:g>
              </table:table-cell>
              <table:table-cell office:value-type="float" office:value="-1.81627239070677">
                <text:p>-1.81627239070677</text:p>
              </table:table-cell>
              <table:table-cell office:value-type="float" office:value="-4.98825498183301">
                <text:p>-4.98825498183301</text:p>
              </table:table-cell>
              <table:table-cell office:value-type="float" office:value="0.337111553412184">
                <text:p>0.337111553412184</text:p>
              </table:table-cell>
              <table:table-cell office:value-type="float" office:value="2.63859264646753">
                <text:p>2.63859264646753</text:p>
              </table:table-cell>
              <table:table-cell office:value-type="float" office:value="0.219955321631067">
                <text:p>0.219955321631067</text:p>
              </table:table-cell>
              <table:table-cell office:value-type="float" office:value="-2.70156784196363">
                <text:p>-2.70156784196363</text:p>
              </table:table-cell>
              <table:table-cell office:value-type="float" office:value="-3.2251889691062">
                <text:p>-3.2251889691062</text:p>
              </table:table-cell>
              <table:table-cell office:value-type="float" office:value="0.122685365245757">
                <text:p>0.122685365245757</text:p>
              </table:table-cell>
              <table:table-cell office:value-type="float" office:value="-0.131254217446567">
                <text:p>-0.131254217446567</text:p>
              </table:table-cell>
              <table:table-cell office:value-type="float" office:value="0.923177099182162">
                <text:p>0.923177099182162</text:p>
              </table:table-cell>
              <table:table-cell office:value-type="float" office:value="1.00918156526315">
                <text:p>1.00918156526315</text:p>
              </table:table-cell>
              <table:table-cell office:value-type="float" office:value="-0.892350022493189">
                <text:p>-0.892350022493189</text:p>
              </table:table-cell>
              <table:table-cell office:value-type="float" office:value="1.30925220234987">
                <text:p>1.30925220234987</text:p>
              </table:table-cell>
              <table:table-cell office:value-type="float" office:value="-0.11193501309721">
                <text:p>-0.11193501309721</text:p>
              </table:table-cell>
              <table:table-cell office:value-type="float" office:value="1.29179531446286">
                <text:p>1.29179531446286</text:p>
              </table:table-cell>
              <table:table-cell office:value-type="float" office:value="1.24060509669348">
                <text:p>1.24060509669348</text:p>
              </table:table-cell>
              <table:table-cell office:value-type="float" office:value="-0.61787629122769">
                <text:p>-0.61787629122769</text:p>
              </table:table-cell>
              <table:table-cell office:value-type="float" office:value="-0.108623241235383">
                <text:p>-0.108623241235383</text:p>
              </table:table-cell>
              <table:table-cell office:value-type="float" office:value="4.96226137420563">
                <text:p>4.96226137420563</text:p>
              </table:table-cell>
              <table:table-cell office:value-type="float" office:value="-0.649577853519052">
                <text:p>-0.649577853519052</text:p>
              </table:table-cell>
              <table:table-cell office:value-type="float" office:value="1.11797233984052">
                <text:p>1.11797233984052</text:p>
              </table:table-cell>
              <table:table-cell office:value-type="float" office:value="-2.33478135529147">
                <text:p>-2.33478135529147</text:p>
              </table:table-cell>
              <table:table-cell office:value-type="float" office:value="-0.17179113387151">
                <text:p>-0.17179113387151</text:p>
              </table:table-cell>
              <table:table-cell office:value-type="float" office:value="-2.47748272467439">
                <text:p>-2.47748272467439</text:p>
              </table:table-cell>
              <table:table-cell office:value-type="float" office:value="0.494098824299247">
                <text:p>0.494098824299247</text:p>
              </table:table-cell>
              <table:table-cell office:value-type="float" office:value="0.445641076491236">
                <text:p>0.445641076491236</text:p>
              </table:table-cell>
              <table:table-cell office:value-type="float" office:value="0.498852860464951">
                <text:p>0.498852860464951</text:p>
              </table:table-cell>
              <table:table-cell office:value-type="float" office:value="0.410106271725929">
                <text:p>0.410106271725929</text:p>
              </table:table-cell>
            </table:table-row>
            <table:table-row>
              <table:table-cell office:value-type="string">
                <text:p>sha</text:p>
                <draw:g>
                  <svg:desc>Sheet1.A37:Sheet1.A37</svg:desc>
                </draw:g>
              </table:table-cell>
              <table:table-cell office:value-type="float" office:value="-0.417736239035475">
                <text:p>-0.417736239035475</text:p>
                <draw:g>
                  <svg:desc>Sheet1.B37:Sheet1.AD37</svg:desc>
                </draw:g>
              </table:table-cell>
              <table:table-cell office:value-type="float" office:value="-0.471139472755023">
                <text:p>-0.471139472755023</text:p>
              </table:table-cell>
              <table:table-cell office:value-type="float" office:value="-3.77198593810965">
                <text:p>-3.77198593810965</text:p>
              </table:table-cell>
              <table:table-cell office:value-type="float" office:value="0.978222331569491">
                <text:p>0.978222331569491</text:p>
              </table:table-cell>
              <table:table-cell office:value-type="float" office:value="1.07995018592232">
                <text:p>1.07995018592232</text:p>
              </table:table-cell>
              <table:table-cell office:value-type="float" office:value="-0.214851279138037">
                <text:p>-0.214851279138037</text:p>
              </table:table-cell>
              <table:table-cell office:value-type="float" office:value="-2.02885187180255">
                <text:p>-2.02885187180255</text:p>
              </table:table-cell>
              <table:table-cell office:value-type="float" office:value="-0.870531056139614">
                <text:p>-0.870531056139614</text:p>
              </table:table-cell>
              <table:table-cell office:value-type="float" office:value="0.527531282341726">
                <text:p>0.527531282341726</text:p>
              </table:table-cell>
              <table:table-cell office:value-type="float" office:value="-0.494003348250335">
                <text:p>-0.494003348250335</text:p>
              </table:table-cell>
              <table:table-cell office:value-type="float" office:value="1.32385103470082">
                <text:p>1.32385103470082</text:p>
              </table:table-cell>
              <table:table-cell office:value-type="float" office:value="1.78056274311539">
                <text:p>1.78056274311539</text:p>
              </table:table-cell>
              <table:table-cell office:value-type="float" office:value="-0.60951142884333">
                <text:p>-0.60951142884333</text:p>
              </table:table-cell>
              <table:table-cell office:value-type="float" office:value="0.813265428039536">
                <text:p>0.813265428039536</text:p>
              </table:table-cell>
              <table:table-cell office:value-type="float" office:value="-0.0132879321091109">
                <text:p>-0.0132879321091109</text:p>
              </table:table-cell>
              <table:table-cell office:value-type="float" office:value="0.0610570913698907">
                <text:p>0.0610570913698907</text:p>
              </table:table-cell>
              <table:table-cell office:value-type="float" office:value="1.24747119775443">
                <text:p>1.24747119775443</text:p>
              </table:table-cell>
              <table:table-cell office:value-type="float" office:value="-0.00931202078383263">
                <text:p>-0.00931202078383263</text:p>
              </table:table-cell>
              <table:table-cell office:value-type="float" office:value="0.608261898457869">
                <text:p>0.608261898457869</text:p>
              </table:table-cell>
              <table:table-cell office:value-type="float" office:value="1.17299157495315">
                <text:p>1.17299157495315</text:p>
              </table:table-cell>
              <table:table-cell office:value-type="float" office:value="-1.26823875922805">
                <text:p>-1.26823875922805</text:p>
              </table:table-cell>
              <table:table-cell office:value-type="float" office:value="0.659072242905263">
                <text:p>0.659072242905263</text:p>
              </table:table-cell>
              <table:table-cell office:value-type="float" office:value="-1.57232551511648">
                <text:p>-1.57232551511648</text:p>
              </table:table-cell>
              <table:table-cell office:value-type="float" office:value="-0.0638442565101207">
                <text:p>-0.0638442565101207</text:p>
              </table:table-cell>
              <table:table-cell office:value-type="float" office:value="-2.57684785778424">
                <text:p>-2.57684785778424</text:p>
              </table:table-cell>
              <table:table-cell office:value-type="float" office:value="0.297147099967897">
                <text:p>0.297147099967897</text:p>
              </table:table-cell>
              <table:table-cell office:value-type="float" office:value="1.19785903018621">
                <text:p>1.19785903018621</text:p>
              </table:table-cell>
              <table:table-cell office:value-type="float" office:value="0.0338364276396897">
                <text:p>0.0338364276396897</text:p>
              </table:table-cell>
              <table:table-cell office:value-type="float" office:value="-0.161671314693022">
                <text:p>-0.161671314693022</text:p>
              </table:table-cell>
            </table:table-row>
            <table:table-row>
              <table:table-cell office:value-type="string">
                <text:p>sglib-arrayheapsort</text:p>
                <draw:g>
                  <svg:desc>Sheet1.A38:Sheet1.A38</svg:desc>
                </draw:g>
              </table:table-cell>
              <table:table-cell office:value-type="float" office:value="-0.0865914366831493">
                <text:p>-0.0865914366831493</text:p>
                <draw:g>
                  <svg:desc>Sheet1.B38:Sheet1.AD38</svg:desc>
                </draw:g>
              </table:table-cell>
              <table:table-cell office:value-type="float" office:value="-0.547334307441966">
                <text:p>-0.547334307441966</text:p>
              </table:table-cell>
              <table:table-cell office:value-type="float" office:value="-8.30974792465308">
                <text:p>-8.30974792465308</text:p>
              </table:table-cell>
              <table:table-cell office:value-type="float" office:value="0.90234010644408">
                <text:p>0.90234010644408</text:p>
              </table:table-cell>
              <table:table-cell office:value-type="float" office:value="11.1109795728636">
                <text:p>11.1109795728636</text:p>
              </table:table-cell>
              <table:table-cell office:value-type="float" office:value="0.261262098797876">
                <text:p>0.261262098797876</text:p>
              </table:table-cell>
              <table:table-cell office:value-type="float" office:value="-2.68830003971601">
                <text:p>-2.68830003971601</text:p>
              </table:table-cell>
              <table:table-cell office:value-type="float" office:value="-7.73183568928537">
                <text:p>-7.73183568928537</text:p>
              </table:table-cell>
              <table:table-cell office:value-type="float" office:value="0.412125782166194">
                <text:p>0.412125782166194</text:p>
              </table:table-cell>
              <table:table-cell office:value-type="float" office:value="-0.230381859111615">
                <text:p>-0.230381859111615</text:p>
              </table:table-cell>
              <table:table-cell office:value-type="float" office:value="1.38662113941759">
                <text:p>1.38662113941759</text:p>
              </table:table-cell>
              <table:table-cell office:value-type="float" office:value="1.68594413366269">
                <text:p>1.68594413366269</text:p>
              </table:table-cell>
              <table:table-cell office:value-type="float" office:value="-0.182147538004592">
                <text:p>-0.182147538004592</text:p>
              </table:table-cell>
              <table:table-cell office:value-type="float" office:value="0.871923380329729">
                <text:p>0.871923380329729</text:p>
              </table:table-cell>
              <table:table-cell office:value-type="float" office:value="0.125507584497092">
                <text:p>0.125507584497092</text:p>
              </table:table-cell>
              <table:table-cell office:value-type="float" office:value="0.0587577131172328">
                <text:p>0.0587577131172328</text:p>
              </table:table-cell>
              <table:table-cell office:value-type="float" office:value="0.915626205921813">
                <text:p>0.915626205921813</text:p>
              </table:table-cell>
              <table:table-cell office:value-type="float" office:value="0.10248212803247">
                <text:p>0.10248212803247</text:p>
              </table:table-cell>
              <table:table-cell office:value-type="float" office:value="0.399409631031113">
                <text:p>0.399409631031113</text:p>
              </table:table-cell>
              <table:table-cell office:value-type="float" office:value="0.926049043107164">
                <text:p>0.926049043107164</text:p>
              </table:table-cell>
              <table:table-cell office:value-type="float" office:value="-0.93701539877794">
                <text:p>-0.93701539877794</text:p>
              </table:table-cell>
              <table:table-cell office:value-type="float" office:value="0.681731266108353">
                <text:p>0.681731266108353</text:p>
              </table:table-cell>
              <table:table-cell office:value-type="float" office:value="-2.27098114261294">
                <text:p>-2.27098114261294</text:p>
              </table:table-cell>
              <table:table-cell office:value-type="float" office:value="-0.248298467335077">
                <text:p>-0.248298467335077</text:p>
              </table:table-cell>
              <table:table-cell office:value-type="float" office:value="-2.46775687492329">
                <text:p>-2.46775687492329</text:p>
              </table:table-cell>
              <table:table-cell office:value-type="float" office:value="0.237618471098993">
                <text:p>0.237618471098993</text:p>
              </table:table-cell>
              <table:table-cell office:value-type="float" office:value="-10.2574167143968">
                <text:p>-10.2574167143968</text:p>
              </table:table-cell>
              <table:table-cell office:value-type="float" office:value="0.339327955611967">
                <text:p>0.339327955611967</text:p>
              </table:table-cell>
              <table:table-cell office:value-type="float" office:value="-0.150953549649295">
                <text:p>-0.150953549649295</text:p>
              </table:table-cell>
            </table:table-row>
            <table:table-row>
              <table:table-cell office:value-type="string">
                <text:p>newlib-exp</text:p>
                <draw:g>
                  <svg:desc>Sheet1.A39:Sheet1.A39</svg:desc>
                </draw:g>
              </table:table-cell>
              <table:table-cell office:value-type="float" office:value="-0.153681293739161">
                <text:p>-0.153681293739161</text:p>
                <draw:g>
                  <svg:desc>Sheet1.B39:Sheet1.AD39</svg:desc>
                </draw:g>
              </table:table-cell>
              <table:table-cell office:value-type="float" office:value="-0.351388555894138">
                <text:p>-0.351388555894138</text:p>
              </table:table-cell>
              <table:table-cell office:value-type="float" office:value="-0.986307860336528">
                <text:p>-0.986307860336528</text:p>
              </table:table-cell>
              <table:table-cell office:value-type="float" office:value="0.993850812116148">
                <text:p>0.993850812116148</text:p>
              </table:table-cell>
              <table:table-cell office:value-type="float" office:value="0.200924597003898">
                <text:p>0.200924597003898</text:p>
              </table:table-cell>
              <table:table-cell office:value-type="float" office:value="0.147341184999405">
                <text:p>0.147341184999405</text:p>
              </table:table-cell>
              <table:table-cell office:value-type="float" office:value="-1.03931327083794">
                <text:p>-1.03931327083794</text:p>
              </table:table-cell>
              <table:table-cell office:value-type="float" office:value="0.825716184232429">
                <text:p>0.825716184232429</text:p>
              </table:table-cell>
              <table:table-cell office:value-type="float" office:value="0.355062265523565">
                <text:p>0.355062265523565</text:p>
              </table:table-cell>
              <table:table-cell office:value-type="float" office:value="-0.310395978128842">
                <text:p>-0.310395978128842</text:p>
              </table:table-cell>
              <table:table-cell office:value-type="float" office:value="1.3469967711703">
                <text:p>1.3469967711703</text:p>
              </table:table-cell>
              <table:table-cell office:value-type="float" office:value="1.72109882941487">
                <text:p>1.72109882941487</text:p>
              </table:table-cell>
              <table:table-cell office:value-type="float" office:value="-0.273028380811446">
                <text:p>-0.273028380811446</text:p>
              </table:table-cell>
              <table:table-cell office:value-type="float" office:value="0.745847333018454">
                <text:p>0.745847333018454</text:p>
              </table:table-cell>
              <table:table-cell office:value-type="float" office:value="0.137880132316878">
                <text:p>0.137880132316878</text:p>
              </table:table-cell>
              <table:table-cell office:value-type="float" office:value="0.0504518781504896">
                <text:p>0.0504518781504896</text:p>
              </table:table-cell>
              <table:table-cell office:value-type="float" office:value="1.18050507369701">
                <text:p>1.18050507369701</text:p>
              </table:table-cell>
              <table:table-cell office:value-type="float" office:value="0.151583043349994">
                <text:p>0.151583043349994</text:p>
              </table:table-cell>
              <table:table-cell office:value-type="float" office:value="0.590737223631607">
                <text:p>0.590737223631607</text:p>
              </table:table-cell>
              <table:table-cell office:value-type="float" office:value="0.973779141713663">
                <text:p>0.973779141713663</text:p>
              </table:table-cell>
              <table:table-cell office:value-type="float" office:value="-0.9325341075643">
                <text:p>-0.9325341075643</text:p>
              </table:table-cell>
              <table:table-cell office:value-type="float" office:value="0.6085046419136">
                <text:p>0.6085046419136</text:p>
              </table:table-cell>
              <table:table-cell office:value-type="float" office:value="-0.548221392135484">
                <text:p>-0.548221392135484</text:p>
              </table:table-cell>
              <table:table-cell office:value-type="float" office:value="-0.0767744089852903">
                <text:p>-0.0767744089852903</text:p>
              </table:table-cell>
              <table:table-cell office:value-type="float" office:value="-2.40752660727658">
                <text:p>-2.40752660727658</text:p>
              </table:table-cell>
              <table:table-cell office:value-type="float" office:value="0.359466657322117">
                <text:p>0.359466657322117</text:p>
              </table:table-cell>
              <table:table-cell office:value-type="float" office:value="-0.985187897764223">
                <text:p>-0.985187897764223</text:p>
              </table:table-cell>
              <table:table-cell office:value-type="float" office:value="0.523460485305392">
                <text:p>0.523460485305392</text:p>
              </table:table-cell>
              <table:table-cell office:value-type="float" office:value="-0.21639903064974">
                <text:p>-0.21639903064974</text:p>
              </table:table-cell>
            </table:table-row>
            <table:table-row>
              <table:table-cell office:value-type="string">
                <text:p>nettle-md5</text:p>
                <draw:g>
                  <svg:desc>Sheet1.A40:Sheet1.A40</svg:desc>
                </draw:g>
              </table:table-cell>
              <table:table-cell office:value-type="float" office:value="-0.0602432804587986">
                <text:p>-0.0602432804587986</text:p>
                <draw:g>
                  <svg:desc>Sheet1.B40:Sheet1.AD40</svg:desc>
                </draw:g>
              </table:table-cell>
              <table:table-cell office:value-type="float" office:value="-0.265763330246581">
                <text:p>-0.265763330246581</text:p>
              </table:table-cell>
              <table:table-cell office:value-type="float" office:value="-0.145951917419444">
                <text:p>-0.145951917419444</text:p>
              </table:table-cell>
              <table:table-cell office:value-type="float" office:value="1.01923908324347">
                <text:p>1.01923908324347</text:p>
              </table:table-cell>
              <table:table-cell office:value-type="float" office:value="-0.341133484269795">
                <text:p>-0.341133484269795</text:p>
              </table:table-cell>
              <table:table-cell office:value-type="float" office:value="-0.00421347631380725">
                <text:p>-0.00421347631380725</text:p>
              </table:table-cell>
              <table:table-cell office:value-type="float" office:value="-0.809405773001153">
                <text:p>-0.809405773001153</text:p>
              </table:table-cell>
              <table:table-cell office:value-type="float" office:value="1.23259265732249">
                <text:p>1.23259265732249</text:p>
              </table:table-cell>
              <table:table-cell office:value-type="float" office:value="0.319400164511397">
                <text:p>0.319400164511397</text:p>
              </table:table-cell>
              <table:table-cell office:value-type="float" office:value="-0.279398004016865">
                <text:p>-0.279398004016865</text:p>
              </table:table-cell>
              <table:table-cell office:value-type="float" office:value="1.29941653798817">
                <text:p>1.29941653798817</text:p>
              </table:table-cell>
              <table:table-cell office:value-type="float" office:value="1.71683129755691">
                <text:p>1.71683129755691</text:p>
              </table:table-cell>
              <table:table-cell office:value-type="float" office:value="-0.391624704439671">
                <text:p>-0.391624704439671</text:p>
              </table:table-cell>
              <table:table-cell office:value-type="float" office:value="0.716061511146804">
                <text:p>0.716061511146804</text:p>
              </table:table-cell>
              <table:table-cell office:value-type="float" office:value="-0.0096431095648569">
                <text:p>-0.0096431095648569</text:p>
              </table:table-cell>
              <table:table-cell office:value-type="float" office:value="0.114584771174926">
                <text:p>0.114584771174926</text:p>
              </table:table-cell>
              <table:table-cell office:value-type="float" office:value="1.08675828887864">
                <text:p>1.08675828887864</text:p>
              </table:table-cell>
              <table:table-cell office:value-type="float" office:value="-0.0143850309580976">
                <text:p>-0.0143850309580976</text:p>
              </table:table-cell>
              <table:table-cell office:value-type="float" office:value="0.643408598581791">
                <text:p>0.643408598581791</text:p>
              </table:table-cell>
              <table:table-cell office:value-type="float" office:value="0.843193406326085">
                <text:p>0.843193406326085</text:p>
              </table:table-cell>
              <table:table-cell office:value-type="float" office:value="-0.91051173325841">
                <text:p>-0.91051173325841</text:p>
              </table:table-cell>
              <table:table-cell office:value-type="float" office:value="0.704892306141327">
                <text:p>0.704892306141327</text:p>
              </table:table-cell>
              <table:table-cell office:value-type="float" office:value="-0.374067315980604">
                <text:p>-0.374067315980604</text:p>
              </table:table-cell>
              <table:table-cell office:value-type="float" office:value="0.00741207077925989">
                <text:p>0.00741207077925989</text:p>
              </table:table-cell>
              <table:table-cell office:value-type="float" office:value="-2.27452497672739">
                <text:p>-2.27452497672739</text:p>
              </table:table-cell>
              <table:table-cell office:value-type="float" office:value="0.378056424792673">
                <text:p>0.378056424792673</text:p>
              </table:table-cell>
              <table:table-cell office:value-type="float" office:value="0.567597965604286">
                <text:p>0.567597965604286</text:p>
              </table:table-cell>
              <table:table-cell office:value-type="float" office:value="0.445160012726677">
                <text:p>0.445160012726677</text:p>
              </table:table-cell>
              <table:table-cell office:value-type="float" office:value="-0.0239678380489608">
                <text:p>-0.0239678380489608</text:p>
              </table:table-cell>
            </table:table-row>
            <table:table-row>
              <table:table-cell office:value-type="string">
                <text:p>fdct</text:p>
                <draw:g>
                  <svg:desc>Sheet1.A41:Sheet1.A41</svg:desc>
                </draw:g>
              </table:table-cell>
              <table:table-cell office:value-type="float" office:value="-0.673689237374254">
                <text:p>-0.673689237374254</text:p>
                <draw:g>
                  <svg:desc>Sheet1.B41:Sheet1.AD41</svg:desc>
                </draw:g>
              </table:table-cell>
              <table:table-cell office:value-type="float" office:value="-0.0190393498493043">
                <text:p>-0.0190393498493043</text:p>
              </table:table-cell>
              <table:table-cell office:value-type="float" office:value="-0.177278091838754">
                <text:p>-0.177278091838754</text:p>
              </table:table-cell>
              <table:table-cell office:value-type="float" office:value="0.395227707544595">
                <text:p>0.395227707544595</text:p>
              </table:table-cell>
              <table:table-cell office:value-type="float" office:value="-0.829471101646919">
                <text:p>-0.829471101646919</text:p>
              </table:table-cell>
              <table:table-cell office:value-type="float" office:value="-0.402029710572844">
                <text:p>-0.402029710572844</text:p>
              </table:table-cell>
              <table:table-cell office:value-type="float" office:value="-1.70861649112615">
                <text:p>-1.70861649112615</text:p>
              </table:table-cell>
              <table:table-cell office:value-type="float" office:value="0.999606893995169">
                <text:p>0.999606893995169</text:p>
              </table:table-cell>
              <table:table-cell office:value-type="float" office:value="0.959645222892945">
                <text:p>0.959645222892945</text:p>
              </table:table-cell>
              <table:table-cell office:value-type="float" office:value="0.288869046635985">
                <text:p>0.288869046635985</text:p>
              </table:table-cell>
              <table:table-cell office:value-type="float" office:value="0.506964736090299">
                <text:p>0.506964736090299</text:p>
              </table:table-cell>
              <table:table-cell office:value-type="float" office:value="1.02348100763163">
                <text:p>1.02348100763163</text:p>
              </table:table-cell>
              <table:table-cell office:value-type="float" office:value="0.0805916079347439">
                <text:p>0.0805916079347439</text:p>
              </table:table-cell>
              <table:table-cell office:value-type="float" office:value="0.0099019829363461">
                <text:p>0.0099019829363461</text:p>
              </table:table-cell>
              <table:table-cell office:value-type="float" office:value="-0.437535163548908">
                <text:p>-0.437535163548908</text:p>
              </table:table-cell>
              <table:table-cell office:value-type="float" office:value="-0.45756135400326">
                <text:p>-0.45756135400326</text:p>
              </table:table-cell>
              <table:table-cell office:value-type="float" office:value="0.671531268765632">
                <text:p>0.671531268765632</text:p>
              </table:table-cell>
              <table:table-cell office:value-type="float" office:value="0.3908327682732">
                <text:p>0.3908327682732</text:p>
              </table:table-cell>
              <table:table-cell office:value-type="float" office:value="0.973482690044785">
                <text:p>0.973482690044785</text:p>
              </table:table-cell>
              <table:table-cell office:value-type="float" office:value="1.42495228793423">
                <text:p>1.42495228793423</text:p>
              </table:table-cell>
              <table:table-cell office:value-type="float" office:value="-0.278450313839857">
                <text:p>-0.278450313839857</text:p>
              </table:table-cell>
              <table:table-cell office:value-type="float" office:value="1.2875667692058">
                <text:p>1.2875667692058</text:p>
              </table:table-cell>
              <table:table-cell office:value-type="float" office:value="-0.310786865024609">
                <text:p>-0.310786865024609</text:p>
              </table:table-cell>
              <table:table-cell office:value-type="float" office:value="-0.373043468008676">
                <text:p>-0.373043468008676</text:p>
              </table:table-cell>
              <table:table-cell office:value-type="float" office:value="-1.78774907456646">
                <text:p>-1.78774907456646</text:p>
              </table:table-cell>
              <table:table-cell office:value-type="float" office:value="0.698427637542399">
                <text:p>0.698427637542399</text:p>
              </table:table-cell>
              <table:table-cell office:value-type="float" office:value="-0.952387298754976">
                <text:p>-0.952387298754976</text:p>
              </table:table-cell>
              <table:table-cell office:value-type="float" office:value="-0.560422907758367">
                <text:p>-0.560422907758367</text:p>
              </table:table-cell>
              <table:table-cell office:value-type="float" office:value="0.533949151506018">
                <text:p>0.533949151506018</text:p>
              </table:table-cell>
            </table:table-row>
            <table:table-row>
              <table:table-cell office:value-type="string">
                <text:p>qurt</text:p>
                <draw:g>
                  <svg:desc>Sheet1.A42:Sheet1.A42</svg:desc>
                </draw:g>
              </table:table-cell>
              <table:table-cell office:value-type="float" office:value="-0.0784678697272564">
                <text:p>-0.0784678697272564</text:p>
                <draw:g>
                  <svg:desc>Sheet1.B42:Sheet1.AD42</svg:desc>
                </draw:g>
              </table:table-cell>
              <table:table-cell office:value-type="float" office:value="-0.279915913452139">
                <text:p>-0.279915913452139</text:p>
              </table:table-cell>
              <table:table-cell office:value-type="float" office:value="-0.555112185224">
                <text:p>-0.555112185224</text:p>
              </table:table-cell>
              <table:table-cell office:value-type="float" office:value="1.02681747250431">
                <text:p>1.02681747250431</text:p>
              </table:table-cell>
              <table:table-cell office:value-type="float" office:value="-0.645361762671979">
                <text:p>-0.645361762671979</text:p>
              </table:table-cell>
              <table:table-cell office:value-type="float" office:value="-0.103768602943711">
                <text:p>-0.103768602943711</text:p>
              </table:table-cell>
              <table:table-cell office:value-type="float" office:value="-1.26227268666059">
                <text:p>-1.26227268666059</text:p>
              </table:table-cell>
              <table:table-cell office:value-type="float" office:value="1.37999392412229">
                <text:p>1.37999392412229</text:p>
              </table:table-cell>
              <table:table-cell office:value-type="float" office:value="0.59257453163668">
                <text:p>0.59257453163668</text:p>
              </table:table-cell>
              <table:table-cell office:value-type="float" office:value="-0.360970589512059">
                <text:p>-0.360970589512059</text:p>
              </table:table-cell>
              <table:table-cell office:value-type="float" office:value="1.32005862789609">
                <text:p>1.32005862789609</text:p>
              </table:table-cell>
              <table:table-cell office:value-type="float" office:value="1.57330308043579">
                <text:p>1.57330308043579</text:p>
              </table:table-cell>
              <table:table-cell office:value-type="float" office:value="-0.298632294397448">
                <text:p>-0.298632294397448</text:p>
              </table:table-cell>
              <table:table-cell office:value-type="float" office:value="0.853219763396174">
                <text:p>0.853219763396174</text:p>
              </table:table-cell>
              <table:table-cell office:value-type="float" office:value="0.00477492624709182">
                <text:p>0.00477492624709182</text:p>
              </table:table-cell>
              <table:table-cell office:value-type="float" office:value="-0.0795267134315084">
                <text:p>-0.0795267134315084</text:p>
              </table:table-cell>
              <table:table-cell office:value-type="float" office:value="1.01745931721037">
                <text:p>1.01745931721037</text:p>
              </table:table-cell>
              <table:table-cell office:value-type="float" office:value="0.161062261038789">
                <text:p>0.161062261038789</text:p>
              </table:table-cell>
              <table:table-cell office:value-type="float" office:value="0.8349027974662">
                <text:p>0.8349027974662</text:p>
              </table:table-cell>
              <table:table-cell office:value-type="float" office:value="1.2591615215764">
                <text:p>1.2591615215764</text:p>
              </table:table-cell>
              <table:table-cell office:value-type="float" office:value="-0.81594999001551">
                <text:p>-0.81594999001551</text:p>
              </table:table-cell>
              <table:table-cell office:value-type="float" office:value="0.766793702535865">
                <text:p>0.766793702535865</text:p>
              </table:table-cell>
              <table:table-cell office:value-type="float" office:value="-0.640153217040959">
                <text:p>-0.640153217040959</text:p>
              </table:table-cell>
              <table:table-cell office:value-type="float" office:value="-0.288841875953751">
                <text:p>-0.288841875953751</text:p>
              </table:table-cell>
              <table:table-cell office:value-type="float" office:value="-2.42522989666689">
                <text:p>-2.42522989666689</text:p>
              </table:table-cell>
              <table:table-cell office:value-type="float" office:value="0.581661293202045">
                <text:p>0.581661293202045</text:p>
              </table:table-cell>
              <table:table-cell office:value-type="float" office:value="-0.0843425652295963">
                <text:p>-0.0843425652295963</text:p>
              </table:table-cell>
              <table:table-cell office:value-type="float" office:value="0.0469216060522379">
                <text:p>0.0469216060522379</text:p>
              </table:table-cell>
              <table:table-cell office:value-type="float" office:value="0.0932081016541735">
                <text:p>0.0932081016541735</text:p>
              </table:table-cell>
            </table:table-row>
            <table:table-row>
              <table:table-cell office:value-type="string">
                <text:p>sglib-arraybinsearch</text:p>
                <draw:g>
                  <svg:desc>Sheet1.A43:Sheet1.A43</svg:desc>
                </draw:g>
              </table:table-cell>
              <table:table-cell office:value-type="float" office:value="1.64466693003795">
                <text:p>1.64466693003795</text:p>
                <draw:g>
                  <svg:desc>Sheet1.B43:Sheet1.AD43</svg:desc>
                </draw:g>
              </table:table-cell>
              <table:table-cell office:value-type="float" office:value="1.25464742166762">
                <text:p>1.25464742166762</text:p>
              </table:table-cell>
              <table:table-cell office:value-type="float" office:value="-1.50425448841065">
                <text:p>-1.50425448841065</text:p>
              </table:table-cell>
              <table:table-cell office:value-type="float" office:value="1.27378837006554">
                <text:p>1.27378837006554</text:p>
              </table:table-cell>
              <table:table-cell office:value-type="float" office:value="-0.588140275033185">
                <text:p>-0.588140275033185</text:p>
              </table:table-cell>
              <table:table-cell office:value-type="float" office:value="0.137264958770322">
                <text:p>0.137264958770322</text:p>
              </table:table-cell>
              <table:table-cell office:value-type="float" office:value="-1.19201187600389">
                <text:p>-1.19201187600389</text:p>
              </table:table-cell>
              <table:table-cell office:value-type="float" office:value="0.932069476947463">
                <text:p>0.932069476947463</text:p>
              </table:table-cell>
              <table:table-cell office:value-type="float" office:value="0.279414227754846">
                <text:p>0.279414227754846</text:p>
              </table:table-cell>
              <table:table-cell office:value-type="float" office:value="-0.247728783168325">
                <text:p>-0.247728783168325</text:p>
              </table:table-cell>
              <table:table-cell office:value-type="float" office:value="1.58954869173385">
                <text:p>1.58954869173385</text:p>
              </table:table-cell>
              <table:table-cell office:value-type="float" office:value="1.69988819422759">
                <text:p>1.69988819422759</text:p>
              </table:table-cell>
              <table:table-cell office:value-type="float" office:value="-0.874554769350053">
                <text:p>-0.874554769350053</text:p>
              </table:table-cell>
              <table:table-cell office:value-type="float" office:value="-4.0748722231015">
                <text:p>-4.0748722231015</text:p>
              </table:table-cell>
              <table:table-cell office:value-type="float" office:value="-0.137837356751657">
                <text:p>-0.137837356751657</text:p>
              </table:table-cell>
              <table:table-cell office:value-type="float" office:value="-0.0810851821077989">
                <text:p>-0.0810851821077989</text:p>
              </table:table-cell>
              <table:table-cell office:value-type="float" office:value="0.932850372434739">
                <text:p>0.932850372434739</text:p>
              </table:table-cell>
              <table:table-cell office:value-type="float" office:value="-0.0808048046920418">
                <text:p>-0.0808048046920418</text:p>
              </table:table-cell>
              <table:table-cell office:value-type="float" office:value="0.858501128116748">
                <text:p>0.858501128116748</text:p>
              </table:table-cell>
              <table:table-cell office:value-type="float" office:value="1.8489400925718">
                <text:p>1.8489400925718</text:p>
              </table:table-cell>
              <table:table-cell office:value-type="float" office:value="-0.524565380620213">
                <text:p>-0.524565380620213</text:p>
              </table:table-cell>
              <table:table-cell office:value-type="float" office:value="0.252191958728807">
                <text:p>0.252191958728807</text:p>
              </table:table-cell>
              <table:table-cell office:value-type="float" office:value="-0.668754352561254">
                <text:p>-0.668754352561254</text:p>
              </table:table-cell>
              <table:table-cell office:value-type="float" office:value="-0.0160712197317757">
                <text:p>-0.0160712197317757</text:p>
              </table:table-cell>
              <table:table-cell office:value-type="float" office:value="-2.43286040790482">
                <text:p>-2.43286040790482</text:p>
              </table:table-cell>
              <table:table-cell office:value-type="float" office:value="0.927583978515153">
                <text:p>0.927583978515153</text:p>
              </table:table-cell>
              <table:table-cell office:value-type="float" office:value="-1.34414662686865">
                <text:p>-1.34414662686865</text:p>
              </table:table-cell>
              <table:table-cell office:value-type="float" office:value="-0.0247036331360811">
                <text:p>-0.0247036331360811</text:p>
              </table:table-cell>
              <table:table-cell office:value-type="float" office:value="-0.875319980833966">
                <text:p>-0.875319980833966</text:p>
              </table:table-cell>
            </table:table-row>
            <table:table-row>
              <table:table-cell office:value-type="string">
                <text:p>mergesort</text:p>
                <draw:g>
                  <svg:desc>Sheet1.A44:Sheet1.A44</svg:desc>
                </draw:g>
              </table:table-cell>
              <table:table-cell office:value-type="float" office:value="-0.613128744159119">
                <text:p>-0.613128744159119</text:p>
                <draw:g>
                  <svg:desc>Sheet1.B44:Sheet1.AD44</svg:desc>
                </draw:g>
              </table:table-cell>
              <table:table-cell office:value-type="float" office:value="-0.432317653321271">
                <text:p>-0.432317653321271</text:p>
              </table:table-cell>
              <table:table-cell office:value-type="float" office:value="-4.95707389620512">
                <text:p>-4.95707389620512</text:p>
              </table:table-cell>
              <table:table-cell office:value-type="float" office:value="0.313597497472563">
                <text:p>0.313597497472563</text:p>
              </table:table-cell>
              <table:table-cell office:value-type="float" office:value="-3.23360345049027">
                <text:p>-3.23360345049027</text:p>
              </table:table-cell>
              <table:table-cell office:value-type="float" office:value="0.55482800008551">
                <text:p>0.55482800008551</text:p>
              </table:table-cell>
              <table:table-cell office:value-type="float" office:value="-1.14520979260394">
                <text:p>-1.14520979260394</text:p>
              </table:table-cell>
              <table:table-cell office:value-type="float" office:value="1.80067765522372">
                <text:p>1.80067765522372</text:p>
              </table:table-cell>
              <table:table-cell office:value-type="float" office:value="0.0142275916424047">
                <text:p>0.0142275916424047</text:p>
              </table:table-cell>
              <table:table-cell office:value-type="float" office:value="0.148230295852013">
                <text:p>0.148230295852013</text:p>
              </table:table-cell>
              <table:table-cell office:value-type="float" office:value="0.506268622152372">
                <text:p>0.506268622152372</text:p>
              </table:table-cell>
              <table:table-cell office:value-type="float" office:value="1.97593966939048">
                <text:p>1.97593966939048</text:p>
              </table:table-cell>
              <table:table-cell office:value-type="float" office:value="0.118599051877379">
                <text:p>0.118599051877379</text:p>
              </table:table-cell>
              <table:table-cell office:value-type="float" office:value="1.18082978664766">
                <text:p>1.18082978664766</text:p>
              </table:table-cell>
              <table:table-cell office:value-type="float" office:value="-0.303317568628254">
                <text:p>-0.303317568628254</text:p>
              </table:table-cell>
              <table:table-cell office:value-type="float" office:value="0.95226436389524">
                <text:p>0.95226436389524</text:p>
              </table:table-cell>
              <table:table-cell office:value-type="float" office:value="-1.3169078292411">
                <text:p>-1.3169078292411</text:p>
              </table:table-cell>
              <table:table-cell office:value-type="float" office:value="0.341509098504845">
                <text:p>0.341509098504845</text:p>
              </table:table-cell>
              <table:table-cell office:value-type="float" office:value="-0.110644427605899">
                <text:p>-0.110644427605899</text:p>
              </table:table-cell>
              <table:table-cell office:value-type="float" office:value="0.884963549002243">
                <text:p>0.884963549002243</text:p>
              </table:table-cell>
              <table:table-cell office:value-type="float" office:value="-1.39009979923031">
                <text:p>-1.39009979923031</text:p>
              </table:table-cell>
              <table:table-cell office:value-type="float" office:value="-0.265785819754259">
                <text:p>-0.265785819754259</text:p>
              </table:table-cell>
              <table:table-cell office:value-type="float" office:value="-0.725385824619516">
                <text:p>-0.725385824619516</text:p>
              </table:table-cell>
              <table:table-cell office:value-type="float" office:value="0.468006658120967">
                <text:p>0.468006658120967</text:p>
              </table:table-cell>
              <table:table-cell office:value-type="float" office:value="-1.9503385210834">
                <text:p>-1.9503385210834</text:p>
              </table:table-cell>
              <table:table-cell office:value-type="float" office:value="-0.14438971215604">
                <text:p>-0.14438971215604</text:p>
              </table:table-cell>
              <table:table-cell office:value-type="float" office:value="-2.56417865448861">
                <text:p>-2.56417865448861</text:p>
              </table:table-cell>
              <table:table-cell office:value-type="float" office:value="-1.49945043171006">
                <text:p>-1.49945043171006</text:p>
              </table:table-cell>
              <table:table-cell office:value-type="float" office:value="-2.11518642615151">
                <text:p>-2.11518642615151</text:p>
              </table:table-cell>
            </table:table-row>
            <table:table-row>
              <table:table-cell office:value-type="string">
                <text:p>ctl-vector</text:p>
                <draw:g>
                  <svg:desc>Sheet1.A45:Sheet1.A45</svg:desc>
                </draw:g>
              </table:table-cell>
              <table:table-cell office:value-type="float" office:value="-0.0648008379859191">
                <text:p>-0.0648008379859191</text:p>
                <draw:g>
                  <svg:desc>Sheet1.B45:Sheet1.AD45</svg:desc>
                </draw:g>
              </table:table-cell>
              <table:table-cell office:value-type="float" office:value="-1.38728382635871">
                <text:p>-1.38728382635871</text:p>
              </table:table-cell>
              <table:table-cell office:value-type="float" office:value="-4.93860771030994">
                <text:p>-4.93860771030994</text:p>
              </table:table-cell>
              <table:table-cell office:value-type="float" office:value="1.19271446887143">
                <text:p>1.19271446887143</text:p>
              </table:table-cell>
              <table:table-cell office:value-type="float" office:value="-0.33791400138759">
                <text:p>-0.33791400138759</text:p>
              </table:table-cell>
              <table:table-cell office:value-type="float" office:value="-0.434409046233145">
                <text:p>-0.434409046233145</text:p>
              </table:table-cell>
              <table:table-cell office:value-type="float" office:value="-2.28475843662575">
                <text:p>-2.28475843662575</text:p>
              </table:table-cell>
              <table:table-cell office:value-type="float" office:value="-0.172691623805512">
                <text:p>-0.172691623805512</text:p>
              </table:table-cell>
              <table:table-cell office:value-type="float" office:value="0.770138913405729">
                <text:p>0.770138913405729</text:p>
              </table:table-cell>
              <table:table-cell office:value-type="float" office:value="-0.421045463958497">
                <text:p>-0.421045463958497</text:p>
              </table:table-cell>
              <table:table-cell office:value-type="float" office:value="0.515058515003129">
                <text:p>0.515058515003129</text:p>
              </table:table-cell>
              <table:table-cell office:value-type="float" office:value="1.72815720344098">
                <text:p>1.72815720344098</text:p>
              </table:table-cell>
              <table:table-cell office:value-type="float" office:value="-0.934079571155959">
                <text:p>-0.934079571155959</text:p>
              </table:table-cell>
              <table:table-cell office:value-type="float" office:value="0.645951791669987">
                <text:p>0.645951791669987</text:p>
              </table:table-cell>
              <table:table-cell office:value-type="float" office:value="0.107415960801714">
                <text:p>0.107415960801714</text:p>
              </table:table-cell>
              <table:table-cell office:value-type="float" office:value="-1.26793857075507">
                <text:p>-1.26793857075507</text:p>
              </table:table-cell>
              <table:table-cell office:value-type="float" office:value="-15.1540971991286">
                <text:p>-15.1540971991286</text:p>
              </table:table-cell>
              <table:table-cell office:value-type="float" office:value="-0.209929346557489">
                <text:p>-0.209929346557489</text:p>
              </table:table-cell>
              <table:table-cell office:value-type="float" office:value="1.23500754522449">
                <text:p>1.23500754522449</text:p>
              </table:table-cell>
              <table:table-cell office:value-type="float" office:value="0.0887682314516984">
                <text:p>0.0887682314516984</text:p>
              </table:table-cell>
              <table:table-cell office:value-type="float" office:value="-0.871499442400964">
                <text:p>-0.871499442400964</text:p>
              </table:table-cell>
              <table:table-cell office:value-type="float" office:value="0.099404229397217">
                <text:p>0.099404229397217</text:p>
              </table:table-cell>
              <table:table-cell office:value-type="float" office:value="-1.67093267359994">
                <text:p>-1.67093267359994</text:p>
              </table:table-cell>
              <table:table-cell office:value-type="float" office:value="-0.00602879431283421">
                <text:p>-0.00602879431283421</text:p>
              </table:table-cell>
              <table:table-cell office:value-type="float" office:value="-2.65102465000983">
                <text:p>-2.65102465000983</text:p>
              </table:table-cell>
              <table:table-cell office:value-type="float" office:value="0.940996456961236">
                <text:p>0.940996456961236</text:p>
              </table:table-cell>
              <table:table-cell office:value-type="float" office:value="4.49889497757106">
                <text:p>4.49889497757106</text:p>
              </table:table-cell>
              <table:table-cell office:value-type="float" office:value="0.524755704085558">
                <text:p>0.524755704085558</text:p>
              </table:table-cell>
              <table:table-cell office:value-type="float" office:value="-0.543763767622763">
                <text:p>-0.543763767622763</text:p>
              </table:table-cell>
            </table:table-row>
            <table:table-row>
              <table:table-cell office:value-type="string">
                <text:p>sglib-listsort</text:p>
                <draw:g>
                  <svg:desc>Sheet1.A46:Sheet1.A46</svg:desc>
                </draw:g>
              </table:table-cell>
              <table:table-cell office:value-type="float" office:value="-0.127716652869628">
                <text:p>-0.127716652869628</text:p>
                <draw:g>
                  <svg:desc>Sheet1.B46:Sheet1.AD46</svg:desc>
                </draw:g>
              </table:table-cell>
              <table:table-cell office:value-type="float" office:value="-0.18484117963305">
                <text:p>-0.18484117963305</text:p>
              </table:table-cell>
              <table:table-cell office:value-type="float" office:value="-2.67951495081703">
                <text:p>-2.67951495081703</text:p>
              </table:table-cell>
              <table:table-cell office:value-type="float" office:value="0.773356902321977">
                <text:p>0.773356902321977</text:p>
              </table:table-cell>
              <table:table-cell office:value-type="float" office:value="0.735956465536084">
                <text:p>0.735956465536084</text:p>
              </table:table-cell>
              <table:table-cell office:value-type="float" office:value="0.324938969015942">
                <text:p>0.324938969015942</text:p>
              </table:table-cell>
              <table:table-cell office:value-type="float" office:value="-1.50330627618905">
                <text:p>-1.50330627618905</text:p>
              </table:table-cell>
              <table:table-cell office:value-type="float" office:value="-0.570465253720239">
                <text:p>-0.570465253720239</text:p>
              </table:table-cell>
              <table:table-cell office:value-type="float" office:value="0.283856461974474">
                <text:p>0.283856461974474</text:p>
              </table:table-cell>
              <table:table-cell office:value-type="float" office:value="-0.150924896190899">
                <text:p>-0.150924896190899</text:p>
              </table:table-cell>
              <table:table-cell office:value-type="float" office:value="1.28523548555948">
                <text:p>1.28523548555948</text:p>
              </table:table-cell>
              <table:table-cell office:value-type="float" office:value="1.87193982435335">
                <text:p>1.87193982435335</text:p>
              </table:table-cell>
              <table:table-cell office:value-type="float" office:value="-0.337717161738878">
                <text:p>-0.337717161738878</text:p>
              </table:table-cell>
              <table:table-cell office:value-type="float" office:value="3.38423493730843">
                <text:p>3.38423493730843</text:p>
              </table:table-cell>
              <table:table-cell office:value-type="float" office:value="-0.0495744664695347">
                <text:p>-0.0495744664695347</text:p>
              </table:table-cell>
              <table:table-cell office:value-type="float" office:value="0.0963396041414872">
                <text:p>0.0963396041414872</text:p>
              </table:table-cell>
              <table:table-cell office:value-type="float" office:value="0.857526779684851">
                <text:p>0.857526779684851</text:p>
              </table:table-cell>
              <table:table-cell office:value-type="float" office:value="0.0906587906020298">
                <text:p>0.0906587906020298</text:p>
              </table:table-cell>
              <table:table-cell office:value-type="float" office:value="0.34185366332411">
                <text:p>0.34185366332411</text:p>
              </table:table-cell>
              <table:table-cell office:value-type="float" office:value="0.867394721368525">
                <text:p>0.867394721368525</text:p>
              </table:table-cell>
              <table:table-cell office:value-type="float" office:value="-1.10257397520579">
                <text:p>-1.10257397520579</text:p>
              </table:table-cell>
              <table:table-cell office:value-type="float" office:value="0.891046555311644">
                <text:p>0.891046555311644</text:p>
              </table:table-cell>
              <table:table-cell office:value-type="float" office:value="-1.14035577100146">
                <text:p>-1.14035577100146</text:p>
              </table:table-cell>
              <table:table-cell office:value-type="float" office:value="0.16846206564108">
                <text:p>0.16846206564108</text:p>
              </table:table-cell>
              <table:table-cell office:value-type="float" office:value="-2.24553977390676">
                <text:p>-2.24553977390676</text:p>
              </table:table-cell>
              <table:table-cell office:value-type="float" office:value="0.052420268176752">
                <text:p>0.052420268176752</text:p>
              </table:table-cell>
              <table:table-cell office:value-type="float" office:value="0.421194227742767">
                <text:p>0.421194227742767</text:p>
              </table:table-cell>
              <table:table-cell office:value-type="float" office:value="0.406721681361895">
                <text:p>0.406721681361895</text:p>
              </table:table-cell>
              <table:table-cell office:value-type="float" office:value="-0.337994528504703">
                <text:p>-0.337994528504703</text:p>
              </table:table-cell>
            </table:table-row>
            <table:table-row>
              <table:table-cell office:value-type="string">
                <text:p>sglib-hashtable</text:p>
                <draw:g>
                  <svg:desc>Sheet1.A47:Sheet1.A47</svg:desc>
                </draw:g>
              </table:table-cell>
              <table:table-cell office:value-type="float" office:value="-0.1119224967783">
                <text:p>-0.1119224967783</text:p>
                <draw:g>
                  <svg:desc>Sheet1.B47:Sheet1.AD47</svg:desc>
                </draw:g>
              </table:table-cell>
              <table:table-cell office:value-type="float" office:value="-0.423334391476139">
                <text:p>-0.423334391476139</text:p>
              </table:table-cell>
              <table:table-cell office:value-type="float" office:value="-1.89042271160471">
                <text:p>-1.89042271160471</text:p>
              </table:table-cell>
              <table:table-cell office:value-type="float" office:value="1.04524849600971">
                <text:p>1.04524849600971</text:p>
              </table:table-cell>
              <table:table-cell office:value-type="float" office:value="-1.43452524812736">
                <text:p>-1.43452524812736</text:p>
              </table:table-cell>
              <table:table-cell office:value-type="float" office:value="0.0827743200506859">
                <text:p>0.0827743200506859</text:p>
              </table:table-cell>
              <table:table-cell office:value-type="float" office:value="-1.05577397925258">
                <text:p>-1.05577397925258</text:p>
              </table:table-cell>
              <table:table-cell office:value-type="float" office:value="1.9196647754766">
                <text:p>1.9196647754766</text:p>
              </table:table-cell>
              <table:table-cell office:value-type="float" office:value="0.42480183726925">
                <text:p>0.42480183726925</text:p>
              </table:table-cell>
              <table:table-cell office:value-type="float" office:value="-0.275741280426777">
                <text:p>-0.275741280426777</text:p>
              </table:table-cell>
              <table:table-cell office:value-type="float" office:value="1.47133460900719">
                <text:p>1.47133460900719</text:p>
              </table:table-cell>
              <table:table-cell office:value-type="float" office:value="1.71453665071592">
                <text:p>1.71453665071592</text:p>
              </table:table-cell>
              <table:table-cell office:value-type="float" office:value="-0.377150107451741">
                <text:p>-0.377150107451741</text:p>
              </table:table-cell>
              <table:table-cell office:value-type="float" office:value="0.801488170218175">
                <text:p>0.801488170218175</text:p>
              </table:table-cell>
              <table:table-cell office:value-type="float" office:value="0.173351195625645">
                <text:p>0.173351195625645</text:p>
              </table:table-cell>
              <table:table-cell office:value-type="float" office:value="-0.0426361074225957">
                <text:p>-0.0426361074225957</text:p>
              </table:table-cell>
              <table:table-cell office:value-type="float" office:value="-6.75266512477129">
                <text:p>-6.75266512477129</text:p>
              </table:table-cell>
              <table:table-cell office:value-type="float" office:value="-0.0015788497104332">
                <text:p>-0.0015788497104332</text:p>
              </table:table-cell>
              <table:table-cell office:value-type="float" office:value="0.60566890790449">
                <text:p>0.60566890790449</text:p>
              </table:table-cell>
              <table:table-cell office:value-type="float" office:value="0.998616472149603">
                <text:p>0.998616472149603</text:p>
              </table:table-cell>
              <table:table-cell office:value-type="float" office:value="-0.914798550296874">
                <text:p>-0.914798550296874</text:p>
              </table:table-cell>
              <table:table-cell office:value-type="float" office:value="-0.222253006682314">
                <text:p>-0.222253006682314</text:p>
              </table:table-cell>
              <table:table-cell office:value-type="float" office:value="-0.669634748348858">
                <text:p>-0.669634748348858</text:p>
              </table:table-cell>
              <table:table-cell office:value-type="float" office:value="-0.0509530730693869">
                <text:p>-0.0509530730693869</text:p>
              </table:table-cell>
              <table:table-cell office:value-type="float" office:value="-2.37313143360355">
                <text:p>-2.37313143360355</text:p>
              </table:table-cell>
              <table:table-cell office:value-type="float" office:value="0.274625966642299">
                <text:p>0.274625966642299</text:p>
              </table:table-cell>
              <table:table-cell office:value-type="float" office:value="-1.87730292242971">
                <text:p>-1.87730292242971</text:p>
              </table:table-cell>
              <table:table-cell office:value-type="float" office:value="-0.275017064739249">
                <text:p>-0.275017064739249</text:p>
              </table:table-cell>
              <table:table-cell office:value-type="float" office:value="-1.51577145185392">
                <text:p>-1.51577145185392</text:p>
              </table:table-cell>
            </table:table-row>
            <table:table-row>
              <table:table-cell office:value-type="string">
                <text:p>lms</text:p>
                <draw:g>
                  <svg:desc>Sheet1.A48:Sheet1.A48</svg:desc>
                </draw:g>
              </table:table-cell>
              <table:table-cell office:value-type="float" office:value="-0.141109876438921">
                <text:p>-0.141109876438921</text:p>
                <draw:g>
                  <svg:desc>Sheet1.B48:Sheet1.AD48</svg:desc>
                </draw:g>
              </table:table-cell>
              <table:table-cell office:value-type="float" office:value="-0.570522310298718">
                <text:p>-0.570522310298718</text:p>
              </table:table-cell>
              <table:table-cell office:value-type="float" office:value="-1.16142313385205">
                <text:p>-1.16142313385205</text:p>
              </table:table-cell>
              <table:table-cell office:value-type="float" office:value="1.0949178148651">
                <text:p>1.0949178148651</text:p>
              </table:table-cell>
              <table:table-cell office:value-type="float" office:value="-0.47751975299311">
                <text:p>-0.47751975299311</text:p>
              </table:table-cell>
              <table:table-cell office:value-type="float" office:value="0.0811600654133085">
                <text:p>0.0811600654133085</text:p>
              </table:table-cell>
              <table:table-cell office:value-type="float" office:value="-1.27102960956105">
                <text:p>-1.27102960956105</text:p>
              </table:table-cell>
              <table:table-cell office:value-type="float" office:value="0.802702078752487">
                <text:p>0.802702078752487</text:p>
              </table:table-cell>
              <table:table-cell office:value-type="float" office:value="0.319839564451401">
                <text:p>0.319839564451401</text:p>
              </table:table-cell>
              <table:table-cell office:value-type="float" office:value="-0.415239863810378">
                <text:p>-0.415239863810378</text:p>
              </table:table-cell>
              <table:table-cell office:value-type="float" office:value="1.44994624283184">
                <text:p>1.44994624283184</text:p>
              </table:table-cell>
              <table:table-cell office:value-type="float" office:value="1.76668585780113">
                <text:p>1.76668585780113</text:p>
              </table:table-cell>
              <table:table-cell office:value-type="float" office:value="-0.36834865298062">
                <text:p>-0.36834865298062</text:p>
              </table:table-cell>
              <table:table-cell office:value-type="float" office:value="0.940248616102058">
                <text:p>0.940248616102058</text:p>
              </table:table-cell>
              <table:table-cell office:value-type="float" office:value="0.142283268193028">
                <text:p>0.142283268193028</text:p>
              </table:table-cell>
              <table:table-cell office:value-type="float" office:value="0.271706695416447">
                <text:p>0.271706695416447</text:p>
              </table:table-cell>
              <table:table-cell office:value-type="float" office:value="1.06895437496314">
                <text:p>1.06895437496314</text:p>
              </table:table-cell>
              <table:table-cell office:value-type="float" office:value="0.131449803805163">
                <text:p>0.131449803805163</text:p>
              </table:table-cell>
              <table:table-cell office:value-type="float" office:value="0.567309766853473">
                <text:p>0.567309766853473</text:p>
              </table:table-cell>
              <table:table-cell office:value-type="float" office:value="0.810633254682975">
                <text:p>0.810633254682975</text:p>
              </table:table-cell>
              <table:table-cell office:value-type="float" office:value="-0.947308677861328">
                <text:p>-0.947308677861328</text:p>
              </table:table-cell>
              <table:table-cell office:value-type="float" office:value="0.706569766361601">
                <text:p>0.706569766361601</text:p>
              </table:table-cell>
              <table:table-cell office:value-type="float" office:value="-0.910334270439501">
                <text:p>-0.910334270439501</text:p>
              </table:table-cell>
              <table:table-cell office:value-type="float" office:value="-0.0599475237730721">
                <text:p>-0.0599475237730721</text:p>
              </table:table-cell>
              <table:table-cell office:value-type="float" office:value="-2.36726959779239">
                <text:p>-2.36726959779239</text:p>
              </table:table-cell>
              <table:table-cell office:value-type="float" office:value="0.440633291045644">
                <text:p>0.440633291045644</text:p>
              </table:table-cell>
              <table:table-cell office:value-type="float" office:value="-2.81736768871542">
                <text:p>-2.81736768871542</text:p>
              </table:table-cell>
              <table:table-cell office:value-type="float" office:value="0.465942965521558">
                <text:p>0.465942965521558</text:p>
              </table:table-cell>
              <table:table-cell office:value-type="float" office:value="-0.106611536491268">
                <text:p>-0.106611536491268</text:p>
              </table:table-cell>
            </table:table-row>
            <table:table-row>
              <table:table-cell office:value-type="string">
                <text:p>slre</text:p>
                <draw:g>
                  <svg:desc>Sheet1.A49:Sheet1.A49</svg:desc>
                </draw:g>
              </table:table-cell>
              <table:table-cell office:value-type="float" office:value="-0.970579994943047">
                <text:p>-0.970579994943047</text:p>
                <draw:g>
                  <svg:desc>Sheet1.B49:Sheet1.AD49</svg:desc>
                </draw:g>
              </table:table-cell>
              <table:table-cell office:value-type="float" office:value="-0.986711034229761">
                <text:p>-0.986711034229761</text:p>
              </table:table-cell>
              <table:table-cell office:value-type="float" office:value="0.226489356785133">
                <text:p>0.226489356785133</text:p>
              </table:table-cell>
              <table:table-cell office:value-type="float" office:value="1.36708488408839">
                <text:p>1.36708488408839</text:p>
              </table:table-cell>
              <table:table-cell office:value-type="float" office:value="-0.969481578715244">
                <text:p>-0.969481578715244</text:p>
              </table:table-cell>
              <table:table-cell office:value-type="float" office:value="0.170284381455198">
                <text:p>0.170284381455198</text:p>
              </table:table-cell>
              <table:table-cell office:value-type="float" office:value="-1.25024053223896">
                <text:p>-1.25024053223896</text:p>
              </table:table-cell>
              <table:table-cell office:value-type="float" office:value="1.36782907734318">
                <text:p>1.36782907734318</text:p>
              </table:table-cell>
              <table:table-cell office:value-type="float" office:value="0.274109482565746">
                <text:p>0.274109482565746</text:p>
              </table:table-cell>
              <table:table-cell office:value-type="float" office:value="-0.231787956099677">
                <text:p>-0.231787956099677</text:p>
              </table:table-cell>
              <table:table-cell office:value-type="float" office:value="0.707906196459679">
                <text:p>0.707906196459679</text:p>
              </table:table-cell>
              <table:table-cell office:value-type="float" office:value="2.13348290851996">
                <text:p>2.13348290851996</text:p>
              </table:table-cell>
              <table:table-cell office:value-type="float" office:value="-0.575936274243695">
                <text:p>-0.575936274243695</text:p>
              </table:table-cell>
              <table:table-cell office:value-type="float" office:value="0.182739040990445">
                <text:p>0.182739040990445</text:p>
              </table:table-cell>
              <table:table-cell office:value-type="float" office:value="-0.173600779494039">
                <text:p>-0.173600779494039</text:p>
              </table:table-cell>
              <table:table-cell office:value-type="float" office:value="0.437849068349029">
                <text:p>0.437849068349029</text:p>
              </table:table-cell>
              <table:table-cell office:value-type="float" office:value="-6.3474173542906">
                <text:p>-6.3474173542906</text:p>
              </table:table-cell>
              <table:table-cell office:value-type="float" office:value="0.178998161019153">
                <text:p>0.178998161019153</text:p>
              </table:table-cell>
              <table:table-cell office:value-type="float" office:value="0.925264988331691">
                <text:p>0.925264988331691</text:p>
              </table:table-cell>
              <table:table-cell office:value-type="float" office:value="0.206712273671227">
                <text:p>0.206712273671227</text:p>
              </table:table-cell>
              <table:table-cell office:value-type="float" office:value="-0.917291971844225">
                <text:p>-0.917291971844225</text:p>
              </table:table-cell>
              <table:table-cell office:value-type="float" office:value="1.86712311287838">
                <text:p>1.86712311287838</text:p>
              </table:table-cell>
              <table:table-cell office:value-type="float" office:value="-0.850903198014175">
                <text:p>-0.850903198014175</text:p>
              </table:table-cell>
              <table:table-cell office:value-type="float" office:value="-0.128368022683619">
                <text:p>-0.128368022683619</text:p>
              </table:table-cell>
              <table:table-cell office:value-type="float" office:value="-2.78962436463936">
                <text:p>-2.78962436463936</text:p>
              </table:table-cell>
              <table:table-cell office:value-type="float" office:value="-1.50517366201991">
                <text:p>-1.50517366201991</text:p>
              </table:table-cell>
              <table:table-cell office:value-type="float" office:value="1.04471691440177">
                <text:p>1.04471691440177</text:p>
              </table:table-cell>
              <table:table-cell office:value-type="float" office:value="0.360404225341574">
                <text:p>0.360404225341574</text:p>
              </table:table-cell>
              <table:table-cell office:value-type="float" office:value="-1.03135933821332">
                <text:p>-1.03135933821332</text:p>
              </table:table-cell>
            </table:table-row>
            <table:table-row>
              <table:table-cell office:value-type="string">
                <text:p>2dfir</text:p>
                <draw:g>
                  <svg:desc>Sheet1.A50:Sheet1.A50</svg:desc>
                </draw:g>
              </table:table-cell>
              <table:table-cell office:value-type="float" office:value="-0.397535433478129">
                <text:p>-0.397535433478129</text:p>
                <draw:g>
                  <svg:desc>Sheet1.B50:Sheet1.AD50</svg:desc>
                </draw:g>
              </table:table-cell>
              <table:table-cell office:value-type="float" office:value="-0.450994276888566">
                <text:p>-0.450994276888566</text:p>
              </table:table-cell>
              <table:table-cell office:value-type="float" office:value="-2.50127967589674">
                <text:p>-2.50127967589674</text:p>
              </table:table-cell>
              <table:table-cell office:value-type="float" office:value="1.08348438825667">
                <text:p>1.08348438825667</text:p>
              </table:table-cell>
              <table:table-cell office:value-type="float" office:value="0.8851081790559">
                <text:p>0.8851081790559</text:p>
              </table:table-cell>
              <table:table-cell office:value-type="float" office:value="-0.0143908604144844">
                <text:p>-0.0143908604144844</text:p>
              </table:table-cell>
              <table:table-cell office:value-type="float" office:value="-1.67052954431293">
                <text:p>-1.67052954431293</text:p>
              </table:table-cell>
              <table:table-cell office:value-type="float" office:value="-0.56751593145966">
                <text:p>-0.56751593145966</text:p>
              </table:table-cell>
              <table:table-cell office:value-type="float" office:value="0.305718867687295">
                <text:p>0.305718867687295</text:p>
              </table:table-cell>
              <table:table-cell office:value-type="float" office:value="-0.39767970955505">
                <text:p>-0.39767970955505</text:p>
              </table:table-cell>
              <table:table-cell office:value-type="float" office:value="1.25531609670673">
                <text:p>1.25531609670673</text:p>
              </table:table-cell>
              <table:table-cell office:value-type="float" office:value="1.78608413540131">
                <text:p>1.78608413540131</text:p>
              </table:table-cell>
              <table:table-cell office:value-type="float" office:value="-0.971610871711363">
                <text:p>-0.971610871711363</text:p>
              </table:table-cell>
              <table:table-cell office:value-type="float" office:value="1.43058264129759">
                <text:p>1.43058264129759</text:p>
              </table:table-cell>
              <table:table-cell office:value-type="float" office:value="0.0841449723798177">
                <text:p>0.0841449723798177</text:p>
              </table:table-cell>
              <table:table-cell office:value-type="float" office:value="0.23248626429484">
                <text:p>0.23248626429484</text:p>
              </table:table-cell>
              <table:table-cell office:value-type="float" office:value="0.984641607604669">
                <text:p>0.984641607604669</text:p>
              </table:table-cell>
              <table:table-cell office:value-type="float" office:value="0.104575567835183">
                <text:p>0.104575567835183</text:p>
              </table:table-cell>
              <table:table-cell office:value-type="float" office:value="0.645420582864367">
                <text:p>0.645420582864367</text:p>
              </table:table-cell>
              <table:table-cell office:value-type="float" office:value="1.1883853030168">
                <text:p>1.1883853030168</text:p>
              </table:table-cell>
              <table:table-cell office:value-type="float" office:value="-0.889125458036362">
                <text:p>-0.889125458036362</text:p>
              </table:table-cell>
              <table:table-cell office:value-type="float" office:value="0.828599718096149">
                <text:p>0.828599718096149</text:p>
              </table:table-cell>
              <table:table-cell office:value-type="float" office:value="-1.3045025392741">
                <text:p>-1.3045025392741</text:p>
              </table:table-cell>
              <table:table-cell office:value-type="float" office:value="-0.11408497754961">
                <text:p>-0.11408497754961</text:p>
              </table:table-cell>
              <table:table-cell office:value-type="float" office:value="-2.44173003465512">
                <text:p>-2.44173003465512</text:p>
              </table:table-cell>
              <table:table-cell office:value-type="float" office:value="0.721548432947329">
                <text:p>0.721548432947329</text:p>
              </table:table-cell>
              <table:table-cell office:value-type="float" office:value="0.023502806891856">
                <text:p>0.023502806891856</text:p>
              </table:table-cell>
              <table:table-cell office:value-type="float" office:value="0.419951117809938">
                <text:p>0.419951117809938</text:p>
              </table:table-cell>
              <table:table-cell office:value-type="float" office:value="-0.0200169960289404">
                <text:p>-0.0200169960289404</text:p>
              </table:table-cell>
            </table:table-row>
            <table:table-row>
              <table:table-cell office:value-type="string">
                <text:p>recursion</text:p>
                <draw:g>
                  <svg:desc>Sheet1.A51:Sheet1.A51</svg:desc>
                </draw:g>
              </table:table-cell>
              <table:table-cell office:value-type="float" office:value="-0.478966219428593">
                <text:p>-0.478966219428593</text:p>
                <draw:g>
                  <svg:desc>Sheet1.B51:Sheet1.AD51</svg:desc>
                </draw:g>
              </table:table-cell>
              <table:table-cell office:value-type="float" office:value="-0.539707985572472">
                <text:p>-0.539707985572472</text:p>
              </table:table-cell>
              <table:table-cell office:value-type="float" office:value="-2.5776900091416">
                <text:p>-2.5776900091416</text:p>
              </table:table-cell>
              <table:table-cell office:value-type="float" office:value="1.14500033177266">
                <text:p>1.14500033177266</text:p>
              </table:table-cell>
              <table:table-cell office:value-type="float" office:value="0.374648843029444">
                <text:p>0.374648843029444</text:p>
              </table:table-cell>
              <table:table-cell office:value-type="float" office:value="0.818235357292357">
                <text:p>0.818235357292357</text:p>
              </table:table-cell>
              <table:table-cell office:value-type="float" office:value="-1.66613359603942">
                <text:p>-1.66613359603942</text:p>
              </table:table-cell>
              <table:table-cell office:value-type="float" office:value="-0.0392594979646039">
                <text:p>-0.0392594979646039</text:p>
              </table:table-cell>
              <table:table-cell office:value-type="float" office:value="0.357673194060375">
                <text:p>0.357673194060375</text:p>
              </table:table-cell>
              <table:table-cell office:value-type="float" office:value="0.259074952841268">
                <text:p>0.259074952841268</text:p>
              </table:table-cell>
              <table:table-cell office:value-type="float" office:value="1.19523369412898">
                <text:p>1.19523369412898</text:p>
              </table:table-cell>
              <table:table-cell office:value-type="float" office:value="1.80854870496523">
                <text:p>1.80854870496523</text:p>
              </table:table-cell>
              <table:table-cell office:value-type="float" office:value="-29.3545189989633">
                <text:p>-29.3545189989633</text:p>
              </table:table-cell>
              <table:table-cell office:value-type="float" office:value="0.398781034289851">
                <text:p>0.398781034289851</text:p>
              </table:table-cell>
              <table:table-cell office:value-type="float" office:value="-0.0732493978786005">
                <text:p>-0.0732493978786005</text:p>
              </table:table-cell>
              <table:table-cell office:value-type="float" office:value="0.122831916970516">
                <text:p>0.122831916970516</text:p>
              </table:table-cell>
              <table:table-cell office:value-type="float" office:value="0.911996659265183">
                <text:p>0.911996659265183</text:p>
              </table:table-cell>
              <table:table-cell office:value-type="float" office:value="0.420339009528671">
                <text:p>0.420339009528671</text:p>
              </table:table-cell>
              <table:table-cell office:value-type="float" office:value="0.492604635904806">
                <text:p>0.492604635904806</text:p>
              </table:table-cell>
              <table:table-cell office:value-type="float" office:value="1.01326953230191">
                <text:p>1.01326953230191</text:p>
              </table:table-cell>
              <table:table-cell office:value-type="float" office:value="-0.569894717595458">
                <text:p>-0.569894717595458</text:p>
              </table:table-cell>
              <table:table-cell office:value-type="float" office:value="0.776297534198768">
                <text:p>0.776297534198768</text:p>
              </table:table-cell>
              <table:table-cell office:value-type="float" office:value="-1.18281543950947">
                <text:p>-1.18281543950947</text:p>
              </table:table-cell>
              <table:table-cell office:value-type="float" office:value="-0.277710632723757">
                <text:p>-0.277710632723757</text:p>
              </table:table-cell>
              <table:table-cell office:value-type="float" office:value="-2.56231993938103">
                <text:p>-2.56231993938103</text:p>
              </table:table-cell>
              <table:table-cell office:value-type="float" office:value="2.13579684596012">
                <text:p>2.13579684596012</text:p>
              </table:table-cell>
              <table:table-cell office:value-type="float" office:value="0.484148540690806">
                <text:p>0.484148540690806</text:p>
              </table:table-cell>
              <table:table-cell office:value-type="float" office:value="0.723191188904782">
                <text:p>0.723191188904782</text:p>
              </table:table-cell>
              <table:table-cell office:value-type="float" office:value="-0.272564052434145">
                <text:p>-0.272564052434145</text:p>
              </table:table-cell>
            </table:table-row>
            <table:table-row>
              <table:table-cell office:value-type="string">
                <text:p>ctl-string</text:p>
                <draw:g>
                  <svg:desc>Sheet1.A52:Sheet1.A52</svg:desc>
                </draw:g>
              </table:table-cell>
              <table:table-cell office:value-type="float" office:value="0.175387580021982">
                <text:p>0.175387580021982</text:p>
                <draw:g>
                  <svg:desc>Sheet1.B52:Sheet1.AD52</svg:desc>
                </draw:g>
              </table:table-cell>
              <table:table-cell office:value-type="float" office:value="-0.534501088520786">
                <text:p>-0.534501088520786</text:p>
              </table:table-cell>
              <table:table-cell office:value-type="float" office:value="-3.04368551441864">
                <text:p>-3.04368551441864</text:p>
              </table:table-cell>
              <table:table-cell office:value-type="float" office:value="1.23692443532297">
                <text:p>1.23692443532297</text:p>
              </table:table-cell>
              <table:table-cell office:value-type="float" office:value="0.370559319769186">
                <text:p>0.370559319769186</text:p>
              </table:table-cell>
              <table:table-cell office:value-type="float" office:value="-0.173771909394745">
                <text:p>-0.173771909394745</text:p>
              </table:table-cell>
              <table:table-cell office:value-type="float" office:value="-1.90092471145655">
                <text:p>-1.90092471145655</text:p>
              </table:table-cell>
              <table:table-cell office:value-type="float" office:value="-0.281062467236856">
                <text:p>-0.281062467236856</text:p>
              </table:table-cell>
              <table:table-cell office:value-type="float" office:value="0.349191456911381">
                <text:p>0.349191456911381</text:p>
              </table:table-cell>
              <table:table-cell office:value-type="float" office:value="-0.505319900158315">
                <text:p>-0.505319900158315</text:p>
              </table:table-cell>
              <table:table-cell office:value-type="float" office:value="1.40484946621471">
                <text:p>1.40484946621471</text:p>
              </table:table-cell>
              <table:table-cell office:value-type="float" office:value="1.64967335272084">
                <text:p>1.64967335272084</text:p>
              </table:table-cell>
              <table:table-cell office:value-type="float" office:value="-0.426527660553378">
                <text:p>-0.426527660553378</text:p>
              </table:table-cell>
              <table:table-cell office:value-type="float" office:value="0.652937314125092">
                <text:p>0.652937314125092</text:p>
              </table:table-cell>
              <table:table-cell office:value-type="float" office:value="0.029286177465279">
                <text:p>0.029286177465279</text:p>
              </table:table-cell>
              <table:table-cell office:value-type="float" office:value="0.0169339437478683">
                <text:p>0.0169339437478683</text:p>
              </table:table-cell>
              <table:table-cell office:value-type="float" office:value="1.01821901099318">
                <text:p>1.01821901099318</text:p>
              </table:table-cell>
              <table:table-cell office:value-type="float" office:value="-0.0599179403469368">
                <text:p>-0.0599179403469368</text:p>
              </table:table-cell>
              <table:table-cell office:value-type="float" office:value="0.849609489930618">
                <text:p>0.849609489930618</text:p>
              </table:table-cell>
              <table:table-cell office:value-type="float" office:value="1.12574030625155">
                <text:p>1.12574030625155</text:p>
              </table:table-cell>
              <table:table-cell office:value-type="float" office:value="-0.676583430701669">
                <text:p>-0.676583430701669</text:p>
              </table:table-cell>
              <table:table-cell office:value-type="float" office:value="0.67846174656739">
                <text:p>0.67846174656739</text:p>
              </table:table-cell>
              <table:table-cell office:value-type="float" office:value="-1.45433686260217">
                <text:p>-1.45433686260217</text:p>
              </table:table-cell>
              <table:table-cell office:value-type="float" office:value="-0.22120518417687">
                <text:p>-0.22120518417687</text:p>
              </table:table-cell>
              <table:table-cell office:value-type="float" office:value="-2.57702761395785">
                <text:p>-2.57702761395785</text:p>
              </table:table-cell>
              <table:table-cell office:value-type="float" office:value="0.74965871435185">
                <text:p>0.74965871435185</text:p>
              </table:table-cell>
              <table:table-cell office:value-type="float" office:value="-1.57930606931611">
                <text:p>-1.57930606931611</text:p>
              </table:table-cell>
              <table:table-cell office:value-type="float" office:value="0.450106642566833">
                <text:p>0.450106642566833</text:p>
              </table:table-cell>
              <table:table-cell office:value-type="float" office:value="0.087198604709669">
                <text:p>0.087198604709669</text:p>
              </table:table-cell>
            </table:table-row>
            <table:table-row>
              <table:table-cell office:value-type="string">
                <text:p>insertsort</text:p>
                <draw:g>
                  <svg:desc>Sheet1.A53:Sheet1.A53</svg:desc>
                </draw:g>
              </table:table-cell>
              <table:table-cell office:value-type="float" office:value="-0.17520495618451">
                <text:p>-0.17520495618451</text:p>
                <draw:g>
                  <svg:desc>Sheet1.B53:Sheet1.AD53</svg:desc>
                </draw:g>
              </table:table-cell>
              <table:table-cell office:value-type="float" office:value="-0.480641104991987">
                <text:p>-0.480641104991987</text:p>
              </table:table-cell>
              <table:table-cell office:value-type="float" office:value="-2.38692469696806">
                <text:p>-2.38692469696806</text:p>
              </table:table-cell>
              <table:table-cell office:value-type="float" office:value="0.974607518486354">
                <text:p>0.974607518486354</text:p>
              </table:table-cell>
              <table:table-cell office:value-type="float" office:value="0.187405005658634">
                <text:p>0.187405005658634</text:p>
              </table:table-cell>
              <table:table-cell office:value-type="float" office:value="0.0791210517567231">
                <text:p>0.0791210517567231</text:p>
              </table:table-cell>
              <table:table-cell office:value-type="float" office:value="-1.89680664604017">
                <text:p>-1.89680664604017</text:p>
              </table:table-cell>
              <table:table-cell office:value-type="float" office:value="-0.207546196806033">
                <text:p>-0.207546196806033</text:p>
              </table:table-cell>
              <table:table-cell office:value-type="float" office:value="0.56070850410163">
                <text:p>0.56070850410163</text:p>
              </table:table-cell>
              <table:table-cell office:value-type="float" office:value="-0.220983833362656">
                <text:p>-0.220983833362656</text:p>
              </table:table-cell>
              <table:table-cell office:value-type="float" office:value="1.37149147786203">
                <text:p>1.37149147786203</text:p>
              </table:table-cell>
              <table:table-cell office:value-type="float" office:value="1.7811350764956">
                <text:p>1.7811350764956</text:p>
              </table:table-cell>
              <table:table-cell office:value-type="float" office:value="-0.487494465182737">
                <text:p>-0.487494465182737</text:p>
              </table:table-cell>
              <table:table-cell office:value-type="float" office:value="0.813352034037014">
                <text:p>0.813352034037014</text:p>
              </table:table-cell>
              <table:table-cell office:value-type="float" office:value="0.163594197437292">
                <text:p>0.163594197437292</text:p>
              </table:table-cell>
              <table:table-cell office:value-type="float" office:value="-0.0365805029803139">
                <text:p>-0.0365805029803139</text:p>
              </table:table-cell>
              <table:table-cell office:value-type="float" office:value="1.2802069545133">
                <text:p>1.2802069545133</text:p>
              </table:table-cell>
              <table:table-cell office:value-type="float" office:value="-0.0057002621682565">
                <text:p>-0.0057002621682565</text:p>
              </table:table-cell>
              <table:table-cell office:value-type="float" office:value="0.62490023967923">
                <text:p>0.62490023967923</text:p>
              </table:table-cell>
              <table:table-cell office:value-type="float" office:value="0.931441729223003">
                <text:p>0.931441729223003</text:p>
              </table:table-cell>
              <table:table-cell office:value-type="float" office:value="-0.902090767226984">
                <text:p>-0.902090767226984</text:p>
              </table:table-cell>
              <table:table-cell office:value-type="float" office:value="0.845317180777509">
                <text:p>0.845317180777509</text:p>
              </table:table-cell>
              <table:table-cell office:value-type="float" office:value="-1.46426009475014">
                <text:p>-1.46426009475014</text:p>
              </table:table-cell>
              <table:table-cell office:value-type="float" office:value="-0.0242923352755614">
                <text:p>-0.0242923352755614</text:p>
              </table:table-cell>
              <table:table-cell office:value-type="float" office:value="-2.44608584882861">
                <text:p>-2.44608584882861</text:p>
              </table:table-cell>
              <table:table-cell office:value-type="float" office:value="0.425748524948048">
                <text:p>0.425748524948048</text:p>
              </table:table-cell>
              <table:table-cell office:value-type="float" office:value="0.408168152136152">
                <text:p>0.408168152136152</text:p>
              </table:table-cell>
              <table:table-cell office:value-type="float" office:value="0.394096966085077">
                <text:p>0.394096966085077</text:p>
              </table:table-cell>
              <table:table-cell office:value-type="float" office:value="-0.053470167226746">
                <text:p>-0.053470167226746</text:p>
              </table:table-cell>
            </table:table-row>
            <table:table-row>
              <table:table-cell office:value-type="string">
                <text:p>sqrt</text:p>
                <draw:g>
                  <svg:desc>Sheet1.A54:Sheet1.A54</svg:desc>
                </draw:g>
              </table:table-cell>
              <table:table-cell office:value-type="float" office:value="0.192680592368882">
                <text:p>0.192680592368882</text:p>
                <draw:g>
                  <svg:desc>Sheet1.B54:Sheet1.AD54</svg:desc>
                </draw:g>
              </table:table-cell>
              <table:table-cell office:value-type="float" office:value="-0.48697555437144">
                <text:p>-0.48697555437144</text:p>
              </table:table-cell>
              <table:table-cell office:value-type="float" office:value="-1.13015313765315">
                <text:p>-1.13015313765315</text:p>
              </table:table-cell>
              <table:table-cell office:value-type="float" office:value="1.17232958551737">
                <text:p>1.17232958551737</text:p>
              </table:table-cell>
              <table:table-cell office:value-type="float" office:value="-0.0742184713943685">
                <text:p>-0.0742184713943685</text:p>
              </table:table-cell>
              <table:table-cell office:value-type="float" office:value="0.146721636706936">
                <text:p>0.146721636706936</text:p>
              </table:table-cell>
              <table:table-cell office:value-type="float" office:value="-1.08545350197708">
                <text:p>-1.08545350197708</text:p>
              </table:table-cell>
              <table:table-cell office:value-type="float" office:value="0.837728527944302">
                <text:p>0.837728527944302</text:p>
              </table:table-cell>
              <table:table-cell office:value-type="float" office:value="0.326850669049968">
                <text:p>0.326850669049968</text:p>
              </table:table-cell>
              <table:table-cell office:value-type="float" office:value="-0.385076687017875">
                <text:p>-0.385076687017875</text:p>
              </table:table-cell>
              <table:table-cell office:value-type="float" office:value="1.52996576886974">
                <text:p>1.52996576886974</text:p>
              </table:table-cell>
              <table:table-cell office:value-type="float" office:value="1.97357898895483">
                <text:p>1.97357898895483</text:p>
              </table:table-cell>
              <table:table-cell office:value-type="float" office:value="-0.399556494798258">
                <text:p>-0.399556494798258</text:p>
              </table:table-cell>
              <table:table-cell office:value-type="float" office:value="0.888979512754042">
                <text:p>0.888979512754042</text:p>
              </table:table-cell>
              <table:table-cell office:value-type="float" office:value="0.0869778146562136">
                <text:p>0.0869778146562136</text:p>
              </table:table-cell>
              <table:table-cell office:value-type="float" office:value="0.239291587563759">
                <text:p>0.239291587563759</text:p>
              </table:table-cell>
              <table:table-cell office:value-type="float" office:value="1.20229319292017">
                <text:p>1.20229319292017</text:p>
              </table:table-cell>
              <table:table-cell office:value-type="float" office:value="-0.152546632195753">
                <text:p>-0.152546632195753</text:p>
              </table:table-cell>
              <table:table-cell office:value-type="float" office:value="0.581168083354332">
                <text:p>0.581168083354332</text:p>
              </table:table-cell>
              <table:table-cell office:value-type="float" office:value="0.938156596156078">
                <text:p>0.938156596156078</text:p>
              </table:table-cell>
              <table:table-cell office:value-type="float" office:value="-1.11225650489055">
                <text:p>-1.11225650489055</text:p>
              </table:table-cell>
              <table:table-cell office:value-type="float" office:value="0.598829676442473">
                <text:p>0.598829676442473</text:p>
              </table:table-cell>
              <table:table-cell office:value-type="float" office:value="-0.850312046950468">
                <text:p>-0.850312046950468</text:p>
              </table:table-cell>
              <table:table-cell office:value-type="float" office:value="0.110521367741507">
                <text:p>0.110521367741507</text:p>
              </table:table-cell>
              <table:table-cell office:value-type="float" office:value="-2.59075670899248">
                <text:p>-2.59075670899248</text:p>
              </table:table-cell>
              <table:table-cell office:value-type="float" office:value="0.31040789210372">
                <text:p>0.31040789210372</text:p>
              </table:table-cell>
              <table:table-cell office:value-type="float" office:value="-0.136099465445486">
                <text:p>-0.136099465445486</text:p>
              </table:table-cell>
              <table:table-cell office:value-type="float" office:value="0.574987812795417">
                <text:p>0.574987812795417</text:p>
              </table:table-cell>
              <table:table-cell office:value-type="float" office:value="-0.222251629322894">
                <text:p>-0.222251629322894</text:p>
              </table:table-cell>
            </table:table-row>
            <table:table-row>
              <table:table-cell office:value-type="string">
                <text:p>newlib-sqrt</text:p>
                <draw:g>
                  <svg:desc>Sheet1.A55:Sheet1.A55</svg:desc>
                </draw:g>
              </table:table-cell>
              <table:table-cell office:value-type="float" office:value="-0.238464197235187">
                <text:p>-0.238464197235187</text:p>
                <draw:g>
                  <svg:desc>Sheet1.B55:Sheet1.AD55</svg:desc>
                </draw:g>
              </table:table-cell>
              <table:table-cell office:value-type="float" office:value="-1.29769347541517">
                <text:p>-1.29769347541517</text:p>
              </table:table-cell>
              <table:table-cell office:value-type="float" office:value="-0.176480278061768">
                <text:p>-0.176480278061768</text:p>
              </table:table-cell>
              <table:table-cell office:value-type="float" office:value="0.916886365404803">
                <text:p>0.916886365404803</text:p>
              </table:table-cell>
              <table:table-cell office:value-type="float" office:value="-1.00969880851592">
                <text:p>-1.00969880851592</text:p>
              </table:table-cell>
              <table:table-cell office:value-type="float" office:value="0.166573622179606">
                <text:p>0.166573622179606</text:p>
              </table:table-cell>
              <table:table-cell office:value-type="float" office:value="-1.31134521429802">
                <text:p>-1.31134521429802</text:p>
              </table:table-cell>
              <table:table-cell office:value-type="float" office:value="1.58874555376354">
                <text:p>1.58874555376354</text:p>
              </table:table-cell>
              <table:table-cell office:value-type="float" office:value="0.535851212073103">
                <text:p>0.535851212073103</text:p>
              </table:table-cell>
              <table:table-cell office:value-type="float" office:value="-0.22914107225065">
                <text:p>-0.22914107225065</text:p>
              </table:table-cell>
              <table:table-cell office:value-type="float" office:value="2.34991942736634">
                <text:p>2.34991942736634</text:p>
              </table:table-cell>
              <table:table-cell office:value-type="float" office:value="1.90183346497822">
                <text:p>1.90183346497822</text:p>
              </table:table-cell>
              <table:table-cell office:value-type="float" office:value="-0.27002127101597">
                <text:p>-0.27002127101597</text:p>
              </table:table-cell>
              <table:table-cell office:value-type="float" office:value="0.86835912125555">
                <text:p>0.86835912125555</text:p>
              </table:table-cell>
              <table:table-cell office:value-type="float" office:value="0.140730711089186">
                <text:p>0.140730711089186</text:p>
              </table:table-cell>
              <table:table-cell office:value-type="float" office:value="0.929898795858381">
                <text:p>0.929898795858381</text:p>
              </table:table-cell>
              <table:table-cell office:value-type="float" office:value="0.938568988115457">
                <text:p>0.938568988115457</text:p>
              </table:table-cell>
              <table:table-cell office:value-type="float" office:value="0.150443639768035">
                <text:p>0.150443639768035</text:p>
              </table:table-cell>
              <table:table-cell office:value-type="float" office:value="0.497148787742237">
                <text:p>0.497148787742237</text:p>
              </table:table-cell>
              <table:table-cell office:value-type="float" office:value="0.271197779125618">
                <text:p>0.271197779125618</text:p>
              </table:table-cell>
              <table:table-cell office:value-type="float" office:value="-1.03907927040744">
                <text:p>-1.03907927040744</text:p>
              </table:table-cell>
              <table:table-cell office:value-type="float" office:value="0.895451672423744">
                <text:p>0.895451672423744</text:p>
              </table:table-cell>
              <table:table-cell office:value-type="float" office:value="-0.804951330233008">
                <text:p>-0.804951330233008</text:p>
              </table:table-cell>
              <table:table-cell office:value-type="float" office:value="-0.131273008657947">
                <text:p>-0.131273008657947</text:p>
              </table:table-cell>
              <table:table-cell office:value-type="float" office:value="-2.58812103197921">
                <text:p>-2.58812103197921</text:p>
              </table:table-cell>
              <table:table-cell office:value-type="float" office:value="0.297273834344804">
                <text:p>0.297273834344804</text:p>
              </table:table-cell>
              <table:table-cell office:value-type="float" office:value="-0.825885378022903">
                <text:p>-0.825885378022903</text:p>
              </table:table-cell>
              <table:table-cell office:value-type="float" office:value="0.240409617179222">
                <text:p>0.240409617179222</text:p>
              </table:table-cell>
              <table:table-cell office:value-type="float" office:value="-0.136739624269135">
                <text:p>-0.136739624269135</text:p>
              </table:table-cell>
            </table:table-row>
            <table:table-row>
              <table:table-cell office:value-type="string">
                <text:p>tarai</text:p>
                <draw:g>
                  <svg:desc>Sheet1.A56:Sheet1.A56</svg:desc>
                </draw:g>
              </table:table-cell>
              <table:table-cell office:value-type="float" office:value="0.364611259042655">
                <text:p>0.364611259042655</text:p>
                <draw:g>
                  <svg:desc>Sheet1.B56:Sheet1.AD56</svg:desc>
                </draw:g>
              </table:table-cell>
              <table:table-cell office:value-type="float" office:value="-0.338535009882279">
                <text:p>-0.338535009882279</text:p>
              </table:table-cell>
              <table:table-cell office:value-type="float" office:value="2.48329659427967">
                <text:p>2.48329659427967</text:p>
              </table:table-cell>
              <table:table-cell office:value-type="float" office:value="1.0570703631824">
                <text:p>1.0570703631824</text:p>
              </table:table-cell>
              <table:table-cell office:value-type="float" office:value="-1.33471225156713">
                <text:p>-1.33471225156713</text:p>
              </table:table-cell>
              <table:table-cell office:value-type="float" office:value="-0.0208819921557224">
                <text:p>-0.0208819921557224</text:p>
              </table:table-cell>
              <table:table-cell office:value-type="float" office:value="0.0616515801017726">
                <text:p>0.0616515801017726</text:p>
              </table:table-cell>
              <table:table-cell office:value-type="float" office:value="3.53563553421794">
                <text:p>3.53563553421794</text:p>
              </table:table-cell>
              <table:table-cell office:value-type="float" office:value="0.472866849741508">
                <text:p>0.472866849741508</text:p>
              </table:table-cell>
              <table:table-cell office:value-type="float" office:value="-0.290925755413184">
                <text:p>-0.290925755413184</text:p>
              </table:table-cell>
              <table:table-cell office:value-type="float" office:value="1.49783525807641">
                <text:p>1.49783525807641</text:p>
              </table:table-cell>
              <table:table-cell office:value-type="float" office:value="1.89420371621889">
                <text:p>1.89420371621889</text:p>
              </table:table-cell>
              <table:table-cell office:value-type="float" office:value="-0.462135029324761">
                <text:p>-0.462135029324761</text:p>
              </table:table-cell>
              <table:table-cell office:value-type="float" office:value="0.899321601509502">
                <text:p>0.899321601509502</text:p>
              </table:table-cell>
              <table:table-cell office:value-type="float" office:value="0.00603203364629627">
                <text:p>0.00603203364629627</text:p>
              </table:table-cell>
              <table:table-cell office:value-type="float" office:value="0.161278166836052">
                <text:p>0.161278166836052</text:p>
              </table:table-cell>
              <table:table-cell office:value-type="float" office:value="1.05602624817285">
                <text:p>1.05602624817285</text:p>
              </table:table-cell>
              <table:table-cell office:value-type="float" office:value="-0.0545423554480548">
                <text:p>-0.0545423554480548</text:p>
              </table:table-cell>
              <table:table-cell office:value-type="float" office:value="0.675445152079379">
                <text:p>0.675445152079379</text:p>
              </table:table-cell>
              <table:table-cell office:value-type="float" office:value="1.07106188120747">
                <text:p>1.07106188120747</text:p>
              </table:table-cell>
              <table:table-cell office:value-type="float" office:value="-1.16456200600526">
                <text:p>-1.16456200600526</text:p>
              </table:table-cell>
              <table:table-cell office:value-type="float" office:value="0.723415278089407">
                <text:p>0.723415278089407</text:p>
              </table:table-cell>
              <table:table-cell office:value-type="float" office:value="0.603494378223367">
                <text:p>0.603494378223367</text:p>
              </table:table-cell>
              <table:table-cell office:value-type="float" office:value="0.0566541799909298">
                <text:p>0.0566541799909298</text:p>
              </table:table-cell>
              <table:table-cell office:value-type="float" office:value="-2.48719896350913">
                <text:p>-2.48719896350913</text:p>
              </table:table-cell>
              <table:table-cell office:value-type="float" office:value="0.0665965763559053">
                <text:p>0.0665965763559053</text:p>
              </table:table-cell>
              <table:table-cell office:value-type="float" office:value="-1.06948231602718">
                <text:p>-1.06948231602718</text:p>
              </table:table-cell>
              <table:table-cell office:value-type="float" office:value="0.395756118488172">
                <text:p>0.395756118488172</text:p>
              </table:table-cell>
              <table:table-cell office:value-type="float" office:value="-0.124573498287312">
                <text:p>-0.124573498287312</text:p>
              </table:table-cell>
            </table:table-row>
            <table:table-row>
              <table:table-cell office:value-type="string">
                <text:p>fac</text:p>
                <draw:g>
                  <svg:desc>Sheet1.A57:Sheet1.A57</svg:desc>
                </draw:g>
              </table:table-cell>
              <table:table-cell office:value-type="float" office:value="0.0577624063720263">
                <text:p>0.0577624063720263</text:p>
                <draw:g>
                  <svg:desc>Sheet1.B57:Sheet1.AD57</svg:desc>
                </draw:g>
              </table:table-cell>
              <table:table-cell office:value-type="float" office:value="-0.800514097128719">
                <text:p>-0.800514097128719</text:p>
              </table:table-cell>
              <table:table-cell office:value-type="float" office:value="-6.03531968625816">
                <text:p>-6.03531968625816</text:p>
              </table:table-cell>
              <table:table-cell office:value-type="float" office:value="1.27272887106782">
                <text:p>1.27272887106782</text:p>
              </table:table-cell>
              <table:table-cell office:value-type="float" office:value="0.807334195669593">
                <text:p>0.807334195669593</text:p>
              </table:table-cell>
              <table:table-cell office:value-type="float" office:value="0.469175755825202">
                <text:p>0.469175755825202</text:p>
              </table:table-cell>
              <table:table-cell office:value-type="float" office:value="-2.21045146799882">
                <text:p>-2.21045146799882</text:p>
              </table:table-cell>
              <table:table-cell office:value-type="float" office:value="-1.51864856353257">
                <text:p>-1.51864856353257</text:p>
              </table:table-cell>
              <table:table-cell office:value-type="float" office:value="-0.120508363752146">
                <text:p>-0.120508363752146</text:p>
              </table:table-cell>
              <table:table-cell office:value-type="float" office:value="-0.337109459195997">
                <text:p>-0.337109459195997</text:p>
              </table:table-cell>
              <table:table-cell office:value-type="float" office:value="4.50495197527745">
                <text:p>4.50495197527745</text:p>
              </table:table-cell>
              <table:table-cell office:value-type="float" office:value="1.93367341296787">
                <text:p>1.93367341296787</text:p>
              </table:table-cell>
              <table:table-cell office:value-type="float" office:value="-40.1522358235626">
                <text:p>-40.1522358235626</text:p>
              </table:table-cell>
              <table:table-cell office:value-type="float" office:value="1.15107006918455">
                <text:p>1.15107006918455</text:p>
              </table:table-cell>
              <table:table-cell office:value-type="float" office:value="-0.273930421779647">
                <text:p>-0.273930421779647</text:p>
              </table:table-cell>
              <table:table-cell office:value-type="float" office:value="-0.822134975761029">
                <text:p>-0.822134975761029</text:p>
              </table:table-cell>
              <table:table-cell office:value-type="float" office:value="-5.91122664548701">
                <text:p>-5.91122664548701</text:p>
              </table:table-cell>
              <table:table-cell office:value-type="float" office:value="0.76353240423509">
                <text:p>0.76353240423509</text:p>
              </table:table-cell>
              <table:table-cell office:value-type="float" office:value="0.521627141336535">
                <text:p>0.521627141336535</text:p>
              </table:table-cell>
              <table:table-cell office:value-type="float" office:value="1.25818298960529">
                <text:p>1.25818298960529</text:p>
              </table:table-cell>
              <table:table-cell office:value-type="float" office:value="-1.17523585928159">
                <text:p>-1.17523585928159</text:p>
              </table:table-cell>
              <table:table-cell office:value-type="float" office:value="0.809371025029808">
                <text:p>0.809371025029808</text:p>
              </table:table-cell>
              <table:table-cell office:value-type="float" office:value="-2.03630505229833">
                <text:p>-2.03630505229833</text:p>
              </table:table-cell>
              <table:table-cell office:value-type="float" office:value="-0.540316243720724">
                <text:p>-0.540316243720724</text:p>
              </table:table-cell>
              <table:table-cell office:value-type="float" office:value="-2.74867246773368">
                <text:p>-2.74867246773368</text:p>
              </table:table-cell>
              <table:table-cell office:value-type="float" office:value="-0.157279119242507">
                <text:p>-0.157279119242507</text:p>
              </table:table-cell>
              <table:table-cell office:value-type="float" office:value="1.35523723010876">
                <text:p>1.35523723010876</text:p>
              </table:table-cell>
              <table:table-cell office:value-type="float" office:value="0.373103524085395">
                <text:p>0.373103524085395</text:p>
              </table:table-cell>
              <table:table-cell office:value-type="float" office:value="-0.679762855903398">
                <text:p>-0.679762855903398</text:p>
              </table:table-cell>
            </table:table-row>
            <table:table-row>
              <table:table-cell office:value-type="string">
                <text:p>levenshtein</text:p>
                <draw:g>
                  <svg:desc>Sheet1.A58:Sheet1.A58</svg:desc>
                </draw:g>
              </table:table-cell>
              <table:table-cell office:value-type="float" office:value="0.340608944681818">
                <text:p>0.340608944681818</text:p>
                <draw:g>
                  <svg:desc>Sheet1.B58:Sheet1.AD58</svg:desc>
                </draw:g>
              </table:table-cell>
              <table:table-cell office:value-type="float" office:value="-1.03225672125508">
                <text:p>-1.03225672125508</text:p>
              </table:table-cell>
              <table:table-cell office:value-type="float" office:value="-6.45181487085447">
                <text:p>-6.45181487085447</text:p>
              </table:table-cell>
              <table:table-cell office:value-type="float" office:value="0.310689120909214">
                <text:p>0.310689120909214</text:p>
              </table:table-cell>
              <table:table-cell office:value-type="float" office:value="3.61167564106408">
                <text:p>3.61167564106408</text:p>
              </table:table-cell>
              <table:table-cell office:value-type="float" office:value="-0.251876539553134">
                <text:p>-0.251876539553134</text:p>
              </table:table-cell>
              <table:table-cell office:value-type="float" office:value="-5.35808663521838">
                <text:p>-5.35808663521838</text:p>
              </table:table-cell>
              <table:table-cell office:value-type="float" office:value="-6.56024803099597">
                <text:p>-6.56024803099597</text:p>
              </table:table-cell>
              <table:table-cell office:value-type="float" office:value="0.93779202753918">
                <text:p>0.93779202753918</text:p>
              </table:table-cell>
              <table:table-cell office:value-type="float" office:value="-0.591161990048594">
                <text:p>-0.591161990048594</text:p>
              </table:table-cell>
              <table:table-cell office:value-type="float" office:value="1.05880605647285">
                <text:p>1.05880605647285</text:p>
              </table:table-cell>
              <table:table-cell office:value-type="float" office:value="1.3031848894256">
                <text:p>1.3031848894256</text:p>
              </table:table-cell>
              <table:table-cell office:value-type="float" office:value="0.242209627401251">
                <text:p>0.242209627401251</text:p>
              </table:table-cell>
              <table:table-cell office:value-type="float" office:value="1.54552678469096">
                <text:p>1.54552678469096</text:p>
              </table:table-cell>
              <table:table-cell office:value-type="float" office:value="0.608867941377739">
                <text:p>0.608867941377739</text:p>
              </table:table-cell>
              <table:table-cell office:value-type="float" office:value="-0.60110516265758">
                <text:p>-0.60110516265758</text:p>
              </table:table-cell>
              <table:table-cell office:value-type="float" office:value="1.87665700626907">
                <text:p>1.87665700626907</text:p>
              </table:table-cell>
              <table:table-cell office:value-type="float" office:value="-0.468826560146213">
                <text:p>-0.468826560146213</text:p>
              </table:table-cell>
              <table:table-cell office:value-type="float" office:value="-0.0759396077168265">
                <text:p>-0.0759396077168265</text:p>
              </table:table-cell>
              <table:table-cell office:value-type="float" office:value="0.602968386449742">
                <text:p>0.602968386449742</text:p>
              </table:table-cell>
              <table:table-cell office:value-type="float" office:value="-1.49001156224092">
                <text:p>-1.49001156224092</text:p>
              </table:table-cell>
              <table:table-cell office:value-type="float" office:value="0.631323752024983">
                <text:p>0.631323752024983</text:p>
              </table:table-cell>
              <table:table-cell office:value-type="float" office:value="-4.92626315851995">
                <text:p>-4.92626315851995</text:p>
              </table:table-cell>
              <table:table-cell office:value-type="float" office:value="0.122347555186387">
                <text:p>0.122347555186387</text:p>
              </table:table-cell>
              <table:table-cell office:value-type="float" office:value="-2.28517939124478">
                <text:p>-2.28517939124478</text:p>
              </table:table-cell>
              <table:table-cell office:value-type="float" office:value="0.917029332968173">
                <text:p>0.917029332968173</text:p>
              </table:table-cell>
              <table:table-cell office:value-type="float" office:value="-3.30380478617413">
                <text:p>-3.30380478617413</text:p>
              </table:table-cell>
              <table:table-cell office:value-type="float" office:value="-0.369172579911493">
                <text:p>-0.369172579911493</text:p>
              </table:table-cell>
              <table:table-cell office:value-type="float" office:value="0.496896879803125">
                <text:p>0.496896879803125</text:p>
              </table:table-cell>
            </table:table-row>
            <table:table-row>
              <table:table-cell office:value-type="string">
                <text:p>sglib-queue</text:p>
                <draw:g>
                  <svg:desc>Sheet1.A59:Sheet1.A59</svg:desc>
                </draw:g>
              </table:table-cell>
              <table:table-cell office:value-type="float" office:value="0.0525689793389961">
                <text:p>0.0525689793389961</text:p>
                <draw:g>
                  <svg:desc>Sheet1.B59:Sheet1.AD59</svg:desc>
                </draw:g>
              </table:table-cell>
              <table:table-cell office:value-type="float" office:value="-0.689744061273054">
                <text:p>-0.689744061273054</text:p>
              </table:table-cell>
              <table:table-cell office:value-type="float" office:value="-3.31085006155554">
                <text:p>-3.31085006155554</text:p>
              </table:table-cell>
              <table:table-cell office:value-type="float" office:value="1.12135391717876">
                <text:p>1.12135391717876</text:p>
              </table:table-cell>
              <table:table-cell office:value-type="float" office:value="1.04459596583871">
                <text:p>1.04459596583871</text:p>
              </table:table-cell>
              <table:table-cell office:value-type="float" office:value="0.54335154034778">
                <text:p>0.54335154034778</text:p>
              </table:table-cell>
              <table:table-cell office:value-type="float" office:value="-2.28476492752345">
                <text:p>-2.28476492752345</text:p>
              </table:table-cell>
              <table:table-cell office:value-type="float" office:value="-1.50216414198363">
                <text:p>-1.50216414198363</text:p>
              </table:table-cell>
              <table:table-cell office:value-type="float" office:value="0.358300121147596">
                <text:p>0.358300121147596</text:p>
              </table:table-cell>
              <table:table-cell office:value-type="float" office:value="-0.232462629702361">
                <text:p>-0.232462629702361</text:p>
              </table:table-cell>
              <table:table-cell office:value-type="float" office:value="1.44465993769324">
                <text:p>1.44465993769324</text:p>
              </table:table-cell>
              <table:table-cell office:value-type="float" office:value="1.85048134372903">
                <text:p>1.85048134372903</text:p>
              </table:table-cell>
              <table:table-cell office:value-type="float" office:value="-0.0946472175643654">
                <text:p>-0.0946472175643654</text:p>
              </table:table-cell>
              <table:table-cell office:value-type="float" office:value="0.894234115358887">
                <text:p>0.894234115358887</text:p>
              </table:table-cell>
              <table:table-cell office:value-type="float" office:value="0.2792110749618">
                <text:p>0.2792110749618</text:p>
              </table:table-cell>
              <table:table-cell office:value-type="float" office:value="0.299718744429307">
                <text:p>0.299718744429307</text:p>
              </table:table-cell>
              <table:table-cell office:value-type="float" office:value="1.18345318272449">
                <text:p>1.18345318272449</text:p>
              </table:table-cell>
              <table:table-cell office:value-type="float" office:value="-0.228246366915906">
                <text:p>-0.228246366915906</text:p>
              </table:table-cell>
              <table:table-cell office:value-type="float" office:value="0.319889192315326">
                <text:p>0.319889192315326</text:p>
              </table:table-cell>
              <table:table-cell office:value-type="float" office:value="1.08070570914309">
                <text:p>1.08070570914309</text:p>
              </table:table-cell>
              <table:table-cell office:value-type="float" office:value="-0.885628124273692">
                <text:p>-0.885628124273692</text:p>
              </table:table-cell>
              <table:table-cell office:value-type="float" office:value="0.504040528482441">
                <text:p>0.504040528482441</text:p>
              </table:table-cell>
              <table:table-cell office:value-type="float" office:value="-2.18894561828106">
                <text:p>-2.18894561828106</text:p>
              </table:table-cell>
              <table:table-cell office:value-type="float" office:value="0.0986324383794008">
                <text:p>0.0986324383794008</text:p>
              </table:table-cell>
              <table:table-cell office:value-type="float" office:value="-2.65258483528408">
                <text:p>-2.65258483528408</text:p>
              </table:table-cell>
              <table:table-cell office:value-type="float" office:value="0.598833488598881">
                <text:p>0.598833488598881</text:p>
              </table:table-cell>
              <table:table-cell office:value-type="float" office:value="-4.13223189834631">
                <text:p>-4.13223189834631</text:p>
              </table:table-cell>
              <table:table-cell office:value-type="float" office:value="0.71706752786351">
                <text:p>0.71706752786351</text:p>
              </table:table-cell>
              <table:table-cell office:value-type="float" office:value="-0.393632965859827">
                <text:p>-0.393632965859827</text:p>
              </table:table-cell>
            </table:table-row>
            <table:table-row>
              <table:table-cell office:value-type="string">
                <text:p>janne_complex</text:p>
                <draw:g>
                  <svg:desc>Sheet1.A60:Sheet1.A60</svg:desc>
                </draw:g>
              </table:table-cell>
              <table:table-cell office:value-type="float" office:value="-0.068613698039309">
                <text:p>-0.068613698039309</text:p>
                <draw:g>
                  <svg:desc>Sheet1.B60:Sheet1.AD60</svg:desc>
                </draw:g>
              </table:table-cell>
              <table:table-cell office:value-type="float" office:value="-0.356236008060098">
                <text:p>-0.356236008060098</text:p>
              </table:table-cell>
              <table:table-cell office:value-type="float" office:value="-3.05304204325545">
                <text:p>-3.05304204325545</text:p>
              </table:table-cell>
              <table:table-cell office:value-type="float" office:value="1.02199484803824">
                <text:p>1.02199484803824</text:p>
              </table:table-cell>
              <table:table-cell office:value-type="float" office:value="0.456900432890994">
                <text:p>0.456900432890994</text:p>
              </table:table-cell>
              <table:table-cell office:value-type="float" office:value="0.0363364068348977">
                <text:p>0.0363364068348977</text:p>
              </table:table-cell>
              <table:table-cell office:value-type="float" office:value="-1.82413851880283">
                <text:p>-1.82413851880283</text:p>
              </table:table-cell>
              <table:table-cell office:value-type="float" office:value="-0.465531325727933">
                <text:p>-0.465531325727933</text:p>
              </table:table-cell>
              <table:table-cell office:value-type="float" office:value="0.351305544294907">
                <text:p>0.351305544294907</text:p>
              </table:table-cell>
              <table:table-cell office:value-type="float" office:value="-0.325925186997756">
                <text:p>-0.325925186997756</text:p>
              </table:table-cell>
              <table:table-cell office:value-type="float" office:value="1.38679970147083">
                <text:p>1.38679970147083</text:p>
              </table:table-cell>
              <table:table-cell office:value-type="float" office:value="1.78909333256677">
                <text:p>1.78909333256677</text:p>
              </table:table-cell>
              <table:table-cell office:value-type="float" office:value="-0.358886617832594">
                <text:p>-0.358886617832594</text:p>
              </table:table-cell>
              <table:table-cell office:value-type="float" office:value="0.886494004445104">
                <text:p>0.886494004445104</text:p>
              </table:table-cell>
              <table:table-cell office:value-type="float" office:value="0.01568696178521">
                <text:p>0.01568696178521</text:p>
              </table:table-cell>
              <table:table-cell office:value-type="float" office:value="0.142941245776428">
                <text:p>0.142941245776428</text:p>
              </table:table-cell>
              <table:table-cell office:value-type="float" office:value="0.142641143684403">
                <text:p>0.142641143684403</text:p>
              </table:table-cell>
              <table:table-cell office:value-type="float" office:value="0.0487559959601888">
                <text:p>0.0487559959601888</text:p>
              </table:table-cell>
              <table:table-cell office:value-type="float" office:value="0.615263042173245">
                <text:p>0.615263042173245</text:p>
              </table:table-cell>
              <table:table-cell office:value-type="float" office:value="0.996012864166945">
                <text:p>0.996012864166945</text:p>
              </table:table-cell>
              <table:table-cell office:value-type="float" office:value="-1.00705402290432">
                <text:p>-1.00705402290432</text:p>
              </table:table-cell>
              <table:table-cell office:value-type="float" office:value="0.817631217502983">
                <text:p>0.817631217502983</text:p>
              </table:table-cell>
              <table:table-cell office:value-type="float" office:value="-1.37829937117191">
                <text:p>-1.37829937117191</text:p>
              </table:table-cell>
              <table:table-cell office:value-type="float" office:value="-0.0551466227009737">
                <text:p>-0.0551466227009737</text:p>
              </table:table-cell>
              <table:table-cell office:value-type="float" office:value="-2.50893483174906">
                <text:p>-2.50893483174906</text:p>
              </table:table-cell>
              <table:table-cell office:value-type="float" office:value="0.466700978996049">
                <text:p>0.466700978996049</text:p>
              </table:table-cell>
              <table:table-cell office:value-type="float" office:value="0.461502200864214">
                <text:p>0.461502200864214</text:p>
              </table:table-cell>
              <table:table-cell office:value-type="float" office:value="0.293079760776376">
                <text:p>0.293079760776376</text:p>
              </table:table-cell>
              <table:table-cell office:value-type="float" office:value="-0.0852275663950426">
                <text:p>-0.0852275663950426</text:p>
              </table:table-cell>
            </table:table-row>
            <table:table-row>
              <table:table-cell office:value-type="string">
                <text:p>nettle-des</text:p>
                <draw:g>
                  <svg:desc>Sheet1.A61:Sheet1.A61</svg:desc>
                </draw:g>
              </table:table-cell>
              <table:table-cell office:value-type="float" office:value="0.026008221483611">
                <text:p>0.026008221483611</text:p>
                <draw:g>
                  <svg:desc>Sheet1.B61:Sheet1.AD61</svg:desc>
                </draw:g>
              </table:table-cell>
              <table:table-cell office:value-type="float" office:value="-0.262595156386232">
                <text:p>-0.262595156386232</text:p>
              </table:table-cell>
              <table:table-cell office:value-type="float" office:value="3.20704370492949">
                <text:p>3.20704370492949</text:p>
              </table:table-cell>
              <table:table-cell office:value-type="float" office:value="-0.624995788469442">
                <text:p>-0.624995788469442</text:p>
              </table:table-cell>
              <table:table-cell office:value-type="float" office:value="-1.55884880622171">
                <text:p>-1.55884880622171</text:p>
              </table:table-cell>
              <table:table-cell office:value-type="float" office:value="-0.0443756093446073">
                <text:p>-0.0443756093446073</text:p>
              </table:table-cell>
              <table:table-cell office:value-type="float" office:value="0.340962439977201">
                <text:p>0.340962439977201</text:p>
              </table:table-cell>
              <table:table-cell office:value-type="float" office:value="3.53997629337674">
                <text:p>3.53997629337674</text:p>
              </table:table-cell>
              <table:table-cell office:value-type="float" office:value="0.28994330806147">
                <text:p>0.28994330806147</text:p>
              </table:table-cell>
              <table:table-cell office:value-type="float" office:value="-0.458125671825814">
                <text:p>-0.458125671825814</text:p>
              </table:table-cell>
              <table:table-cell office:value-type="float" office:value="1.39192980845935">
                <text:p>1.39192980845935</text:p>
              </table:table-cell>
              <table:table-cell office:value-type="float" office:value="-0.0824419818356611">
                <text:p>-0.0824419818356611</text:p>
              </table:table-cell>
              <table:table-cell office:value-type="float" office:value="-0.512139105064884">
                <text:p>-0.512139105064884</text:p>
              </table:table-cell>
              <table:table-cell office:value-type="float" office:value="0.637745402402468">
                <text:p>0.637745402402468</text:p>
              </table:table-cell>
              <table:table-cell office:value-type="float" office:value="0.117820896887037">
                <text:p>0.117820896887037</text:p>
              </table:table-cell>
              <table:table-cell office:value-type="float" office:value="0.229928899932767">
                <text:p>0.229928899932767</text:p>
              </table:table-cell>
              <table:table-cell office:value-type="float" office:value="-6.21163167373913">
                <text:p>-6.21163167373913</text:p>
              </table:table-cell>
              <table:table-cell office:value-type="float" office:value="-1.79419631262007">
                <text:p>-1.79419631262007</text:p>
              </table:table-cell>
              <table:table-cell office:value-type="float" office:value="-1.0307191834622">
                <text:p>-1.0307191834622</text:p>
              </table:table-cell>
              <table:table-cell office:value-type="float" office:value="0.879391194464101">
                <text:p>0.879391194464101</text:p>
              </table:table-cell>
              <table:table-cell office:value-type="float" office:value="-0.936969447586324">
                <text:p>-0.936969447586324</text:p>
              </table:table-cell>
              <table:table-cell office:value-type="float" office:value="2.48542368227044">
                <text:p>2.48542368227044</text:p>
              </table:table-cell>
              <table:table-cell office:value-type="float" office:value="0.653838215329037">
                <text:p>0.653838215329037</text:p>
              </table:table-cell>
              <table:table-cell office:value-type="float" office:value="0.0641883318946651">
                <text:p>0.0641883318946651</text:p>
              </table:table-cell>
              <table:table-cell office:value-type="float" office:value="-2.27329295841976">
                <text:p>-2.27329295841976</text:p>
              </table:table-cell>
              <table:table-cell office:value-type="float" office:value="0.37168161258858">
                <text:p>0.37168161258858</text:p>
              </table:table-cell>
              <table:table-cell office:value-type="float" office:value="-1.7078388343637">
                <text:p>-1.7078388343637</text:p>
              </table:table-cell>
              <table:table-cell office:value-type="float" office:value="-3.04030635513756">
                <text:p>-3.04030635513756</text:p>
              </table:table-cell>
              <table:table-cell office:value-type="float" office:value="1.94309723983257">
                <text:p>1.9430972398325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